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44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/ 45</text:p>
          </table:table-cell>
          <table:table-cell office:value-type="string" calcext:value-type="string">
            <text:p>val ac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ing/user0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])" office:value-type="float" office:value="300" calcext:value-type="float">
            <text:p>300</text:p>
          </table:table-cell>
          <table:table-cell table:formula="of:=MIN([.$C3])" office:value-type="float" office:value="1" calcext:value-type="float">
            <text:p>1</text:p>
          </table:table-cell>
          <table:table-cell table:formula="of:=MEDIAN([.$B3])" office:value-type="float" office:value="300" calcext:value-type="float">
            <text:p>300</text:p>
          </table:table-cell>
          <table:table-cell table:formula="of:=MEDIAN([.$C3])" office:value-type="float" office:value="1" calcext:value-type="float">
            <text:p>1</text:p>
          </table:table-cell>
          <table:table-cell table:formula="of:=MAX([.$B3])" office:value-type="float" office:value="300" calcext:value-type="float">
            <text:p>300</text:p>
          </table:table-cell>
          <table:table-cell table:formula="of:=MAX([.$C3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3])/45" office:value-type="float" office:value="0.222222222222222" calcext:value-type="float">
            <text:p>0.222</text:p>
          </table:table-cell>
        </table:table-row>
        <table:table-row table:style-name="ro1">
          <table:table-cell office:value-type="string" calcext:value-type="string">
            <text:p>training/user0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4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0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5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0/v2/aso/training_set.lp</text:p>
          </table:table-cell>
          <table:table-cell office:value-type="float" office:value="5.86444" calcext:value-type="float">
            <text:p>5.86444</text:p>
          </table:table-cell>
          <table:table-cell office:value-type="float" office:value="0" calcext:value-type="float">
            <text:p>0</text:p>
          </table:table-cell>
          <table:table-cell table:formula="of:=MIN([.$B6])" office:value-type="float" office:value="5.86444" calcext:value-type="float">
            <text:p>5.86444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5.86444" calcext:value-type="float">
            <text:p>5.86444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5.86444" calcext:value-type="float">
            <text:p>5.86444</text:p>
          </table:table-cell>
          <table:table-cell table:formula="of:=MAX([.$C6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6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0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7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0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8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0/v3/aso/training_set.lp</text:p>
          </table:table-cell>
          <table:table-cell office:value-type="float" office:value="12.1799" calcext:value-type="float">
            <text:p>12.1799</text:p>
          </table:table-cell>
          <table:table-cell office:value-type="float" office:value="0" calcext:value-type="float">
            <text:p>0</text:p>
          </table:table-cell>
          <table:table-cell table:formula="of:=MIN([.$B9])" office:value-type="float" office:value="12.1799" calcext:value-type="float">
            <text:p>12.1799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12.1799" calcext:value-type="float">
            <text:p>12.1799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12.1799" calcext:value-type="float">
            <text:p>12.1799</text:p>
          </table:table-cell>
          <table:table-cell table:formula="of:=MAX([.$C9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9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0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0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0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1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1/v1/aso/training_set.lp</text:p>
          </table:table-cell>
          <table:table-cell office:value-type="float" office:value="62.9114" calcext:value-type="float">
            <text:p>62.9114</text:p>
          </table:table-cell>
          <table:table-cell office:value-type="float" office:value="0" calcext:value-type="float">
            <text:p>0</text:p>
          </table:table-cell>
          <table:table-cell table:formula="of:=MIN([.$B12])" office:value-type="float" office:value="62.9114" calcext:value-type="float">
            <text:p>62.9114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62.9114" calcext:value-type="float">
            <text:p>62.9114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62.9114" calcext:value-type="float">
            <text:p>62.9114</text:p>
          </table:table-cell>
          <table:table-cell table:formula="of:=MAX([.$C12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12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1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3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4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/v2/aso/training_set.lp</text:p>
          </table:table-cell>
          <table:table-cell office:value-type="float" office:value="13.2367" calcext:value-type="float">
            <text:p>13.2367</text:p>
          </table:table-cell>
          <table:table-cell office:value-type="float" office:value="0" calcext:value-type="float">
            <text:p>0</text:p>
          </table:table-cell>
          <table:table-cell table:formula="of:=MIN([.$B15])" office:value-type="float" office:value="13.2367" calcext:value-type="float">
            <text:p>13.2367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13.2367" calcext:value-type="float">
            <text:p>13.2367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13.2367" calcext:value-type="float">
            <text:p>13.2367</text:p>
          </table:table-cell>
          <table:table-cell table:formula="of:=MAX([.$C15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15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6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7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/v3/aso/training_set.lp</text:p>
          </table:table-cell>
          <table:table-cell office:value-type="float" office:value="4.08598" calcext:value-type="float">
            <text:p>4.08598</text:p>
          </table:table-cell>
          <table:table-cell office:value-type="float" office:value="0" calcext:value-type="float">
            <text:p>0</text:p>
          </table:table-cell>
          <table:table-cell table:formula="of:=MIN([.$B18])" office:value-type="float" office:value="4.08598" calcext:value-type="float">
            <text:p>4.08598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4.08598" calcext:value-type="float">
            <text:p>4.08598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4.08598" calcext:value-type="float">
            <text:p>4.08598</text:p>
          </table:table-cell>
          <table:table-cell table:formula="of:=MAX([.$C18]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(45-[.J18])/45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training/user1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9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20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0/v1/aso/training_set.lp</text:p>
          </table:table-cell>
          <table:table-cell office:value-type="float" office:value="52.0051" calcext:value-type="float">
            <text:p>52.0051</text:p>
          </table:table-cell>
          <table:table-cell office:value-type="float" office:value="0" calcext:value-type="float">
            <text:p>0</text:p>
          </table:table-cell>
          <table:table-cell table:formula="of:=MIN([.$B21])" office:value-type="float" office:value="52.0051" calcext:value-type="float">
            <text:p>52.0051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52.0051" calcext:value-type="float">
            <text:p>52.0051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52.0051" calcext:value-type="float">
            <text:p>52.0051</text:p>
          </table:table-cell>
          <table:table-cell table:formula="of:=MAX([.$C21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21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10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2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10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3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0/v2/aso/training_set.lp</text:p>
          </table:table-cell>
          <table:table-cell office:value-type="float" office:value="9.22007" calcext:value-type="float">
            <text:p>9.22007</text:p>
          </table:table-cell>
          <table:table-cell office:value-type="float" office:value="0" calcext:value-type="float">
            <text:p>0</text:p>
          </table:table-cell>
          <table:table-cell table:formula="of:=MIN([.$B24])" office:value-type="float" office:value="9.22007" calcext:value-type="float">
            <text:p>9.22007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9.22007" calcext:value-type="float">
            <text:p>9.22007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9.22007" calcext:value-type="float">
            <text:p>9.22007</text:p>
          </table:table-cell>
          <table:table-cell table:formula="of:=MAX([.$C24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24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10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5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0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26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0/v3/aso/training_set.lp</text:p>
          </table:table-cell>
          <table:table-cell office:value-type="float" office:value="9.49116" calcext:value-type="float">
            <text:p>9.49116</text:p>
          </table:table-cell>
          <table:table-cell office:value-type="float" office:value="0" calcext:value-type="float">
            <text:p>0</text:p>
          </table:table-cell>
          <table:table-cell table:formula="of:=MIN([.$B27])" office:value-type="float" office:value="9.49116" calcext:value-type="float">
            <text:p>9.49116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9.49116" calcext:value-type="float">
            <text:p>9.49116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9.49116" calcext:value-type="float">
            <text:p>9.49116</text:p>
          </table:table-cell>
          <table:table-cell table:formula="of:=MAX([.$C27]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(45-[.J27])/45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training/user10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28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10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9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1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])" office:value-type="float" office:value="300" calcext:value-type="float">
            <text:p>300</text:p>
          </table:table-cell>
          <table:table-cell table:formula="of:=MIN([.$C30])" office:value-type="float" office:value="1" calcext:value-type="float">
            <text:p>1</text:p>
          </table:table-cell>
          <table:table-cell table:formula="of:=MEDIAN([.$B30])" office:value-type="float" office:value="300" calcext:value-type="float">
            <text:p>300</text:p>
          </table:table-cell>
          <table:table-cell table:formula="of:=MEDIAN([.$C30])" office:value-type="float" office:value="1" calcext:value-type="float">
            <text:p>1</text:p>
          </table:table-cell>
          <table:table-cell table:formula="of:=MAX([.$B30])" office:value-type="float" office:value="300" calcext:value-type="float">
            <text:p>300</text:p>
          </table:table-cell>
          <table:table-cell table:formula="of:=MAX([.$C30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30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11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45-[.J31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11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32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1/v2/aso/training_set.lp</text:p>
          </table:table-cell>
          <table:table-cell office:value-type="float" office:value="5.22569" calcext:value-type="float">
            <text:p>5.22569</text:p>
          </table:table-cell>
          <table:table-cell office:value-type="float" office:value="0" calcext:value-type="float">
            <text:p>0</text:p>
          </table:table-cell>
          <table:table-cell table:formula="of:=MIN([.$B33])" office:value-type="float" office:value="5.22569" calcext:value-type="float">
            <text:p>5.22569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5.22569" calcext:value-type="float">
            <text:p>5.22569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5.22569" calcext:value-type="float">
            <text:p>5.22569</text:p>
          </table:table-cell>
          <table:table-cell table:formula="of:=MAX([.$C33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45-[.J33])/45" office:value-type="float" office:value="0.222222222222222" calcext:value-type="float">
            <text:p>0.222</text:p>
          </table:table-cell>
        </table:table-row>
        <table:table-row table:style-name="ro1">
          <table:table-cell office:value-type="string" calcext:value-type="string">
            <text:p>training/user11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34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11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35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1/v3/aso/training_set.lp</text:p>
          </table:table-cell>
          <table:table-cell office:value-type="float" office:value="14.6695" calcext:value-type="float">
            <text:p>14.6695</text:p>
          </table:table-cell>
          <table:table-cell office:value-type="float" office:value="0" calcext:value-type="float">
            <text:p>0</text:p>
          </table:table-cell>
          <table:table-cell table:formula="of:=MIN([.$B36])" office:value-type="float" office:value="14.6695" calcext:value-type="float">
            <text:p>14.6695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14.6695" calcext:value-type="float">
            <text:p>14.6695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14.6695" calcext:value-type="float">
            <text:p>14.6695</text:p>
          </table:table-cell>
          <table:table-cell table:formula="of:=MAX([.$C36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36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11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37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11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38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13/v1/aso/training_set.lp</text:p>
          </table:table-cell>
          <table:table-cell office:value-type="float" office:value="49.4056" calcext:value-type="float">
            <text:p>49.4056</text:p>
          </table:table-cell>
          <table:table-cell office:value-type="float" office:value="0" calcext:value-type="float">
            <text:p>0</text:p>
          </table:table-cell>
          <table:table-cell table:formula="of:=MIN([.$B39])" office:value-type="float" office:value="49.4056" calcext:value-type="float">
            <text:p>49.4056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49.4056" calcext:value-type="float">
            <text:p>49.4056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49.4056" calcext:value-type="float">
            <text:p>49.4056</text:p>
          </table:table-cell>
          <table:table-cell table:formula="of:=MAX([.$C39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39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3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40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3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41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3/v2/aso/training_set.lp</text:p>
          </table:table-cell>
          <table:table-cell office:value-type="float" office:value="6.75501" calcext:value-type="float">
            <text:p>6.75501</text:p>
          </table:table-cell>
          <table:table-cell office:value-type="float" office:value="0" calcext:value-type="float">
            <text:p>0</text:p>
          </table:table-cell>
          <table:table-cell table:formula="of:=MIN([.$B42])" office:value-type="float" office:value="6.75501" calcext:value-type="float">
            <text:p>6.75501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6.75501" calcext:value-type="float">
            <text:p>6.75501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6.75501" calcext:value-type="float">
            <text:p>6.75501</text:p>
          </table:table-cell>
          <table:table-cell table:formula="of:=MAX([.$C42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42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13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43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3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44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13/v3/aso/training_set.lp</text:p>
          </table:table-cell>
          <table:table-cell office:value-type="float" office:value="6.54797" calcext:value-type="float">
            <text:p>6.54797</text:p>
          </table:table-cell>
          <table:table-cell office:value-type="float" office:value="0" calcext:value-type="float">
            <text:p>0</text:p>
          </table:table-cell>
          <table:table-cell table:formula="of:=MIN([.$B45])" office:value-type="float" office:value="6.54797" calcext:value-type="float">
            <text:p>6.54797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6.54797" calcext:value-type="float">
            <text:p>6.54797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6.54797" calcext:value-type="float">
            <text:p>6.54797</text:p>
          </table:table-cell>
          <table:table-cell table:formula="of:=MAX([.$C45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45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13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46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3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47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4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])" office:value-type="float" office:value="300" calcext:value-type="float">
            <text:p>300</text:p>
          </table:table-cell>
          <table:table-cell table:formula="of:=MIN([.$C48])" office:value-type="float" office:value="1" calcext:value-type="float">
            <text:p>1</text:p>
          </table:table-cell>
          <table:table-cell table:formula="of:=MEDIAN([.$B48])" office:value-type="float" office:value="300" calcext:value-type="float">
            <text:p>300</text:p>
          </table:table-cell>
          <table:table-cell table:formula="of:=MEDIAN([.$C48])" office:value-type="float" office:value="1" calcext:value-type="float">
            <text:p>1</text:p>
          </table:table-cell>
          <table:table-cell table:formula="of:=MAX([.$B48])" office:value-type="float" office:value="300" calcext:value-type="float">
            <text:p>300</text:p>
          </table:table-cell>
          <table:table-cell table:formula="of:=MAX([.$C48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48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14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45-[.J49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14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50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4/v2/aso/training_set.lp</text:p>
          </table:table-cell>
          <table:table-cell office:value-type="float" office:value="5.72821" calcext:value-type="float">
            <text:p>5.72821</text:p>
          </table:table-cell>
          <table:table-cell office:value-type="float" office:value="0" calcext:value-type="float">
            <text:p>0</text:p>
          </table:table-cell>
          <table:table-cell table:formula="of:=MIN([.$B51])" office:value-type="float" office:value="5.72821" calcext:value-type="float">
            <text:p>5.72821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5.72821" calcext:value-type="float">
            <text:p>5.72821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5.72821" calcext:value-type="float">
            <text:p>5.72821</text:p>
          </table:table-cell>
          <table:table-cell table:formula="of:=MAX([.$C51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51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14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52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4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53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14/v3/aso/training_set.lp</text:p>
          </table:table-cell>
          <table:table-cell office:value-type="float" office:value="5.23956" calcext:value-type="float">
            <text:p>5.23956</text:p>
          </table:table-cell>
          <table:table-cell office:value-type="float" office:value="0" calcext:value-type="float">
            <text:p>0</text:p>
          </table:table-cell>
          <table:table-cell table:formula="of:=MIN([.$B54])" office:value-type="float" office:value="5.23956" calcext:value-type="float">
            <text:p>5.23956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5.23956" calcext:value-type="float">
            <text:p>5.23956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5.23956" calcext:value-type="float">
            <text:p>5.23956</text:p>
          </table:table-cell>
          <table:table-cell table:formula="of:=MAX([.$C54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54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4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55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4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56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7/v1/aso/training_set.lp</text:p>
          </table:table-cell>
          <table:table-cell office:value-type="float" office:value="46.0492" calcext:value-type="float">
            <text:p>46.0492</text:p>
          </table:table-cell>
          <table:table-cell office:value-type="float" office:value="0" calcext:value-type="float">
            <text:p>0</text:p>
          </table:table-cell>
          <table:table-cell table:formula="of:=MIN([.$B57])" office:value-type="float" office:value="46.0492" calcext:value-type="float">
            <text:p>46.0492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46.0492" calcext:value-type="float">
            <text:p>46.0492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46.0492" calcext:value-type="float">
            <text:p>46.0492</text:p>
          </table:table-cell>
          <table:table-cell table:formula="of:=MAX([.$C57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57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7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58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7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59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7/v2/aso/training_set.lp</text:p>
          </table:table-cell>
          <table:table-cell office:value-type="float" office:value="8.13744" calcext:value-type="float">
            <text:p>8.13744</text:p>
          </table:table-cell>
          <table:table-cell office:value-type="float" office:value="0" calcext:value-type="float">
            <text:p>0</text:p>
          </table:table-cell>
          <table:table-cell table:formula="of:=MIN([.$B60])" office:value-type="float" office:value="8.13744" calcext:value-type="float">
            <text:p>8.13744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8.13744" calcext:value-type="float">
            <text:p>8.13744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8.13744" calcext:value-type="float">
            <text:p>8.13744</text:p>
          </table:table-cell>
          <table:table-cell table:formula="of:=MAX([.$C60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60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17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6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7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62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7/v3/aso/training_set.lp</text:p>
          </table:table-cell>
          <table:table-cell office:value-type="float" office:value="3.92084" calcext:value-type="float">
            <text:p>3.92084</text:p>
          </table:table-cell>
          <table:table-cell office:value-type="float" office:value="0" calcext:value-type="float">
            <text:p>0</text:p>
          </table:table-cell>
          <table:table-cell table:formula="of:=MIN([.$B63])" office:value-type="float" office:value="3.92084" calcext:value-type="float">
            <text:p>3.92084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3.92084" calcext:value-type="float">
            <text:p>3.92084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3.92084" calcext:value-type="float">
            <text:p>3.92084</text:p>
          </table:table-cell>
          <table:table-cell table:formula="of:=MAX([.$C63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63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7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64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7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65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9/v1/aso/training_set.lp</text:p>
          </table:table-cell>
          <table:table-cell office:value-type="float" office:value="67.8457" calcext:value-type="float">
            <text:p>67.8457</text:p>
          </table:table-cell>
          <table:table-cell office:value-type="float" office:value="0" calcext:value-type="float">
            <text:p>0</text:p>
          </table:table-cell>
          <table:table-cell table:formula="of:=MIN([.$B66])" office:value-type="float" office:value="67.8457" calcext:value-type="float">
            <text:p>67.8457</text:p>
          </table:table-cell>
          <table:table-cell table:formula="of:=MIN([.$C66])" office:value-type="float" office:value="0" calcext:value-type="float">
            <text:p>0</text:p>
          </table:table-cell>
          <table:table-cell table:formula="of:=MEDIAN([.$B66])" office:value-type="float" office:value="67.8457" calcext:value-type="float">
            <text:p>67.8457</text:p>
          </table:table-cell>
          <table:table-cell table:formula="of:=MEDIAN([.$C66])" office:value-type="float" office:value="0" calcext:value-type="float">
            <text:p>0</text:p>
          </table:table-cell>
          <table:table-cell table:formula="of:=MAX([.$B66])" office:value-type="float" office:value="67.8457" calcext:value-type="float">
            <text:p>67.8457</text:p>
          </table:table-cell>
          <table:table-cell table:formula="of:=MAX([.$C66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66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9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67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9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68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9/v2/aso/training_set.lp</text:p>
          </table:table-cell>
          <table:table-cell office:value-type="float" office:value="8.74597" calcext:value-type="float">
            <text:p>8.74597</text:p>
          </table:table-cell>
          <table:table-cell office:value-type="float" office:value="0" calcext:value-type="float">
            <text:p>0</text:p>
          </table:table-cell>
          <table:table-cell table:formula="of:=MIN([.$B69])" office:value-type="float" office:value="8.74597" calcext:value-type="float">
            <text:p>8.74597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8.74597" calcext:value-type="float">
            <text:p>8.74597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8.74597" calcext:value-type="float">
            <text:p>8.74597</text:p>
          </table:table-cell>
          <table:table-cell table:formula="of:=MAX([.$C69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69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9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70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9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71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9/v3/aso/training_set.lp</text:p>
          </table:table-cell>
          <table:table-cell office:value-type="float" office:value="7.66167" calcext:value-type="float">
            <text:p>7.66167</text:p>
          </table:table-cell>
          <table:table-cell office:value-type="float" office:value="0" calcext:value-type="float">
            <text:p>0</text:p>
          </table:table-cell>
          <table:table-cell table:formula="of:=MIN([.$B72])" office:value-type="float" office:value="7.66167" calcext:value-type="float">
            <text:p>7.66167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7.66167" calcext:value-type="float">
            <text:p>7.66167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7.66167" calcext:value-type="float">
            <text:p>7.66167</text:p>
          </table:table-cell>
          <table:table-cell table:formula="of:=MAX([.$C72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72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9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73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9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(45-[.J74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2/v1/aso/training_set.lp</text:p>
          </table:table-cell>
          <table:table-cell office:value-type="float" office:value="50.6724" calcext:value-type="float">
            <text:p>50.6724</text:p>
          </table:table-cell>
          <table:table-cell office:value-type="float" office:value="0" calcext:value-type="float">
            <text:p>0</text:p>
          </table:table-cell>
          <table:table-cell table:formula="of:=MIN([.$B75])" office:value-type="float" office:value="50.6724" calcext:value-type="float">
            <text:p>50.6724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50.6724" calcext:value-type="float">
            <text:p>50.6724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50.6724" calcext:value-type="float">
            <text:p>50.6724</text:p>
          </table:table-cell>
          <table:table-cell table:formula="of:=MAX([.$C75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75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2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76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2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77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2/v2/aso/training_set.lp</text:p>
          </table:table-cell>
          <table:table-cell office:value-type="float" office:value="6.69198" calcext:value-type="float">
            <text:p>6.69198</text:p>
          </table:table-cell>
          <table:table-cell office:value-type="float" office:value="0" calcext:value-type="float">
            <text:p>0</text:p>
          </table:table-cell>
          <table:table-cell table:formula="of:=MIN([.$B78])" office:value-type="float" office:value="6.69198" calcext:value-type="float">
            <text:p>6.69198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6.69198" calcext:value-type="float">
            <text:p>6.69198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6.69198" calcext:value-type="float">
            <text:p>6.69198</text:p>
          </table:table-cell>
          <table:table-cell table:formula="of:=MAX([.$C78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78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2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79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2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80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2/v3/aso/training_set.lp</text:p>
          </table:table-cell>
          <table:table-cell office:value-type="float" office:value="12.6663" calcext:value-type="float">
            <text:p>12.6663</text:p>
          </table:table-cell>
          <table:table-cell office:value-type="float" office:value="0" calcext:value-type="float">
            <text:p>0</text:p>
          </table:table-cell>
          <table:table-cell table:formula="of:=MIN([.$B81])" office:value-type="float" office:value="12.6663" calcext:value-type="float">
            <text:p>12.6663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2.6663" calcext:value-type="float">
            <text:p>12.6663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2.6663" calcext:value-type="float">
            <text:p>12.6663</text:p>
          </table:table-cell>
          <table:table-cell table:formula="of:=MAX([.$C81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81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2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82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2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83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20/v1/aso/training_set.lp</text:p>
          </table:table-cell>
          <table:table-cell office:value-type="float" office:value="178.817" calcext:value-type="float">
            <text:p>178.817</text:p>
          </table:table-cell>
          <table:table-cell office:value-type="float" office:value="0" calcext:value-type="float">
            <text:p>0</text:p>
          </table:table-cell>
          <table:table-cell table:formula="of:=MIN([.$B84])" office:value-type="float" office:value="178.817" calcext:value-type="float">
            <text:p>178.817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178.817" calcext:value-type="float">
            <text:p>178.817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178.817" calcext:value-type="float">
            <text:p>178.817</text:p>
          </table:table-cell>
          <table:table-cell table:formula="of:=MAX([.$C84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84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20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85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20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86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20/v2/aso/training_set.lp</text:p>
          </table:table-cell>
          <table:table-cell office:value-type="float" office:value="5.91952" calcext:value-type="float">
            <text:p>5.91952</text:p>
          </table:table-cell>
          <table:table-cell office:value-type="float" office:value="0" calcext:value-type="float">
            <text:p>0</text:p>
          </table:table-cell>
          <table:table-cell table:formula="of:=MIN([.$B87])" office:value-type="float" office:value="5.91952" calcext:value-type="float">
            <text:p>5.91952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5.91952" calcext:value-type="float">
            <text:p>5.91952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5.91952" calcext:value-type="float">
            <text:p>5.91952</text:p>
          </table:table-cell>
          <table:table-cell table:formula="of:=MAX([.$C87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87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20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88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20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89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20/v3/aso/training_set.lp</text:p>
          </table:table-cell>
          <table:table-cell office:value-type="float" office:value="8.17052" calcext:value-type="float">
            <text:p>8.17052</text:p>
          </table:table-cell>
          <table:table-cell office:value-type="float" office:value="0" calcext:value-type="float">
            <text:p>0</text:p>
          </table:table-cell>
          <table:table-cell table:formula="of:=MIN([.$B90])" office:value-type="float" office:value="8.17052" calcext:value-type="float">
            <text:p>8.17052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8.17052" calcext:value-type="float">
            <text:p>8.17052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8.17052" calcext:value-type="float">
            <text:p>8.17052</text:p>
          </table:table-cell>
          <table:table-cell table:formula="of:=MAX([.$C90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90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20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9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20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92])/45" office:value-type="float" office:value="0.177777777777778" calcext:value-type="float">
            <text:p>0.178</text:p>
          </table:table-cell>
        </table:table-row>
        <table:table-row table:style-name="ro1">
          <table:table-cell office:value-type="string" calcext:value-type="string">
            <text:p>training/user21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3])" office:value-type="float" office:value="300" calcext:value-type="float">
            <text:p>300</text:p>
          </table:table-cell>
          <table:table-cell table:formula="of:=MIN([.$C93])" office:value-type="float" office:value="1" calcext:value-type="float">
            <text:p>1</text:p>
          </table:table-cell>
          <table:table-cell table:formula="of:=MEDIAN([.$B93])" office:value-type="float" office:value="300" calcext:value-type="float">
            <text:p>300</text:p>
          </table:table-cell>
          <table:table-cell table:formula="of:=MEDIAN([.$C93])" office:value-type="float" office:value="1" calcext:value-type="float">
            <text:p>1</text:p>
          </table:table-cell>
          <table:table-cell table:formula="of:=MAX([.$B93])" office:value-type="float" office:value="300" calcext:value-type="float">
            <text:p>300</text:p>
          </table:table-cell>
          <table:table-cell table:formula="of:=MAX([.$C93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93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21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94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21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95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21/v2/aso/training_set.lp</text:p>
          </table:table-cell>
          <table:table-cell office:value-type="float" office:value="5.84248" calcext:value-type="float">
            <text:p>5.84248</text:p>
          </table:table-cell>
          <table:table-cell office:value-type="float" office:value="0" calcext:value-type="float">
            <text:p>0</text:p>
          </table:table-cell>
          <table:table-cell table:formula="of:=MIN([.$B96])" office:value-type="float" office:value="5.84248" calcext:value-type="float">
            <text:p>5.84248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5.84248" calcext:value-type="float">
            <text:p>5.84248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5.84248" calcext:value-type="float">
            <text:p>5.84248</text:p>
          </table:table-cell>
          <table:table-cell table:formula="of:=MAX([.$C96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45-[.J96])/45" office:value-type="float" office:value="0.222222222222222" calcext:value-type="float">
            <text:p>0.222</text:p>
          </table:table-cell>
        </table:table-row>
        <table:table-row table:style-name="ro1">
          <table:table-cell office:value-type="string" calcext:value-type="string">
            <text:p>training/user21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97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21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98])/45" office:value-type="float" office:value="0.177777777777778" calcext:value-type="float">
            <text:p>0.178</text:p>
          </table:table-cell>
        </table:table-row>
        <table:table-row table:style-name="ro1">
          <table:table-cell office:value-type="string" calcext:value-type="string">
            <text:p>training/user21/v3/aso/training_set.lp</text:p>
          </table:table-cell>
          <table:table-cell office:value-type="float" office:value="6.28002" calcext:value-type="float">
            <text:p>6.28002</text:p>
          </table:table-cell>
          <table:table-cell office:value-type="float" office:value="0" calcext:value-type="float">
            <text:p>0</text:p>
          </table:table-cell>
          <table:table-cell table:formula="of:=MIN([.$B99])" office:value-type="float" office:value="6.28002" calcext:value-type="float">
            <text:p>6.28002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6.28002" calcext:value-type="float">
            <text:p>6.28002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6.28002" calcext:value-type="float">
            <text:p>6.28002</text:p>
          </table:table-cell>
          <table:table-cell table:formula="of:=MAX([.$C99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99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21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00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21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01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22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2])" office:value-type="float" office:value="300" calcext:value-type="float">
            <text:p>300</text:p>
          </table:table-cell>
          <table:table-cell table:formula="of:=MIN([.$C102])" office:value-type="float" office:value="1" calcext:value-type="float">
            <text:p>1</text:p>
          </table:table-cell>
          <table:table-cell table:formula="of:=MEDIAN([.$B102])" office:value-type="float" office:value="300" calcext:value-type="float">
            <text:p>300</text:p>
          </table:table-cell>
          <table:table-cell table:formula="of:=MEDIAN([.$C102])" office:value-type="float" office:value="1" calcext:value-type="float">
            <text:p>1</text:p>
          </table:table-cell>
          <table:table-cell table:formula="of:=MAX([.$B102])" office:value-type="float" office:value="300" calcext:value-type="float">
            <text:p>300</text:p>
          </table:table-cell>
          <table:table-cell table:formula="of:=MAX([.$C102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(45-[.J102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22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03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22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04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22/v2/aso/training_set.lp</text:p>
          </table:table-cell>
          <table:table-cell office:value-type="float" office:value="11.0389" calcext:value-type="float">
            <text:p>11.0389</text:p>
          </table:table-cell>
          <table:table-cell office:value-type="float" office:value="0" calcext:value-type="float">
            <text:p>0</text:p>
          </table:table-cell>
          <table:table-cell table:formula="of:=MIN([.$B105])" office:value-type="float" office:value="11.0389" calcext:value-type="float">
            <text:p>11.0389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11.0389" calcext:value-type="float">
            <text:p>11.0389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11.0389" calcext:value-type="float">
            <text:p>11.0389</text:p>
          </table:table-cell>
          <table:table-cell table:formula="of:=MAX([.$C105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105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22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06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22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07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22/v3/aso/training_set.lp</text:p>
          </table:table-cell>
          <table:table-cell office:value-type="float" office:value="6.68086" calcext:value-type="float">
            <text:p>6.68086</text:p>
          </table:table-cell>
          <table:table-cell office:value-type="float" office:value="0" calcext:value-type="float">
            <text:p>0</text:p>
          </table:table-cell>
          <table:table-cell table:formula="of:=MIN([.$B108])" office:value-type="float" office:value="6.68086" calcext:value-type="float">
            <text:p>6.68086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6.68086" calcext:value-type="float">
            <text:p>6.68086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6.68086" calcext:value-type="float">
            <text:p>6.68086</text:p>
          </table:table-cell>
          <table:table-cell table:formula="of:=MAX([.$C108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108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22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09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22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10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26/v1/aso/training_set.lp</text:p>
          </table:table-cell>
          <table:table-cell office:value-type="float" office:value="61.8403" calcext:value-type="float">
            <text:p>61.8403</text:p>
          </table:table-cell>
          <table:table-cell office:value-type="float" office:value="0" calcext:value-type="float">
            <text:p>0</text:p>
          </table:table-cell>
          <table:table-cell table:formula="of:=MIN([.$B111])" office:value-type="float" office:value="61.8403" calcext:value-type="float">
            <text:p>61.8403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61.8403" calcext:value-type="float">
            <text:p>61.8403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61.8403" calcext:value-type="float">
            <text:p>61.8403</text:p>
          </table:table-cell>
          <table:table-cell table:formula="of:=MAX([.$C111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11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26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12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26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113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26/v2/aso/training_set.lp</text:p>
          </table:table-cell>
          <table:table-cell office:value-type="float" office:value="5.45412" calcext:value-type="float">
            <text:p>5.45412</text:p>
          </table:table-cell>
          <table:table-cell office:value-type="float" office:value="0" calcext:value-type="float">
            <text:p>0</text:p>
          </table:table-cell>
          <table:table-cell table:formula="of:=MIN([.$B114])" office:value-type="float" office:value="5.45412" calcext:value-type="float">
            <text:p>5.45412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5.45412" calcext:value-type="float">
            <text:p>5.45412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5.45412" calcext:value-type="float">
            <text:p>5.45412</text:p>
          </table:table-cell>
          <table:table-cell table:formula="of:=MAX([.$C114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114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26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15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26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16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26/v3/aso/training_set.lp</text:p>
          </table:table-cell>
          <table:table-cell office:value-type="float" office:value="7.70873" calcext:value-type="float">
            <text:p>7.70873</text:p>
          </table:table-cell>
          <table:table-cell office:value-type="float" office:value="0" calcext:value-type="float">
            <text:p>0</text:p>
          </table:table-cell>
          <table:table-cell table:formula="of:=MIN([.$B117])" office:value-type="float" office:value="7.70873" calcext:value-type="float">
            <text:p>7.70873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7.70873" calcext:value-type="float">
            <text:p>7.70873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7.70873" calcext:value-type="float">
            <text:p>7.70873</text:p>
          </table:table-cell>
          <table:table-cell table:formula="of:=MAX([.$C117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117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26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18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26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19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27/v1/aso/training_set.lp</text:p>
          </table:table-cell>
          <table:table-cell office:value-type="float" office:value="188.067" calcext:value-type="float">
            <text:p>188.067</text:p>
          </table:table-cell>
          <table:table-cell office:value-type="float" office:value="0" calcext:value-type="float">
            <text:p>0</text:p>
          </table:table-cell>
          <table:table-cell table:formula="of:=MIN([.$B120])" office:value-type="float" office:value="188.067" calcext:value-type="float">
            <text:p>188.067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188.067" calcext:value-type="float">
            <text:p>188.067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188.067" calcext:value-type="float">
            <text:p>188.067</text:p>
          </table:table-cell>
          <table:table-cell table:formula="of:=MAX([.$C120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20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27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21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27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22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27/v2/aso/training_set.lp</text:p>
          </table:table-cell>
          <table:table-cell office:value-type="float" office:value="4.91162" calcext:value-type="float">
            <text:p>4.91162</text:p>
          </table:table-cell>
          <table:table-cell office:value-type="float" office:value="0" calcext:value-type="float">
            <text:p>0</text:p>
          </table:table-cell>
          <table:table-cell table:formula="of:=MIN([.$B123])" office:value-type="float" office:value="4.91162" calcext:value-type="float">
            <text:p>4.91162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4.91162" calcext:value-type="float">
            <text:p>4.91162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4.91162" calcext:value-type="float">
            <text:p>4.91162</text:p>
          </table:table-cell>
          <table:table-cell table:formula="of:=MAX([.$C123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(45-[.J123])/45" office:value-type="float" office:value="0.0888888888888889" calcext:value-type="float">
            <text:p>0.089</text:p>
          </table:table-cell>
        </table:table-row>
        <table:table-row table:style-name="ro1">
          <table:table-cell office:value-type="string" calcext:value-type="string">
            <text:p>training/user27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24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27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25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27/v3/aso/training_set.lp</text:p>
          </table:table-cell>
          <table:table-cell office:value-type="float" office:value="7.65185" calcext:value-type="float">
            <text:p>7.65185</text:p>
          </table:table-cell>
          <table:table-cell office:value-type="float" office:value="0" calcext:value-type="float">
            <text:p>0</text:p>
          </table:table-cell>
          <table:table-cell table:formula="of:=MIN([.$B126])" office:value-type="float" office:value="7.65185" calcext:value-type="float">
            <text:p>7.65185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7.65185" calcext:value-type="float">
            <text:p>7.65185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7.65185" calcext:value-type="float">
            <text:p>7.65185</text:p>
          </table:table-cell>
          <table:table-cell table:formula="of:=MAX([.$C126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26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27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27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27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28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28/v1/aso/training_set.lp</text:p>
          </table:table-cell>
          <table:table-cell office:value-type="float" office:value="207.814" calcext:value-type="float">
            <text:p>207.814</text:p>
          </table:table-cell>
          <table:table-cell office:value-type="float" office:value="0" calcext:value-type="float">
            <text:p>0</text:p>
          </table:table-cell>
          <table:table-cell table:formula="of:=MIN([.$B129])" office:value-type="float" office:value="207.814" calcext:value-type="float">
            <text:p>207.814</text:p>
          </table:table-cell>
          <table:table-cell table:formula="of:=MIN([.$C129])" office:value-type="float" office:value="0" calcext:value-type="float">
            <text:p>0</text:p>
          </table:table-cell>
          <table:table-cell table:formula="of:=MEDIAN([.$B129])" office:value-type="float" office:value="207.814" calcext:value-type="float">
            <text:p>207.814</text:p>
          </table:table-cell>
          <table:table-cell table:formula="of:=MEDIAN([.$C129])" office:value-type="float" office:value="0" calcext:value-type="float">
            <text:p>0</text:p>
          </table:table-cell>
          <table:table-cell table:formula="of:=MAX([.$B129])" office:value-type="float" office:value="207.814" calcext:value-type="float">
            <text:p>207.814</text:p>
          </table:table-cell>
          <table:table-cell table:formula="of:=MAX([.$C129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29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28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30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28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31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28/v2/aso/training_set.lp</text:p>
          </table:table-cell>
          <table:table-cell office:value-type="float" office:value="6.1585" calcext:value-type="float">
            <text:p>6.1585</text:p>
          </table:table-cell>
          <table:table-cell office:value-type="float" office:value="0" calcext:value-type="float">
            <text:p>0</text:p>
          </table:table-cell>
          <table:table-cell table:formula="of:=MIN([.$B132])" office:value-type="float" office:value="6.1585" calcext:value-type="float">
            <text:p>6.1585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6.1585" calcext:value-type="float">
            <text:p>6.1585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6.1585" calcext:value-type="float">
            <text:p>6.1585</text:p>
          </table:table-cell>
          <table:table-cell table:formula="of:=MAX([.$C132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32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28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45-[.J133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28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34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28/v3/aso/training_set.lp</text:p>
          </table:table-cell>
          <table:table-cell office:value-type="float" office:value="7.40431" calcext:value-type="float">
            <text:p>7.40431</text:p>
          </table:table-cell>
          <table:table-cell office:value-type="float" office:value="0" calcext:value-type="float">
            <text:p>0</text:p>
          </table:table-cell>
          <table:table-cell table:formula="of:=MIN([.$B135])" office:value-type="float" office:value="7.40431" calcext:value-type="float">
            <text:p>7.40431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7.40431" calcext:value-type="float">
            <text:p>7.40431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7.40431" calcext:value-type="float">
            <text:p>7.40431</text:p>
          </table:table-cell>
          <table:table-cell table:formula="of:=MAX([.$C135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35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28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36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28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37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29/v1/aso/training_set.lp</text:p>
          </table:table-cell>
          <table:table-cell office:value-type="float" office:value="21.395" calcext:value-type="float">
            <text:p>21.395</text:p>
          </table:table-cell>
          <table:table-cell office:value-type="float" office:value="0" calcext:value-type="float">
            <text:p>0</text:p>
          </table:table-cell>
          <table:table-cell table:formula="of:=MIN([.$B138])" office:value-type="float" office:value="21.395" calcext:value-type="float">
            <text:p>21.395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21.395" calcext:value-type="float">
            <text:p>21.395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21.395" calcext:value-type="float">
            <text:p>21.395</text:p>
          </table:table-cell>
          <table:table-cell table:formula="of:=MAX([.$C138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138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29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39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29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40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29/v2/aso/training_set.lp</text:p>
          </table:table-cell>
          <table:table-cell office:value-type="float" office:value="10.3186" calcext:value-type="float">
            <text:p>10.3186</text:p>
          </table:table-cell>
          <table:table-cell office:value-type="float" office:value="0" calcext:value-type="float">
            <text:p>0</text:p>
          </table:table-cell>
          <table:table-cell table:formula="of:=MIN([.$B141])" office:value-type="float" office:value="10.3186" calcext:value-type="float">
            <text:p>10.3186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10.3186" calcext:value-type="float">
            <text:p>10.3186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10.3186" calcext:value-type="float">
            <text:p>10.3186</text:p>
          </table:table-cell>
          <table:table-cell table:formula="of:=MAX([.$C141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141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29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42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29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43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29/v3/aso/training_set.lp</text:p>
          </table:table-cell>
          <table:table-cell office:value-type="float" office:value="4.48752" calcext:value-type="float">
            <text:p>4.48752</text:p>
          </table:table-cell>
          <table:table-cell office:value-type="float" office:value="0" calcext:value-type="float">
            <text:p>0</text:p>
          </table:table-cell>
          <table:table-cell table:formula="of:=MIN([.$B144])" office:value-type="float" office:value="4.48752" calcext:value-type="float">
            <text:p>4.48752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4.48752" calcext:value-type="float">
            <text:p>4.48752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4.48752" calcext:value-type="float">
            <text:p>4.48752</text:p>
          </table:table-cell>
          <table:table-cell table:formula="of:=MAX([.$C14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44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29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45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29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46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3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7])" office:value-type="float" office:value="300" calcext:value-type="float">
            <text:p>300</text:p>
          </table:table-cell>
          <table:table-cell table:formula="of:=MIN([.$C147])" office:value-type="float" office:value="1" calcext:value-type="float">
            <text:p>1</text:p>
          </table:table-cell>
          <table:table-cell table:formula="of:=MEDIAN([.$B147])" office:value-type="float" office:value="300" calcext:value-type="float">
            <text:p>300</text:p>
          </table:table-cell>
          <table:table-cell table:formula="of:=MEDIAN([.$C147])" office:value-type="float" office:value="1" calcext:value-type="float">
            <text:p>1</text:p>
          </table:table-cell>
          <table:table-cell table:formula="of:=MAX([.$B147])" office:value-type="float" office:value="300" calcext:value-type="float">
            <text:p>300</text:p>
          </table:table-cell>
          <table:table-cell table:formula="of:=MAX([.$C147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47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3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148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3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49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3/v2/aso/training_set.lp</text:p>
          </table:table-cell>
          <table:table-cell office:value-type="float" office:value="6.49453" calcext:value-type="float">
            <text:p>6.49453</text:p>
          </table:table-cell>
          <table:table-cell office:value-type="float" office:value="0" calcext:value-type="float">
            <text:p>0</text:p>
          </table:table-cell>
          <table:table-cell table:formula="of:=MIN([.$B150])" office:value-type="float" office:value="6.49453" calcext:value-type="float">
            <text:p>6.49453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6.49453" calcext:value-type="float">
            <text:p>6.49453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6.49453" calcext:value-type="float">
            <text:p>6.49453</text:p>
          </table:table-cell>
          <table:table-cell table:formula="of:=MAX([.$C15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50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3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151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3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52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3/v3/aso/training_set.lp</text:p>
          </table:table-cell>
          <table:table-cell office:value-type="float" office:value="4.84286" calcext:value-type="float">
            <text:p>4.84286</text:p>
          </table:table-cell>
          <table:table-cell office:value-type="float" office:value="0" calcext:value-type="float">
            <text:p>0</text:p>
          </table:table-cell>
          <table:table-cell table:formula="of:=MIN([.$B153])" office:value-type="float" office:value="4.84286" calcext:value-type="float">
            <text:p>4.84286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4.84286" calcext:value-type="float">
            <text:p>4.84286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4.84286" calcext:value-type="float">
            <text:p>4.84286</text:p>
          </table:table-cell>
          <table:table-cell table:formula="of:=MAX([.$C153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153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3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54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3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55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30/v1/aso/training_set.lp</text:p>
          </table:table-cell>
          <table:table-cell office:value-type="float" office:value="140.673" calcext:value-type="float">
            <text:p>140.673</text:p>
          </table:table-cell>
          <table:table-cell office:value-type="float" office:value="0" calcext:value-type="float">
            <text:p>0</text:p>
          </table:table-cell>
          <table:table-cell table:formula="of:=MIN([.$B156])" office:value-type="float" office:value="140.673" calcext:value-type="float">
            <text:p>140.673</text:p>
          </table:table-cell>
          <table:table-cell table:formula="of:=MIN([.$C156])" office:value-type="float" office:value="0" calcext:value-type="float">
            <text:p>0</text:p>
          </table:table-cell>
          <table:table-cell table:formula="of:=MEDIAN([.$B156])" office:value-type="float" office:value="140.673" calcext:value-type="float">
            <text:p>140.673</text:p>
          </table:table-cell>
          <table:table-cell table:formula="of:=MEDIAN([.$C156])" office:value-type="float" office:value="0" calcext:value-type="float">
            <text:p>0</text:p>
          </table:table-cell>
          <table:table-cell table:formula="of:=MAX([.$B156])" office:value-type="float" office:value="140.673" calcext:value-type="float">
            <text:p>140.673</text:p>
          </table:table-cell>
          <table:table-cell table:formula="of:=MAX([.$C156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56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30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57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0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58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30/v2/aso/training_set.lp</text:p>
          </table:table-cell>
          <table:table-cell office:value-type="float" office:value="8.20196" calcext:value-type="float">
            <text:p>8.20196</text:p>
          </table:table-cell>
          <table:table-cell office:value-type="float" office:value="0" calcext:value-type="float">
            <text:p>0</text:p>
          </table:table-cell>
          <table:table-cell table:formula="of:=MIN([.$B159])" office:value-type="float" office:value="8.20196" calcext:value-type="float">
            <text:p>8.20196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8.20196" calcext:value-type="float">
            <text:p>8.20196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8.20196" calcext:value-type="float">
            <text:p>8.20196</text:p>
          </table:table-cell>
          <table:table-cell table:formula="of:=MAX([.$C159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159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30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60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30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6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30/v3/aso/training_set.lp</text:p>
          </table:table-cell>
          <table:table-cell office:value-type="float" office:value="4.71277" calcext:value-type="float">
            <text:p>4.71277</text:p>
          </table:table-cell>
          <table:table-cell office:value-type="float" office:value="0" calcext:value-type="float">
            <text:p>0</text:p>
          </table:table-cell>
          <table:table-cell table:formula="of:=MIN([.$B162])" office:value-type="float" office:value="4.71277" calcext:value-type="float">
            <text:p>4.71277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4.71277" calcext:value-type="float">
            <text:p>4.71277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4.71277" calcext:value-type="float">
            <text:p>4.71277</text:p>
          </table:table-cell>
          <table:table-cell table:formula="of:=MAX([.$C162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62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0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63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30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64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31/v1/aso/training_set.lp</text:p>
          </table:table-cell>
          <table:table-cell office:value-type="float" office:value="117.452" calcext:value-type="float">
            <text:p>117.452</text:p>
          </table:table-cell>
          <table:table-cell office:value-type="float" office:value="0" calcext:value-type="float">
            <text:p>0</text:p>
          </table:table-cell>
          <table:table-cell table:formula="of:=MIN([.$B165])" office:value-type="float" office:value="117.452" calcext:value-type="float">
            <text:p>117.452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117.452" calcext:value-type="float">
            <text:p>117.452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117.452" calcext:value-type="float">
            <text:p>117.452</text:p>
          </table:table-cell>
          <table:table-cell table:formula="of:=MAX([.$C165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(45-[.J165])/45" office:value-type="float" office:value="0.177777777777778" calcext:value-type="float">
            <text:p>0.178</text:p>
          </table:table-cell>
        </table:table-row>
        <table:table-row table:style-name="ro1">
          <table:table-cell office:value-type="string" calcext:value-type="string">
            <text:p>training/user31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(45-[.J166])/45" office:value-type="float" office:value="0.133333333333333" calcext:value-type="float">
            <text:p>0.133</text:p>
          </table:table-cell>
        </table:table-row>
        <table:table-row table:style-name="ro1">
          <table:table-cell office:value-type="string" calcext:value-type="string">
            <text:p>training/user31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67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31/v2/aso/training_set.lp</text:p>
          </table:table-cell>
          <table:table-cell office:value-type="float" office:value="5.51231" calcext:value-type="float">
            <text:p>5.51231</text:p>
          </table:table-cell>
          <table:table-cell office:value-type="float" office:value="0" calcext:value-type="float">
            <text:p>0</text:p>
          </table:table-cell>
          <table:table-cell table:formula="of:=MIN([.$B168])" office:value-type="float" office:value="5.51231" calcext:value-type="float">
            <text:p>5.51231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5.51231" calcext:value-type="float">
            <text:p>5.51231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5.51231" calcext:value-type="float">
            <text:p>5.51231</text:p>
          </table:table-cell>
          <table:table-cell table:formula="of:=MAX([.$C168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68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31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69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31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70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31/v3/aso/training_set.lp</text:p>
          </table:table-cell>
          <table:table-cell office:value-type="float" office:value="7.34638" calcext:value-type="float">
            <text:p>7.34638</text:p>
          </table:table-cell>
          <table:table-cell office:value-type="float" office:value="0" calcext:value-type="float">
            <text:p>0</text:p>
          </table:table-cell>
          <table:table-cell table:formula="of:=MIN([.$B171])" office:value-type="float" office:value="7.34638" calcext:value-type="float">
            <text:p>7.34638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7.34638" calcext:value-type="float">
            <text:p>7.34638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7.34638" calcext:value-type="float">
            <text:p>7.34638</text:p>
          </table:table-cell>
          <table:table-cell table:formula="of:=MAX([.$C171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71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31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72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31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73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32/v1/aso/training_set.lp</text:p>
          </table:table-cell>
          <table:table-cell office:value-type="float" office:value="105.541" calcext:value-type="float">
            <text:p>105.541</text:p>
          </table:table-cell>
          <table:table-cell office:value-type="float" office:value="0" calcext:value-type="float">
            <text:p>0</text:p>
          </table:table-cell>
          <table:table-cell table:formula="of:=MIN([.$B174])" office:value-type="float" office:value="105.541" calcext:value-type="float">
            <text:p>105.541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105.541" calcext:value-type="float">
            <text:p>105.541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105.541" calcext:value-type="float">
            <text:p>105.541</text:p>
          </table:table-cell>
          <table:table-cell table:formula="of:=MAX([.$C174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174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32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75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32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76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2/v2/aso/training_set.lp</text:p>
          </table:table-cell>
          <table:table-cell office:value-type="float" office:value="12.819" calcext:value-type="float">
            <text:p>12.819</text:p>
          </table:table-cell>
          <table:table-cell office:value-type="float" office:value="0" calcext:value-type="float">
            <text:p>0</text:p>
          </table:table-cell>
          <table:table-cell table:formula="of:=MIN([.$B177])" office:value-type="float" office:value="12.819" calcext:value-type="float">
            <text:p>12.819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12.819" calcext:value-type="float">
            <text:p>12.819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12.819" calcext:value-type="float">
            <text:p>12.819</text:p>
          </table:table-cell>
          <table:table-cell table:formula="of:=MAX([.$C177]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(45-[.J177])/45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training/user32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78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32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79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2/v3/aso/training_set.lp</text:p>
          </table:table-cell>
          <table:table-cell office:value-type="float" office:value="13.9651" calcext:value-type="float">
            <text:p>13.9651</text:p>
          </table:table-cell>
          <table:table-cell office:value-type="float" office:value="0" calcext:value-type="float">
            <text:p>0</text:p>
          </table:table-cell>
          <table:table-cell table:formula="of:=MIN([.$B180])" office:value-type="float" office:value="13.9651" calcext:value-type="float">
            <text:p>13.9651</text:p>
          </table:table-cell>
          <table:table-cell table:formula="of:=MIN([.$C180])" office:value-type="float" office:value="0" calcext:value-type="float">
            <text:p>0</text:p>
          </table:table-cell>
          <table:table-cell table:formula="of:=MEDIAN([.$B180])" office:value-type="float" office:value="13.9651" calcext:value-type="float">
            <text:p>13.9651</text:p>
          </table:table-cell>
          <table:table-cell table:formula="of:=MEDIAN([.$C180])" office:value-type="float" office:value="0" calcext:value-type="float">
            <text:p>0</text:p>
          </table:table-cell>
          <table:table-cell table:formula="of:=MAX([.$B180])" office:value-type="float" office:value="13.9651" calcext:value-type="float">
            <text:p>13.9651</text:p>
          </table:table-cell>
          <table:table-cell table:formula="of:=MAX([.$C180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180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32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1])" office:value-type="float" office:value="300" calcext:value-type="float">
            <text:p>300</text:p>
          </table:table-cell>
          <table:table-cell table:formula="of:=MIN([.$C181])" office:value-type="float" office:value="1" calcext:value-type="float">
            <text:p>1</text:p>
          </table:table-cell>
          <table:table-cell table:formula="of:=MEDIAN([.$B181])" office:value-type="float" office:value="300" calcext:value-type="float">
            <text:p>300</text:p>
          </table:table-cell>
          <table:table-cell table:formula="of:=MEDIAN([.$C181])" office:value-type="float" office:value="1" calcext:value-type="float">
            <text:p>1</text:p>
          </table:table-cell>
          <table:table-cell table:formula="of:=MAX([.$B181])" office:value-type="float" office:value="300" calcext:value-type="float">
            <text:p>300</text:p>
          </table:table-cell>
          <table:table-cell table:formula="of:=MAX([.$C181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81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32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2])" office:value-type="float" office:value="300" calcext:value-type="float">
            <text:p>300</text:p>
          </table:table-cell>
          <table:table-cell table:formula="of:=MIN([.$C182])" office:value-type="float" office:value="1" calcext:value-type="float">
            <text:p>1</text:p>
          </table:table-cell>
          <table:table-cell table:formula="of:=MEDIAN([.$B182])" office:value-type="float" office:value="300" calcext:value-type="float">
            <text:p>300</text:p>
          </table:table-cell>
          <table:table-cell table:formula="of:=MEDIAN([.$C182])" office:value-type="float" office:value="1" calcext:value-type="float">
            <text:p>1</text:p>
          </table:table-cell>
          <table:table-cell table:formula="of:=MAX([.$B182])" office:value-type="float" office:value="300" calcext:value-type="float">
            <text:p>300</text:p>
          </table:table-cell>
          <table:table-cell table:formula="of:=MAX([.$C182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82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33/v1/aso/training_set.lp</text:p>
          </table:table-cell>
          <table:table-cell office:value-type="float" office:value="26.4879" calcext:value-type="float">
            <text:p>26.4879</text:p>
          </table:table-cell>
          <table:table-cell office:value-type="float" office:value="0" calcext:value-type="float">
            <text:p>0</text:p>
          </table:table-cell>
          <table:table-cell table:formula="of:=MIN([.$B183])" office:value-type="float" office:value="26.4879" calcext:value-type="float">
            <text:p>26.4879</text:p>
          </table:table-cell>
          <table:table-cell table:formula="of:=MIN([.$C183])" office:value-type="float" office:value="0" calcext:value-type="float">
            <text:p>0</text:p>
          </table:table-cell>
          <table:table-cell table:formula="of:=MEDIAN([.$B183])" office:value-type="float" office:value="26.4879" calcext:value-type="float">
            <text:p>26.4879</text:p>
          </table:table-cell>
          <table:table-cell table:formula="of:=MEDIAN([.$C183])" office:value-type="float" office:value="0" calcext:value-type="float">
            <text:p>0</text:p>
          </table:table-cell>
          <table:table-cell table:formula="of:=MAX([.$B183])" office:value-type="float" office:value="26.4879" calcext:value-type="float">
            <text:p>26.4879</text:p>
          </table:table-cell>
          <table:table-cell table:formula="of:=MAX([.$C183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83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3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4])" office:value-type="float" office:value="300" calcext:value-type="float">
            <text:p>300</text:p>
          </table:table-cell>
          <table:table-cell table:formula="of:=MIN([.$C184])" office:value-type="float" office:value="1" calcext:value-type="float">
            <text:p>1</text:p>
          </table:table-cell>
          <table:table-cell table:formula="of:=MEDIAN([.$B184])" office:value-type="float" office:value="300" calcext:value-type="float">
            <text:p>300</text:p>
          </table:table-cell>
          <table:table-cell table:formula="of:=MEDIAN([.$C184])" office:value-type="float" office:value="1" calcext:value-type="float">
            <text:p>1</text:p>
          </table:table-cell>
          <table:table-cell table:formula="of:=MAX([.$B184])" office:value-type="float" office:value="300" calcext:value-type="float">
            <text:p>300</text:p>
          </table:table-cell>
          <table:table-cell table:formula="of:=MAX([.$C184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84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3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5])" office:value-type="float" office:value="300" calcext:value-type="float">
            <text:p>300</text:p>
          </table:table-cell>
          <table:table-cell table:formula="of:=MIN([.$C185])" office:value-type="float" office:value="1" calcext:value-type="float">
            <text:p>1</text:p>
          </table:table-cell>
          <table:table-cell table:formula="of:=MEDIAN([.$B185])" office:value-type="float" office:value="300" calcext:value-type="float">
            <text:p>300</text:p>
          </table:table-cell>
          <table:table-cell table:formula="of:=MEDIAN([.$C185])" office:value-type="float" office:value="1" calcext:value-type="float">
            <text:p>1</text:p>
          </table:table-cell>
          <table:table-cell table:formula="of:=MAX([.$B185])" office:value-type="float" office:value="300" calcext:value-type="float">
            <text:p>300</text:p>
          </table:table-cell>
          <table:table-cell table:formula="of:=MAX([.$C18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85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33/v2/aso/training_set.lp</text:p>
          </table:table-cell>
          <table:table-cell office:value-type="float" office:value="4.56405" calcext:value-type="float">
            <text:p>4.56405</text:p>
          </table:table-cell>
          <table:table-cell office:value-type="float" office:value="0" calcext:value-type="float">
            <text:p>0</text:p>
          </table:table-cell>
          <table:table-cell table:formula="of:=MIN([.$B186])" office:value-type="float" office:value="4.56405" calcext:value-type="float">
            <text:p>4.56405</text:p>
          </table:table-cell>
          <table:table-cell table:formula="of:=MIN([.$C186])" office:value-type="float" office:value="0" calcext:value-type="float">
            <text:p>0</text:p>
          </table:table-cell>
          <table:table-cell table:formula="of:=MEDIAN([.$B186])" office:value-type="float" office:value="4.56405" calcext:value-type="float">
            <text:p>4.56405</text:p>
          </table:table-cell>
          <table:table-cell table:formula="of:=MEDIAN([.$C186])" office:value-type="float" office:value="0" calcext:value-type="float">
            <text:p>0</text:p>
          </table:table-cell>
          <table:table-cell table:formula="of:=MAX([.$B186])" office:value-type="float" office:value="4.56405" calcext:value-type="float">
            <text:p>4.56405</text:p>
          </table:table-cell>
          <table:table-cell table:formula="of:=MAX([.$C186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186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33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7])" office:value-type="float" office:value="300" calcext:value-type="float">
            <text:p>300</text:p>
          </table:table-cell>
          <table:table-cell table:formula="of:=MIN([.$C187])" office:value-type="float" office:value="1" calcext:value-type="float">
            <text:p>1</text:p>
          </table:table-cell>
          <table:table-cell table:formula="of:=MEDIAN([.$B187])" office:value-type="float" office:value="300" calcext:value-type="float">
            <text:p>300</text:p>
          </table:table-cell>
          <table:table-cell table:formula="of:=MEDIAN([.$C187])" office:value-type="float" office:value="1" calcext:value-type="float">
            <text:p>1</text:p>
          </table:table-cell>
          <table:table-cell table:formula="of:=MAX([.$B187])" office:value-type="float" office:value="300" calcext:value-type="float">
            <text:p>300</text:p>
          </table:table-cell>
          <table:table-cell table:formula="of:=MAX([.$C187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87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3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8])" office:value-type="float" office:value="300" calcext:value-type="float">
            <text:p>300</text:p>
          </table:table-cell>
          <table:table-cell table:formula="of:=MIN([.$C188])" office:value-type="float" office:value="1" calcext:value-type="float">
            <text:p>1</text:p>
          </table:table-cell>
          <table:table-cell table:formula="of:=MEDIAN([.$B188])" office:value-type="float" office:value="300" calcext:value-type="float">
            <text:p>300</text:p>
          </table:table-cell>
          <table:table-cell table:formula="of:=MEDIAN([.$C188])" office:value-type="float" office:value="1" calcext:value-type="float">
            <text:p>1</text:p>
          </table:table-cell>
          <table:table-cell table:formula="of:=MAX([.$B188])" office:value-type="float" office:value="300" calcext:value-type="float">
            <text:p>300</text:p>
          </table:table-cell>
          <table:table-cell table:formula="of:=MAX([.$C188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88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33/v3/aso/training_set.lp</text:p>
          </table:table-cell>
          <table:table-cell office:value-type="float" office:value="6.89442" calcext:value-type="float">
            <text:p>6.89442</text:p>
          </table:table-cell>
          <table:table-cell office:value-type="float" office:value="0" calcext:value-type="float">
            <text:p>0</text:p>
          </table:table-cell>
          <table:table-cell table:formula="of:=MIN([.$B189])" office:value-type="float" office:value="6.89442" calcext:value-type="float">
            <text:p>6.89442</text:p>
          </table:table-cell>
          <table:table-cell table:formula="of:=MIN([.$C189])" office:value-type="float" office:value="0" calcext:value-type="float">
            <text:p>0</text:p>
          </table:table-cell>
          <table:table-cell table:formula="of:=MEDIAN([.$B189])" office:value-type="float" office:value="6.89442" calcext:value-type="float">
            <text:p>6.89442</text:p>
          </table:table-cell>
          <table:table-cell table:formula="of:=MEDIAN([.$C189])" office:value-type="float" office:value="0" calcext:value-type="float">
            <text:p>0</text:p>
          </table:table-cell>
          <table:table-cell table:formula="of:=MAX([.$B189])" office:value-type="float" office:value="6.89442" calcext:value-type="float">
            <text:p>6.89442</text:p>
          </table:table-cell>
          <table:table-cell table:formula="of:=MAX([.$C189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89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33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0])" office:value-type="float" office:value="300" calcext:value-type="float">
            <text:p>300</text:p>
          </table:table-cell>
          <table:table-cell table:formula="of:=MIN([.$C190])" office:value-type="float" office:value="1" calcext:value-type="float">
            <text:p>1</text:p>
          </table:table-cell>
          <table:table-cell table:formula="of:=MEDIAN([.$B190])" office:value-type="float" office:value="300" calcext:value-type="float">
            <text:p>300</text:p>
          </table:table-cell>
          <table:table-cell table:formula="of:=MEDIAN([.$C190])" office:value-type="float" office:value="1" calcext:value-type="float">
            <text:p>1</text:p>
          </table:table-cell>
          <table:table-cell table:formula="of:=MAX([.$B190])" office:value-type="float" office:value="300" calcext:value-type="float">
            <text:p>300</text:p>
          </table:table-cell>
          <table:table-cell table:formula="of:=MAX([.$C190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90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33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1])" office:value-type="float" office:value="300" calcext:value-type="float">
            <text:p>300</text:p>
          </table:table-cell>
          <table:table-cell table:formula="of:=MIN([.$C191])" office:value-type="float" office:value="1" calcext:value-type="float">
            <text:p>1</text:p>
          </table:table-cell>
          <table:table-cell table:formula="of:=MEDIAN([.$B191])" office:value-type="float" office:value="300" calcext:value-type="float">
            <text:p>300</text:p>
          </table:table-cell>
          <table:table-cell table:formula="of:=MEDIAN([.$C191])" office:value-type="float" office:value="1" calcext:value-type="float">
            <text:p>1</text:p>
          </table:table-cell>
          <table:table-cell table:formula="of:=MAX([.$B191])" office:value-type="float" office:value="300" calcext:value-type="float">
            <text:p>300</text:p>
          </table:table-cell>
          <table:table-cell table:formula="of:=MAX([.$C191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91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34/v1/aso/training_set.lp</text:p>
          </table:table-cell>
          <table:table-cell office:value-type="float" office:value="11.8946" calcext:value-type="float">
            <text:p>11.8946</text:p>
          </table:table-cell>
          <table:table-cell office:value-type="float" office:value="0" calcext:value-type="float">
            <text:p>0</text:p>
          </table:table-cell>
          <table:table-cell table:formula="of:=MIN([.$B192])" office:value-type="float" office:value="11.8946" calcext:value-type="float">
            <text:p>11.8946</text:p>
          </table:table-cell>
          <table:table-cell table:formula="of:=MIN([.$C192])" office:value-type="float" office:value="0" calcext:value-type="float">
            <text:p>0</text:p>
          </table:table-cell>
          <table:table-cell table:formula="of:=MEDIAN([.$B192])" office:value-type="float" office:value="11.8946" calcext:value-type="float">
            <text:p>11.8946</text:p>
          </table:table-cell>
          <table:table-cell table:formula="of:=MEDIAN([.$C192])" office:value-type="float" office:value="0" calcext:value-type="float">
            <text:p>0</text:p>
          </table:table-cell>
          <table:table-cell table:formula="of:=MAX([.$B192])" office:value-type="float" office:value="11.8946" calcext:value-type="float">
            <text:p>11.8946</text:p>
          </table:table-cell>
          <table:table-cell table:formula="of:=MAX([.$C192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92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34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3])" office:value-type="float" office:value="300" calcext:value-type="float">
            <text:p>300</text:p>
          </table:table-cell>
          <table:table-cell table:formula="of:=MIN([.$C193])" office:value-type="float" office:value="1" calcext:value-type="float">
            <text:p>1</text:p>
          </table:table-cell>
          <table:table-cell table:formula="of:=MEDIAN([.$B193])" office:value-type="float" office:value="300" calcext:value-type="float">
            <text:p>300</text:p>
          </table:table-cell>
          <table:table-cell table:formula="of:=MEDIAN([.$C193])" office:value-type="float" office:value="1" calcext:value-type="float">
            <text:p>1</text:p>
          </table:table-cell>
          <table:table-cell table:formula="of:=MAX([.$B193])" office:value-type="float" office:value="300" calcext:value-type="float">
            <text:p>300</text:p>
          </table:table-cell>
          <table:table-cell table:formula="of:=MAX([.$C193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93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34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4])" office:value-type="float" office:value="300" calcext:value-type="float">
            <text:p>300</text:p>
          </table:table-cell>
          <table:table-cell table:formula="of:=MIN([.$C194])" office:value-type="float" office:value="1" calcext:value-type="float">
            <text:p>1</text:p>
          </table:table-cell>
          <table:table-cell table:formula="of:=MEDIAN([.$B194])" office:value-type="float" office:value="300" calcext:value-type="float">
            <text:p>300</text:p>
          </table:table-cell>
          <table:table-cell table:formula="of:=MEDIAN([.$C194])" office:value-type="float" office:value="1" calcext:value-type="float">
            <text:p>1</text:p>
          </table:table-cell>
          <table:table-cell table:formula="of:=MAX([.$B194])" office:value-type="float" office:value="300" calcext:value-type="float">
            <text:p>300</text:p>
          </table:table-cell>
          <table:table-cell table:formula="of:=MAX([.$C194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94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34/v2/aso/training_set.lp</text:p>
          </table:table-cell>
          <table:table-cell office:value-type="float" office:value="14.5837" calcext:value-type="float">
            <text:p>14.5837</text:p>
          </table:table-cell>
          <table:table-cell office:value-type="float" office:value="0" calcext:value-type="float">
            <text:p>0</text:p>
          </table:table-cell>
          <table:table-cell table:formula="of:=MIN([.$B195])" office:value-type="float" office:value="14.5837" calcext:value-type="float">
            <text:p>14.5837</text:p>
          </table:table-cell>
          <table:table-cell table:formula="of:=MIN([.$C195])" office:value-type="float" office:value="0" calcext:value-type="float">
            <text:p>0</text:p>
          </table:table-cell>
          <table:table-cell table:formula="of:=MEDIAN([.$B195])" office:value-type="float" office:value="14.5837" calcext:value-type="float">
            <text:p>14.5837</text:p>
          </table:table-cell>
          <table:table-cell table:formula="of:=MEDIAN([.$C195])" office:value-type="float" office:value="0" calcext:value-type="float">
            <text:p>0</text:p>
          </table:table-cell>
          <table:table-cell table:formula="of:=MAX([.$B195])" office:value-type="float" office:value="14.5837" calcext:value-type="float">
            <text:p>14.5837</text:p>
          </table:table-cell>
          <table:table-cell table:formula="of:=MAX([.$C195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95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4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6])" office:value-type="float" office:value="300" calcext:value-type="float">
            <text:p>300</text:p>
          </table:table-cell>
          <table:table-cell table:formula="of:=MIN([.$C196])" office:value-type="float" office:value="1" calcext:value-type="float">
            <text:p>1</text:p>
          </table:table-cell>
          <table:table-cell table:formula="of:=MEDIAN([.$B196])" office:value-type="float" office:value="300" calcext:value-type="float">
            <text:p>300</text:p>
          </table:table-cell>
          <table:table-cell table:formula="of:=MEDIAN([.$C196])" office:value-type="float" office:value="1" calcext:value-type="float">
            <text:p>1</text:p>
          </table:table-cell>
          <table:table-cell table:formula="of:=MAX([.$B196])" office:value-type="float" office:value="300" calcext:value-type="float">
            <text:p>300</text:p>
          </table:table-cell>
          <table:table-cell table:formula="of:=MAX([.$C196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96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34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7])" office:value-type="float" office:value="300" calcext:value-type="float">
            <text:p>300</text:p>
          </table:table-cell>
          <table:table-cell table:formula="of:=MIN([.$C197])" office:value-type="float" office:value="1" calcext:value-type="float">
            <text:p>1</text:p>
          </table:table-cell>
          <table:table-cell table:formula="of:=MEDIAN([.$B197])" office:value-type="float" office:value="300" calcext:value-type="float">
            <text:p>300</text:p>
          </table:table-cell>
          <table:table-cell table:formula="of:=MEDIAN([.$C197])" office:value-type="float" office:value="1" calcext:value-type="float">
            <text:p>1</text:p>
          </table:table-cell>
          <table:table-cell table:formula="of:=MAX([.$B197])" office:value-type="float" office:value="300" calcext:value-type="float">
            <text:p>300</text:p>
          </table:table-cell>
          <table:table-cell table:formula="of:=MAX([.$C197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97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4/v3/aso/training_set.lp</text:p>
          </table:table-cell>
          <table:table-cell office:value-type="float" office:value="7.26208" calcext:value-type="float">
            <text:p>7.26208</text:p>
          </table:table-cell>
          <table:table-cell office:value-type="float" office:value="0" calcext:value-type="float">
            <text:p>0</text:p>
          </table:table-cell>
          <table:table-cell table:formula="of:=MIN([.$B198])" office:value-type="float" office:value="7.26208" calcext:value-type="float">
            <text:p>7.26208</text:p>
          </table:table-cell>
          <table:table-cell table:formula="of:=MIN([.$C198])" office:value-type="float" office:value="0" calcext:value-type="float">
            <text:p>0</text:p>
          </table:table-cell>
          <table:table-cell table:formula="of:=MEDIAN([.$B198])" office:value-type="float" office:value="7.26208" calcext:value-type="float">
            <text:p>7.26208</text:p>
          </table:table-cell>
          <table:table-cell table:formula="of:=MEDIAN([.$C198])" office:value-type="float" office:value="0" calcext:value-type="float">
            <text:p>0</text:p>
          </table:table-cell>
          <table:table-cell table:formula="of:=MAX([.$B198])" office:value-type="float" office:value="7.26208" calcext:value-type="float">
            <text:p>7.26208</text:p>
          </table:table-cell>
          <table:table-cell table:formula="of:=MAX([.$C198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98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4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9])" office:value-type="float" office:value="300" calcext:value-type="float">
            <text:p>300</text:p>
          </table:table-cell>
          <table:table-cell table:formula="of:=MIN([.$C199])" office:value-type="float" office:value="1" calcext:value-type="float">
            <text:p>1</text:p>
          </table:table-cell>
          <table:table-cell table:formula="of:=MEDIAN([.$B199])" office:value-type="float" office:value="300" calcext:value-type="float">
            <text:p>300</text:p>
          </table:table-cell>
          <table:table-cell table:formula="of:=MEDIAN([.$C199])" office:value-type="float" office:value="1" calcext:value-type="float">
            <text:p>1</text:p>
          </table:table-cell>
          <table:table-cell table:formula="of:=MAX([.$B199])" office:value-type="float" office:value="300" calcext:value-type="float">
            <text:p>300</text:p>
          </table:table-cell>
          <table:table-cell table:formula="of:=MAX([.$C199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199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34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0])" office:value-type="float" office:value="300" calcext:value-type="float">
            <text:p>300</text:p>
          </table:table-cell>
          <table:table-cell table:formula="of:=MIN([.$C200])" office:value-type="float" office:value="1" calcext:value-type="float">
            <text:p>1</text:p>
          </table:table-cell>
          <table:table-cell table:formula="of:=MEDIAN([.$B200])" office:value-type="float" office:value="300" calcext:value-type="float">
            <text:p>300</text:p>
          </table:table-cell>
          <table:table-cell table:formula="of:=MEDIAN([.$C200])" office:value-type="float" office:value="1" calcext:value-type="float">
            <text:p>1</text:p>
          </table:table-cell>
          <table:table-cell table:formula="of:=MAX([.$B200])" office:value-type="float" office:value="300" calcext:value-type="float">
            <text:p>300</text:p>
          </table:table-cell>
          <table:table-cell table:formula="of:=MAX([.$C20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200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5/v1/aso/training_set.lp</text:p>
          </table:table-cell>
          <table:table-cell office:value-type="float" office:value="84.3032" calcext:value-type="float">
            <text:p>84.3032</text:p>
          </table:table-cell>
          <table:table-cell office:value-type="float" office:value="0" calcext:value-type="float">
            <text:p>0</text:p>
          </table:table-cell>
          <table:table-cell table:formula="of:=MIN([.$B201])" office:value-type="float" office:value="84.3032" calcext:value-type="float">
            <text:p>84.3032</text:p>
          </table:table-cell>
          <table:table-cell table:formula="of:=MIN([.$C201])" office:value-type="float" office:value="0" calcext:value-type="float">
            <text:p>0</text:p>
          </table:table-cell>
          <table:table-cell table:formula="of:=MEDIAN([.$B201])" office:value-type="float" office:value="84.3032" calcext:value-type="float">
            <text:p>84.3032</text:p>
          </table:table-cell>
          <table:table-cell table:formula="of:=MEDIAN([.$C201])" office:value-type="float" office:value="0" calcext:value-type="float">
            <text:p>0</text:p>
          </table:table-cell>
          <table:table-cell table:formula="of:=MAX([.$B201])" office:value-type="float" office:value="84.3032" calcext:value-type="float">
            <text:p>84.3032</text:p>
          </table:table-cell>
          <table:table-cell table:formula="of:=MAX([.$C201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201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35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2])" office:value-type="float" office:value="300" calcext:value-type="float">
            <text:p>300</text:p>
          </table:table-cell>
          <table:table-cell table:formula="of:=MIN([.$C202])" office:value-type="float" office:value="1" calcext:value-type="float">
            <text:p>1</text:p>
          </table:table-cell>
          <table:table-cell table:formula="of:=MEDIAN([.$B202])" office:value-type="float" office:value="300" calcext:value-type="float">
            <text:p>300</text:p>
          </table:table-cell>
          <table:table-cell table:formula="of:=MEDIAN([.$C202])" office:value-type="float" office:value="1" calcext:value-type="float">
            <text:p>1</text:p>
          </table:table-cell>
          <table:table-cell table:formula="of:=MAX([.$B202])" office:value-type="float" office:value="300" calcext:value-type="float">
            <text:p>300</text:p>
          </table:table-cell>
          <table:table-cell table:formula="of:=MAX([.$C202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202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35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3])" office:value-type="float" office:value="300" calcext:value-type="float">
            <text:p>300</text:p>
          </table:table-cell>
          <table:table-cell table:formula="of:=MIN([.$C203])" office:value-type="float" office:value="1" calcext:value-type="float">
            <text:p>1</text:p>
          </table:table-cell>
          <table:table-cell table:formula="of:=MEDIAN([.$B203])" office:value-type="float" office:value="300" calcext:value-type="float">
            <text:p>300</text:p>
          </table:table-cell>
          <table:table-cell table:formula="of:=MEDIAN([.$C203])" office:value-type="float" office:value="1" calcext:value-type="float">
            <text:p>1</text:p>
          </table:table-cell>
          <table:table-cell table:formula="of:=MAX([.$B203])" office:value-type="float" office:value="300" calcext:value-type="float">
            <text:p>300</text:p>
          </table:table-cell>
          <table:table-cell table:formula="of:=MAX([.$C203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03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35/v2/aso/training_set.lp</text:p>
          </table:table-cell>
          <table:table-cell office:value-type="float" office:value="6.03714" calcext:value-type="float">
            <text:p>6.03714</text:p>
          </table:table-cell>
          <table:table-cell office:value-type="float" office:value="0" calcext:value-type="float">
            <text:p>0</text:p>
          </table:table-cell>
          <table:table-cell table:formula="of:=MIN([.$B204])" office:value-type="float" office:value="6.03714" calcext:value-type="float">
            <text:p>6.03714</text:p>
          </table:table-cell>
          <table:table-cell table:formula="of:=MIN([.$C204])" office:value-type="float" office:value="0" calcext:value-type="float">
            <text:p>0</text:p>
          </table:table-cell>
          <table:table-cell table:formula="of:=MEDIAN([.$B204])" office:value-type="float" office:value="6.03714" calcext:value-type="float">
            <text:p>6.03714</text:p>
          </table:table-cell>
          <table:table-cell table:formula="of:=MEDIAN([.$C204])" office:value-type="float" office:value="0" calcext:value-type="float">
            <text:p>0</text:p>
          </table:table-cell>
          <table:table-cell table:formula="of:=MAX([.$B204])" office:value-type="float" office:value="6.03714" calcext:value-type="float">
            <text:p>6.03714</text:p>
          </table:table-cell>
          <table:table-cell table:formula="of:=MAX([.$C204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204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35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5])" office:value-type="float" office:value="300" calcext:value-type="float">
            <text:p>300</text:p>
          </table:table-cell>
          <table:table-cell table:formula="of:=MIN([.$C205])" office:value-type="float" office:value="1" calcext:value-type="float">
            <text:p>1</text:p>
          </table:table-cell>
          <table:table-cell table:formula="of:=MEDIAN([.$B205])" office:value-type="float" office:value="300" calcext:value-type="float">
            <text:p>300</text:p>
          </table:table-cell>
          <table:table-cell table:formula="of:=MEDIAN([.$C205])" office:value-type="float" office:value="1" calcext:value-type="float">
            <text:p>1</text:p>
          </table:table-cell>
          <table:table-cell table:formula="of:=MAX([.$B205])" office:value-type="float" office:value="300" calcext:value-type="float">
            <text:p>300</text:p>
          </table:table-cell>
          <table:table-cell table:formula="of:=MAX([.$C205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05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35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6])" office:value-type="float" office:value="300" calcext:value-type="float">
            <text:p>300</text:p>
          </table:table-cell>
          <table:table-cell table:formula="of:=MIN([.$C206])" office:value-type="float" office:value="1" calcext:value-type="float">
            <text:p>1</text:p>
          </table:table-cell>
          <table:table-cell table:formula="of:=MEDIAN([.$B206])" office:value-type="float" office:value="300" calcext:value-type="float">
            <text:p>300</text:p>
          </table:table-cell>
          <table:table-cell table:formula="of:=MEDIAN([.$C206])" office:value-type="float" office:value="1" calcext:value-type="float">
            <text:p>1</text:p>
          </table:table-cell>
          <table:table-cell table:formula="of:=MAX([.$B206])" office:value-type="float" office:value="300" calcext:value-type="float">
            <text:p>300</text:p>
          </table:table-cell>
          <table:table-cell table:formula="of:=MAX([.$C206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06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35/v3/aso/training_set.lp</text:p>
          </table:table-cell>
          <table:table-cell office:value-type="float" office:value="10.6326" calcext:value-type="float">
            <text:p>10.6326</text:p>
          </table:table-cell>
          <table:table-cell office:value-type="float" office:value="0" calcext:value-type="float">
            <text:p>0</text:p>
          </table:table-cell>
          <table:table-cell table:formula="of:=MIN([.$B207])" office:value-type="float" office:value="10.6326" calcext:value-type="float">
            <text:p>10.6326</text:p>
          </table:table-cell>
          <table:table-cell table:formula="of:=MIN([.$C207])" office:value-type="float" office:value="0" calcext:value-type="float">
            <text:p>0</text:p>
          </table:table-cell>
          <table:table-cell table:formula="of:=MEDIAN([.$B207])" office:value-type="float" office:value="10.6326" calcext:value-type="float">
            <text:p>10.6326</text:p>
          </table:table-cell>
          <table:table-cell table:formula="of:=MEDIAN([.$C207])" office:value-type="float" office:value="0" calcext:value-type="float">
            <text:p>0</text:p>
          </table:table-cell>
          <table:table-cell table:formula="of:=MAX([.$B207])" office:value-type="float" office:value="10.6326" calcext:value-type="float">
            <text:p>10.6326</text:p>
          </table:table-cell>
          <table:table-cell table:formula="of:=MAX([.$C207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207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35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8])" office:value-type="float" office:value="300" calcext:value-type="float">
            <text:p>300</text:p>
          </table:table-cell>
          <table:table-cell table:formula="of:=MIN([.$C208])" office:value-type="float" office:value="1" calcext:value-type="float">
            <text:p>1</text:p>
          </table:table-cell>
          <table:table-cell table:formula="of:=MEDIAN([.$B208])" office:value-type="float" office:value="300" calcext:value-type="float">
            <text:p>300</text:p>
          </table:table-cell>
          <table:table-cell table:formula="of:=MEDIAN([.$C208])" office:value-type="float" office:value="1" calcext:value-type="float">
            <text:p>1</text:p>
          </table:table-cell>
          <table:table-cell table:formula="of:=MAX([.$B208])" office:value-type="float" office:value="300" calcext:value-type="float">
            <text:p>300</text:p>
          </table:table-cell>
          <table:table-cell table:formula="of:=MAX([.$C208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208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35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9])" office:value-type="float" office:value="300" calcext:value-type="float">
            <text:p>300</text:p>
          </table:table-cell>
          <table:table-cell table:formula="of:=MIN([.$C209])" office:value-type="float" office:value="1" calcext:value-type="float">
            <text:p>1</text:p>
          </table:table-cell>
          <table:table-cell table:formula="of:=MEDIAN([.$B209])" office:value-type="float" office:value="300" calcext:value-type="float">
            <text:p>300</text:p>
          </table:table-cell>
          <table:table-cell table:formula="of:=MEDIAN([.$C209])" office:value-type="float" office:value="1" calcext:value-type="float">
            <text:p>1</text:p>
          </table:table-cell>
          <table:table-cell table:formula="of:=MAX([.$B209])" office:value-type="float" office:value="300" calcext:value-type="float">
            <text:p>300</text:p>
          </table:table-cell>
          <table:table-cell table:formula="of:=MAX([.$C209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09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36/v1/aso/training_set.lp</text:p>
          </table:table-cell>
          <table:table-cell office:value-type="float" office:value="23.0132" calcext:value-type="float">
            <text:p>23.0132</text:p>
          </table:table-cell>
          <table:table-cell office:value-type="float" office:value="0" calcext:value-type="float">
            <text:p>0</text:p>
          </table:table-cell>
          <table:table-cell table:formula="of:=MIN([.$B210])" office:value-type="float" office:value="23.0132" calcext:value-type="float">
            <text:p>23.0132</text:p>
          </table:table-cell>
          <table:table-cell table:formula="of:=MIN([.$C210])" office:value-type="float" office:value="0" calcext:value-type="float">
            <text:p>0</text:p>
          </table:table-cell>
          <table:table-cell table:formula="of:=MEDIAN([.$B210])" office:value-type="float" office:value="23.0132" calcext:value-type="float">
            <text:p>23.0132</text:p>
          </table:table-cell>
          <table:table-cell table:formula="of:=MEDIAN([.$C210])" office:value-type="float" office:value="0" calcext:value-type="float">
            <text:p>0</text:p>
          </table:table-cell>
          <table:table-cell table:formula="of:=MAX([.$B210])" office:value-type="float" office:value="23.0132" calcext:value-type="float">
            <text:p>23.0132</text:p>
          </table:table-cell>
          <table:table-cell table:formula="of:=MAX([.$C210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210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6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1])" office:value-type="float" office:value="300" calcext:value-type="float">
            <text:p>300</text:p>
          </table:table-cell>
          <table:table-cell table:formula="of:=MIN([.$C211])" office:value-type="float" office:value="1" calcext:value-type="float">
            <text:p>1</text:p>
          </table:table-cell>
          <table:table-cell table:formula="of:=MEDIAN([.$B211])" office:value-type="float" office:value="300" calcext:value-type="float">
            <text:p>300</text:p>
          </table:table-cell>
          <table:table-cell table:formula="of:=MEDIAN([.$C211])" office:value-type="float" office:value="1" calcext:value-type="float">
            <text:p>1</text:p>
          </table:table-cell>
          <table:table-cell table:formula="of:=MAX([.$B211])" office:value-type="float" office:value="300" calcext:value-type="float">
            <text:p>300</text:p>
          </table:table-cell>
          <table:table-cell table:formula="of:=MAX([.$C21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1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36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2])" office:value-type="float" office:value="300" calcext:value-type="float">
            <text:p>300</text:p>
          </table:table-cell>
          <table:table-cell table:formula="of:=MIN([.$C212])" office:value-type="float" office:value="1" calcext:value-type="float">
            <text:p>1</text:p>
          </table:table-cell>
          <table:table-cell table:formula="of:=MEDIAN([.$B212])" office:value-type="float" office:value="300" calcext:value-type="float">
            <text:p>300</text:p>
          </table:table-cell>
          <table:table-cell table:formula="of:=MEDIAN([.$C212])" office:value-type="float" office:value="1" calcext:value-type="float">
            <text:p>1</text:p>
          </table:table-cell>
          <table:table-cell table:formula="of:=MAX([.$B212])" office:value-type="float" office:value="300" calcext:value-type="float">
            <text:p>300</text:p>
          </table:table-cell>
          <table:table-cell table:formula="of:=MAX([.$C212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212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36/v2/aso/training_set.lp</text:p>
          </table:table-cell>
          <table:table-cell office:value-type="float" office:value="4.58105" calcext:value-type="float">
            <text:p>4.58105</text:p>
          </table:table-cell>
          <table:table-cell office:value-type="float" office:value="0" calcext:value-type="float">
            <text:p>0</text:p>
          </table:table-cell>
          <table:table-cell table:formula="of:=MIN([.$B213])" office:value-type="float" office:value="4.58105" calcext:value-type="float">
            <text:p>4.58105</text:p>
          </table:table-cell>
          <table:table-cell table:formula="of:=MIN([.$C213])" office:value-type="float" office:value="0" calcext:value-type="float">
            <text:p>0</text:p>
          </table:table-cell>
          <table:table-cell table:formula="of:=MEDIAN([.$B213])" office:value-type="float" office:value="4.58105" calcext:value-type="float">
            <text:p>4.58105</text:p>
          </table:table-cell>
          <table:table-cell table:formula="of:=MEDIAN([.$C213])" office:value-type="float" office:value="0" calcext:value-type="float">
            <text:p>0</text:p>
          </table:table-cell>
          <table:table-cell table:formula="of:=MAX([.$B213])" office:value-type="float" office:value="4.58105" calcext:value-type="float">
            <text:p>4.58105</text:p>
          </table:table-cell>
          <table:table-cell table:formula="of:=MAX([.$C213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213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36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4])" office:value-type="float" office:value="300" calcext:value-type="float">
            <text:p>300</text:p>
          </table:table-cell>
          <table:table-cell table:formula="of:=MIN([.$C214])" office:value-type="float" office:value="1" calcext:value-type="float">
            <text:p>1</text:p>
          </table:table-cell>
          <table:table-cell table:formula="of:=MEDIAN([.$B214])" office:value-type="float" office:value="300" calcext:value-type="float">
            <text:p>300</text:p>
          </table:table-cell>
          <table:table-cell table:formula="of:=MEDIAN([.$C214])" office:value-type="float" office:value="1" calcext:value-type="float">
            <text:p>1</text:p>
          </table:table-cell>
          <table:table-cell table:formula="of:=MAX([.$B214])" office:value-type="float" office:value="300" calcext:value-type="float">
            <text:p>300</text:p>
          </table:table-cell>
          <table:table-cell table:formula="of:=MAX([.$C21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214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36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5])" office:value-type="float" office:value="300" calcext:value-type="float">
            <text:p>300</text:p>
          </table:table-cell>
          <table:table-cell table:formula="of:=MIN([.$C215])" office:value-type="float" office:value="1" calcext:value-type="float">
            <text:p>1</text:p>
          </table:table-cell>
          <table:table-cell table:formula="of:=MEDIAN([.$B215])" office:value-type="float" office:value="300" calcext:value-type="float">
            <text:p>300</text:p>
          </table:table-cell>
          <table:table-cell table:formula="of:=MEDIAN([.$C215])" office:value-type="float" office:value="1" calcext:value-type="float">
            <text:p>1</text:p>
          </table:table-cell>
          <table:table-cell table:formula="of:=MAX([.$B215])" office:value-type="float" office:value="300" calcext:value-type="float">
            <text:p>300</text:p>
          </table:table-cell>
          <table:table-cell table:formula="of:=MAX([.$C215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15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36/v3/aso/training_set.lp</text:p>
          </table:table-cell>
          <table:table-cell office:value-type="float" office:value="5.20377" calcext:value-type="float">
            <text:p>5.20377</text:p>
          </table:table-cell>
          <table:table-cell office:value-type="float" office:value="0" calcext:value-type="float">
            <text:p>0</text:p>
          </table:table-cell>
          <table:table-cell table:formula="of:=MIN([.$B216])" office:value-type="float" office:value="5.20377" calcext:value-type="float">
            <text:p>5.20377</text:p>
          </table:table-cell>
          <table:table-cell table:formula="of:=MIN([.$C216])" office:value-type="float" office:value="0" calcext:value-type="float">
            <text:p>0</text:p>
          </table:table-cell>
          <table:table-cell table:formula="of:=MEDIAN([.$B216])" office:value-type="float" office:value="5.20377" calcext:value-type="float">
            <text:p>5.20377</text:p>
          </table:table-cell>
          <table:table-cell table:formula="of:=MEDIAN([.$C216])" office:value-type="float" office:value="0" calcext:value-type="float">
            <text:p>0</text:p>
          </table:table-cell>
          <table:table-cell table:formula="of:=MAX([.$B216])" office:value-type="float" office:value="5.20377" calcext:value-type="float">
            <text:p>5.20377</text:p>
          </table:table-cell>
          <table:table-cell table:formula="of:=MAX([.$C216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216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36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7])" office:value-type="float" office:value="300" calcext:value-type="float">
            <text:p>300</text:p>
          </table:table-cell>
          <table:table-cell table:formula="of:=MIN([.$C217])" office:value-type="float" office:value="1" calcext:value-type="float">
            <text:p>1</text:p>
          </table:table-cell>
          <table:table-cell table:formula="of:=MEDIAN([.$B217])" office:value-type="float" office:value="300" calcext:value-type="float">
            <text:p>300</text:p>
          </table:table-cell>
          <table:table-cell table:formula="of:=MEDIAN([.$C217])" office:value-type="float" office:value="1" calcext:value-type="float">
            <text:p>1</text:p>
          </table:table-cell>
          <table:table-cell table:formula="of:=MAX([.$B217])" office:value-type="float" office:value="300" calcext:value-type="float">
            <text:p>300</text:p>
          </table:table-cell>
          <table:table-cell table:formula="of:=MAX([.$C217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217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6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8])" office:value-type="float" office:value="300" calcext:value-type="float">
            <text:p>300</text:p>
          </table:table-cell>
          <table:table-cell table:formula="of:=MIN([.$C218])" office:value-type="float" office:value="1" calcext:value-type="float">
            <text:p>1</text:p>
          </table:table-cell>
          <table:table-cell table:formula="of:=MEDIAN([.$B218])" office:value-type="float" office:value="300" calcext:value-type="float">
            <text:p>300</text:p>
          </table:table-cell>
          <table:table-cell table:formula="of:=MEDIAN([.$C218])" office:value-type="float" office:value="1" calcext:value-type="float">
            <text:p>1</text:p>
          </table:table-cell>
          <table:table-cell table:formula="of:=MAX([.$B218])" office:value-type="float" office:value="300" calcext:value-type="float">
            <text:p>300</text:p>
          </table:table-cell>
          <table:table-cell table:formula="of:=MAX([.$C218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18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37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9])" office:value-type="float" office:value="300" calcext:value-type="float">
            <text:p>300</text:p>
          </table:table-cell>
          <table:table-cell table:formula="of:=MIN([.$C219])" office:value-type="float" office:value="1" calcext:value-type="float">
            <text:p>1</text:p>
          </table:table-cell>
          <table:table-cell table:formula="of:=MEDIAN([.$B219])" office:value-type="float" office:value="300" calcext:value-type="float">
            <text:p>300</text:p>
          </table:table-cell>
          <table:table-cell table:formula="of:=MEDIAN([.$C219])" office:value-type="float" office:value="1" calcext:value-type="float">
            <text:p>1</text:p>
          </table:table-cell>
          <table:table-cell table:formula="of:=MAX([.$B219])" office:value-type="float" office:value="300" calcext:value-type="float">
            <text:p>300</text:p>
          </table:table-cell>
          <table:table-cell table:formula="of:=MAX([.$C219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19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37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0])" office:value-type="float" office:value="300" calcext:value-type="float">
            <text:p>300</text:p>
          </table:table-cell>
          <table:table-cell table:formula="of:=MIN([.$C220])" office:value-type="float" office:value="1" calcext:value-type="float">
            <text:p>1</text:p>
          </table:table-cell>
          <table:table-cell table:formula="of:=MEDIAN([.$B220])" office:value-type="float" office:value="300" calcext:value-type="float">
            <text:p>300</text:p>
          </table:table-cell>
          <table:table-cell table:formula="of:=MEDIAN([.$C220])" office:value-type="float" office:value="1" calcext:value-type="float">
            <text:p>1</text:p>
          </table:table-cell>
          <table:table-cell table:formula="of:=MAX([.$B220])" office:value-type="float" office:value="300" calcext:value-type="float">
            <text:p>300</text:p>
          </table:table-cell>
          <table:table-cell table:formula="of:=MAX([.$C220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220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37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1])" office:value-type="float" office:value="300" calcext:value-type="float">
            <text:p>300</text:p>
          </table:table-cell>
          <table:table-cell table:formula="of:=MIN([.$C221])" office:value-type="float" office:value="1" calcext:value-type="float">
            <text:p>1</text:p>
          </table:table-cell>
          <table:table-cell table:formula="of:=MEDIAN([.$B221])" office:value-type="float" office:value="300" calcext:value-type="float">
            <text:p>300</text:p>
          </table:table-cell>
          <table:table-cell table:formula="of:=MEDIAN([.$C221])" office:value-type="float" office:value="1" calcext:value-type="float">
            <text:p>1</text:p>
          </table:table-cell>
          <table:table-cell table:formula="of:=MAX([.$B221])" office:value-type="float" office:value="300" calcext:value-type="float">
            <text:p>300</text:p>
          </table:table-cell>
          <table:table-cell table:formula="of:=MAX([.$C221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221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37/v2/aso/training_set.lp</text:p>
          </table:table-cell>
          <table:table-cell office:value-type="float" office:value="4.10971" calcext:value-type="float">
            <text:p>4.10971</text:p>
          </table:table-cell>
          <table:table-cell office:value-type="float" office:value="0" calcext:value-type="float">
            <text:p>0</text:p>
          </table:table-cell>
          <table:table-cell table:formula="of:=MIN([.$B222])" office:value-type="float" office:value="4.10971" calcext:value-type="float">
            <text:p>4.10971</text:p>
          </table:table-cell>
          <table:table-cell table:formula="of:=MIN([.$C222])" office:value-type="float" office:value="0" calcext:value-type="float">
            <text:p>0</text:p>
          </table:table-cell>
          <table:table-cell table:formula="of:=MEDIAN([.$B222])" office:value-type="float" office:value="4.10971" calcext:value-type="float">
            <text:p>4.10971</text:p>
          </table:table-cell>
          <table:table-cell table:formula="of:=MEDIAN([.$C222])" office:value-type="float" office:value="0" calcext:value-type="float">
            <text:p>0</text:p>
          </table:table-cell>
          <table:table-cell table:formula="of:=MAX([.$B222])" office:value-type="float" office:value="4.10971" calcext:value-type="float">
            <text:p>4.10971</text:p>
          </table:table-cell>
          <table:table-cell table:formula="of:=MAX([.$C222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222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37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3])" office:value-type="float" office:value="300" calcext:value-type="float">
            <text:p>300</text:p>
          </table:table-cell>
          <table:table-cell table:formula="of:=MIN([.$C223])" office:value-type="float" office:value="1" calcext:value-type="float">
            <text:p>1</text:p>
          </table:table-cell>
          <table:table-cell table:formula="of:=MEDIAN([.$B223])" office:value-type="float" office:value="300" calcext:value-type="float">
            <text:p>300</text:p>
          </table:table-cell>
          <table:table-cell table:formula="of:=MEDIAN([.$C223])" office:value-type="float" office:value="1" calcext:value-type="float">
            <text:p>1</text:p>
          </table:table-cell>
          <table:table-cell table:formula="of:=MAX([.$B223])" office:value-type="float" office:value="300" calcext:value-type="float">
            <text:p>300</text:p>
          </table:table-cell>
          <table:table-cell table:formula="of:=MAX([.$C223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23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37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4])" office:value-type="float" office:value="300" calcext:value-type="float">
            <text:p>300</text:p>
          </table:table-cell>
          <table:table-cell table:formula="of:=MIN([.$C224])" office:value-type="float" office:value="1" calcext:value-type="float">
            <text:p>1</text:p>
          </table:table-cell>
          <table:table-cell table:formula="of:=MEDIAN([.$B224])" office:value-type="float" office:value="300" calcext:value-type="float">
            <text:p>300</text:p>
          </table:table-cell>
          <table:table-cell table:formula="of:=MEDIAN([.$C224])" office:value-type="float" office:value="1" calcext:value-type="float">
            <text:p>1</text:p>
          </table:table-cell>
          <table:table-cell table:formula="of:=MAX([.$B224])" office:value-type="float" office:value="300" calcext:value-type="float">
            <text:p>300</text:p>
          </table:table-cell>
          <table:table-cell table:formula="of:=MAX([.$C224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224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37/v3/aso/training_set.lp</text:p>
          </table:table-cell>
          <table:table-cell office:value-type="float" office:value="9.66652" calcext:value-type="float">
            <text:p>9.66652</text:p>
          </table:table-cell>
          <table:table-cell office:value-type="float" office:value="0" calcext:value-type="float">
            <text:p>0</text:p>
          </table:table-cell>
          <table:table-cell table:formula="of:=MIN([.$B225])" office:value-type="float" office:value="9.66652" calcext:value-type="float">
            <text:p>9.66652</text:p>
          </table:table-cell>
          <table:table-cell table:formula="of:=MIN([.$C225])" office:value-type="float" office:value="0" calcext:value-type="float">
            <text:p>0</text:p>
          </table:table-cell>
          <table:table-cell table:formula="of:=MEDIAN([.$B225])" office:value-type="float" office:value="9.66652" calcext:value-type="float">
            <text:p>9.66652</text:p>
          </table:table-cell>
          <table:table-cell table:formula="of:=MEDIAN([.$C225])" office:value-type="float" office:value="0" calcext:value-type="float">
            <text:p>0</text:p>
          </table:table-cell>
          <table:table-cell table:formula="of:=MAX([.$B225])" office:value-type="float" office:value="9.66652" calcext:value-type="float">
            <text:p>9.66652</text:p>
          </table:table-cell>
          <table:table-cell table:formula="of:=MAX([.$C225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225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37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6])" office:value-type="float" office:value="300" calcext:value-type="float">
            <text:p>300</text:p>
          </table:table-cell>
          <table:table-cell table:formula="of:=MIN([.$C226])" office:value-type="float" office:value="1" calcext:value-type="float">
            <text:p>1</text:p>
          </table:table-cell>
          <table:table-cell table:formula="of:=MEDIAN([.$B226])" office:value-type="float" office:value="300" calcext:value-type="float">
            <text:p>300</text:p>
          </table:table-cell>
          <table:table-cell table:formula="of:=MEDIAN([.$C226])" office:value-type="float" office:value="1" calcext:value-type="float">
            <text:p>1</text:p>
          </table:table-cell>
          <table:table-cell table:formula="of:=MAX([.$B226])" office:value-type="float" office:value="300" calcext:value-type="float">
            <text:p>300</text:p>
          </table:table-cell>
          <table:table-cell table:formula="of:=MAX([.$C226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26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37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7])" office:value-type="float" office:value="300" calcext:value-type="float">
            <text:p>300</text:p>
          </table:table-cell>
          <table:table-cell table:formula="of:=MIN([.$C227])" office:value-type="float" office:value="1" calcext:value-type="float">
            <text:p>1</text:p>
          </table:table-cell>
          <table:table-cell table:formula="of:=MEDIAN([.$B227])" office:value-type="float" office:value="300" calcext:value-type="float">
            <text:p>300</text:p>
          </table:table-cell>
          <table:table-cell table:formula="of:=MEDIAN([.$C227])" office:value-type="float" office:value="1" calcext:value-type="float">
            <text:p>1</text:p>
          </table:table-cell>
          <table:table-cell table:formula="of:=MAX([.$B227])" office:value-type="float" office:value="300" calcext:value-type="float">
            <text:p>300</text:p>
          </table:table-cell>
          <table:table-cell table:formula="of:=MAX([.$C227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227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38/v1/aso/training_set.lp</text:p>
          </table:table-cell>
          <table:table-cell office:value-type="float" office:value="220.884" calcext:value-type="float">
            <text:p>220.884</text:p>
          </table:table-cell>
          <table:table-cell office:value-type="float" office:value="0" calcext:value-type="float">
            <text:p>0</text:p>
          </table:table-cell>
          <table:table-cell table:formula="of:=MIN([.$B228])" office:value-type="float" office:value="220.884" calcext:value-type="float">
            <text:p>220.884</text:p>
          </table:table-cell>
          <table:table-cell table:formula="of:=MIN([.$C228])" office:value-type="float" office:value="0" calcext:value-type="float">
            <text:p>0</text:p>
          </table:table-cell>
          <table:table-cell table:formula="of:=MEDIAN([.$B228])" office:value-type="float" office:value="220.884" calcext:value-type="float">
            <text:p>220.884</text:p>
          </table:table-cell>
          <table:table-cell table:formula="of:=MEDIAN([.$C228])" office:value-type="float" office:value="0" calcext:value-type="float">
            <text:p>0</text:p>
          </table:table-cell>
          <table:table-cell table:formula="of:=MAX([.$B228])" office:value-type="float" office:value="220.884" calcext:value-type="float">
            <text:p>220.884</text:p>
          </table:table-cell>
          <table:table-cell table:formula="of:=MAX([.$C228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228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38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9])" office:value-type="float" office:value="300" calcext:value-type="float">
            <text:p>300</text:p>
          </table:table-cell>
          <table:table-cell table:formula="of:=MIN([.$C229])" office:value-type="float" office:value="1" calcext:value-type="float">
            <text:p>1</text:p>
          </table:table-cell>
          <table:table-cell table:formula="of:=MEDIAN([.$B229])" office:value-type="float" office:value="300" calcext:value-type="float">
            <text:p>300</text:p>
          </table:table-cell>
          <table:table-cell table:formula="of:=MEDIAN([.$C229])" office:value-type="float" office:value="1" calcext:value-type="float">
            <text:p>1</text:p>
          </table:table-cell>
          <table:table-cell table:formula="of:=MAX([.$B229])" office:value-type="float" office:value="300" calcext:value-type="float">
            <text:p>300</text:p>
          </table:table-cell>
          <table:table-cell table:formula="of:=MAX([.$C229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229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38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0])" office:value-type="float" office:value="300" calcext:value-type="float">
            <text:p>300</text:p>
          </table:table-cell>
          <table:table-cell table:formula="of:=MIN([.$C230])" office:value-type="float" office:value="1" calcext:value-type="float">
            <text:p>1</text:p>
          </table:table-cell>
          <table:table-cell table:formula="of:=MEDIAN([.$B230])" office:value-type="float" office:value="300" calcext:value-type="float">
            <text:p>300</text:p>
          </table:table-cell>
          <table:table-cell table:formula="of:=MEDIAN([.$C230])" office:value-type="float" office:value="1" calcext:value-type="float">
            <text:p>1</text:p>
          </table:table-cell>
          <table:table-cell table:formula="of:=MAX([.$B230])" office:value-type="float" office:value="300" calcext:value-type="float">
            <text:p>300</text:p>
          </table:table-cell>
          <table:table-cell table:formula="of:=MAX([.$C230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230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38/v2/aso/training_set.lp</text:p>
          </table:table-cell>
          <table:table-cell office:value-type="float" office:value="9.65011" calcext:value-type="float">
            <text:p>9.65011</text:p>
          </table:table-cell>
          <table:table-cell office:value-type="float" office:value="0" calcext:value-type="float">
            <text:p>0</text:p>
          </table:table-cell>
          <table:table-cell table:formula="of:=MIN([.$B231])" office:value-type="float" office:value="9.65011" calcext:value-type="float">
            <text:p>9.65011</text:p>
          </table:table-cell>
          <table:table-cell table:formula="of:=MIN([.$C231])" office:value-type="float" office:value="0" calcext:value-type="float">
            <text:p>0</text:p>
          </table:table-cell>
          <table:table-cell table:formula="of:=MEDIAN([.$B231])" office:value-type="float" office:value="9.65011" calcext:value-type="float">
            <text:p>9.65011</text:p>
          </table:table-cell>
          <table:table-cell table:formula="of:=MEDIAN([.$C231])" office:value-type="float" office:value="0" calcext:value-type="float">
            <text:p>0</text:p>
          </table:table-cell>
          <table:table-cell table:formula="of:=MAX([.$B231])" office:value-type="float" office:value="9.65011" calcext:value-type="float">
            <text:p>9.65011</text:p>
          </table:table-cell>
          <table:table-cell table:formula="of:=MAX([.$C231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231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8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2])" office:value-type="float" office:value="300" calcext:value-type="float">
            <text:p>300</text:p>
          </table:table-cell>
          <table:table-cell table:formula="of:=MIN([.$C232])" office:value-type="float" office:value="1" calcext:value-type="float">
            <text:p>1</text:p>
          </table:table-cell>
          <table:table-cell table:formula="of:=MEDIAN([.$B232])" office:value-type="float" office:value="300" calcext:value-type="float">
            <text:p>300</text:p>
          </table:table-cell>
          <table:table-cell table:formula="of:=MEDIAN([.$C232])" office:value-type="float" office:value="1" calcext:value-type="float">
            <text:p>1</text:p>
          </table:table-cell>
          <table:table-cell table:formula="of:=MAX([.$B232])" office:value-type="float" office:value="300" calcext:value-type="float">
            <text:p>300</text:p>
          </table:table-cell>
          <table:table-cell table:formula="of:=MAX([.$C232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32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38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3])" office:value-type="float" office:value="300" calcext:value-type="float">
            <text:p>300</text:p>
          </table:table-cell>
          <table:table-cell table:formula="of:=MIN([.$C233])" office:value-type="float" office:value="1" calcext:value-type="float">
            <text:p>1</text:p>
          </table:table-cell>
          <table:table-cell table:formula="of:=MEDIAN([.$B233])" office:value-type="float" office:value="300" calcext:value-type="float">
            <text:p>300</text:p>
          </table:table-cell>
          <table:table-cell table:formula="of:=MEDIAN([.$C233])" office:value-type="float" office:value="1" calcext:value-type="float">
            <text:p>1</text:p>
          </table:table-cell>
          <table:table-cell table:formula="of:=MAX([.$B233])" office:value-type="float" office:value="300" calcext:value-type="float">
            <text:p>300</text:p>
          </table:table-cell>
          <table:table-cell table:formula="of:=MAX([.$C233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33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38/v3/aso/training_set.lp</text:p>
          </table:table-cell>
          <table:table-cell office:value-type="float" office:value="6.54855" calcext:value-type="float">
            <text:p>6.54855</text:p>
          </table:table-cell>
          <table:table-cell office:value-type="float" office:value="0" calcext:value-type="float">
            <text:p>0</text:p>
          </table:table-cell>
          <table:table-cell table:formula="of:=MIN([.$B234])" office:value-type="float" office:value="6.54855" calcext:value-type="float">
            <text:p>6.54855</text:p>
          </table:table-cell>
          <table:table-cell table:formula="of:=MIN([.$C234])" office:value-type="float" office:value="0" calcext:value-type="float">
            <text:p>0</text:p>
          </table:table-cell>
          <table:table-cell table:formula="of:=MEDIAN([.$B234])" office:value-type="float" office:value="6.54855" calcext:value-type="float">
            <text:p>6.54855</text:p>
          </table:table-cell>
          <table:table-cell table:formula="of:=MEDIAN([.$C234])" office:value-type="float" office:value="0" calcext:value-type="float">
            <text:p>0</text:p>
          </table:table-cell>
          <table:table-cell table:formula="of:=MAX([.$B234])" office:value-type="float" office:value="6.54855" calcext:value-type="float">
            <text:p>6.54855</text:p>
          </table:table-cell>
          <table:table-cell table:formula="of:=MAX([.$C234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(45-[.J234])/45" office:value-type="float" office:value="0.0444444444444444" calcext:value-type="float">
            <text:p>0.044</text:p>
          </table:table-cell>
        </table:table-row>
        <table:table-row table:style-name="ro1">
          <table:table-cell office:value-type="string" calcext:value-type="string">
            <text:p>training/user38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5])" office:value-type="float" office:value="300" calcext:value-type="float">
            <text:p>300</text:p>
          </table:table-cell>
          <table:table-cell table:formula="of:=MIN([.$C235])" office:value-type="float" office:value="1" calcext:value-type="float">
            <text:p>1</text:p>
          </table:table-cell>
          <table:table-cell table:formula="of:=MEDIAN([.$B235])" office:value-type="float" office:value="300" calcext:value-type="float">
            <text:p>300</text:p>
          </table:table-cell>
          <table:table-cell table:formula="of:=MEDIAN([.$C235])" office:value-type="float" office:value="1" calcext:value-type="float">
            <text:p>1</text:p>
          </table:table-cell>
          <table:table-cell table:formula="of:=MAX([.$B235])" office:value-type="float" office:value="300" calcext:value-type="float">
            <text:p>300</text:p>
          </table:table-cell>
          <table:table-cell table:formula="of:=MAX([.$C235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235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38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6])" office:value-type="float" office:value="300" calcext:value-type="float">
            <text:p>300</text:p>
          </table:table-cell>
          <table:table-cell table:formula="of:=MIN([.$C236])" office:value-type="float" office:value="1" calcext:value-type="float">
            <text:p>1</text:p>
          </table:table-cell>
          <table:table-cell table:formula="of:=MEDIAN([.$B236])" office:value-type="float" office:value="300" calcext:value-type="float">
            <text:p>300</text:p>
          </table:table-cell>
          <table:table-cell table:formula="of:=MEDIAN([.$C236])" office:value-type="float" office:value="1" calcext:value-type="float">
            <text:p>1</text:p>
          </table:table-cell>
          <table:table-cell table:formula="of:=MAX([.$B236])" office:value-type="float" office:value="300" calcext:value-type="float">
            <text:p>300</text:p>
          </table:table-cell>
          <table:table-cell table:formula="of:=MAX([.$C236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236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4/v1/aso/training_set.lp</text:p>
          </table:table-cell>
          <table:table-cell office:value-type="float" office:value="137.34" calcext:value-type="float">
            <text:p>137.34</text:p>
          </table:table-cell>
          <table:table-cell office:value-type="float" office:value="0" calcext:value-type="float">
            <text:p>0</text:p>
          </table:table-cell>
          <table:table-cell table:formula="of:=MIN([.$B237])" office:value-type="float" office:value="137.34" calcext:value-type="float">
            <text:p>137.34</text:p>
          </table:table-cell>
          <table:table-cell table:formula="of:=MIN([.$C237])" office:value-type="float" office:value="0" calcext:value-type="float">
            <text:p>0</text:p>
          </table:table-cell>
          <table:table-cell table:formula="of:=MEDIAN([.$B237])" office:value-type="float" office:value="137.34" calcext:value-type="float">
            <text:p>137.34</text:p>
          </table:table-cell>
          <table:table-cell table:formula="of:=MEDIAN([.$C237])" office:value-type="float" office:value="0" calcext:value-type="float">
            <text:p>0</text:p>
          </table:table-cell>
          <table:table-cell table:formula="of:=MAX([.$B237])" office:value-type="float" office:value="137.34" calcext:value-type="float">
            <text:p>137.34</text:p>
          </table:table-cell>
          <table:table-cell table:formula="of:=MAX([.$C237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237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4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8])" office:value-type="float" office:value="300" calcext:value-type="float">
            <text:p>300</text:p>
          </table:table-cell>
          <table:table-cell table:formula="of:=MIN([.$C238])" office:value-type="float" office:value="1" calcext:value-type="float">
            <text:p>1</text:p>
          </table:table-cell>
          <table:table-cell table:formula="of:=MEDIAN([.$B238])" office:value-type="float" office:value="300" calcext:value-type="float">
            <text:p>300</text:p>
          </table:table-cell>
          <table:table-cell table:formula="of:=MEDIAN([.$C238])" office:value-type="float" office:value="1" calcext:value-type="float">
            <text:p>1</text:p>
          </table:table-cell>
          <table:table-cell table:formula="of:=MAX([.$B238])" office:value-type="float" office:value="300" calcext:value-type="float">
            <text:p>300</text:p>
          </table:table-cell>
          <table:table-cell table:formula="of:=MAX([.$C238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238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4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9])" office:value-type="float" office:value="300" calcext:value-type="float">
            <text:p>300</text:p>
          </table:table-cell>
          <table:table-cell table:formula="of:=MIN([.$C239])" office:value-type="float" office:value="1" calcext:value-type="float">
            <text:p>1</text:p>
          </table:table-cell>
          <table:table-cell table:formula="of:=MEDIAN([.$B239])" office:value-type="float" office:value="300" calcext:value-type="float">
            <text:p>300</text:p>
          </table:table-cell>
          <table:table-cell table:formula="of:=MEDIAN([.$C239])" office:value-type="float" office:value="1" calcext:value-type="float">
            <text:p>1</text:p>
          </table:table-cell>
          <table:table-cell table:formula="of:=MAX([.$B239])" office:value-type="float" office:value="300" calcext:value-type="float">
            <text:p>300</text:p>
          </table:table-cell>
          <table:table-cell table:formula="of:=MAX([.$C239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239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4/v2/aso/training_set.lp</text:p>
          </table:table-cell>
          <table:table-cell office:value-type="float" office:value="29.4274" calcext:value-type="float">
            <text:p>29.4274</text:p>
          </table:table-cell>
          <table:table-cell office:value-type="float" office:value="0" calcext:value-type="float">
            <text:p>0</text:p>
          </table:table-cell>
          <table:table-cell table:formula="of:=MIN([.$B240])" office:value-type="float" office:value="29.4274" calcext:value-type="float">
            <text:p>29.4274</text:p>
          </table:table-cell>
          <table:table-cell table:formula="of:=MIN([.$C240])" office:value-type="float" office:value="0" calcext:value-type="float">
            <text:p>0</text:p>
          </table:table-cell>
          <table:table-cell table:formula="of:=MEDIAN([.$B240])" office:value-type="float" office:value="29.4274" calcext:value-type="float">
            <text:p>29.4274</text:p>
          </table:table-cell>
          <table:table-cell table:formula="of:=MEDIAN([.$C240])" office:value-type="float" office:value="0" calcext:value-type="float">
            <text:p>0</text:p>
          </table:table-cell>
          <table:table-cell table:formula="of:=MAX([.$B240])" office:value-type="float" office:value="29.4274" calcext:value-type="float">
            <text:p>29.4274</text:p>
          </table:table-cell>
          <table:table-cell table:formula="of:=MAX([.$C240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240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4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1])" office:value-type="float" office:value="300" calcext:value-type="float">
            <text:p>300</text:p>
          </table:table-cell>
          <table:table-cell table:formula="of:=MIN([.$C241])" office:value-type="float" office:value="1" calcext:value-type="float">
            <text:p>1</text:p>
          </table:table-cell>
          <table:table-cell table:formula="of:=MEDIAN([.$B241])" office:value-type="float" office:value="300" calcext:value-type="float">
            <text:p>300</text:p>
          </table:table-cell>
          <table:table-cell table:formula="of:=MEDIAN([.$C241])" office:value-type="float" office:value="1" calcext:value-type="float">
            <text:p>1</text:p>
          </table:table-cell>
          <table:table-cell table:formula="of:=MAX([.$B241])" office:value-type="float" office:value="300" calcext:value-type="float">
            <text:p>300</text:p>
          </table:table-cell>
          <table:table-cell table:formula="of:=MAX([.$C241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41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4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2])" office:value-type="float" office:value="300" calcext:value-type="float">
            <text:p>300</text:p>
          </table:table-cell>
          <table:table-cell table:formula="of:=MIN([.$C242])" office:value-type="float" office:value="1" calcext:value-type="float">
            <text:p>1</text:p>
          </table:table-cell>
          <table:table-cell table:formula="of:=MEDIAN([.$B242])" office:value-type="float" office:value="300" calcext:value-type="float">
            <text:p>300</text:p>
          </table:table-cell>
          <table:table-cell table:formula="of:=MEDIAN([.$C242])" office:value-type="float" office:value="1" calcext:value-type="float">
            <text:p>1</text:p>
          </table:table-cell>
          <table:table-cell table:formula="of:=MAX([.$B242])" office:value-type="float" office:value="300" calcext:value-type="float">
            <text:p>300</text:p>
          </table:table-cell>
          <table:table-cell table:formula="of:=MAX([.$C242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242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4/v3/aso/training_set.lp</text:p>
          </table:table-cell>
          <table:table-cell office:value-type="float" office:value="8.08522" calcext:value-type="float">
            <text:p>8.08522</text:p>
          </table:table-cell>
          <table:table-cell office:value-type="float" office:value="0" calcext:value-type="float">
            <text:p>0</text:p>
          </table:table-cell>
          <table:table-cell table:formula="of:=MIN([.$B243])" office:value-type="float" office:value="8.08522" calcext:value-type="float">
            <text:p>8.08522</text:p>
          </table:table-cell>
          <table:table-cell table:formula="of:=MIN([.$C243])" office:value-type="float" office:value="0" calcext:value-type="float">
            <text:p>0</text:p>
          </table:table-cell>
          <table:table-cell table:formula="of:=MEDIAN([.$B243])" office:value-type="float" office:value="8.08522" calcext:value-type="float">
            <text:p>8.08522</text:p>
          </table:table-cell>
          <table:table-cell table:formula="of:=MEDIAN([.$C243])" office:value-type="float" office:value="0" calcext:value-type="float">
            <text:p>0</text:p>
          </table:table-cell>
          <table:table-cell table:formula="of:=MAX([.$B243])" office:value-type="float" office:value="8.08522" calcext:value-type="float">
            <text:p>8.08522</text:p>
          </table:table-cell>
          <table:table-cell table:formula="of:=MAX([.$C243]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45-[.J243])/45" office:value-type="float" office:value="0.133333333333333" calcext:value-type="float">
            <text:p>0.133</text:p>
          </table:table-cell>
        </table:table-row>
        <table:table-row table:style-name="ro1">
          <table:table-cell office:value-type="string" calcext:value-type="string">
            <text:p>training/user4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4])" office:value-type="float" office:value="300" calcext:value-type="float">
            <text:p>300</text:p>
          </table:table-cell>
          <table:table-cell table:formula="of:=MIN([.$C244])" office:value-type="float" office:value="1" calcext:value-type="float">
            <text:p>1</text:p>
          </table:table-cell>
          <table:table-cell table:formula="of:=MEDIAN([.$B244])" office:value-type="float" office:value="300" calcext:value-type="float">
            <text:p>300</text:p>
          </table:table-cell>
          <table:table-cell table:formula="of:=MEDIAN([.$C244])" office:value-type="float" office:value="1" calcext:value-type="float">
            <text:p>1</text:p>
          </table:table-cell>
          <table:table-cell table:formula="of:=MAX([.$B244])" office:value-type="float" office:value="300" calcext:value-type="float">
            <text:p>300</text:p>
          </table:table-cell>
          <table:table-cell table:formula="of:=MAX([.$C244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244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4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5])" office:value-type="float" office:value="300" calcext:value-type="float">
            <text:p>300</text:p>
          </table:table-cell>
          <table:table-cell table:formula="of:=MIN([.$C245])" office:value-type="float" office:value="1" calcext:value-type="float">
            <text:p>1</text:p>
          </table:table-cell>
          <table:table-cell table:formula="of:=MEDIAN([.$B245])" office:value-type="float" office:value="300" calcext:value-type="float">
            <text:p>300</text:p>
          </table:table-cell>
          <table:table-cell table:formula="of:=MEDIAN([.$C245])" office:value-type="float" office:value="1" calcext:value-type="float">
            <text:p>1</text:p>
          </table:table-cell>
          <table:table-cell table:formula="of:=MAX([.$B245])" office:value-type="float" office:value="300" calcext:value-type="float">
            <text:p>300</text:p>
          </table:table-cell>
          <table:table-cell table:formula="of:=MAX([.$C245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245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40/v1/aso/training_set.lp</text:p>
          </table:table-cell>
          <table:table-cell office:value-type="float" office:value="26.6852" calcext:value-type="float">
            <text:p>26.6852</text:p>
          </table:table-cell>
          <table:table-cell office:value-type="float" office:value="0" calcext:value-type="float">
            <text:p>0</text:p>
          </table:table-cell>
          <table:table-cell table:formula="of:=MIN([.$B246])" office:value-type="float" office:value="26.6852" calcext:value-type="float">
            <text:p>26.6852</text:p>
          </table:table-cell>
          <table:table-cell table:formula="of:=MIN([.$C246])" office:value-type="float" office:value="0" calcext:value-type="float">
            <text:p>0</text:p>
          </table:table-cell>
          <table:table-cell table:formula="of:=MEDIAN([.$B246])" office:value-type="float" office:value="26.6852" calcext:value-type="float">
            <text:p>26.6852</text:p>
          </table:table-cell>
          <table:table-cell table:formula="of:=MEDIAN([.$C246])" office:value-type="float" office:value="0" calcext:value-type="float">
            <text:p>0</text:p>
          </table:table-cell>
          <table:table-cell table:formula="of:=MAX([.$B246])" office:value-type="float" office:value="26.6852" calcext:value-type="float">
            <text:p>26.6852</text:p>
          </table:table-cell>
          <table:table-cell table:formula="of:=MAX([.$C246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246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40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7])" office:value-type="float" office:value="300" calcext:value-type="float">
            <text:p>300</text:p>
          </table:table-cell>
          <table:table-cell table:formula="of:=MIN([.$C247])" office:value-type="float" office:value="1" calcext:value-type="float">
            <text:p>1</text:p>
          </table:table-cell>
          <table:table-cell table:formula="of:=MEDIAN([.$B247])" office:value-type="float" office:value="300" calcext:value-type="float">
            <text:p>300</text:p>
          </table:table-cell>
          <table:table-cell table:formula="of:=MEDIAN([.$C247])" office:value-type="float" office:value="1" calcext:value-type="float">
            <text:p>1</text:p>
          </table:table-cell>
          <table:table-cell table:formula="of:=MAX([.$B247])" office:value-type="float" office:value="300" calcext:value-type="float">
            <text:p>300</text:p>
          </table:table-cell>
          <table:table-cell table:formula="of:=MAX([.$C247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247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40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8])" office:value-type="float" office:value="300" calcext:value-type="float">
            <text:p>300</text:p>
          </table:table-cell>
          <table:table-cell table:formula="of:=MIN([.$C248])" office:value-type="float" office:value="1" calcext:value-type="float">
            <text:p>1</text:p>
          </table:table-cell>
          <table:table-cell table:formula="of:=MEDIAN([.$B248])" office:value-type="float" office:value="300" calcext:value-type="float">
            <text:p>300</text:p>
          </table:table-cell>
          <table:table-cell table:formula="of:=MEDIAN([.$C248])" office:value-type="float" office:value="1" calcext:value-type="float">
            <text:p>1</text:p>
          </table:table-cell>
          <table:table-cell table:formula="of:=MAX([.$B248])" office:value-type="float" office:value="300" calcext:value-type="float">
            <text:p>300</text:p>
          </table:table-cell>
          <table:table-cell table:formula="of:=MAX([.$C248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248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40/v2/aso/training_set.lp</text:p>
          </table:table-cell>
          <table:table-cell office:value-type="float" office:value="6.73245" calcext:value-type="float">
            <text:p>6.73245</text:p>
          </table:table-cell>
          <table:table-cell office:value-type="float" office:value="0" calcext:value-type="float">
            <text:p>0</text:p>
          </table:table-cell>
          <table:table-cell table:formula="of:=MIN([.$B249])" office:value-type="float" office:value="6.73245" calcext:value-type="float">
            <text:p>6.73245</text:p>
          </table:table-cell>
          <table:table-cell table:formula="of:=MIN([.$C249])" office:value-type="float" office:value="0" calcext:value-type="float">
            <text:p>0</text:p>
          </table:table-cell>
          <table:table-cell table:formula="of:=MEDIAN([.$B249])" office:value-type="float" office:value="6.73245" calcext:value-type="float">
            <text:p>6.73245</text:p>
          </table:table-cell>
          <table:table-cell table:formula="of:=MEDIAN([.$C249])" office:value-type="float" office:value="0" calcext:value-type="float">
            <text:p>0</text:p>
          </table:table-cell>
          <table:table-cell table:formula="of:=MAX([.$B249])" office:value-type="float" office:value="6.73245" calcext:value-type="float">
            <text:p>6.73245</text:p>
          </table:table-cell>
          <table:table-cell table:formula="of:=MAX([.$C249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249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40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0])" office:value-type="float" office:value="300" calcext:value-type="float">
            <text:p>300</text:p>
          </table:table-cell>
          <table:table-cell table:formula="of:=MIN([.$C250])" office:value-type="float" office:value="1" calcext:value-type="float">
            <text:p>1</text:p>
          </table:table-cell>
          <table:table-cell table:formula="of:=MEDIAN([.$B250])" office:value-type="float" office:value="300" calcext:value-type="float">
            <text:p>300</text:p>
          </table:table-cell>
          <table:table-cell table:formula="of:=MEDIAN([.$C250])" office:value-type="float" office:value="1" calcext:value-type="float">
            <text:p>1</text:p>
          </table:table-cell>
          <table:table-cell table:formula="of:=MAX([.$B250])" office:value-type="float" office:value="300" calcext:value-type="float">
            <text:p>300</text:p>
          </table:table-cell>
          <table:table-cell table:formula="of:=MAX([.$C250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250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40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1])" office:value-type="float" office:value="300" calcext:value-type="float">
            <text:p>300</text:p>
          </table:table-cell>
          <table:table-cell table:formula="of:=MIN([.$C251])" office:value-type="float" office:value="1" calcext:value-type="float">
            <text:p>1</text:p>
          </table:table-cell>
          <table:table-cell table:formula="of:=MEDIAN([.$B251])" office:value-type="float" office:value="300" calcext:value-type="float">
            <text:p>300</text:p>
          </table:table-cell>
          <table:table-cell table:formula="of:=MEDIAN([.$C251])" office:value-type="float" office:value="1" calcext:value-type="float">
            <text:p>1</text:p>
          </table:table-cell>
          <table:table-cell table:formula="of:=MAX([.$B251])" office:value-type="float" office:value="300" calcext:value-type="float">
            <text:p>300</text:p>
          </table:table-cell>
          <table:table-cell table:formula="of:=MAX([.$C251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251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40/v3/aso/training_set.lp</text:p>
          </table:table-cell>
          <table:table-cell office:value-type="float" office:value="7.86188" calcext:value-type="float">
            <text:p>7.86188</text:p>
          </table:table-cell>
          <table:table-cell office:value-type="float" office:value="0" calcext:value-type="float">
            <text:p>0</text:p>
          </table:table-cell>
          <table:table-cell table:formula="of:=MIN([.$B252])" office:value-type="float" office:value="7.86188" calcext:value-type="float">
            <text:p>7.86188</text:p>
          </table:table-cell>
          <table:table-cell table:formula="of:=MIN([.$C252])" office:value-type="float" office:value="0" calcext:value-type="float">
            <text:p>0</text:p>
          </table:table-cell>
          <table:table-cell table:formula="of:=MEDIAN([.$B252])" office:value-type="float" office:value="7.86188" calcext:value-type="float">
            <text:p>7.86188</text:p>
          </table:table-cell>
          <table:table-cell table:formula="of:=MEDIAN([.$C252])" office:value-type="float" office:value="0" calcext:value-type="float">
            <text:p>0</text:p>
          </table:table-cell>
          <table:table-cell table:formula="of:=MAX([.$B252])" office:value-type="float" office:value="7.86188" calcext:value-type="float">
            <text:p>7.86188</text:p>
          </table:table-cell>
          <table:table-cell table:formula="of:=MAX([.$C252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252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40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3])" office:value-type="float" office:value="300" calcext:value-type="float">
            <text:p>300</text:p>
          </table:table-cell>
          <table:table-cell table:formula="of:=MIN([.$C253])" office:value-type="float" office:value="1" calcext:value-type="float">
            <text:p>1</text:p>
          </table:table-cell>
          <table:table-cell table:formula="of:=MEDIAN([.$B253])" office:value-type="float" office:value="300" calcext:value-type="float">
            <text:p>300</text:p>
          </table:table-cell>
          <table:table-cell table:formula="of:=MEDIAN([.$C253])" office:value-type="float" office:value="1" calcext:value-type="float">
            <text:p>1</text:p>
          </table:table-cell>
          <table:table-cell table:formula="of:=MAX([.$B253])" office:value-type="float" office:value="300" calcext:value-type="float">
            <text:p>300</text:p>
          </table:table-cell>
          <table:table-cell table:formula="of:=MAX([.$C25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253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40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4])" office:value-type="float" office:value="300" calcext:value-type="float">
            <text:p>300</text:p>
          </table:table-cell>
          <table:table-cell table:formula="of:=MIN([.$C254])" office:value-type="float" office:value="1" calcext:value-type="float">
            <text:p>1</text:p>
          </table:table-cell>
          <table:table-cell table:formula="of:=MEDIAN([.$B254])" office:value-type="float" office:value="300" calcext:value-type="float">
            <text:p>300</text:p>
          </table:table-cell>
          <table:table-cell table:formula="of:=MEDIAN([.$C254])" office:value-type="float" office:value="1" calcext:value-type="float">
            <text:p>1</text:p>
          </table:table-cell>
          <table:table-cell table:formula="of:=MAX([.$B254])" office:value-type="float" office:value="300" calcext:value-type="float">
            <text:p>300</text:p>
          </table:table-cell>
          <table:table-cell table:formula="of:=MAX([.$C254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54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41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5])" office:value-type="float" office:value="300" calcext:value-type="float">
            <text:p>300</text:p>
          </table:table-cell>
          <table:table-cell table:formula="of:=MIN([.$C255])" office:value-type="float" office:value="1" calcext:value-type="float">
            <text:p>1</text:p>
          </table:table-cell>
          <table:table-cell table:formula="of:=MEDIAN([.$B255])" office:value-type="float" office:value="300" calcext:value-type="float">
            <text:p>300</text:p>
          </table:table-cell>
          <table:table-cell table:formula="of:=MEDIAN([.$C255])" office:value-type="float" office:value="1" calcext:value-type="float">
            <text:p>1</text:p>
          </table:table-cell>
          <table:table-cell table:formula="of:=MAX([.$B255])" office:value-type="float" office:value="300" calcext:value-type="float">
            <text:p>300</text:p>
          </table:table-cell>
          <table:table-cell table:formula="of:=MAX([.$C255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255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41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6])" office:value-type="float" office:value="300" calcext:value-type="float">
            <text:p>300</text:p>
          </table:table-cell>
          <table:table-cell table:formula="of:=MIN([.$C256])" office:value-type="float" office:value="1" calcext:value-type="float">
            <text:p>1</text:p>
          </table:table-cell>
          <table:table-cell table:formula="of:=MEDIAN([.$B256])" office:value-type="float" office:value="300" calcext:value-type="float">
            <text:p>300</text:p>
          </table:table-cell>
          <table:table-cell table:formula="of:=MEDIAN([.$C256])" office:value-type="float" office:value="1" calcext:value-type="float">
            <text:p>1</text:p>
          </table:table-cell>
          <table:table-cell table:formula="of:=MAX([.$B256])" office:value-type="float" office:value="300" calcext:value-type="float">
            <text:p>300</text:p>
          </table:table-cell>
          <table:table-cell table:formula="of:=MAX([.$C256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56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41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7])" office:value-type="float" office:value="300" calcext:value-type="float">
            <text:p>300</text:p>
          </table:table-cell>
          <table:table-cell table:formula="of:=MIN([.$C257])" office:value-type="float" office:value="1" calcext:value-type="float">
            <text:p>1</text:p>
          </table:table-cell>
          <table:table-cell table:formula="of:=MEDIAN([.$B257])" office:value-type="float" office:value="300" calcext:value-type="float">
            <text:p>300</text:p>
          </table:table-cell>
          <table:table-cell table:formula="of:=MEDIAN([.$C257])" office:value-type="float" office:value="1" calcext:value-type="float">
            <text:p>1</text:p>
          </table:table-cell>
          <table:table-cell table:formula="of:=MAX([.$B257])" office:value-type="float" office:value="300" calcext:value-type="float">
            <text:p>300</text:p>
          </table:table-cell>
          <table:table-cell table:formula="of:=MAX([.$C257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57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41/v2/aso/training_set.lp</text:p>
          </table:table-cell>
          <table:table-cell office:value-type="float" office:value="6.59269" calcext:value-type="float">
            <text:p>6.59269</text:p>
          </table:table-cell>
          <table:table-cell office:value-type="float" office:value="0" calcext:value-type="float">
            <text:p>0</text:p>
          </table:table-cell>
          <table:table-cell table:formula="of:=MIN([.$B258])" office:value-type="float" office:value="6.59269" calcext:value-type="float">
            <text:p>6.59269</text:p>
          </table:table-cell>
          <table:table-cell table:formula="of:=MIN([.$C258])" office:value-type="float" office:value="0" calcext:value-type="float">
            <text:p>0</text:p>
          </table:table-cell>
          <table:table-cell table:formula="of:=MEDIAN([.$B258])" office:value-type="float" office:value="6.59269" calcext:value-type="float">
            <text:p>6.59269</text:p>
          </table:table-cell>
          <table:table-cell table:formula="of:=MEDIAN([.$C258])" office:value-type="float" office:value="0" calcext:value-type="float">
            <text:p>0</text:p>
          </table:table-cell>
          <table:table-cell table:formula="of:=MAX([.$B258])" office:value-type="float" office:value="6.59269" calcext:value-type="float">
            <text:p>6.59269</text:p>
          </table:table-cell>
          <table:table-cell table:formula="of:=MAX([.$C258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258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41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9])" office:value-type="float" office:value="300" calcext:value-type="float">
            <text:p>300</text:p>
          </table:table-cell>
          <table:table-cell table:formula="of:=MIN([.$C259])" office:value-type="float" office:value="1" calcext:value-type="float">
            <text:p>1</text:p>
          </table:table-cell>
          <table:table-cell table:formula="of:=MEDIAN([.$B259])" office:value-type="float" office:value="300" calcext:value-type="float">
            <text:p>300</text:p>
          </table:table-cell>
          <table:table-cell table:formula="of:=MEDIAN([.$C259])" office:value-type="float" office:value="1" calcext:value-type="float">
            <text:p>1</text:p>
          </table:table-cell>
          <table:table-cell table:formula="of:=MAX([.$B259])" office:value-type="float" office:value="300" calcext:value-type="float">
            <text:p>300</text:p>
          </table:table-cell>
          <table:table-cell table:formula="of:=MAX([.$C259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59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41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0])" office:value-type="float" office:value="300" calcext:value-type="float">
            <text:p>300</text:p>
          </table:table-cell>
          <table:table-cell table:formula="of:=MIN([.$C260])" office:value-type="float" office:value="1" calcext:value-type="float">
            <text:p>1</text:p>
          </table:table-cell>
          <table:table-cell table:formula="of:=MEDIAN([.$B260])" office:value-type="float" office:value="300" calcext:value-type="float">
            <text:p>300</text:p>
          </table:table-cell>
          <table:table-cell table:formula="of:=MEDIAN([.$C260])" office:value-type="float" office:value="1" calcext:value-type="float">
            <text:p>1</text:p>
          </table:table-cell>
          <table:table-cell table:formula="of:=MAX([.$B260])" office:value-type="float" office:value="300" calcext:value-type="float">
            <text:p>300</text:p>
          </table:table-cell>
          <table:table-cell table:formula="of:=MAX([.$C260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260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41/v3/aso/training_set.lp</text:p>
          </table:table-cell>
          <table:table-cell office:value-type="float" office:value="17.3918" calcext:value-type="float">
            <text:p>17.3918</text:p>
          </table:table-cell>
          <table:table-cell office:value-type="float" office:value="0" calcext:value-type="float">
            <text:p>0</text:p>
          </table:table-cell>
          <table:table-cell table:formula="of:=MIN([.$B261])" office:value-type="float" office:value="17.3918" calcext:value-type="float">
            <text:p>17.3918</text:p>
          </table:table-cell>
          <table:table-cell table:formula="of:=MIN([.$C261])" office:value-type="float" office:value="0" calcext:value-type="float">
            <text:p>0</text:p>
          </table:table-cell>
          <table:table-cell table:formula="of:=MEDIAN([.$B261])" office:value-type="float" office:value="17.3918" calcext:value-type="float">
            <text:p>17.3918</text:p>
          </table:table-cell>
          <table:table-cell table:formula="of:=MEDIAN([.$C261])" office:value-type="float" office:value="0" calcext:value-type="float">
            <text:p>0</text:p>
          </table:table-cell>
          <table:table-cell table:formula="of:=MAX([.$B261])" office:value-type="float" office:value="17.3918" calcext:value-type="float">
            <text:p>17.3918</text:p>
          </table:table-cell>
          <table:table-cell table:formula="of:=MAX([.$C261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261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41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2])" office:value-type="float" office:value="300" calcext:value-type="float">
            <text:p>300</text:p>
          </table:table-cell>
          <table:table-cell table:formula="of:=MIN([.$C262])" office:value-type="float" office:value="1" calcext:value-type="float">
            <text:p>1</text:p>
          </table:table-cell>
          <table:table-cell table:formula="of:=MEDIAN([.$B262])" office:value-type="float" office:value="300" calcext:value-type="float">
            <text:p>300</text:p>
          </table:table-cell>
          <table:table-cell table:formula="of:=MEDIAN([.$C262])" office:value-type="float" office:value="1" calcext:value-type="float">
            <text:p>1</text:p>
          </table:table-cell>
          <table:table-cell table:formula="of:=MAX([.$B262])" office:value-type="float" office:value="300" calcext:value-type="float">
            <text:p>300</text:p>
          </table:table-cell>
          <table:table-cell table:formula="of:=MAX([.$C262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62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41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3])" office:value-type="float" office:value="300" calcext:value-type="float">
            <text:p>300</text:p>
          </table:table-cell>
          <table:table-cell table:formula="of:=MIN([.$C263])" office:value-type="float" office:value="1" calcext:value-type="float">
            <text:p>1</text:p>
          </table:table-cell>
          <table:table-cell table:formula="of:=MEDIAN([.$B263])" office:value-type="float" office:value="300" calcext:value-type="float">
            <text:p>300</text:p>
          </table:table-cell>
          <table:table-cell table:formula="of:=MEDIAN([.$C263])" office:value-type="float" office:value="1" calcext:value-type="float">
            <text:p>1</text:p>
          </table:table-cell>
          <table:table-cell table:formula="of:=MAX([.$B263])" office:value-type="float" office:value="300" calcext:value-type="float">
            <text:p>300</text:p>
          </table:table-cell>
          <table:table-cell table:formula="of:=MAX([.$C263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263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43/v1/aso/training_set.lp</text:p>
          </table:table-cell>
          <table:table-cell office:value-type="float" office:value="156.418" calcext:value-type="float">
            <text:p>156.418</text:p>
          </table:table-cell>
          <table:table-cell office:value-type="float" office:value="0" calcext:value-type="float">
            <text:p>0</text:p>
          </table:table-cell>
          <table:table-cell table:formula="of:=MIN([.$B264])" office:value-type="float" office:value="156.418" calcext:value-type="float">
            <text:p>156.418</text:p>
          </table:table-cell>
          <table:table-cell table:formula="of:=MIN([.$C264])" office:value-type="float" office:value="0" calcext:value-type="float">
            <text:p>0</text:p>
          </table:table-cell>
          <table:table-cell table:formula="of:=MEDIAN([.$B264])" office:value-type="float" office:value="156.418" calcext:value-type="float">
            <text:p>156.418</text:p>
          </table:table-cell>
          <table:table-cell table:formula="of:=MEDIAN([.$C264])" office:value-type="float" office:value="0" calcext:value-type="float">
            <text:p>0</text:p>
          </table:table-cell>
          <table:table-cell table:formula="of:=MAX([.$B264])" office:value-type="float" office:value="156.418" calcext:value-type="float">
            <text:p>156.418</text:p>
          </table:table-cell>
          <table:table-cell table:formula="of:=MAX([.$C264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264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43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5])" office:value-type="float" office:value="300" calcext:value-type="float">
            <text:p>300</text:p>
          </table:table-cell>
          <table:table-cell table:formula="of:=MIN([.$C265])" office:value-type="float" office:value="1" calcext:value-type="float">
            <text:p>1</text:p>
          </table:table-cell>
          <table:table-cell table:formula="of:=MEDIAN([.$B265])" office:value-type="float" office:value="300" calcext:value-type="float">
            <text:p>300</text:p>
          </table:table-cell>
          <table:table-cell table:formula="of:=MEDIAN([.$C265])" office:value-type="float" office:value="1" calcext:value-type="float">
            <text:p>1</text:p>
          </table:table-cell>
          <table:table-cell table:formula="of:=MAX([.$B265])" office:value-type="float" office:value="300" calcext:value-type="float">
            <text:p>300</text:p>
          </table:table-cell>
          <table:table-cell table:formula="of:=MAX([.$C26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65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43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6])" office:value-type="float" office:value="300" calcext:value-type="float">
            <text:p>300</text:p>
          </table:table-cell>
          <table:table-cell table:formula="of:=MIN([.$C266])" office:value-type="float" office:value="1" calcext:value-type="float">
            <text:p>1</text:p>
          </table:table-cell>
          <table:table-cell table:formula="of:=MEDIAN([.$B266])" office:value-type="float" office:value="300" calcext:value-type="float">
            <text:p>300</text:p>
          </table:table-cell>
          <table:table-cell table:formula="of:=MEDIAN([.$C266])" office:value-type="float" office:value="1" calcext:value-type="float">
            <text:p>1</text:p>
          </table:table-cell>
          <table:table-cell table:formula="of:=MAX([.$B266])" office:value-type="float" office:value="300" calcext:value-type="float">
            <text:p>300</text:p>
          </table:table-cell>
          <table:table-cell table:formula="of:=MAX([.$C266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266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43/v2/aso/training_set.lp</text:p>
          </table:table-cell>
          <table:table-cell office:value-type="float" office:value="12.3546" calcext:value-type="float">
            <text:p>12.3546</text:p>
          </table:table-cell>
          <table:table-cell office:value-type="float" office:value="0" calcext:value-type="float">
            <text:p>0</text:p>
          </table:table-cell>
          <table:table-cell table:formula="of:=MIN([.$B267])" office:value-type="float" office:value="12.3546" calcext:value-type="float">
            <text:p>12.3546</text:p>
          </table:table-cell>
          <table:table-cell table:formula="of:=MIN([.$C267])" office:value-type="float" office:value="0" calcext:value-type="float">
            <text:p>0</text:p>
          </table:table-cell>
          <table:table-cell table:formula="of:=MEDIAN([.$B267])" office:value-type="float" office:value="12.3546" calcext:value-type="float">
            <text:p>12.3546</text:p>
          </table:table-cell>
          <table:table-cell table:formula="of:=MEDIAN([.$C267])" office:value-type="float" office:value="0" calcext:value-type="float">
            <text:p>0</text:p>
          </table:table-cell>
          <table:table-cell table:formula="of:=MAX([.$B267])" office:value-type="float" office:value="12.3546" calcext:value-type="float">
            <text:p>12.3546</text:p>
          </table:table-cell>
          <table:table-cell table:formula="of:=MAX([.$C267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267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43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8])" office:value-type="float" office:value="300" calcext:value-type="float">
            <text:p>300</text:p>
          </table:table-cell>
          <table:table-cell table:formula="of:=MIN([.$C268])" office:value-type="float" office:value="1" calcext:value-type="float">
            <text:p>1</text:p>
          </table:table-cell>
          <table:table-cell table:formula="of:=MEDIAN([.$B268])" office:value-type="float" office:value="300" calcext:value-type="float">
            <text:p>300</text:p>
          </table:table-cell>
          <table:table-cell table:formula="of:=MEDIAN([.$C268])" office:value-type="float" office:value="1" calcext:value-type="float">
            <text:p>1</text:p>
          </table:table-cell>
          <table:table-cell table:formula="of:=MAX([.$B268])" office:value-type="float" office:value="300" calcext:value-type="float">
            <text:p>300</text:p>
          </table:table-cell>
          <table:table-cell table:formula="of:=MAX([.$C268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268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43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9])" office:value-type="float" office:value="300" calcext:value-type="float">
            <text:p>300</text:p>
          </table:table-cell>
          <table:table-cell table:formula="of:=MIN([.$C269])" office:value-type="float" office:value="1" calcext:value-type="float">
            <text:p>1</text:p>
          </table:table-cell>
          <table:table-cell table:formula="of:=MEDIAN([.$B269])" office:value-type="float" office:value="300" calcext:value-type="float">
            <text:p>300</text:p>
          </table:table-cell>
          <table:table-cell table:formula="of:=MEDIAN([.$C269])" office:value-type="float" office:value="1" calcext:value-type="float">
            <text:p>1</text:p>
          </table:table-cell>
          <table:table-cell table:formula="of:=MAX([.$B269])" office:value-type="float" office:value="300" calcext:value-type="float">
            <text:p>300</text:p>
          </table:table-cell>
          <table:table-cell table:formula="of:=MAX([.$C269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269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43/v3/aso/training_set.lp</text:p>
          </table:table-cell>
          <table:table-cell office:value-type="float" office:value="4.68897" calcext:value-type="float">
            <text:p>4.68897</text:p>
          </table:table-cell>
          <table:table-cell office:value-type="float" office:value="0" calcext:value-type="float">
            <text:p>0</text:p>
          </table:table-cell>
          <table:table-cell table:formula="of:=MIN([.$B270])" office:value-type="float" office:value="4.68897" calcext:value-type="float">
            <text:p>4.68897</text:p>
          </table:table-cell>
          <table:table-cell table:formula="of:=MIN([.$C270])" office:value-type="float" office:value="0" calcext:value-type="float">
            <text:p>0</text:p>
          </table:table-cell>
          <table:table-cell table:formula="of:=MEDIAN([.$B270])" office:value-type="float" office:value="4.68897" calcext:value-type="float">
            <text:p>4.68897</text:p>
          </table:table-cell>
          <table:table-cell table:formula="of:=MEDIAN([.$C270])" office:value-type="float" office:value="0" calcext:value-type="float">
            <text:p>0</text:p>
          </table:table-cell>
          <table:table-cell table:formula="of:=MAX([.$B270])" office:value-type="float" office:value="4.68897" calcext:value-type="float">
            <text:p>4.68897</text:p>
          </table:table-cell>
          <table:table-cell table:formula="of:=MAX([.$C270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270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43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1])" office:value-type="float" office:value="300" calcext:value-type="float">
            <text:p>300</text:p>
          </table:table-cell>
          <table:table-cell table:formula="of:=MIN([.$C271])" office:value-type="float" office:value="1" calcext:value-type="float">
            <text:p>1</text:p>
          </table:table-cell>
          <table:table-cell table:formula="of:=MEDIAN([.$B271])" office:value-type="float" office:value="300" calcext:value-type="float">
            <text:p>300</text:p>
          </table:table-cell>
          <table:table-cell table:formula="of:=MEDIAN([.$C271])" office:value-type="float" office:value="1" calcext:value-type="float">
            <text:p>1</text:p>
          </table:table-cell>
          <table:table-cell table:formula="of:=MAX([.$B271])" office:value-type="float" office:value="300" calcext:value-type="float">
            <text:p>300</text:p>
          </table:table-cell>
          <table:table-cell table:formula="of:=MAX([.$C271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271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43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2])" office:value-type="float" office:value="300" calcext:value-type="float">
            <text:p>300</text:p>
          </table:table-cell>
          <table:table-cell table:formula="of:=MIN([.$C272])" office:value-type="float" office:value="1" calcext:value-type="float">
            <text:p>1</text:p>
          </table:table-cell>
          <table:table-cell table:formula="of:=MEDIAN([.$B272])" office:value-type="float" office:value="300" calcext:value-type="float">
            <text:p>300</text:p>
          </table:table-cell>
          <table:table-cell table:formula="of:=MEDIAN([.$C272])" office:value-type="float" office:value="1" calcext:value-type="float">
            <text:p>1</text:p>
          </table:table-cell>
          <table:table-cell table:formula="of:=MAX([.$B272])" office:value-type="float" office:value="300" calcext:value-type="float">
            <text:p>300</text:p>
          </table:table-cell>
          <table:table-cell table:formula="of:=MAX([.$C272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272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44/v1/aso/training_set.lp</text:p>
          </table:table-cell>
          <table:table-cell office:value-type="float" office:value="299.067" calcext:value-type="float">
            <text:p>299.067</text:p>
          </table:table-cell>
          <table:table-cell office:value-type="float" office:value="0" calcext:value-type="float">
            <text:p>0</text:p>
          </table:table-cell>
          <table:table-cell table:formula="of:=MIN([.$B273])" office:value-type="float" office:value="299.067" calcext:value-type="float">
            <text:p>299.067</text:p>
          </table:table-cell>
          <table:table-cell table:formula="of:=MIN([.$C273])" office:value-type="float" office:value="0" calcext:value-type="float">
            <text:p>0</text:p>
          </table:table-cell>
          <table:table-cell table:formula="of:=MEDIAN([.$B273])" office:value-type="float" office:value="299.067" calcext:value-type="float">
            <text:p>299.067</text:p>
          </table:table-cell>
          <table:table-cell table:formula="of:=MEDIAN([.$C273])" office:value-type="float" office:value="0" calcext:value-type="float">
            <text:p>0</text:p>
          </table:table-cell>
          <table:table-cell table:formula="of:=MAX([.$B273])" office:value-type="float" office:value="299.067" calcext:value-type="float">
            <text:p>299.067</text:p>
          </table:table-cell>
          <table:table-cell table:formula="of:=MAX([.$C273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273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44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4])" office:value-type="float" office:value="300" calcext:value-type="float">
            <text:p>300</text:p>
          </table:table-cell>
          <table:table-cell table:formula="of:=MIN([.$C274])" office:value-type="float" office:value="1" calcext:value-type="float">
            <text:p>1</text:p>
          </table:table-cell>
          <table:table-cell table:formula="of:=MEDIAN([.$B274])" office:value-type="float" office:value="300" calcext:value-type="float">
            <text:p>300</text:p>
          </table:table-cell>
          <table:table-cell table:formula="of:=MEDIAN([.$C274])" office:value-type="float" office:value="1" calcext:value-type="float">
            <text:p>1</text:p>
          </table:table-cell>
          <table:table-cell table:formula="of:=MAX([.$B274])" office:value-type="float" office:value="300" calcext:value-type="float">
            <text:p>300</text:p>
          </table:table-cell>
          <table:table-cell table:formula="of:=MAX([.$C274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74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44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5])" office:value-type="float" office:value="300" calcext:value-type="float">
            <text:p>300</text:p>
          </table:table-cell>
          <table:table-cell table:formula="of:=MIN([.$C275])" office:value-type="float" office:value="1" calcext:value-type="float">
            <text:p>1</text:p>
          </table:table-cell>
          <table:table-cell table:formula="of:=MEDIAN([.$B275])" office:value-type="float" office:value="300" calcext:value-type="float">
            <text:p>300</text:p>
          </table:table-cell>
          <table:table-cell table:formula="of:=MEDIAN([.$C275])" office:value-type="float" office:value="1" calcext:value-type="float">
            <text:p>1</text:p>
          </table:table-cell>
          <table:table-cell table:formula="of:=MAX([.$B275])" office:value-type="float" office:value="300" calcext:value-type="float">
            <text:p>300</text:p>
          </table:table-cell>
          <table:table-cell table:formula="of:=MAX([.$C275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75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44/v2/aso/training_set.lp</text:p>
          </table:table-cell>
          <table:table-cell office:value-type="float" office:value="37.5954" calcext:value-type="float">
            <text:p>37.5954</text:p>
          </table:table-cell>
          <table:table-cell office:value-type="float" office:value="0" calcext:value-type="float">
            <text:p>0</text:p>
          </table:table-cell>
          <table:table-cell table:formula="of:=MIN([.$B276])" office:value-type="float" office:value="37.5954" calcext:value-type="float">
            <text:p>37.5954</text:p>
          </table:table-cell>
          <table:table-cell table:formula="of:=MIN([.$C276])" office:value-type="float" office:value="0" calcext:value-type="float">
            <text:p>0</text:p>
          </table:table-cell>
          <table:table-cell table:formula="of:=MEDIAN([.$B276])" office:value-type="float" office:value="37.5954" calcext:value-type="float">
            <text:p>37.5954</text:p>
          </table:table-cell>
          <table:table-cell table:formula="of:=MEDIAN([.$C276])" office:value-type="float" office:value="0" calcext:value-type="float">
            <text:p>0</text:p>
          </table:table-cell>
          <table:table-cell table:formula="of:=MAX([.$B276])" office:value-type="float" office:value="37.5954" calcext:value-type="float">
            <text:p>37.5954</text:p>
          </table:table-cell>
          <table:table-cell table:formula="of:=MAX([.$C276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276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44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7])" office:value-type="float" office:value="300" calcext:value-type="float">
            <text:p>300</text:p>
          </table:table-cell>
          <table:table-cell table:formula="of:=MIN([.$C277])" office:value-type="float" office:value="1" calcext:value-type="float">
            <text:p>1</text:p>
          </table:table-cell>
          <table:table-cell table:formula="of:=MEDIAN([.$B277])" office:value-type="float" office:value="300" calcext:value-type="float">
            <text:p>300</text:p>
          </table:table-cell>
          <table:table-cell table:formula="of:=MEDIAN([.$C277])" office:value-type="float" office:value="1" calcext:value-type="float">
            <text:p>1</text:p>
          </table:table-cell>
          <table:table-cell table:formula="of:=MAX([.$B277])" office:value-type="float" office:value="300" calcext:value-type="float">
            <text:p>300</text:p>
          </table:table-cell>
          <table:table-cell table:formula="of:=MAX([.$C277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77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44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8])" office:value-type="float" office:value="300" calcext:value-type="float">
            <text:p>300</text:p>
          </table:table-cell>
          <table:table-cell table:formula="of:=MIN([.$C278])" office:value-type="float" office:value="1" calcext:value-type="float">
            <text:p>1</text:p>
          </table:table-cell>
          <table:table-cell table:formula="of:=MEDIAN([.$B278])" office:value-type="float" office:value="300" calcext:value-type="float">
            <text:p>300</text:p>
          </table:table-cell>
          <table:table-cell table:formula="of:=MEDIAN([.$C278])" office:value-type="float" office:value="1" calcext:value-type="float">
            <text:p>1</text:p>
          </table:table-cell>
          <table:table-cell table:formula="of:=MAX([.$B278])" office:value-type="float" office:value="300" calcext:value-type="float">
            <text:p>300</text:p>
          </table:table-cell>
          <table:table-cell table:formula="of:=MAX([.$C278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278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44/v3/aso/training_set.lp</text:p>
          </table:table-cell>
          <table:table-cell office:value-type="float" office:value="6.49339" calcext:value-type="float">
            <text:p>6.49339</text:p>
          </table:table-cell>
          <table:table-cell office:value-type="float" office:value="0" calcext:value-type="float">
            <text:p>0</text:p>
          </table:table-cell>
          <table:table-cell table:formula="of:=MIN([.$B279])" office:value-type="float" office:value="6.49339" calcext:value-type="float">
            <text:p>6.49339</text:p>
          </table:table-cell>
          <table:table-cell table:formula="of:=MIN([.$C279])" office:value-type="float" office:value="0" calcext:value-type="float">
            <text:p>0</text:p>
          </table:table-cell>
          <table:table-cell table:formula="of:=MEDIAN([.$B279])" office:value-type="float" office:value="6.49339" calcext:value-type="float">
            <text:p>6.49339</text:p>
          </table:table-cell>
          <table:table-cell table:formula="of:=MEDIAN([.$C279])" office:value-type="float" office:value="0" calcext:value-type="float">
            <text:p>0</text:p>
          </table:table-cell>
          <table:table-cell table:formula="of:=MAX([.$B279])" office:value-type="float" office:value="6.49339" calcext:value-type="float">
            <text:p>6.49339</text:p>
          </table:table-cell>
          <table:table-cell table:formula="of:=MAX([.$C279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279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44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0])" office:value-type="float" office:value="300" calcext:value-type="float">
            <text:p>300</text:p>
          </table:table-cell>
          <table:table-cell table:formula="of:=MIN([.$C280])" office:value-type="float" office:value="1" calcext:value-type="float">
            <text:p>1</text:p>
          </table:table-cell>
          <table:table-cell table:formula="of:=MEDIAN([.$B280])" office:value-type="float" office:value="300" calcext:value-type="float">
            <text:p>300</text:p>
          </table:table-cell>
          <table:table-cell table:formula="of:=MEDIAN([.$C280])" office:value-type="float" office:value="1" calcext:value-type="float">
            <text:p>1</text:p>
          </table:table-cell>
          <table:table-cell table:formula="of:=MAX([.$B280])" office:value-type="float" office:value="300" calcext:value-type="float">
            <text:p>300</text:p>
          </table:table-cell>
          <table:table-cell table:formula="of:=MAX([.$C280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280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44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1])" office:value-type="float" office:value="300" calcext:value-type="float">
            <text:p>300</text:p>
          </table:table-cell>
          <table:table-cell table:formula="of:=MIN([.$C281])" office:value-type="float" office:value="1" calcext:value-type="float">
            <text:p>1</text:p>
          </table:table-cell>
          <table:table-cell table:formula="of:=MEDIAN([.$B281])" office:value-type="float" office:value="300" calcext:value-type="float">
            <text:p>300</text:p>
          </table:table-cell>
          <table:table-cell table:formula="of:=MEDIAN([.$C281])" office:value-type="float" office:value="1" calcext:value-type="float">
            <text:p>1</text:p>
          </table:table-cell>
          <table:table-cell table:formula="of:=MAX([.$B281])" office:value-type="float" office:value="300" calcext:value-type="float">
            <text:p>300</text:p>
          </table:table-cell>
          <table:table-cell table:formula="of:=MAX([.$C281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81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45/v1/aso/training_set.lp</text:p>
          </table:table-cell>
          <table:table-cell office:value-type="float" office:value="77.2843" calcext:value-type="float">
            <text:p>77.2843</text:p>
          </table:table-cell>
          <table:table-cell office:value-type="float" office:value="0" calcext:value-type="float">
            <text:p>0</text:p>
          </table:table-cell>
          <table:table-cell table:formula="of:=MIN([.$B282])" office:value-type="float" office:value="77.2843" calcext:value-type="float">
            <text:p>77.2843</text:p>
          </table:table-cell>
          <table:table-cell table:formula="of:=MIN([.$C282])" office:value-type="float" office:value="0" calcext:value-type="float">
            <text:p>0</text:p>
          </table:table-cell>
          <table:table-cell table:formula="of:=MEDIAN([.$B282])" office:value-type="float" office:value="77.2843" calcext:value-type="float">
            <text:p>77.2843</text:p>
          </table:table-cell>
          <table:table-cell table:formula="of:=MEDIAN([.$C282])" office:value-type="float" office:value="0" calcext:value-type="float">
            <text:p>0</text:p>
          </table:table-cell>
          <table:table-cell table:formula="of:=MAX([.$B282])" office:value-type="float" office:value="77.2843" calcext:value-type="float">
            <text:p>77.2843</text:p>
          </table:table-cell>
          <table:table-cell table:formula="of:=MAX([.$C282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282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45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3])" office:value-type="float" office:value="300" calcext:value-type="float">
            <text:p>300</text:p>
          </table:table-cell>
          <table:table-cell table:formula="of:=MIN([.$C283])" office:value-type="float" office:value="1" calcext:value-type="float">
            <text:p>1</text:p>
          </table:table-cell>
          <table:table-cell table:formula="of:=MEDIAN([.$B283])" office:value-type="float" office:value="300" calcext:value-type="float">
            <text:p>300</text:p>
          </table:table-cell>
          <table:table-cell table:formula="of:=MEDIAN([.$C283])" office:value-type="float" office:value="1" calcext:value-type="float">
            <text:p>1</text:p>
          </table:table-cell>
          <table:table-cell table:formula="of:=MAX([.$B283])" office:value-type="float" office:value="300" calcext:value-type="float">
            <text:p>300</text:p>
          </table:table-cell>
          <table:table-cell table:formula="of:=MAX([.$C283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283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45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4])" office:value-type="float" office:value="300" calcext:value-type="float">
            <text:p>300</text:p>
          </table:table-cell>
          <table:table-cell table:formula="of:=MIN([.$C284])" office:value-type="float" office:value="1" calcext:value-type="float">
            <text:p>1</text:p>
          </table:table-cell>
          <table:table-cell table:formula="of:=MEDIAN([.$B284])" office:value-type="float" office:value="300" calcext:value-type="float">
            <text:p>300</text:p>
          </table:table-cell>
          <table:table-cell table:formula="of:=MEDIAN([.$C284])" office:value-type="float" office:value="1" calcext:value-type="float">
            <text:p>1</text:p>
          </table:table-cell>
          <table:table-cell table:formula="of:=MAX([.$B284])" office:value-type="float" office:value="300" calcext:value-type="float">
            <text:p>300</text:p>
          </table:table-cell>
          <table:table-cell table:formula="of:=MAX([.$C284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84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45/v2/aso/training_set.lp</text:p>
          </table:table-cell>
          <table:table-cell office:value-type="float" office:value="5.62075" calcext:value-type="float">
            <text:p>5.62075</text:p>
          </table:table-cell>
          <table:table-cell office:value-type="float" office:value="0" calcext:value-type="float">
            <text:p>0</text:p>
          </table:table-cell>
          <table:table-cell table:formula="of:=MIN([.$B285])" office:value-type="float" office:value="5.62075" calcext:value-type="float">
            <text:p>5.62075</text:p>
          </table:table-cell>
          <table:table-cell table:formula="of:=MIN([.$C285])" office:value-type="float" office:value="0" calcext:value-type="float">
            <text:p>0</text:p>
          </table:table-cell>
          <table:table-cell table:formula="of:=MEDIAN([.$B285])" office:value-type="float" office:value="5.62075" calcext:value-type="float">
            <text:p>5.62075</text:p>
          </table:table-cell>
          <table:table-cell table:formula="of:=MEDIAN([.$C285])" office:value-type="float" office:value="0" calcext:value-type="float">
            <text:p>0</text:p>
          </table:table-cell>
          <table:table-cell table:formula="of:=MAX([.$B285])" office:value-type="float" office:value="5.62075" calcext:value-type="float">
            <text:p>5.62075</text:p>
          </table:table-cell>
          <table:table-cell table:formula="of:=MAX([.$C285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285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45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6])" office:value-type="float" office:value="300" calcext:value-type="float">
            <text:p>300</text:p>
          </table:table-cell>
          <table:table-cell table:formula="of:=MIN([.$C286])" office:value-type="float" office:value="1" calcext:value-type="float">
            <text:p>1</text:p>
          </table:table-cell>
          <table:table-cell table:formula="of:=MEDIAN([.$B286])" office:value-type="float" office:value="300" calcext:value-type="float">
            <text:p>300</text:p>
          </table:table-cell>
          <table:table-cell table:formula="of:=MEDIAN([.$C286])" office:value-type="float" office:value="1" calcext:value-type="float">
            <text:p>1</text:p>
          </table:table-cell>
          <table:table-cell table:formula="of:=MAX([.$B286])" office:value-type="float" office:value="300" calcext:value-type="float">
            <text:p>300</text:p>
          </table:table-cell>
          <table:table-cell table:formula="of:=MAX([.$C286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286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45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7])" office:value-type="float" office:value="300" calcext:value-type="float">
            <text:p>300</text:p>
          </table:table-cell>
          <table:table-cell table:formula="of:=MIN([.$C287])" office:value-type="float" office:value="1" calcext:value-type="float">
            <text:p>1</text:p>
          </table:table-cell>
          <table:table-cell table:formula="of:=MEDIAN([.$B287])" office:value-type="float" office:value="300" calcext:value-type="float">
            <text:p>300</text:p>
          </table:table-cell>
          <table:table-cell table:formula="of:=MEDIAN([.$C287])" office:value-type="float" office:value="1" calcext:value-type="float">
            <text:p>1</text:p>
          </table:table-cell>
          <table:table-cell table:formula="of:=MAX([.$B287])" office:value-type="float" office:value="300" calcext:value-type="float">
            <text:p>300</text:p>
          </table:table-cell>
          <table:table-cell table:formula="of:=MAX([.$C287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287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45/v3/aso/training_set.lp</text:p>
          </table:table-cell>
          <table:table-cell office:value-type="float" office:value="5.64965" calcext:value-type="float">
            <text:p>5.64965</text:p>
          </table:table-cell>
          <table:table-cell office:value-type="float" office:value="0" calcext:value-type="float">
            <text:p>0</text:p>
          </table:table-cell>
          <table:table-cell table:formula="of:=MIN([.$B288])" office:value-type="float" office:value="5.64965" calcext:value-type="float">
            <text:p>5.64965</text:p>
          </table:table-cell>
          <table:table-cell table:formula="of:=MIN([.$C288])" office:value-type="float" office:value="0" calcext:value-type="float">
            <text:p>0</text:p>
          </table:table-cell>
          <table:table-cell table:formula="of:=MEDIAN([.$B288])" office:value-type="float" office:value="5.64965" calcext:value-type="float">
            <text:p>5.64965</text:p>
          </table:table-cell>
          <table:table-cell table:formula="of:=MEDIAN([.$C288])" office:value-type="float" office:value="0" calcext:value-type="float">
            <text:p>0</text:p>
          </table:table-cell>
          <table:table-cell table:formula="of:=MAX([.$B288])" office:value-type="float" office:value="5.64965" calcext:value-type="float">
            <text:p>5.64965</text:p>
          </table:table-cell>
          <table:table-cell table:formula="of:=MAX([.$C288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288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45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9])" office:value-type="float" office:value="300" calcext:value-type="float">
            <text:p>300</text:p>
          </table:table-cell>
          <table:table-cell table:formula="of:=MIN([.$C289])" office:value-type="float" office:value="1" calcext:value-type="float">
            <text:p>1</text:p>
          </table:table-cell>
          <table:table-cell table:formula="of:=MEDIAN([.$B289])" office:value-type="float" office:value="300" calcext:value-type="float">
            <text:p>300</text:p>
          </table:table-cell>
          <table:table-cell table:formula="of:=MEDIAN([.$C289])" office:value-type="float" office:value="1" calcext:value-type="float">
            <text:p>1</text:p>
          </table:table-cell>
          <table:table-cell table:formula="of:=MAX([.$B289])" office:value-type="float" office:value="300" calcext:value-type="float">
            <text:p>300</text:p>
          </table:table-cell>
          <table:table-cell table:formula="of:=MAX([.$C289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89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45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0])" office:value-type="float" office:value="300" calcext:value-type="float">
            <text:p>300</text:p>
          </table:table-cell>
          <table:table-cell table:formula="of:=MIN([.$C290])" office:value-type="float" office:value="1" calcext:value-type="float">
            <text:p>1</text:p>
          </table:table-cell>
          <table:table-cell table:formula="of:=MEDIAN([.$B290])" office:value-type="float" office:value="300" calcext:value-type="float">
            <text:p>300</text:p>
          </table:table-cell>
          <table:table-cell table:formula="of:=MEDIAN([.$C290])" office:value-type="float" office:value="1" calcext:value-type="float">
            <text:p>1</text:p>
          </table:table-cell>
          <table:table-cell table:formula="of:=MAX([.$B290])" office:value-type="float" office:value="300" calcext:value-type="float">
            <text:p>300</text:p>
          </table:table-cell>
          <table:table-cell table:formula="of:=MAX([.$C290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290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46/v1/aso/training_set.lp</text:p>
          </table:table-cell>
          <table:table-cell office:value-type="float" office:value="60.8281" calcext:value-type="float">
            <text:p>60.8281</text:p>
          </table:table-cell>
          <table:table-cell office:value-type="float" office:value="0" calcext:value-type="float">
            <text:p>0</text:p>
          </table:table-cell>
          <table:table-cell table:formula="of:=MIN([.$B291])" office:value-type="float" office:value="60.8281" calcext:value-type="float">
            <text:p>60.8281</text:p>
          </table:table-cell>
          <table:table-cell table:formula="of:=MIN([.$C291])" office:value-type="float" office:value="0" calcext:value-type="float">
            <text:p>0</text:p>
          </table:table-cell>
          <table:table-cell table:formula="of:=MEDIAN([.$B291])" office:value-type="float" office:value="60.8281" calcext:value-type="float">
            <text:p>60.8281</text:p>
          </table:table-cell>
          <table:table-cell table:formula="of:=MEDIAN([.$C291])" office:value-type="float" office:value="0" calcext:value-type="float">
            <text:p>0</text:p>
          </table:table-cell>
          <table:table-cell table:formula="of:=MAX([.$B291])" office:value-type="float" office:value="60.8281" calcext:value-type="float">
            <text:p>60.8281</text:p>
          </table:table-cell>
          <table:table-cell table:formula="of:=MAX([.$C291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291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46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2])" office:value-type="float" office:value="300" calcext:value-type="float">
            <text:p>300</text:p>
          </table:table-cell>
          <table:table-cell table:formula="of:=MIN([.$C292])" office:value-type="float" office:value="1" calcext:value-type="float">
            <text:p>1</text:p>
          </table:table-cell>
          <table:table-cell table:formula="of:=MEDIAN([.$B292])" office:value-type="float" office:value="300" calcext:value-type="float">
            <text:p>300</text:p>
          </table:table-cell>
          <table:table-cell table:formula="of:=MEDIAN([.$C292])" office:value-type="float" office:value="1" calcext:value-type="float">
            <text:p>1</text:p>
          </table:table-cell>
          <table:table-cell table:formula="of:=MAX([.$B292])" office:value-type="float" office:value="300" calcext:value-type="float">
            <text:p>300</text:p>
          </table:table-cell>
          <table:table-cell table:formula="of:=MAX([.$C292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292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46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3])" office:value-type="float" office:value="300" calcext:value-type="float">
            <text:p>300</text:p>
          </table:table-cell>
          <table:table-cell table:formula="of:=MIN([.$C293])" office:value-type="float" office:value="1" calcext:value-type="float">
            <text:p>1</text:p>
          </table:table-cell>
          <table:table-cell table:formula="of:=MEDIAN([.$B293])" office:value-type="float" office:value="300" calcext:value-type="float">
            <text:p>300</text:p>
          </table:table-cell>
          <table:table-cell table:formula="of:=MEDIAN([.$C293])" office:value-type="float" office:value="1" calcext:value-type="float">
            <text:p>1</text:p>
          </table:table-cell>
          <table:table-cell table:formula="of:=MAX([.$B293])" office:value-type="float" office:value="300" calcext:value-type="float">
            <text:p>300</text:p>
          </table:table-cell>
          <table:table-cell table:formula="of:=MAX([.$C293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45-[.J293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46/v2/aso/training_set.lp</text:p>
          </table:table-cell>
          <table:table-cell office:value-type="float" office:value="4.38923" calcext:value-type="float">
            <text:p>4.38923</text:p>
          </table:table-cell>
          <table:table-cell office:value-type="float" office:value="0" calcext:value-type="float">
            <text:p>0</text:p>
          </table:table-cell>
          <table:table-cell table:formula="of:=MIN([.$B294])" office:value-type="float" office:value="4.38923" calcext:value-type="float">
            <text:p>4.38923</text:p>
          </table:table-cell>
          <table:table-cell table:formula="of:=MIN([.$C294])" office:value-type="float" office:value="0" calcext:value-type="float">
            <text:p>0</text:p>
          </table:table-cell>
          <table:table-cell table:formula="of:=MEDIAN([.$B294])" office:value-type="float" office:value="4.38923" calcext:value-type="float">
            <text:p>4.38923</text:p>
          </table:table-cell>
          <table:table-cell table:formula="of:=MEDIAN([.$C294])" office:value-type="float" office:value="0" calcext:value-type="float">
            <text:p>0</text:p>
          </table:table-cell>
          <table:table-cell table:formula="of:=MAX([.$B294])" office:value-type="float" office:value="4.38923" calcext:value-type="float">
            <text:p>4.38923</text:p>
          </table:table-cell>
          <table:table-cell table:formula="of:=MAX([.$C294]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45-[.J294])/45" office:value-type="float" office:value="0.133333333333333" calcext:value-type="float">
            <text:p>0.133</text:p>
          </table:table-cell>
        </table:table-row>
        <table:table-row table:style-name="ro1">
          <table:table-cell office:value-type="string" calcext:value-type="string">
            <text:p>training/user46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5])" office:value-type="float" office:value="300" calcext:value-type="float">
            <text:p>300</text:p>
          </table:table-cell>
          <table:table-cell table:formula="of:=MIN([.$C295])" office:value-type="float" office:value="1" calcext:value-type="float">
            <text:p>1</text:p>
          </table:table-cell>
          <table:table-cell table:formula="of:=MEDIAN([.$B295])" office:value-type="float" office:value="300" calcext:value-type="float">
            <text:p>300</text:p>
          </table:table-cell>
          <table:table-cell table:formula="of:=MEDIAN([.$C295])" office:value-type="float" office:value="1" calcext:value-type="float">
            <text:p>1</text:p>
          </table:table-cell>
          <table:table-cell table:formula="of:=MAX([.$B295])" office:value-type="float" office:value="300" calcext:value-type="float">
            <text:p>300</text:p>
          </table:table-cell>
          <table:table-cell table:formula="of:=MAX([.$C295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295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46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6])" office:value-type="float" office:value="300" calcext:value-type="float">
            <text:p>300</text:p>
          </table:table-cell>
          <table:table-cell table:formula="of:=MIN([.$C296])" office:value-type="float" office:value="1" calcext:value-type="float">
            <text:p>1</text:p>
          </table:table-cell>
          <table:table-cell table:formula="of:=MEDIAN([.$B296])" office:value-type="float" office:value="300" calcext:value-type="float">
            <text:p>300</text:p>
          </table:table-cell>
          <table:table-cell table:formula="of:=MEDIAN([.$C296])" office:value-type="float" office:value="1" calcext:value-type="float">
            <text:p>1</text:p>
          </table:table-cell>
          <table:table-cell table:formula="of:=MAX([.$B296])" office:value-type="float" office:value="300" calcext:value-type="float">
            <text:p>300</text:p>
          </table:table-cell>
          <table:table-cell table:formula="of:=MAX([.$C296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296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46/v3/aso/training_set.lp</text:p>
          </table:table-cell>
          <table:table-cell office:value-type="float" office:value="9.78017" calcext:value-type="float">
            <text:p>9.78017</text:p>
          </table:table-cell>
          <table:table-cell office:value-type="float" office:value="0" calcext:value-type="float">
            <text:p>0</text:p>
          </table:table-cell>
          <table:table-cell table:formula="of:=MIN([.$B297])" office:value-type="float" office:value="9.78017" calcext:value-type="float">
            <text:p>9.78017</text:p>
          </table:table-cell>
          <table:table-cell table:formula="of:=MIN([.$C297])" office:value-type="float" office:value="0" calcext:value-type="float">
            <text:p>0</text:p>
          </table:table-cell>
          <table:table-cell table:formula="of:=MEDIAN([.$B297])" office:value-type="float" office:value="9.78017" calcext:value-type="float">
            <text:p>9.78017</text:p>
          </table:table-cell>
          <table:table-cell table:formula="of:=MEDIAN([.$C297])" office:value-type="float" office:value="0" calcext:value-type="float">
            <text:p>0</text:p>
          </table:table-cell>
          <table:table-cell table:formula="of:=MAX([.$B297])" office:value-type="float" office:value="9.78017" calcext:value-type="float">
            <text:p>9.78017</text:p>
          </table:table-cell>
          <table:table-cell table:formula="of:=MAX([.$C297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297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46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8])" office:value-type="float" office:value="300" calcext:value-type="float">
            <text:p>300</text:p>
          </table:table-cell>
          <table:table-cell table:formula="of:=MIN([.$C298])" office:value-type="float" office:value="1" calcext:value-type="float">
            <text:p>1</text:p>
          </table:table-cell>
          <table:table-cell table:formula="of:=MEDIAN([.$B298])" office:value-type="float" office:value="300" calcext:value-type="float">
            <text:p>300</text:p>
          </table:table-cell>
          <table:table-cell table:formula="of:=MEDIAN([.$C298])" office:value-type="float" office:value="1" calcext:value-type="float">
            <text:p>1</text:p>
          </table:table-cell>
          <table:table-cell table:formula="of:=MAX([.$B298])" office:value-type="float" office:value="300" calcext:value-type="float">
            <text:p>300</text:p>
          </table:table-cell>
          <table:table-cell table:formula="of:=MAX([.$C298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98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46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9])" office:value-type="float" office:value="300" calcext:value-type="float">
            <text:p>300</text:p>
          </table:table-cell>
          <table:table-cell table:formula="of:=MIN([.$C299])" office:value-type="float" office:value="1" calcext:value-type="float">
            <text:p>1</text:p>
          </table:table-cell>
          <table:table-cell table:formula="of:=MEDIAN([.$B299])" office:value-type="float" office:value="300" calcext:value-type="float">
            <text:p>300</text:p>
          </table:table-cell>
          <table:table-cell table:formula="of:=MEDIAN([.$C299])" office:value-type="float" office:value="1" calcext:value-type="float">
            <text:p>1</text:p>
          </table:table-cell>
          <table:table-cell table:formula="of:=MAX([.$B299])" office:value-type="float" office:value="300" calcext:value-type="float">
            <text:p>300</text:p>
          </table:table-cell>
          <table:table-cell table:formula="of:=MAX([.$C299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299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47/v1/aso/training_set.lp</text:p>
          </table:table-cell>
          <table:table-cell office:value-type="float" office:value="36.7854" calcext:value-type="float">
            <text:p>36.7854</text:p>
          </table:table-cell>
          <table:table-cell office:value-type="float" office:value="0" calcext:value-type="float">
            <text:p>0</text:p>
          </table:table-cell>
          <table:table-cell table:formula="of:=MIN([.$B300])" office:value-type="float" office:value="36.7854" calcext:value-type="float">
            <text:p>36.7854</text:p>
          </table:table-cell>
          <table:table-cell table:formula="of:=MIN([.$C300])" office:value-type="float" office:value="0" calcext:value-type="float">
            <text:p>0</text:p>
          </table:table-cell>
          <table:table-cell table:formula="of:=MEDIAN([.$B300])" office:value-type="float" office:value="36.7854" calcext:value-type="float">
            <text:p>36.7854</text:p>
          </table:table-cell>
          <table:table-cell table:formula="of:=MEDIAN([.$C300])" office:value-type="float" office:value="0" calcext:value-type="float">
            <text:p>0</text:p>
          </table:table-cell>
          <table:table-cell table:formula="of:=MAX([.$B300])" office:value-type="float" office:value="36.7854" calcext:value-type="float">
            <text:p>36.7854</text:p>
          </table:table-cell>
          <table:table-cell table:formula="of:=MAX([.$C300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300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47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1])" office:value-type="float" office:value="300" calcext:value-type="float">
            <text:p>300</text:p>
          </table:table-cell>
          <table:table-cell table:formula="of:=MIN([.$C301])" office:value-type="float" office:value="1" calcext:value-type="float">
            <text:p>1</text:p>
          </table:table-cell>
          <table:table-cell table:formula="of:=MEDIAN([.$B301])" office:value-type="float" office:value="300" calcext:value-type="float">
            <text:p>300</text:p>
          </table:table-cell>
          <table:table-cell table:formula="of:=MEDIAN([.$C301])" office:value-type="float" office:value="1" calcext:value-type="float">
            <text:p>1</text:p>
          </table:table-cell>
          <table:table-cell table:formula="of:=MAX([.$B301])" office:value-type="float" office:value="300" calcext:value-type="float">
            <text:p>300</text:p>
          </table:table-cell>
          <table:table-cell table:formula="of:=MAX([.$C301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301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47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2])" office:value-type="float" office:value="300" calcext:value-type="float">
            <text:p>300</text:p>
          </table:table-cell>
          <table:table-cell table:formula="of:=MIN([.$C302])" office:value-type="float" office:value="1" calcext:value-type="float">
            <text:p>1</text:p>
          </table:table-cell>
          <table:table-cell table:formula="of:=MEDIAN([.$B302])" office:value-type="float" office:value="300" calcext:value-type="float">
            <text:p>300</text:p>
          </table:table-cell>
          <table:table-cell table:formula="of:=MEDIAN([.$C302])" office:value-type="float" office:value="1" calcext:value-type="float">
            <text:p>1</text:p>
          </table:table-cell>
          <table:table-cell table:formula="of:=MAX([.$B302])" office:value-type="float" office:value="300" calcext:value-type="float">
            <text:p>300</text:p>
          </table:table-cell>
          <table:table-cell table:formula="of:=MAX([.$C302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302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47/v2/aso/training_set.lp</text:p>
          </table:table-cell>
          <table:table-cell office:value-type="float" office:value="3.98659" calcext:value-type="float">
            <text:p>3.98659</text:p>
          </table:table-cell>
          <table:table-cell office:value-type="float" office:value="0" calcext:value-type="float">
            <text:p>0</text:p>
          </table:table-cell>
          <table:table-cell table:formula="of:=MIN([.$B303])" office:value-type="float" office:value="3.98659" calcext:value-type="float">
            <text:p>3.98659</text:p>
          </table:table-cell>
          <table:table-cell table:formula="of:=MIN([.$C303])" office:value-type="float" office:value="0" calcext:value-type="float">
            <text:p>0</text:p>
          </table:table-cell>
          <table:table-cell table:formula="of:=MEDIAN([.$B303])" office:value-type="float" office:value="3.98659" calcext:value-type="float">
            <text:p>3.98659</text:p>
          </table:table-cell>
          <table:table-cell table:formula="of:=MEDIAN([.$C303])" office:value-type="float" office:value="0" calcext:value-type="float">
            <text:p>0</text:p>
          </table:table-cell>
          <table:table-cell table:formula="of:=MAX([.$B303])" office:value-type="float" office:value="3.98659" calcext:value-type="float">
            <text:p>3.98659</text:p>
          </table:table-cell>
          <table:table-cell table:formula="of:=MAX([.$C303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303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47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4])" office:value-type="float" office:value="300" calcext:value-type="float">
            <text:p>300</text:p>
          </table:table-cell>
          <table:table-cell table:formula="of:=MIN([.$C304])" office:value-type="float" office:value="1" calcext:value-type="float">
            <text:p>1</text:p>
          </table:table-cell>
          <table:table-cell table:formula="of:=MEDIAN([.$B304])" office:value-type="float" office:value="300" calcext:value-type="float">
            <text:p>300</text:p>
          </table:table-cell>
          <table:table-cell table:formula="of:=MEDIAN([.$C304])" office:value-type="float" office:value="1" calcext:value-type="float">
            <text:p>1</text:p>
          </table:table-cell>
          <table:table-cell table:formula="of:=MAX([.$B304])" office:value-type="float" office:value="300" calcext:value-type="float">
            <text:p>300</text:p>
          </table:table-cell>
          <table:table-cell table:formula="of:=MAX([.$C304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304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47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5])" office:value-type="float" office:value="300" calcext:value-type="float">
            <text:p>300</text:p>
          </table:table-cell>
          <table:table-cell table:formula="of:=MIN([.$C305])" office:value-type="float" office:value="1" calcext:value-type="float">
            <text:p>1</text:p>
          </table:table-cell>
          <table:table-cell table:formula="of:=MEDIAN([.$B305])" office:value-type="float" office:value="300" calcext:value-type="float">
            <text:p>300</text:p>
          </table:table-cell>
          <table:table-cell table:formula="of:=MEDIAN([.$C305])" office:value-type="float" office:value="1" calcext:value-type="float">
            <text:p>1</text:p>
          </table:table-cell>
          <table:table-cell table:formula="of:=MAX([.$B305])" office:value-type="float" office:value="300" calcext:value-type="float">
            <text:p>300</text:p>
          </table:table-cell>
          <table:table-cell table:formula="of:=MAX([.$C305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305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47/v3/aso/training_set.lp</text:p>
          </table:table-cell>
          <table:table-cell office:value-type="float" office:value="5.78678" calcext:value-type="float">
            <text:p>5.78678</text:p>
          </table:table-cell>
          <table:table-cell office:value-type="float" office:value="0" calcext:value-type="float">
            <text:p>0</text:p>
          </table:table-cell>
          <table:table-cell table:formula="of:=MIN([.$B306])" office:value-type="float" office:value="5.78678" calcext:value-type="float">
            <text:p>5.78678</text:p>
          </table:table-cell>
          <table:table-cell table:formula="of:=MIN([.$C306])" office:value-type="float" office:value="0" calcext:value-type="float">
            <text:p>0</text:p>
          </table:table-cell>
          <table:table-cell table:formula="of:=MEDIAN([.$B306])" office:value-type="float" office:value="5.78678" calcext:value-type="float">
            <text:p>5.78678</text:p>
          </table:table-cell>
          <table:table-cell table:formula="of:=MEDIAN([.$C306])" office:value-type="float" office:value="0" calcext:value-type="float">
            <text:p>0</text:p>
          </table:table-cell>
          <table:table-cell table:formula="of:=MAX([.$B306])" office:value-type="float" office:value="5.78678" calcext:value-type="float">
            <text:p>5.78678</text:p>
          </table:table-cell>
          <table:table-cell table:formula="of:=MAX([.$C306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306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47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7])" office:value-type="float" office:value="300" calcext:value-type="float">
            <text:p>300</text:p>
          </table:table-cell>
          <table:table-cell table:formula="of:=MIN([.$C307])" office:value-type="float" office:value="1" calcext:value-type="float">
            <text:p>1</text:p>
          </table:table-cell>
          <table:table-cell table:formula="of:=MEDIAN([.$B307])" office:value-type="float" office:value="300" calcext:value-type="float">
            <text:p>300</text:p>
          </table:table-cell>
          <table:table-cell table:formula="of:=MEDIAN([.$C307])" office:value-type="float" office:value="1" calcext:value-type="float">
            <text:p>1</text:p>
          </table:table-cell>
          <table:table-cell table:formula="of:=MAX([.$B307])" office:value-type="float" office:value="300" calcext:value-type="float">
            <text:p>300</text:p>
          </table:table-cell>
          <table:table-cell table:formula="of:=MAX([.$C307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307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47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8])" office:value-type="float" office:value="300" calcext:value-type="float">
            <text:p>300</text:p>
          </table:table-cell>
          <table:table-cell table:formula="of:=MIN([.$C308])" office:value-type="float" office:value="1" calcext:value-type="float">
            <text:p>1</text:p>
          </table:table-cell>
          <table:table-cell table:formula="of:=MEDIAN([.$B308])" office:value-type="float" office:value="300" calcext:value-type="float">
            <text:p>300</text:p>
          </table:table-cell>
          <table:table-cell table:formula="of:=MEDIAN([.$C308])" office:value-type="float" office:value="1" calcext:value-type="float">
            <text:p>1</text:p>
          </table:table-cell>
          <table:table-cell table:formula="of:=MAX([.$B308])" office:value-type="float" office:value="300" calcext:value-type="float">
            <text:p>300</text:p>
          </table:table-cell>
          <table:table-cell table:formula="of:=MAX([.$C308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308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48/v1/aso/training_set.lp</text:p>
          </table:table-cell>
          <table:table-cell office:value-type="float" office:value="122.872" calcext:value-type="float">
            <text:p>122.872</text:p>
          </table:table-cell>
          <table:table-cell office:value-type="float" office:value="0" calcext:value-type="float">
            <text:p>0</text:p>
          </table:table-cell>
          <table:table-cell table:formula="of:=MIN([.$B309])" office:value-type="float" office:value="122.872" calcext:value-type="float">
            <text:p>122.872</text:p>
          </table:table-cell>
          <table:table-cell table:formula="of:=MIN([.$C309])" office:value-type="float" office:value="0" calcext:value-type="float">
            <text:p>0</text:p>
          </table:table-cell>
          <table:table-cell table:formula="of:=MEDIAN([.$B309])" office:value-type="float" office:value="122.872" calcext:value-type="float">
            <text:p>122.872</text:p>
          </table:table-cell>
          <table:table-cell table:formula="of:=MEDIAN([.$C309])" office:value-type="float" office:value="0" calcext:value-type="float">
            <text:p>0</text:p>
          </table:table-cell>
          <table:table-cell table:formula="of:=MAX([.$B309])" office:value-type="float" office:value="122.872" calcext:value-type="float">
            <text:p>122.872</text:p>
          </table:table-cell>
          <table:table-cell table:formula="of:=MAX([.$C309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309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48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0])" office:value-type="float" office:value="300" calcext:value-type="float">
            <text:p>300</text:p>
          </table:table-cell>
          <table:table-cell table:formula="of:=MIN([.$C310])" office:value-type="float" office:value="1" calcext:value-type="float">
            <text:p>1</text:p>
          </table:table-cell>
          <table:table-cell table:formula="of:=MEDIAN([.$B310])" office:value-type="float" office:value="300" calcext:value-type="float">
            <text:p>300</text:p>
          </table:table-cell>
          <table:table-cell table:formula="of:=MEDIAN([.$C310])" office:value-type="float" office:value="1" calcext:value-type="float">
            <text:p>1</text:p>
          </table:table-cell>
          <table:table-cell table:formula="of:=MAX([.$B310])" office:value-type="float" office:value="300" calcext:value-type="float">
            <text:p>300</text:p>
          </table:table-cell>
          <table:table-cell table:formula="of:=MAX([.$C310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310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48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1])" office:value-type="float" office:value="300" calcext:value-type="float">
            <text:p>300</text:p>
          </table:table-cell>
          <table:table-cell table:formula="of:=MIN([.$C311])" office:value-type="float" office:value="1" calcext:value-type="float">
            <text:p>1</text:p>
          </table:table-cell>
          <table:table-cell table:formula="of:=MEDIAN([.$B311])" office:value-type="float" office:value="300" calcext:value-type="float">
            <text:p>300</text:p>
          </table:table-cell>
          <table:table-cell table:formula="of:=MEDIAN([.$C311])" office:value-type="float" office:value="1" calcext:value-type="float">
            <text:p>1</text:p>
          </table:table-cell>
          <table:table-cell table:formula="of:=MAX([.$B311])" office:value-type="float" office:value="300" calcext:value-type="float">
            <text:p>300</text:p>
          </table:table-cell>
          <table:table-cell table:formula="of:=MAX([.$C311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311])/45" office:value-type="float" office:value="0.222222222222222" calcext:value-type="float">
            <text:p>0.222</text:p>
          </table:table-cell>
        </table:table-row>
        <table:table-row table:style-name="ro1">
          <table:table-cell office:value-type="string" calcext:value-type="string">
            <text:p>training/user48/v2/aso/training_set.lp</text:p>
          </table:table-cell>
          <table:table-cell office:value-type="float" office:value="7.06114" calcext:value-type="float">
            <text:p>7.06114</text:p>
          </table:table-cell>
          <table:table-cell office:value-type="float" office:value="0" calcext:value-type="float">
            <text:p>0</text:p>
          </table:table-cell>
          <table:table-cell table:formula="of:=MIN([.$B312])" office:value-type="float" office:value="7.06114" calcext:value-type="float">
            <text:p>7.06114</text:p>
          </table:table-cell>
          <table:table-cell table:formula="of:=MIN([.$C312])" office:value-type="float" office:value="0" calcext:value-type="float">
            <text:p>0</text:p>
          </table:table-cell>
          <table:table-cell table:formula="of:=MEDIAN([.$B312])" office:value-type="float" office:value="7.06114" calcext:value-type="float">
            <text:p>7.06114</text:p>
          </table:table-cell>
          <table:table-cell table:formula="of:=MEDIAN([.$C312])" office:value-type="float" office:value="0" calcext:value-type="float">
            <text:p>0</text:p>
          </table:table-cell>
          <table:table-cell table:formula="of:=MAX([.$B312])" office:value-type="float" office:value="7.06114" calcext:value-type="float">
            <text:p>7.06114</text:p>
          </table:table-cell>
          <table:table-cell table:formula="of:=MAX([.$C312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45-[.J312])/45" office:value-type="float" office:value="0.155555555555556" calcext:value-type="float">
            <text:p>0.156</text:p>
          </table:table-cell>
        </table:table-row>
        <table:table-row table:style-name="ro1">
          <table:table-cell office:value-type="string" calcext:value-type="string">
            <text:p>training/user48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3])" office:value-type="float" office:value="300" calcext:value-type="float">
            <text:p>300</text:p>
          </table:table-cell>
          <table:table-cell table:formula="of:=MIN([.$C313])" office:value-type="float" office:value="1" calcext:value-type="float">
            <text:p>1</text:p>
          </table:table-cell>
          <table:table-cell table:formula="of:=MEDIAN([.$B313])" office:value-type="float" office:value="300" calcext:value-type="float">
            <text:p>300</text:p>
          </table:table-cell>
          <table:table-cell table:formula="of:=MEDIAN([.$C313])" office:value-type="float" office:value="1" calcext:value-type="float">
            <text:p>1</text:p>
          </table:table-cell>
          <table:table-cell table:formula="of:=MAX([.$B313])" office:value-type="float" office:value="300" calcext:value-type="float">
            <text:p>300</text:p>
          </table:table-cell>
          <table:table-cell table:formula="of:=MAX([.$C313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313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48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4])" office:value-type="float" office:value="300" calcext:value-type="float">
            <text:p>300</text:p>
          </table:table-cell>
          <table:table-cell table:formula="of:=MIN([.$C314])" office:value-type="float" office:value="1" calcext:value-type="float">
            <text:p>1</text:p>
          </table:table-cell>
          <table:table-cell table:formula="of:=MEDIAN([.$B314])" office:value-type="float" office:value="300" calcext:value-type="float">
            <text:p>300</text:p>
          </table:table-cell>
          <table:table-cell table:formula="of:=MEDIAN([.$C314])" office:value-type="float" office:value="1" calcext:value-type="float">
            <text:p>1</text:p>
          </table:table-cell>
          <table:table-cell table:formula="of:=MAX([.$B314])" office:value-type="float" office:value="300" calcext:value-type="float">
            <text:p>300</text:p>
          </table:table-cell>
          <table:table-cell table:formula="of:=MAX([.$C314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314])/45" office:value-type="float" office:value="0.177777777777778" calcext:value-type="float">
            <text:p>0.178</text:p>
          </table:table-cell>
        </table:table-row>
        <table:table-row table:style-name="ro1">
          <table:table-cell office:value-type="string" calcext:value-type="string">
            <text:p>training/user48/v3/aso/training_set.lp</text:p>
          </table:table-cell>
          <table:table-cell office:value-type="float" office:value="4.10112" calcext:value-type="float">
            <text:p>4.10112</text:p>
          </table:table-cell>
          <table:table-cell office:value-type="float" office:value="0" calcext:value-type="float">
            <text:p>0</text:p>
          </table:table-cell>
          <table:table-cell table:formula="of:=MIN([.$B315])" office:value-type="float" office:value="4.10112" calcext:value-type="float">
            <text:p>4.10112</text:p>
          </table:table-cell>
          <table:table-cell table:formula="of:=MIN([.$C315])" office:value-type="float" office:value="0" calcext:value-type="float">
            <text:p>0</text:p>
          </table:table-cell>
          <table:table-cell table:formula="of:=MEDIAN([.$B315])" office:value-type="float" office:value="4.10112" calcext:value-type="float">
            <text:p>4.10112</text:p>
          </table:table-cell>
          <table:table-cell table:formula="of:=MEDIAN([.$C315])" office:value-type="float" office:value="0" calcext:value-type="float">
            <text:p>0</text:p>
          </table:table-cell>
          <table:table-cell table:formula="of:=MAX([.$B315])" office:value-type="float" office:value="4.10112" calcext:value-type="float">
            <text:p>4.10112</text:p>
          </table:table-cell>
          <table:table-cell table:formula="of:=MAX([.$C315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315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48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6])" office:value-type="float" office:value="300" calcext:value-type="float">
            <text:p>300</text:p>
          </table:table-cell>
          <table:table-cell table:formula="of:=MIN([.$C316])" office:value-type="float" office:value="1" calcext:value-type="float">
            <text:p>1</text:p>
          </table:table-cell>
          <table:table-cell table:formula="of:=MEDIAN([.$B316])" office:value-type="float" office:value="300" calcext:value-type="float">
            <text:p>300</text:p>
          </table:table-cell>
          <table:table-cell table:formula="of:=MEDIAN([.$C316])" office:value-type="float" office:value="1" calcext:value-type="float">
            <text:p>1</text:p>
          </table:table-cell>
          <table:table-cell table:formula="of:=MAX([.$B316])" office:value-type="float" office:value="300" calcext:value-type="float">
            <text:p>300</text:p>
          </table:table-cell>
          <table:table-cell table:formula="of:=MAX([.$C316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316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48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7])" office:value-type="float" office:value="300" calcext:value-type="float">
            <text:p>300</text:p>
          </table:table-cell>
          <table:table-cell table:formula="of:=MIN([.$C317])" office:value-type="float" office:value="1" calcext:value-type="float">
            <text:p>1</text:p>
          </table:table-cell>
          <table:table-cell table:formula="of:=MEDIAN([.$B317])" office:value-type="float" office:value="300" calcext:value-type="float">
            <text:p>300</text:p>
          </table:table-cell>
          <table:table-cell table:formula="of:=MEDIAN([.$C317])" office:value-type="float" office:value="1" calcext:value-type="float">
            <text:p>1</text:p>
          </table:table-cell>
          <table:table-cell table:formula="of:=MAX([.$B317])" office:value-type="float" office:value="300" calcext:value-type="float">
            <text:p>300</text:p>
          </table:table-cell>
          <table:table-cell table:formula="of:=MAX([.$C317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317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52/v1/aso/training_set.lp</text:p>
          </table:table-cell>
          <table:table-cell office:value-type="float" office:value="131.017" calcext:value-type="float">
            <text:p>131.017</text:p>
          </table:table-cell>
          <table:table-cell office:value-type="float" office:value="0" calcext:value-type="float">
            <text:p>0</text:p>
          </table:table-cell>
          <table:table-cell table:formula="of:=MIN([.$B318])" office:value-type="float" office:value="131.017" calcext:value-type="float">
            <text:p>131.017</text:p>
          </table:table-cell>
          <table:table-cell table:formula="of:=MIN([.$C318])" office:value-type="float" office:value="0" calcext:value-type="float">
            <text:p>0</text:p>
          </table:table-cell>
          <table:table-cell table:formula="of:=MEDIAN([.$B318])" office:value-type="float" office:value="131.017" calcext:value-type="float">
            <text:p>131.017</text:p>
          </table:table-cell>
          <table:table-cell table:formula="of:=MEDIAN([.$C318])" office:value-type="float" office:value="0" calcext:value-type="float">
            <text:p>0</text:p>
          </table:table-cell>
          <table:table-cell table:formula="of:=MAX([.$B318])" office:value-type="float" office:value="131.017" calcext:value-type="float">
            <text:p>131.017</text:p>
          </table:table-cell>
          <table:table-cell table:formula="of:=MAX([.$C318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318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52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9])" office:value-type="float" office:value="300" calcext:value-type="float">
            <text:p>300</text:p>
          </table:table-cell>
          <table:table-cell table:formula="of:=MIN([.$C319])" office:value-type="float" office:value="1" calcext:value-type="float">
            <text:p>1</text:p>
          </table:table-cell>
          <table:table-cell table:formula="of:=MEDIAN([.$B319])" office:value-type="float" office:value="300" calcext:value-type="float">
            <text:p>300</text:p>
          </table:table-cell>
          <table:table-cell table:formula="of:=MEDIAN([.$C319])" office:value-type="float" office:value="1" calcext:value-type="float">
            <text:p>1</text:p>
          </table:table-cell>
          <table:table-cell table:formula="of:=MAX([.$B319])" office:value-type="float" office:value="300" calcext:value-type="float">
            <text:p>300</text:p>
          </table:table-cell>
          <table:table-cell table:formula="of:=MAX([.$C319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319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52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0])" office:value-type="float" office:value="300" calcext:value-type="float">
            <text:p>300</text:p>
          </table:table-cell>
          <table:table-cell table:formula="of:=MIN([.$C320])" office:value-type="float" office:value="1" calcext:value-type="float">
            <text:p>1</text:p>
          </table:table-cell>
          <table:table-cell table:formula="of:=MEDIAN([.$B320])" office:value-type="float" office:value="300" calcext:value-type="float">
            <text:p>300</text:p>
          </table:table-cell>
          <table:table-cell table:formula="of:=MEDIAN([.$C320])" office:value-type="float" office:value="1" calcext:value-type="float">
            <text:p>1</text:p>
          </table:table-cell>
          <table:table-cell table:formula="of:=MAX([.$B320])" office:value-type="float" office:value="300" calcext:value-type="float">
            <text:p>300</text:p>
          </table:table-cell>
          <table:table-cell table:formula="of:=MAX([.$C320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(45-[.J320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52/v2/aso/training_set.lp</text:p>
          </table:table-cell>
          <table:table-cell office:value-type="float" office:value="6.17241" calcext:value-type="float">
            <text:p>6.17241</text:p>
          </table:table-cell>
          <table:table-cell office:value-type="float" office:value="0" calcext:value-type="float">
            <text:p>0</text:p>
          </table:table-cell>
          <table:table-cell table:formula="of:=MIN([.$B321])" office:value-type="float" office:value="6.17241" calcext:value-type="float">
            <text:p>6.17241</text:p>
          </table:table-cell>
          <table:table-cell table:formula="of:=MIN([.$C321])" office:value-type="float" office:value="0" calcext:value-type="float">
            <text:p>0</text:p>
          </table:table-cell>
          <table:table-cell table:formula="of:=MEDIAN([.$B321])" office:value-type="float" office:value="6.17241" calcext:value-type="float">
            <text:p>6.17241</text:p>
          </table:table-cell>
          <table:table-cell table:formula="of:=MEDIAN([.$C321])" office:value-type="float" office:value="0" calcext:value-type="float">
            <text:p>0</text:p>
          </table:table-cell>
          <table:table-cell table:formula="of:=MAX([.$B321])" office:value-type="float" office:value="6.17241" calcext:value-type="float">
            <text:p>6.17241</text:p>
          </table:table-cell>
          <table:table-cell table:formula="of:=MAX([.$C321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32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52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2])" office:value-type="float" office:value="300" calcext:value-type="float">
            <text:p>300</text:p>
          </table:table-cell>
          <table:table-cell table:formula="of:=MIN([.$C322])" office:value-type="float" office:value="1" calcext:value-type="float">
            <text:p>1</text:p>
          </table:table-cell>
          <table:table-cell table:formula="of:=MEDIAN([.$B322])" office:value-type="float" office:value="300" calcext:value-type="float">
            <text:p>300</text:p>
          </table:table-cell>
          <table:table-cell table:formula="of:=MEDIAN([.$C322])" office:value-type="float" office:value="1" calcext:value-type="float">
            <text:p>1</text:p>
          </table:table-cell>
          <table:table-cell table:formula="of:=MAX([.$B322])" office:value-type="float" office:value="300" calcext:value-type="float">
            <text:p>300</text:p>
          </table:table-cell>
          <table:table-cell table:formula="of:=MAX([.$C322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322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52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3])" office:value-type="float" office:value="300" calcext:value-type="float">
            <text:p>300</text:p>
          </table:table-cell>
          <table:table-cell table:formula="of:=MIN([.$C323])" office:value-type="float" office:value="1" calcext:value-type="float">
            <text:p>1</text:p>
          </table:table-cell>
          <table:table-cell table:formula="of:=MEDIAN([.$B323])" office:value-type="float" office:value="300" calcext:value-type="float">
            <text:p>300</text:p>
          </table:table-cell>
          <table:table-cell table:formula="of:=MEDIAN([.$C323])" office:value-type="float" office:value="1" calcext:value-type="float">
            <text:p>1</text:p>
          </table:table-cell>
          <table:table-cell table:formula="of:=MAX([.$B323])" office:value-type="float" office:value="300" calcext:value-type="float">
            <text:p>300</text:p>
          </table:table-cell>
          <table:table-cell table:formula="of:=MAX([.$C323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45-[.J323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52/v3/aso/training_set.lp</text:p>
          </table:table-cell>
          <table:table-cell office:value-type="float" office:value="5.0174" calcext:value-type="float">
            <text:p>5.0174</text:p>
          </table:table-cell>
          <table:table-cell office:value-type="float" office:value="0" calcext:value-type="float">
            <text:p>0</text:p>
          </table:table-cell>
          <table:table-cell table:formula="of:=MIN([.$B324])" office:value-type="float" office:value="5.0174" calcext:value-type="float">
            <text:p>5.0174</text:p>
          </table:table-cell>
          <table:table-cell table:formula="of:=MIN([.$C324])" office:value-type="float" office:value="0" calcext:value-type="float">
            <text:p>0</text:p>
          </table:table-cell>
          <table:table-cell table:formula="of:=MEDIAN([.$B324])" office:value-type="float" office:value="5.0174" calcext:value-type="float">
            <text:p>5.0174</text:p>
          </table:table-cell>
          <table:table-cell table:formula="of:=MEDIAN([.$C324])" office:value-type="float" office:value="0" calcext:value-type="float">
            <text:p>0</text:p>
          </table:table-cell>
          <table:table-cell table:formula="of:=MAX([.$B324])" office:value-type="float" office:value="5.0174" calcext:value-type="float">
            <text:p>5.0174</text:p>
          </table:table-cell>
          <table:table-cell table:formula="of:=MAX([.$C324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324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52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5])" office:value-type="float" office:value="300" calcext:value-type="float">
            <text:p>300</text:p>
          </table:table-cell>
          <table:table-cell table:formula="of:=MIN([.$C325])" office:value-type="float" office:value="1" calcext:value-type="float">
            <text:p>1</text:p>
          </table:table-cell>
          <table:table-cell table:formula="of:=MEDIAN([.$B325])" office:value-type="float" office:value="300" calcext:value-type="float">
            <text:p>300</text:p>
          </table:table-cell>
          <table:table-cell table:formula="of:=MEDIAN([.$C325])" office:value-type="float" office:value="1" calcext:value-type="float">
            <text:p>1</text:p>
          </table:table-cell>
          <table:table-cell table:formula="of:=MAX([.$B325])" office:value-type="float" office:value="300" calcext:value-type="float">
            <text:p>300</text:p>
          </table:table-cell>
          <table:table-cell table:formula="of:=MAX([.$C325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325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52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6])" office:value-type="float" office:value="300" calcext:value-type="float">
            <text:p>300</text:p>
          </table:table-cell>
          <table:table-cell table:formula="of:=MIN([.$C326])" office:value-type="float" office:value="1" calcext:value-type="float">
            <text:p>1</text:p>
          </table:table-cell>
          <table:table-cell table:formula="of:=MEDIAN([.$B326])" office:value-type="float" office:value="300" calcext:value-type="float">
            <text:p>300</text:p>
          </table:table-cell>
          <table:table-cell table:formula="of:=MEDIAN([.$C326])" office:value-type="float" office:value="1" calcext:value-type="float">
            <text:p>1</text:p>
          </table:table-cell>
          <table:table-cell table:formula="of:=MAX([.$B326])" office:value-type="float" office:value="300" calcext:value-type="float">
            <text:p>300</text:p>
          </table:table-cell>
          <table:table-cell table:formula="of:=MAX([.$C326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326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53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7])" office:value-type="float" office:value="300" calcext:value-type="float">
            <text:p>300</text:p>
          </table:table-cell>
          <table:table-cell table:formula="of:=MIN([.$C327])" office:value-type="float" office:value="1" calcext:value-type="float">
            <text:p>1</text:p>
          </table:table-cell>
          <table:table-cell table:formula="of:=MEDIAN([.$B327])" office:value-type="float" office:value="300" calcext:value-type="float">
            <text:p>300</text:p>
          </table:table-cell>
          <table:table-cell table:formula="of:=MEDIAN([.$C327])" office:value-type="float" office:value="1" calcext:value-type="float">
            <text:p>1</text:p>
          </table:table-cell>
          <table:table-cell table:formula="of:=MAX([.$B327])" office:value-type="float" office:value="300" calcext:value-type="float">
            <text:p>300</text:p>
          </table:table-cell>
          <table:table-cell table:formula="of:=MAX([.$C327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327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53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8])" office:value-type="float" office:value="300" calcext:value-type="float">
            <text:p>300</text:p>
          </table:table-cell>
          <table:table-cell table:formula="of:=MIN([.$C328])" office:value-type="float" office:value="1" calcext:value-type="float">
            <text:p>1</text:p>
          </table:table-cell>
          <table:table-cell table:formula="of:=MEDIAN([.$B328])" office:value-type="float" office:value="300" calcext:value-type="float">
            <text:p>300</text:p>
          </table:table-cell>
          <table:table-cell table:formula="of:=MEDIAN([.$C328])" office:value-type="float" office:value="1" calcext:value-type="float">
            <text:p>1</text:p>
          </table:table-cell>
          <table:table-cell table:formula="of:=MAX([.$B328])" office:value-type="float" office:value="300" calcext:value-type="float">
            <text:p>300</text:p>
          </table:table-cell>
          <table:table-cell table:formula="of:=MAX([.$C328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328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53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9])" office:value-type="float" office:value="300" calcext:value-type="float">
            <text:p>300</text:p>
          </table:table-cell>
          <table:table-cell table:formula="of:=MIN([.$C329])" office:value-type="float" office:value="1" calcext:value-type="float">
            <text:p>1</text:p>
          </table:table-cell>
          <table:table-cell table:formula="of:=MEDIAN([.$B329])" office:value-type="float" office:value="300" calcext:value-type="float">
            <text:p>300</text:p>
          </table:table-cell>
          <table:table-cell table:formula="of:=MEDIAN([.$C329])" office:value-type="float" office:value="1" calcext:value-type="float">
            <text:p>1</text:p>
          </table:table-cell>
          <table:table-cell table:formula="of:=MAX([.$B329])" office:value-type="float" office:value="300" calcext:value-type="float">
            <text:p>300</text:p>
          </table:table-cell>
          <table:table-cell table:formula="of:=MAX([.$C329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329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53/v2/aso/training_set.lp</text:p>
          </table:table-cell>
          <table:table-cell office:value-type="float" office:value="5.21296" calcext:value-type="float">
            <text:p>5.21296</text:p>
          </table:table-cell>
          <table:table-cell office:value-type="float" office:value="0" calcext:value-type="float">
            <text:p>0</text:p>
          </table:table-cell>
          <table:table-cell table:formula="of:=MIN([.$B330])" office:value-type="float" office:value="5.21296" calcext:value-type="float">
            <text:p>5.21296</text:p>
          </table:table-cell>
          <table:table-cell table:formula="of:=MIN([.$C330])" office:value-type="float" office:value="0" calcext:value-type="float">
            <text:p>0</text:p>
          </table:table-cell>
          <table:table-cell table:formula="of:=MEDIAN([.$B330])" office:value-type="float" office:value="5.21296" calcext:value-type="float">
            <text:p>5.21296</text:p>
          </table:table-cell>
          <table:table-cell table:formula="of:=MEDIAN([.$C330])" office:value-type="float" office:value="0" calcext:value-type="float">
            <text:p>0</text:p>
          </table:table-cell>
          <table:table-cell table:formula="of:=MAX([.$B330])" office:value-type="float" office:value="5.21296" calcext:value-type="float">
            <text:p>5.21296</text:p>
          </table:table-cell>
          <table:table-cell table:formula="of:=MAX([.$C330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330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53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1])" office:value-type="float" office:value="300" calcext:value-type="float">
            <text:p>300</text:p>
          </table:table-cell>
          <table:table-cell table:formula="of:=MIN([.$C331])" office:value-type="float" office:value="1" calcext:value-type="float">
            <text:p>1</text:p>
          </table:table-cell>
          <table:table-cell table:formula="of:=MEDIAN([.$B331])" office:value-type="float" office:value="300" calcext:value-type="float">
            <text:p>300</text:p>
          </table:table-cell>
          <table:table-cell table:formula="of:=MEDIAN([.$C331])" office:value-type="float" office:value="1" calcext:value-type="float">
            <text:p>1</text:p>
          </table:table-cell>
          <table:table-cell table:formula="of:=MAX([.$B331])" office:value-type="float" office:value="300" calcext:value-type="float">
            <text:p>300</text:p>
          </table:table-cell>
          <table:table-cell table:formula="of:=MAX([.$C33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33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53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2])" office:value-type="float" office:value="300" calcext:value-type="float">
            <text:p>300</text:p>
          </table:table-cell>
          <table:table-cell table:formula="of:=MIN([.$C332])" office:value-type="float" office:value="1" calcext:value-type="float">
            <text:p>1</text:p>
          </table:table-cell>
          <table:table-cell table:formula="of:=MEDIAN([.$B332])" office:value-type="float" office:value="300" calcext:value-type="float">
            <text:p>300</text:p>
          </table:table-cell>
          <table:table-cell table:formula="of:=MEDIAN([.$C332])" office:value-type="float" office:value="1" calcext:value-type="float">
            <text:p>1</text:p>
          </table:table-cell>
          <table:table-cell table:formula="of:=MAX([.$B332])" office:value-type="float" office:value="300" calcext:value-type="float">
            <text:p>300</text:p>
          </table:table-cell>
          <table:table-cell table:formula="of:=MAX([.$C332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332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53/v3/aso/training_set.lp</text:p>
          </table:table-cell>
          <table:table-cell office:value-type="float" office:value="6.50205" calcext:value-type="float">
            <text:p>6.50205</text:p>
          </table:table-cell>
          <table:table-cell office:value-type="float" office:value="0" calcext:value-type="float">
            <text:p>0</text:p>
          </table:table-cell>
          <table:table-cell table:formula="of:=MIN([.$B333])" office:value-type="float" office:value="6.50205" calcext:value-type="float">
            <text:p>6.50205</text:p>
          </table:table-cell>
          <table:table-cell table:formula="of:=MIN([.$C333])" office:value-type="float" office:value="0" calcext:value-type="float">
            <text:p>0</text:p>
          </table:table-cell>
          <table:table-cell table:formula="of:=MEDIAN([.$B333])" office:value-type="float" office:value="6.50205" calcext:value-type="float">
            <text:p>6.50205</text:p>
          </table:table-cell>
          <table:table-cell table:formula="of:=MEDIAN([.$C333])" office:value-type="float" office:value="0" calcext:value-type="float">
            <text:p>0</text:p>
          </table:table-cell>
          <table:table-cell table:formula="of:=MAX([.$B333])" office:value-type="float" office:value="6.50205" calcext:value-type="float">
            <text:p>6.50205</text:p>
          </table:table-cell>
          <table:table-cell table:formula="of:=MAX([.$C333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(45-[.J333])/45" office:value-type="float" office:value="0.177777777777778" calcext:value-type="float">
            <text:p>0.178</text:p>
          </table:table-cell>
        </table:table-row>
        <table:table-row table:style-name="ro1">
          <table:table-cell office:value-type="string" calcext:value-type="string">
            <text:p>training/user53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4])" office:value-type="float" office:value="300" calcext:value-type="float">
            <text:p>300</text:p>
          </table:table-cell>
          <table:table-cell table:formula="of:=MIN([.$C334])" office:value-type="float" office:value="1" calcext:value-type="float">
            <text:p>1</text:p>
          </table:table-cell>
          <table:table-cell table:formula="of:=MEDIAN([.$B334])" office:value-type="float" office:value="300" calcext:value-type="float">
            <text:p>300</text:p>
          </table:table-cell>
          <table:table-cell table:formula="of:=MEDIAN([.$C334])" office:value-type="float" office:value="1" calcext:value-type="float">
            <text:p>1</text:p>
          </table:table-cell>
          <table:table-cell table:formula="of:=MAX([.$B334])" office:value-type="float" office:value="300" calcext:value-type="float">
            <text:p>300</text:p>
          </table:table-cell>
          <table:table-cell table:formula="of:=MAX([.$C334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334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53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5])" office:value-type="float" office:value="300" calcext:value-type="float">
            <text:p>300</text:p>
          </table:table-cell>
          <table:table-cell table:formula="of:=MIN([.$C335])" office:value-type="float" office:value="1" calcext:value-type="float">
            <text:p>1</text:p>
          </table:table-cell>
          <table:table-cell table:formula="of:=MEDIAN([.$B335])" office:value-type="float" office:value="300" calcext:value-type="float">
            <text:p>300</text:p>
          </table:table-cell>
          <table:table-cell table:formula="of:=MEDIAN([.$C335])" office:value-type="float" office:value="1" calcext:value-type="float">
            <text:p>1</text:p>
          </table:table-cell>
          <table:table-cell table:formula="of:=MAX([.$B335])" office:value-type="float" office:value="300" calcext:value-type="float">
            <text:p>300</text:p>
          </table:table-cell>
          <table:table-cell table:formula="of:=MAX([.$C335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335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6/v1/aso/training_set.lp</text:p>
          </table:table-cell>
          <table:table-cell office:value-type="float" office:value="198.53" calcext:value-type="float">
            <text:p>198.53</text:p>
          </table:table-cell>
          <table:table-cell office:value-type="float" office:value="0" calcext:value-type="float">
            <text:p>0</text:p>
          </table:table-cell>
          <table:table-cell table:formula="of:=MIN([.$B336])" office:value-type="float" office:value="198.53" calcext:value-type="float">
            <text:p>198.53</text:p>
          </table:table-cell>
          <table:table-cell table:formula="of:=MIN([.$C336])" office:value-type="float" office:value="0" calcext:value-type="float">
            <text:p>0</text:p>
          </table:table-cell>
          <table:table-cell table:formula="of:=MEDIAN([.$B336])" office:value-type="float" office:value="198.53" calcext:value-type="float">
            <text:p>198.53</text:p>
          </table:table-cell>
          <table:table-cell table:formula="of:=MEDIAN([.$C336])" office:value-type="float" office:value="0" calcext:value-type="float">
            <text:p>0</text:p>
          </table:table-cell>
          <table:table-cell table:formula="of:=MAX([.$B336])" office:value-type="float" office:value="198.53" calcext:value-type="float">
            <text:p>198.53</text:p>
          </table:table-cell>
          <table:table-cell table:formula="of:=MAX([.$C336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336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6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7])" office:value-type="float" office:value="300" calcext:value-type="float">
            <text:p>300</text:p>
          </table:table-cell>
          <table:table-cell table:formula="of:=MIN([.$C337])" office:value-type="float" office:value="1" calcext:value-type="float">
            <text:p>1</text:p>
          </table:table-cell>
          <table:table-cell table:formula="of:=MEDIAN([.$B337])" office:value-type="float" office:value="300" calcext:value-type="float">
            <text:p>300</text:p>
          </table:table-cell>
          <table:table-cell table:formula="of:=MEDIAN([.$C337])" office:value-type="float" office:value="1" calcext:value-type="float">
            <text:p>1</text:p>
          </table:table-cell>
          <table:table-cell table:formula="of:=MAX([.$B337])" office:value-type="float" office:value="300" calcext:value-type="float">
            <text:p>300</text:p>
          </table:table-cell>
          <table:table-cell table:formula="of:=MAX([.$C337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337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6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8])" office:value-type="float" office:value="300" calcext:value-type="float">
            <text:p>300</text:p>
          </table:table-cell>
          <table:table-cell table:formula="of:=MIN([.$C338])" office:value-type="float" office:value="1" calcext:value-type="float">
            <text:p>1</text:p>
          </table:table-cell>
          <table:table-cell table:formula="of:=MEDIAN([.$B338])" office:value-type="float" office:value="300" calcext:value-type="float">
            <text:p>300</text:p>
          </table:table-cell>
          <table:table-cell table:formula="of:=MEDIAN([.$C338])" office:value-type="float" office:value="1" calcext:value-type="float">
            <text:p>1</text:p>
          </table:table-cell>
          <table:table-cell table:formula="of:=MAX([.$B338])" office:value-type="float" office:value="300" calcext:value-type="float">
            <text:p>300</text:p>
          </table:table-cell>
          <table:table-cell table:formula="of:=MAX([.$C338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338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6/v2/aso/training_set.lp</text:p>
          </table:table-cell>
          <table:table-cell office:value-type="float" office:value="8.41391" calcext:value-type="float">
            <text:p>8.41391</text:p>
          </table:table-cell>
          <table:table-cell office:value-type="float" office:value="0" calcext:value-type="float">
            <text:p>0</text:p>
          </table:table-cell>
          <table:table-cell table:formula="of:=MIN([.$B339])" office:value-type="float" office:value="8.41391" calcext:value-type="float">
            <text:p>8.41391</text:p>
          </table:table-cell>
          <table:table-cell table:formula="of:=MIN([.$C339])" office:value-type="float" office:value="0" calcext:value-type="float">
            <text:p>0</text:p>
          </table:table-cell>
          <table:table-cell table:formula="of:=MEDIAN([.$B339])" office:value-type="float" office:value="8.41391" calcext:value-type="float">
            <text:p>8.41391</text:p>
          </table:table-cell>
          <table:table-cell table:formula="of:=MEDIAN([.$C339])" office:value-type="float" office:value="0" calcext:value-type="float">
            <text:p>0</text:p>
          </table:table-cell>
          <table:table-cell table:formula="of:=MAX([.$B339])" office:value-type="float" office:value="8.41391" calcext:value-type="float">
            <text:p>8.41391</text:p>
          </table:table-cell>
          <table:table-cell table:formula="of:=MAX([.$C339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339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6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0])" office:value-type="float" office:value="300" calcext:value-type="float">
            <text:p>300</text:p>
          </table:table-cell>
          <table:table-cell table:formula="of:=MIN([.$C340])" office:value-type="float" office:value="1" calcext:value-type="float">
            <text:p>1</text:p>
          </table:table-cell>
          <table:table-cell table:formula="of:=MEDIAN([.$B340])" office:value-type="float" office:value="300" calcext:value-type="float">
            <text:p>300</text:p>
          </table:table-cell>
          <table:table-cell table:formula="of:=MEDIAN([.$C340])" office:value-type="float" office:value="1" calcext:value-type="float">
            <text:p>1</text:p>
          </table:table-cell>
          <table:table-cell table:formula="of:=MAX([.$B340])" office:value-type="float" office:value="300" calcext:value-type="float">
            <text:p>300</text:p>
          </table:table-cell>
          <table:table-cell table:formula="of:=MAX([.$C340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340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6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1])" office:value-type="float" office:value="300" calcext:value-type="float">
            <text:p>300</text:p>
          </table:table-cell>
          <table:table-cell table:formula="of:=MIN([.$C341])" office:value-type="float" office:value="1" calcext:value-type="float">
            <text:p>1</text:p>
          </table:table-cell>
          <table:table-cell table:formula="of:=MEDIAN([.$B341])" office:value-type="float" office:value="300" calcext:value-type="float">
            <text:p>300</text:p>
          </table:table-cell>
          <table:table-cell table:formula="of:=MEDIAN([.$C341])" office:value-type="float" office:value="1" calcext:value-type="float">
            <text:p>1</text:p>
          </table:table-cell>
          <table:table-cell table:formula="of:=MAX([.$B341])" office:value-type="float" office:value="300" calcext:value-type="float">
            <text:p>300</text:p>
          </table:table-cell>
          <table:table-cell table:formula="of:=MAX([.$C34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34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6/v3/aso/training_set.lp</text:p>
          </table:table-cell>
          <table:table-cell office:value-type="float" office:value="6.0608" calcext:value-type="float">
            <text:p>6.0608</text:p>
          </table:table-cell>
          <table:table-cell office:value-type="float" office:value="0" calcext:value-type="float">
            <text:p>0</text:p>
          </table:table-cell>
          <table:table-cell table:formula="of:=MIN([.$B342])" office:value-type="float" office:value="6.0608" calcext:value-type="float">
            <text:p>6.0608</text:p>
          </table:table-cell>
          <table:table-cell table:formula="of:=MIN([.$C342])" office:value-type="float" office:value="0" calcext:value-type="float">
            <text:p>0</text:p>
          </table:table-cell>
          <table:table-cell table:formula="of:=MEDIAN([.$B342])" office:value-type="float" office:value="6.0608" calcext:value-type="float">
            <text:p>6.0608</text:p>
          </table:table-cell>
          <table:table-cell table:formula="of:=MEDIAN([.$C342])" office:value-type="float" office:value="0" calcext:value-type="float">
            <text:p>0</text:p>
          </table:table-cell>
          <table:table-cell table:formula="of:=MAX([.$B342])" office:value-type="float" office:value="6.0608" calcext:value-type="float">
            <text:p>6.0608</text:p>
          </table:table-cell>
          <table:table-cell table:formula="of:=MAX([.$C342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342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6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3])" office:value-type="float" office:value="300" calcext:value-type="float">
            <text:p>300</text:p>
          </table:table-cell>
          <table:table-cell table:formula="of:=MIN([.$C343])" office:value-type="float" office:value="1" calcext:value-type="float">
            <text:p>1</text:p>
          </table:table-cell>
          <table:table-cell table:formula="of:=MEDIAN([.$B343])" office:value-type="float" office:value="300" calcext:value-type="float">
            <text:p>300</text:p>
          </table:table-cell>
          <table:table-cell table:formula="of:=MEDIAN([.$C343])" office:value-type="float" office:value="1" calcext:value-type="float">
            <text:p>1</text:p>
          </table:table-cell>
          <table:table-cell table:formula="of:=MAX([.$B343])" office:value-type="float" office:value="300" calcext:value-type="float">
            <text:p>300</text:p>
          </table:table-cell>
          <table:table-cell table:formula="of:=MAX([.$C34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343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6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4])" office:value-type="float" office:value="300" calcext:value-type="float">
            <text:p>300</text:p>
          </table:table-cell>
          <table:table-cell table:formula="of:=MIN([.$C344])" office:value-type="float" office:value="1" calcext:value-type="float">
            <text:p>1</text:p>
          </table:table-cell>
          <table:table-cell table:formula="of:=MEDIAN([.$B344])" office:value-type="float" office:value="300" calcext:value-type="float">
            <text:p>300</text:p>
          </table:table-cell>
          <table:table-cell table:formula="of:=MEDIAN([.$C344])" office:value-type="float" office:value="1" calcext:value-type="float">
            <text:p>1</text:p>
          </table:table-cell>
          <table:table-cell table:formula="of:=MAX([.$B344])" office:value-type="float" office:value="300" calcext:value-type="float">
            <text:p>300</text:p>
          </table:table-cell>
          <table:table-cell table:formula="of:=MAX([.$C344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344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7/v1/aso/training_set.lp</text:p>
          </table:table-cell>
          <table:table-cell office:value-type="float" office:value="97.8705" calcext:value-type="float">
            <text:p>97.8705</text:p>
          </table:table-cell>
          <table:table-cell office:value-type="float" office:value="0" calcext:value-type="float">
            <text:p>0</text:p>
          </table:table-cell>
          <table:table-cell table:formula="of:=MIN([.$B345])" office:value-type="float" office:value="97.8705" calcext:value-type="float">
            <text:p>97.8705</text:p>
          </table:table-cell>
          <table:table-cell table:formula="of:=MIN([.$C345])" office:value-type="float" office:value="0" calcext:value-type="float">
            <text:p>0</text:p>
          </table:table-cell>
          <table:table-cell table:formula="of:=MEDIAN([.$B345])" office:value-type="float" office:value="97.8705" calcext:value-type="float">
            <text:p>97.8705</text:p>
          </table:table-cell>
          <table:table-cell table:formula="of:=MEDIAN([.$C345])" office:value-type="float" office:value="0" calcext:value-type="float">
            <text:p>0</text:p>
          </table:table-cell>
          <table:table-cell table:formula="of:=MAX([.$B345])" office:value-type="float" office:value="97.8705" calcext:value-type="float">
            <text:p>97.8705</text:p>
          </table:table-cell>
          <table:table-cell table:formula="of:=MAX([.$C345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345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7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6])" office:value-type="float" office:value="300" calcext:value-type="float">
            <text:p>300</text:p>
          </table:table-cell>
          <table:table-cell table:formula="of:=MIN([.$C346])" office:value-type="float" office:value="1" calcext:value-type="float">
            <text:p>1</text:p>
          </table:table-cell>
          <table:table-cell table:formula="of:=MEDIAN([.$B346])" office:value-type="float" office:value="300" calcext:value-type="float">
            <text:p>300</text:p>
          </table:table-cell>
          <table:table-cell table:formula="of:=MEDIAN([.$C346])" office:value-type="float" office:value="1" calcext:value-type="float">
            <text:p>1</text:p>
          </table:table-cell>
          <table:table-cell table:formula="of:=MAX([.$B346])" office:value-type="float" office:value="300" calcext:value-type="float">
            <text:p>300</text:p>
          </table:table-cell>
          <table:table-cell table:formula="of:=MAX([.$C346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45-[.J346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7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7])" office:value-type="float" office:value="300" calcext:value-type="float">
            <text:p>300</text:p>
          </table:table-cell>
          <table:table-cell table:formula="of:=MIN([.$C347])" office:value-type="float" office:value="1" calcext:value-type="float">
            <text:p>1</text:p>
          </table:table-cell>
          <table:table-cell table:formula="of:=MEDIAN([.$B347])" office:value-type="float" office:value="300" calcext:value-type="float">
            <text:p>300</text:p>
          </table:table-cell>
          <table:table-cell table:formula="of:=MEDIAN([.$C347])" office:value-type="float" office:value="1" calcext:value-type="float">
            <text:p>1</text:p>
          </table:table-cell>
          <table:table-cell table:formula="of:=MAX([.$B347])" office:value-type="float" office:value="300" calcext:value-type="float">
            <text:p>300</text:p>
          </table:table-cell>
          <table:table-cell table:formula="of:=MAX([.$C347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347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7/v2/aso/training_set.lp</text:p>
          </table:table-cell>
          <table:table-cell office:value-type="float" office:value="7.11433" calcext:value-type="float">
            <text:p>7.11433</text:p>
          </table:table-cell>
          <table:table-cell office:value-type="float" office:value="0" calcext:value-type="float">
            <text:p>0</text:p>
          </table:table-cell>
          <table:table-cell table:formula="of:=MIN([.$B348])" office:value-type="float" office:value="7.11433" calcext:value-type="float">
            <text:p>7.11433</text:p>
          </table:table-cell>
          <table:table-cell table:formula="of:=MIN([.$C348])" office:value-type="float" office:value="0" calcext:value-type="float">
            <text:p>0</text:p>
          </table:table-cell>
          <table:table-cell table:formula="of:=MEDIAN([.$B348])" office:value-type="float" office:value="7.11433" calcext:value-type="float">
            <text:p>7.11433</text:p>
          </table:table-cell>
          <table:table-cell table:formula="of:=MEDIAN([.$C348])" office:value-type="float" office:value="0" calcext:value-type="float">
            <text:p>0</text:p>
          </table:table-cell>
          <table:table-cell table:formula="of:=MAX([.$B348])" office:value-type="float" office:value="7.11433" calcext:value-type="float">
            <text:p>7.11433</text:p>
          </table:table-cell>
          <table:table-cell table:formula="of:=MAX([.$C348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348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7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9])" office:value-type="float" office:value="300" calcext:value-type="float">
            <text:p>300</text:p>
          </table:table-cell>
          <table:table-cell table:formula="of:=MIN([.$C349])" office:value-type="float" office:value="1" calcext:value-type="float">
            <text:p>1</text:p>
          </table:table-cell>
          <table:table-cell table:formula="of:=MEDIAN([.$B349])" office:value-type="float" office:value="300" calcext:value-type="float">
            <text:p>300</text:p>
          </table:table-cell>
          <table:table-cell table:formula="of:=MEDIAN([.$C349])" office:value-type="float" office:value="1" calcext:value-type="float">
            <text:p>1</text:p>
          </table:table-cell>
          <table:table-cell table:formula="of:=MAX([.$B349])" office:value-type="float" office:value="300" calcext:value-type="float">
            <text:p>300</text:p>
          </table:table-cell>
          <table:table-cell table:formula="of:=MAX([.$C349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349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7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0])" office:value-type="float" office:value="300" calcext:value-type="float">
            <text:p>300</text:p>
          </table:table-cell>
          <table:table-cell table:formula="of:=MIN([.$C350])" office:value-type="float" office:value="1" calcext:value-type="float">
            <text:p>1</text:p>
          </table:table-cell>
          <table:table-cell table:formula="of:=MEDIAN([.$B350])" office:value-type="float" office:value="300" calcext:value-type="float">
            <text:p>300</text:p>
          </table:table-cell>
          <table:table-cell table:formula="of:=MEDIAN([.$C350])" office:value-type="float" office:value="1" calcext:value-type="float">
            <text:p>1</text:p>
          </table:table-cell>
          <table:table-cell table:formula="of:=MAX([.$B350])" office:value-type="float" office:value="300" calcext:value-type="float">
            <text:p>300</text:p>
          </table:table-cell>
          <table:table-cell table:formula="of:=MAX([.$C350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350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7/v3/aso/training_set.lp</text:p>
          </table:table-cell>
          <table:table-cell office:value-type="float" office:value="6.78118" calcext:value-type="float">
            <text:p>6.78118</text:p>
          </table:table-cell>
          <table:table-cell office:value-type="float" office:value="0" calcext:value-type="float">
            <text:p>0</text:p>
          </table:table-cell>
          <table:table-cell table:formula="of:=MIN([.$B351])" office:value-type="float" office:value="6.78118" calcext:value-type="float">
            <text:p>6.78118</text:p>
          </table:table-cell>
          <table:table-cell table:formula="of:=MIN([.$C351])" office:value-type="float" office:value="0" calcext:value-type="float">
            <text:p>0</text:p>
          </table:table-cell>
          <table:table-cell table:formula="of:=MEDIAN([.$B351])" office:value-type="float" office:value="6.78118" calcext:value-type="float">
            <text:p>6.78118</text:p>
          </table:table-cell>
          <table:table-cell table:formula="of:=MEDIAN([.$C351])" office:value-type="float" office:value="0" calcext:value-type="float">
            <text:p>0</text:p>
          </table:table-cell>
          <table:table-cell table:formula="of:=MAX([.$B351])" office:value-type="float" office:value="6.78118" calcext:value-type="float">
            <text:p>6.78118</text:p>
          </table:table-cell>
          <table:table-cell table:formula="of:=MAX([.$C351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351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7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2])" office:value-type="float" office:value="300" calcext:value-type="float">
            <text:p>300</text:p>
          </table:table-cell>
          <table:table-cell table:formula="of:=MIN([.$C352])" office:value-type="float" office:value="1" calcext:value-type="float">
            <text:p>1</text:p>
          </table:table-cell>
          <table:table-cell table:formula="of:=MEDIAN([.$B352])" office:value-type="float" office:value="300" calcext:value-type="float">
            <text:p>300</text:p>
          </table:table-cell>
          <table:table-cell table:formula="of:=MEDIAN([.$C352])" office:value-type="float" office:value="1" calcext:value-type="float">
            <text:p>1</text:p>
          </table:table-cell>
          <table:table-cell table:formula="of:=MAX([.$B352])" office:value-type="float" office:value="300" calcext:value-type="float">
            <text:p>300</text:p>
          </table:table-cell>
          <table:table-cell table:formula="of:=MAX([.$C352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352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7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3])" office:value-type="float" office:value="300" calcext:value-type="float">
            <text:p>300</text:p>
          </table:table-cell>
          <table:table-cell table:formula="of:=MIN([.$C353])" office:value-type="float" office:value="1" calcext:value-type="float">
            <text:p>1</text:p>
          </table:table-cell>
          <table:table-cell table:formula="of:=MEDIAN([.$B353])" office:value-type="float" office:value="300" calcext:value-type="float">
            <text:p>300</text:p>
          </table:table-cell>
          <table:table-cell table:formula="of:=MEDIAN([.$C353])" office:value-type="float" office:value="1" calcext:value-type="float">
            <text:p>1</text:p>
          </table:table-cell>
          <table:table-cell table:formula="of:=MAX([.$B353])" office:value-type="float" office:value="300" calcext:value-type="float">
            <text:p>300</text:p>
          </table:table-cell>
          <table:table-cell table:formula="of:=MAX([.$C353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353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8/v1/aso/training_set.lp</text:p>
          </table:table-cell>
          <table:table-cell office:value-type="float" office:value="8.24019" calcext:value-type="float">
            <text:p>8.24019</text:p>
          </table:table-cell>
          <table:table-cell office:value-type="float" office:value="0" calcext:value-type="float">
            <text:p>0</text:p>
          </table:table-cell>
          <table:table-cell table:formula="of:=MIN([.$B354])" office:value-type="float" office:value="8.24019" calcext:value-type="float">
            <text:p>8.24019</text:p>
          </table:table-cell>
          <table:table-cell table:formula="of:=MIN([.$C354])" office:value-type="float" office:value="0" calcext:value-type="float">
            <text:p>0</text:p>
          </table:table-cell>
          <table:table-cell table:formula="of:=MEDIAN([.$B354])" office:value-type="float" office:value="8.24019" calcext:value-type="float">
            <text:p>8.24019</text:p>
          </table:table-cell>
          <table:table-cell table:formula="of:=MEDIAN([.$C354])" office:value-type="float" office:value="0" calcext:value-type="float">
            <text:p>0</text:p>
          </table:table-cell>
          <table:table-cell table:formula="of:=MAX([.$B354])" office:value-type="float" office:value="8.24019" calcext:value-type="float">
            <text:p>8.24019</text:p>
          </table:table-cell>
          <table:table-cell table:formula="of:=MAX([.$C354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(45-[.J354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8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5])" office:value-type="float" office:value="300" calcext:value-type="float">
            <text:p>300</text:p>
          </table:table-cell>
          <table:table-cell table:formula="of:=MIN([.$C355])" office:value-type="float" office:value="1" calcext:value-type="float">
            <text:p>1</text:p>
          </table:table-cell>
          <table:table-cell table:formula="of:=MEDIAN([.$B355])" office:value-type="float" office:value="300" calcext:value-type="float">
            <text:p>300</text:p>
          </table:table-cell>
          <table:table-cell table:formula="of:=MEDIAN([.$C355])" office:value-type="float" office:value="1" calcext:value-type="float">
            <text:p>1</text:p>
          </table:table-cell>
          <table:table-cell table:formula="of:=MAX([.$B355])" office:value-type="float" office:value="300" calcext:value-type="float">
            <text:p>300</text:p>
          </table:table-cell>
          <table:table-cell table:formula="of:=MAX([.$C355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45-[.J355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8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6])" office:value-type="float" office:value="300" calcext:value-type="float">
            <text:p>300</text:p>
          </table:table-cell>
          <table:table-cell table:formula="of:=MIN([.$C356])" office:value-type="float" office:value="1" calcext:value-type="float">
            <text:p>1</text:p>
          </table:table-cell>
          <table:table-cell table:formula="of:=MEDIAN([.$B356])" office:value-type="float" office:value="300" calcext:value-type="float">
            <text:p>300</text:p>
          </table:table-cell>
          <table:table-cell table:formula="of:=MEDIAN([.$C356])" office:value-type="float" office:value="1" calcext:value-type="float">
            <text:p>1</text:p>
          </table:table-cell>
          <table:table-cell table:formula="of:=MAX([.$B356])" office:value-type="float" office:value="300" calcext:value-type="float">
            <text:p>300</text:p>
          </table:table-cell>
          <table:table-cell table:formula="of:=MAX([.$C356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356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8/v2/aso/training_set.lp</text:p>
          </table:table-cell>
          <table:table-cell office:value-type="float" office:value="6.13702" calcext:value-type="float">
            <text:p>6.13702</text:p>
          </table:table-cell>
          <table:table-cell office:value-type="float" office:value="0" calcext:value-type="float">
            <text:p>0</text:p>
          </table:table-cell>
          <table:table-cell table:formula="of:=MIN([.$B357])" office:value-type="float" office:value="6.13702" calcext:value-type="float">
            <text:p>6.13702</text:p>
          </table:table-cell>
          <table:table-cell table:formula="of:=MIN([.$C357])" office:value-type="float" office:value="0" calcext:value-type="float">
            <text:p>0</text:p>
          </table:table-cell>
          <table:table-cell table:formula="of:=MEDIAN([.$B357])" office:value-type="float" office:value="6.13702" calcext:value-type="float">
            <text:p>6.13702</text:p>
          </table:table-cell>
          <table:table-cell table:formula="of:=MEDIAN([.$C357])" office:value-type="float" office:value="0" calcext:value-type="float">
            <text:p>0</text:p>
          </table:table-cell>
          <table:table-cell table:formula="of:=MAX([.$B357])" office:value-type="float" office:value="6.13702" calcext:value-type="float">
            <text:p>6.13702</text:p>
          </table:table-cell>
          <table:table-cell table:formula="of:=MAX([.$C357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357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8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8])" office:value-type="float" office:value="300" calcext:value-type="float">
            <text:p>300</text:p>
          </table:table-cell>
          <table:table-cell table:formula="of:=MIN([.$C358])" office:value-type="float" office:value="1" calcext:value-type="float">
            <text:p>1</text:p>
          </table:table-cell>
          <table:table-cell table:formula="of:=MEDIAN([.$B358])" office:value-type="float" office:value="300" calcext:value-type="float">
            <text:p>300</text:p>
          </table:table-cell>
          <table:table-cell table:formula="of:=MEDIAN([.$C358])" office:value-type="float" office:value="1" calcext:value-type="float">
            <text:p>1</text:p>
          </table:table-cell>
          <table:table-cell table:formula="of:=MAX([.$B358])" office:value-type="float" office:value="300" calcext:value-type="float">
            <text:p>300</text:p>
          </table:table-cell>
          <table:table-cell table:formula="of:=MAX([.$C358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358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8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9])" office:value-type="float" office:value="300" calcext:value-type="float">
            <text:p>300</text:p>
          </table:table-cell>
          <table:table-cell table:formula="of:=MIN([.$C359])" office:value-type="float" office:value="1" calcext:value-type="float">
            <text:p>1</text:p>
          </table:table-cell>
          <table:table-cell table:formula="of:=MEDIAN([.$B359])" office:value-type="float" office:value="300" calcext:value-type="float">
            <text:p>300</text:p>
          </table:table-cell>
          <table:table-cell table:formula="of:=MEDIAN([.$C359])" office:value-type="float" office:value="1" calcext:value-type="float">
            <text:p>1</text:p>
          </table:table-cell>
          <table:table-cell table:formula="of:=MAX([.$B359])" office:value-type="float" office:value="300" calcext:value-type="float">
            <text:p>300</text:p>
          </table:table-cell>
          <table:table-cell table:formula="of:=MAX([.$C359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359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8/v3/aso/training_set.lp</text:p>
          </table:table-cell>
          <table:table-cell office:value-type="float" office:value="4.08585" calcext:value-type="float">
            <text:p>4.08585</text:p>
          </table:table-cell>
          <table:table-cell office:value-type="float" office:value="0" calcext:value-type="float">
            <text:p>0</text:p>
          </table:table-cell>
          <table:table-cell table:formula="of:=MIN([.$B360])" office:value-type="float" office:value="4.08585" calcext:value-type="float">
            <text:p>4.08585</text:p>
          </table:table-cell>
          <table:table-cell table:formula="of:=MIN([.$C360])" office:value-type="float" office:value="0" calcext:value-type="float">
            <text:p>0</text:p>
          </table:table-cell>
          <table:table-cell table:formula="of:=MEDIAN([.$B360])" office:value-type="float" office:value="4.08585" calcext:value-type="float">
            <text:p>4.08585</text:p>
          </table:table-cell>
          <table:table-cell table:formula="of:=MEDIAN([.$C360])" office:value-type="float" office:value="0" calcext:value-type="float">
            <text:p>0</text:p>
          </table:table-cell>
          <table:table-cell table:formula="of:=MAX([.$B360])" office:value-type="float" office:value="4.08585" calcext:value-type="float">
            <text:p>4.08585</text:p>
          </table:table-cell>
          <table:table-cell table:formula="of:=MAX([.$C360]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45-[.J360])/45" office:value-type="float" office:value="0.133333333333333" calcext:value-type="float">
            <text:p>0.133</text:p>
          </table:table-cell>
        </table:table-row>
        <table:table-row table:style-name="ro1">
          <table:table-cell office:value-type="string" calcext:value-type="string">
            <text:p>training/user8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1])" office:value-type="float" office:value="300" calcext:value-type="float">
            <text:p>300</text:p>
          </table:table-cell>
          <table:table-cell table:formula="of:=MIN([.$C361])" office:value-type="float" office:value="1" calcext:value-type="float">
            <text:p>1</text:p>
          </table:table-cell>
          <table:table-cell table:formula="of:=MEDIAN([.$B361])" office:value-type="float" office:value="300" calcext:value-type="float">
            <text:p>300</text:p>
          </table:table-cell>
          <table:table-cell table:formula="of:=MEDIAN([.$C361])" office:value-type="float" office:value="1" calcext:value-type="float">
            <text:p>1</text:p>
          </table:table-cell>
          <table:table-cell table:formula="of:=MAX([.$B361])" office:value-type="float" office:value="300" calcext:value-type="float">
            <text:p>300</text:p>
          </table:table-cell>
          <table:table-cell table:formula="of:=MAX([.$C361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361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8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2])" office:value-type="float" office:value="300" calcext:value-type="float">
            <text:p>300</text:p>
          </table:table-cell>
          <table:table-cell table:formula="of:=MIN([.$C362])" office:value-type="float" office:value="1" calcext:value-type="float">
            <text:p>1</text:p>
          </table:table-cell>
          <table:table-cell table:formula="of:=MEDIAN([.$B362])" office:value-type="float" office:value="300" calcext:value-type="float">
            <text:p>300</text:p>
          </table:table-cell>
          <table:table-cell table:formula="of:=MEDIAN([.$C362])" office:value-type="float" office:value="1" calcext:value-type="float">
            <text:p>1</text:p>
          </table:table-cell>
          <table:table-cell table:formula="of:=MAX([.$B362])" office:value-type="float" office:value="300" calcext:value-type="float">
            <text:p>300</text:p>
          </table:table-cell>
          <table:table-cell table:formula="of:=MAX([.$C362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362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9/v1/aso/training_set.lp</text:p>
          </table:table-cell>
          <table:table-cell office:value-type="float" office:value="19.92" calcext:value-type="float">
            <text:p>19.92</text:p>
          </table:table-cell>
          <table:table-cell office:value-type="float" office:value="0" calcext:value-type="float">
            <text:p>0</text:p>
          </table:table-cell>
          <table:table-cell table:formula="of:=MIN([.$B363])" office:value-type="float" office:value="19.92" calcext:value-type="float">
            <text:p>19.92</text:p>
          </table:table-cell>
          <table:table-cell table:formula="of:=MIN([.$C363])" office:value-type="float" office:value="0" calcext:value-type="float">
            <text:p>0</text:p>
          </table:table-cell>
          <table:table-cell table:formula="of:=MEDIAN([.$B363])" office:value-type="float" office:value="19.92" calcext:value-type="float">
            <text:p>19.92</text:p>
          </table:table-cell>
          <table:table-cell table:formula="of:=MEDIAN([.$C363])" office:value-type="float" office:value="0" calcext:value-type="float">
            <text:p>0</text:p>
          </table:table-cell>
          <table:table-cell table:formula="of:=MAX([.$B363])" office:value-type="float" office:value="19.92" calcext:value-type="float">
            <text:p>19.92</text:p>
          </table:table-cell>
          <table:table-cell table:formula="of:=MAX([.$C363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363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9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4])" office:value-type="float" office:value="300" calcext:value-type="float">
            <text:p>300</text:p>
          </table:table-cell>
          <table:table-cell table:formula="of:=MIN([.$C364])" office:value-type="float" office:value="1" calcext:value-type="float">
            <text:p>1</text:p>
          </table:table-cell>
          <table:table-cell table:formula="of:=MEDIAN([.$B364])" office:value-type="float" office:value="300" calcext:value-type="float">
            <text:p>300</text:p>
          </table:table-cell>
          <table:table-cell table:formula="of:=MEDIAN([.$C364])" office:value-type="float" office:value="1" calcext:value-type="float">
            <text:p>1</text:p>
          </table:table-cell>
          <table:table-cell table:formula="of:=MAX([.$B364])" office:value-type="float" office:value="300" calcext:value-type="float">
            <text:p>300</text:p>
          </table:table-cell>
          <table:table-cell table:formula="of:=MAX([.$C364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364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9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5])" office:value-type="float" office:value="300" calcext:value-type="float">
            <text:p>300</text:p>
          </table:table-cell>
          <table:table-cell table:formula="of:=MIN([.$C365])" office:value-type="float" office:value="1" calcext:value-type="float">
            <text:p>1</text:p>
          </table:table-cell>
          <table:table-cell table:formula="of:=MEDIAN([.$B365])" office:value-type="float" office:value="300" calcext:value-type="float">
            <text:p>300</text:p>
          </table:table-cell>
          <table:table-cell table:formula="of:=MEDIAN([.$C365])" office:value-type="float" office:value="1" calcext:value-type="float">
            <text:p>1</text:p>
          </table:table-cell>
          <table:table-cell table:formula="of:=MAX([.$B365])" office:value-type="float" office:value="300" calcext:value-type="float">
            <text:p>300</text:p>
          </table:table-cell>
          <table:table-cell table:formula="of:=MAX([.$C365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365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9/v2/aso/training_set.lp</text:p>
          </table:table-cell>
          <table:table-cell office:value-type="float" office:value="7.96868" calcext:value-type="float">
            <text:p>7.96868</text:p>
          </table:table-cell>
          <table:table-cell office:value-type="float" office:value="0" calcext:value-type="float">
            <text:p>0</text:p>
          </table:table-cell>
          <table:table-cell table:formula="of:=MIN([.$B366])" office:value-type="float" office:value="7.96868" calcext:value-type="float">
            <text:p>7.96868</text:p>
          </table:table-cell>
          <table:table-cell table:formula="of:=MIN([.$C366])" office:value-type="float" office:value="0" calcext:value-type="float">
            <text:p>0</text:p>
          </table:table-cell>
          <table:table-cell table:formula="of:=MEDIAN([.$B366])" office:value-type="float" office:value="7.96868" calcext:value-type="float">
            <text:p>7.96868</text:p>
          </table:table-cell>
          <table:table-cell table:formula="of:=MEDIAN([.$C366])" office:value-type="float" office:value="0" calcext:value-type="float">
            <text:p>0</text:p>
          </table:table-cell>
          <table:table-cell table:formula="of:=MAX([.$B366])" office:value-type="float" office:value="7.96868" calcext:value-type="float">
            <text:p>7.96868</text:p>
          </table:table-cell>
          <table:table-cell table:formula="of:=MAX([.$C366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366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9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7])" office:value-type="float" office:value="300" calcext:value-type="float">
            <text:p>300</text:p>
          </table:table-cell>
          <table:table-cell table:formula="of:=MIN([.$C367])" office:value-type="float" office:value="1" calcext:value-type="float">
            <text:p>1</text:p>
          </table:table-cell>
          <table:table-cell table:formula="of:=MEDIAN([.$B367])" office:value-type="float" office:value="300" calcext:value-type="float">
            <text:p>300</text:p>
          </table:table-cell>
          <table:table-cell table:formula="of:=MEDIAN([.$C367])" office:value-type="float" office:value="1" calcext:value-type="float">
            <text:p>1</text:p>
          </table:table-cell>
          <table:table-cell table:formula="of:=MAX([.$B367])" office:value-type="float" office:value="300" calcext:value-type="float">
            <text:p>300</text:p>
          </table:table-cell>
          <table:table-cell table:formula="of:=MAX([.$C367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367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9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8])" office:value-type="float" office:value="300" calcext:value-type="float">
            <text:p>300</text:p>
          </table:table-cell>
          <table:table-cell table:formula="of:=MIN([.$C368])" office:value-type="float" office:value="1" calcext:value-type="float">
            <text:p>1</text:p>
          </table:table-cell>
          <table:table-cell table:formula="of:=MEDIAN([.$B368])" office:value-type="float" office:value="300" calcext:value-type="float">
            <text:p>300</text:p>
          </table:table-cell>
          <table:table-cell table:formula="of:=MEDIAN([.$C368])" office:value-type="float" office:value="1" calcext:value-type="float">
            <text:p>1</text:p>
          </table:table-cell>
          <table:table-cell table:formula="of:=MAX([.$B368])" office:value-type="float" office:value="300" calcext:value-type="float">
            <text:p>300</text:p>
          </table:table-cell>
          <table:table-cell table:formula="of:=MAX([.$C368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368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9/v3/aso/training_set.lp</text:p>
          </table:table-cell>
          <table:table-cell office:value-type="float" office:value="10.5405" calcext:value-type="float">
            <text:p>10.5405</text:p>
          </table:table-cell>
          <table:table-cell office:value-type="float" office:value="0" calcext:value-type="float">
            <text:p>0</text:p>
          </table:table-cell>
          <table:table-cell table:formula="of:=MIN([.$B369])" office:value-type="float" office:value="10.5405" calcext:value-type="float">
            <text:p>10.5405</text:p>
          </table:table-cell>
          <table:table-cell table:formula="of:=MIN([.$C369])" office:value-type="float" office:value="0" calcext:value-type="float">
            <text:p>0</text:p>
          </table:table-cell>
          <table:table-cell table:formula="of:=MEDIAN([.$B369])" office:value-type="float" office:value="10.5405" calcext:value-type="float">
            <text:p>10.5405</text:p>
          </table:table-cell>
          <table:table-cell table:formula="of:=MEDIAN([.$C369])" office:value-type="float" office:value="0" calcext:value-type="float">
            <text:p>0</text:p>
          </table:table-cell>
          <table:table-cell table:formula="of:=MAX([.$B369])" office:value-type="float" office:value="10.5405" calcext:value-type="float">
            <text:p>10.5405</text:p>
          </table:table-cell>
          <table:table-cell table:formula="of:=MAX([.$C369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369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9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0])" office:value-type="float" office:value="300" calcext:value-type="float">
            <text:p>300</text:p>
          </table:table-cell>
          <table:table-cell table:formula="of:=MIN([.$C370])" office:value-type="float" office:value="1" calcext:value-type="float">
            <text:p>1</text:p>
          </table:table-cell>
          <table:table-cell table:formula="of:=MEDIAN([.$B370])" office:value-type="float" office:value="300" calcext:value-type="float">
            <text:p>300</text:p>
          </table:table-cell>
          <table:table-cell table:formula="of:=MEDIAN([.$C370])" office:value-type="float" office:value="1" calcext:value-type="float">
            <text:p>1</text:p>
          </table:table-cell>
          <table:table-cell table:formula="of:=MAX([.$B370])" office:value-type="float" office:value="300" calcext:value-type="float">
            <text:p>300</text:p>
          </table:table-cell>
          <table:table-cell table:formula="of:=MAX([.$C370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370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9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1])" office:value-type="float" office:value="300" calcext:value-type="float">
            <text:p>300</text:p>
          </table:table-cell>
          <table:table-cell table:formula="of:=MIN([.$C371])" office:value-type="float" office:value="1" calcext:value-type="float">
            <text:p>1</text:p>
          </table:table-cell>
          <table:table-cell table:formula="of:=MEDIAN([.$B371])" office:value-type="float" office:value="300" calcext:value-type="float">
            <text:p>300</text:p>
          </table:table-cell>
          <table:table-cell table:formula="of:=MEDIAN([.$C371])" office:value-type="float" office:value="1" calcext:value-type="float">
            <text:p>1</text:p>
          </table:table-cell>
          <table:table-cell table:formula="of:=MAX([.$B371])" office:value-type="float" office:value="300" calcext:value-type="float">
            <text:p>300</text:p>
          </table:table-cell>
          <table:table-cell table:formula="of:=MAX([.$C371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371])/45" office:value-type="float" office:value="0.688888888888889" calcext:value-type="float">
            <text:p>0.68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371])" office:value-type="float" office:value="80251.26016" calcext:value-type="float">
            <text:p>80251.26016</text:p>
          </table:table-cell>
          <table:table-cell table:formula="of:=SUM([.C3:.C371])" office:value-type="float" office:value="255" calcext:value-type="float">
            <text:p>255</text:p>
          </table:table-cell>
          <table:table-cell table:formula="of:=SUM([.D3:.D371])" office:value-type="float" office:value="80251.26016" calcext:value-type="float">
            <text:p>80251.26016</text:p>
          </table:table-cell>
          <table:table-cell table:formula="of:=SUM([.E3:.E371])" office:value-type="float" office:value="255" calcext:value-type="float">
            <text:p>255</text:p>
          </table:table-cell>
          <table:table-cell table:formula="of:=SUM([.F3:.F371])" office:value-type="float" office:value="80251.26016" calcext:value-type="float">
            <text:p>80251.26016</text:p>
          </table:table-cell>
          <table:table-cell table:formula="of:=SUM([.G3:.G371])" office:value-type="float" office:value="255" calcext:value-type="float">
            <text:p>255</text:p>
          </table:table-cell>
          <table:table-cell table:formula="of:=SUM([.H3:.H371])" office:value-type="float" office:value="80251.26016" calcext:value-type="float">
            <text:p>80251.26016</text:p>
          </table:table-cell>
          <table:table-cell table:formula="of:=SUM([.I3:.I371]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371])" office:value-type="float" office:value="217.483089864499" calcext:value-type="float">
            <text:p>217.483089864499</text:p>
          </table:table-cell>
          <table:table-cell table:formula="of:=AVERAGE([.C3:.C371])" office:value-type="float" office:value="0.691056910569106" calcext:value-type="float">
            <text:p>0.691056910569106</text:p>
          </table:table-cell>
          <table:table-cell table:formula="of:=AVERAGE([.D3:.D371])" office:value-type="float" office:value="217.483089864499" calcext:value-type="float">
            <text:p>217.483089864499</text:p>
          </table:table-cell>
          <table:table-cell table:formula="of:=AVERAGE([.E3:.E371])" office:value-type="float" office:value="0.691056910569106" calcext:value-type="float">
            <text:p>0.691056910569106</text:p>
          </table:table-cell>
          <table:table-cell table:formula="of:=AVERAGE([.F3:.F371])" office:value-type="float" office:value="217.483089864499" calcext:value-type="float">
            <text:p>217.483089864499</text:p>
          </table:table-cell>
          <table:table-cell table:formula="of:=AVERAGE([.G3:.G371])" office:value-type="float" office:value="0.691056910569106" calcext:value-type="float">
            <text:p>0.691056910569106</text:p>
          </table:table-cell>
          <table:table-cell table:formula="of:=AVERAGE([.H3:.H371])" office:value-type="float" office:value="217.483089864499" calcext:value-type="float">
            <text:p>217.483089864499</text:p>
          </table:table-cell>
          <table:table-cell table:formula="of:=AVERAGE([.I3:.I371])" office:value-type="float" office:value="0.691056910569106" calcext:value-type="float">
            <text:p>0.691056910569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371])" office:value-type="float" office:value="127.320677602774" calcext:value-type="float">
            <text:p>127.320677602774</text:p>
          </table:table-cell>
          <table:table-cell table:formula="of:=STDEV([.C3:.C371])" office:value-type="float" office:value="0.462685003553449" calcext:value-type="float">
            <text:p>0.462685003553449</text:p>
          </table:table-cell>
          <table:table-cell table:formula="of:=STDEV([.D3:.D371])" office:value-type="float" office:value="127.320677602774" calcext:value-type="float">
            <text:p>127.320677602774</text:p>
          </table:table-cell>
          <table:table-cell table:formula="of:=STDEV([.E3:.E371])" office:value-type="float" office:value="0.462685003553449" calcext:value-type="float">
            <text:p>0.462685003553449</text:p>
          </table:table-cell>
          <table:table-cell table:formula="of:=STDEV([.F3:.F371])" office:value-type="float" office:value="127.320677602774" calcext:value-type="float">
            <text:p>127.320677602774</text:p>
          </table:table-cell>
          <table:table-cell table:formula="of:=STDEV([.G3:.G371])" office:value-type="float" office:value="0.462685003553449" calcext:value-type="float">
            <text:p>0.462685003553449</text:p>
          </table:table-cell>
          <table:table-cell table:formula="of:=STDEV([.H3:.H371])" office:value-type="float" office:value="127.320677602774" calcext:value-type="float">
            <text:p>127.320677602774</text:p>
          </table:table-cell>
          <table:table-cell table:formula="of:=STDEV([.I3:.I371])" office:value-type="float" office:value="0.462685003553449" calcext:value-type="float">
            <text:p>0.462685003553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371]-[.$D3:.$D371])^2)^0.5" office:value-type="float" office:value="0" calcext:value-type="float">
            <text:p>0</text:p>
          </table:table-cell>
          <table:table-cell table:number-matrix-columns-spanned="1" table:number-matrix-rows-spanned="1" table:formula="of:=SUM(([.C3:.C371]-[.$E3:.$E371])^2)^0.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371]=[.$D3:.$D371])" office:value-type="float" office:value="369" calcext:value-type="float">
            <text:p>369</text:p>
          </table:table-cell>
          <table:table-cell table:number-matrix-columns-spanned="1" table:number-matrix-rows-spanned="1" table:formula="of:=SUM([.C3:.C371]=[.$E3:.$E371])" office:value-type="float" office:value="369" calcext:value-type="float">
            <text:p>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371]&lt;[.$F3:.$F371])" office:value-type="float" office:value="0" calcext:value-type="float">
            <text:p>0</text:p>
          </table:table-cell>
          <table:table-cell table:number-matrix-columns-spanned="1" table:number-matrix-rows-spanned="1" table:formula="of:=SUM([.C3:.C371]&lt;[.$G3:.$G37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371]&gt;[.$F3:.$F371])" office:value-type="float" office:value="0" calcext:value-type="float">
            <text:p>0</text:p>
          </table:table-cell>
          <table:table-cell table:number-matrix-columns-spanned="1" table:number-matrix-rows-spanned="1" table:formula="of:=SUM([.C3:.C371]&gt;[.$G3:.$G37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371]=[.$H3:.$H371])" office:value-type="float" office:value="369" calcext:value-type="float">
            <text:p>369</text:p>
          </table:table-cell>
          <table:table-cell table:number-matrix-columns-spanned="1" table:number-matrix-rows-spanned="1" table:formula="of:=SUM([.C3:.C371]=[.$I3:.$I371])" office:value-type="float" office:value="369" calcext:value-type="float">
            <text:p>369</text:p>
          </table:table-cell>
          <table:table-cell table:number-columns-repeated="8"/>
        </table:table-row>
        <table:table-row table:style-name="ro1" table:number-rows-repeated="104819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lasses" table:style-name="ta1" table:print="false">
        <table:table-column table:style-name="co5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/>
        </table:table-row>
        <table:table-row table:style-name="ro1">
          <table:table-cell office:value-type="string" calcext:value-type="string">
            <text:p>training/user0/v1/aso</text:p>
          </table:table-cell>
          <table:table-cell table:formula="of:=AVERAGE([Instances.B3:Instances.B3])" office:value-type="float" office:value="300" calcext:value-type="float">
            <text:p>300</text:p>
          </table:table-cell>
          <table:table-cell table:formula="of:=SUM([Instances.C3:Instances.C3])" office:value-type="float" office:value="1" calcext:value-type="float">
            <text:p>1</text:p>
          </table:table-cell>
          <table:table-cell table:formula="of:=MIN([.$B3])" office:value-type="float" office:value="300" calcext:value-type="float">
            <text:p>300</text:p>
          </table:table-cell>
          <table:table-cell table:formula="of:=MIN([.$C3])" office:value-type="float" office:value="1" calcext:value-type="float">
            <text:p>1</text:p>
          </table:table-cell>
          <table:table-cell table:formula="of:=MEDIAN([.$B3])" office:value-type="float" office:value="300" calcext:value-type="float">
            <text:p>300</text:p>
          </table:table-cell>
          <table:table-cell table:formula="of:=MEDIAN([.$C3])" office:value-type="float" office:value="1" calcext:value-type="float">
            <text:p>1</text:p>
          </table:table-cell>
          <table:table-cell table:formula="of:=MAX([.$B3])" office:value-type="float" office:value="300" calcext:value-type="float">
            <text:p>300</text:p>
          </table:table-cell>
          <table:table-cell table:formula="of:=MAX([.$C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0/v1/less_weight</text:p>
          </table:table-cell>
          <table:table-cell table:formula="of:=AVERAGE([Instances.B4:Instances.B4])" office:value-type="float" office:value="300" calcext:value-type="float">
            <text:p>300</text:p>
          </table:table-cell>
          <table:table-cell table:formula="of:=SUM([Instances.C4:Instances.C4])"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0/v1/poset</text:p>
          </table:table-cell>
          <table:table-cell table:formula="of:=AVERAGE([Instances.B5:Instances.B5])" office:value-type="float" office:value="300" calcext:value-type="float">
            <text:p>300</text:p>
          </table:table-cell>
          <table:table-cell table:formula="of:=SUM([Instances.C5:Instances.C5])"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0/v2/aso</text:p>
          </table:table-cell>
          <table:table-cell table:formula="of:=AVERAGE([Instances.B6:Instances.B6])" office:value-type="float" office:value="5.86444" calcext:value-type="float">
            <text:p>5.86444</text:p>
          </table:table-cell>
          <table:table-cell table:formula="of:=SUM([Instances.C6:Instances.C6])" office:value-type="float" office:value="0" calcext:value-type="float">
            <text:p>0</text:p>
          </table:table-cell>
          <table:table-cell table:formula="of:=MIN([.$B6])" office:value-type="float" office:value="5.86444" calcext:value-type="float">
            <text:p>5.86444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5.86444" calcext:value-type="float">
            <text:p>5.86444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5.86444" calcext:value-type="float">
            <text:p>5.86444</text:p>
          </table:table-cell>
          <table:table-cell table:formula="of:=MAX([.$C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0/v2/less_weight</text:p>
          </table:table-cell>
          <table:table-cell table:formula="of:=AVERAGE([Instances.B7:Instances.B7])" office:value-type="float" office:value="300" calcext:value-type="float">
            <text:p>300</text:p>
          </table:table-cell>
          <table:table-cell table:formula="of:=SUM([Instances.C7:Instances.C7])"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0/v2/poset</text:p>
          </table:table-cell>
          <table:table-cell table:formula="of:=AVERAGE([Instances.B8:Instances.B8])" office:value-type="float" office:value="300" calcext:value-type="float">
            <text:p>300</text:p>
          </table:table-cell>
          <table:table-cell table:formula="of:=SUM([Instances.C8:Instances.C8])"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0/v3/aso</text:p>
          </table:table-cell>
          <table:table-cell table:formula="of:=AVERAGE([Instances.B9:Instances.B9])" office:value-type="float" office:value="12.1799" calcext:value-type="float">
            <text:p>12.1799</text:p>
          </table:table-cell>
          <table:table-cell table:formula="of:=SUM([Instances.C9:Instances.C9])" office:value-type="float" office:value="0" calcext:value-type="float">
            <text:p>0</text:p>
          </table:table-cell>
          <table:table-cell table:formula="of:=MIN([.$B9])" office:value-type="float" office:value="12.1799" calcext:value-type="float">
            <text:p>12.1799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12.1799" calcext:value-type="float">
            <text:p>12.1799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12.1799" calcext:value-type="float">
            <text:p>12.1799</text:p>
          </table:table-cell>
          <table:table-cell table:formula="of:=MAX([.$C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0/v3/less_weight</text:p>
          </table:table-cell>
          <table:table-cell table:formula="of:=AVERAGE([Instances.B10:Instances.B10])" office:value-type="float" office:value="300" calcext:value-type="float">
            <text:p>300</text:p>
          </table:table-cell>
          <table:table-cell table:formula="of:=SUM([Instances.C10:Instances.C10])"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0/v3/poset</text:p>
          </table:table-cell>
          <table:table-cell table:formula="of:=AVERAGE([Instances.B11:Instances.B11])" office:value-type="float" office:value="300" calcext:value-type="float">
            <text:p>300</text:p>
          </table:table-cell>
          <table:table-cell table:formula="of:=SUM([Instances.C11:Instances.C11])"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v1/aso</text:p>
          </table:table-cell>
          <table:table-cell table:formula="of:=AVERAGE([Instances.B12:Instances.B12])" office:value-type="float" office:value="62.9114" calcext:value-type="float">
            <text:p>62.9114</text:p>
          </table:table-cell>
          <table:table-cell table:formula="of:=SUM([Instances.C12:Instances.C12])" office:value-type="float" office:value="0" calcext:value-type="float">
            <text:p>0</text:p>
          </table:table-cell>
          <table:table-cell table:formula="of:=MIN([.$B12])" office:value-type="float" office:value="62.9114" calcext:value-type="float">
            <text:p>62.9114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62.9114" calcext:value-type="float">
            <text:p>62.9114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62.9114" calcext:value-type="float">
            <text:p>62.9114</text:p>
          </table:table-cell>
          <table:table-cell table:formula="of:=MAX([.$C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/v1/less_weight</text:p>
          </table:table-cell>
          <table:table-cell table:formula="of:=AVERAGE([Instances.B13:Instances.B13])" office:value-type="float" office:value="300" calcext:value-type="float">
            <text:p>300</text:p>
          </table:table-cell>
          <table:table-cell table:formula="of:=SUM([Instances.C13:Instances.C13])"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v1/poset</text:p>
          </table:table-cell>
          <table:table-cell table:formula="of:=AVERAGE([Instances.B14:Instances.B14])" office:value-type="float" office:value="300" calcext:value-type="float">
            <text:p>300</text:p>
          </table:table-cell>
          <table:table-cell table:formula="of:=SUM([Instances.C14:Instances.C14])"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v2/aso</text:p>
          </table:table-cell>
          <table:table-cell table:formula="of:=AVERAGE([Instances.B15:Instances.B15])" office:value-type="float" office:value="13.2367" calcext:value-type="float">
            <text:p>13.2367</text:p>
          </table:table-cell>
          <table:table-cell table:formula="of:=SUM([Instances.C15:Instances.C15])" office:value-type="float" office:value="0" calcext:value-type="float">
            <text:p>0</text:p>
          </table:table-cell>
          <table:table-cell table:formula="of:=MIN([.$B15])" office:value-type="float" office:value="13.2367" calcext:value-type="float">
            <text:p>13.2367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13.2367" calcext:value-type="float">
            <text:p>13.2367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13.2367" calcext:value-type="float">
            <text:p>13.2367</text:p>
          </table:table-cell>
          <table:table-cell table:formula="of:=MAX([.$C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/v2/less_weight</text:p>
          </table:table-cell>
          <table:table-cell table:formula="of:=AVERAGE([Instances.B16:Instances.B16])" office:value-type="float" office:value="300" calcext:value-type="float">
            <text:p>300</text:p>
          </table:table-cell>
          <table:table-cell table:formula="of:=SUM([Instances.C16:Instances.C16])"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v2/poset</text:p>
          </table:table-cell>
          <table:table-cell table:formula="of:=AVERAGE([Instances.B17:Instances.B17])" office:value-type="float" office:value="300" calcext:value-type="float">
            <text:p>300</text:p>
          </table:table-cell>
          <table:table-cell table:formula="of:=SUM([Instances.C17:Instances.C17])"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v3/aso</text:p>
          </table:table-cell>
          <table:table-cell table:formula="of:=AVERAGE([Instances.B18:Instances.B18])" office:value-type="float" office:value="4.08598" calcext:value-type="float">
            <text:p>4.08598</text:p>
          </table:table-cell>
          <table:table-cell table:formula="of:=SUM([Instances.C18:Instances.C18])" office:value-type="float" office:value="0" calcext:value-type="float">
            <text:p>0</text:p>
          </table:table-cell>
          <table:table-cell table:formula="of:=MIN([.$B18])" office:value-type="float" office:value="4.08598" calcext:value-type="float">
            <text:p>4.08598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4.08598" calcext:value-type="float">
            <text:p>4.08598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4.08598" calcext:value-type="float">
            <text:p>4.08598</text:p>
          </table:table-cell>
          <table:table-cell table:formula="of:=MAX([.$C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/v3/less_weight</text:p>
          </table:table-cell>
          <table:table-cell table:formula="of:=AVERAGE([Instances.B19:Instances.B19])" office:value-type="float" office:value="300" calcext:value-type="float">
            <text:p>300</text:p>
          </table:table-cell>
          <table:table-cell table:formula="of:=SUM([Instances.C19:Instances.C19])"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v3/poset</text:p>
          </table:table-cell>
          <table:table-cell table:formula="of:=AVERAGE([Instances.B20:Instances.B20])" office:value-type="float" office:value="300" calcext:value-type="float">
            <text:p>300</text:p>
          </table:table-cell>
          <table:table-cell table:formula="of:=SUM([Instances.C20:Instances.C20])"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/v1/aso</text:p>
          </table:table-cell>
          <table:table-cell table:formula="of:=AVERAGE([Instances.B21:Instances.B21])" office:value-type="float" office:value="52.0051" calcext:value-type="float">
            <text:p>52.0051</text:p>
          </table:table-cell>
          <table:table-cell table:formula="of:=SUM([Instances.C21:Instances.C21])" office:value-type="float" office:value="0" calcext:value-type="float">
            <text:p>0</text:p>
          </table:table-cell>
          <table:table-cell table:formula="of:=MIN([.$B21])" office:value-type="float" office:value="52.0051" calcext:value-type="float">
            <text:p>52.0051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52.0051" calcext:value-type="float">
            <text:p>52.0051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52.0051" calcext:value-type="float">
            <text:p>52.0051</text:p>
          </table:table-cell>
          <table:table-cell table:formula="of:=MAX([.$C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/v1/less_weight</text:p>
          </table:table-cell>
          <table:table-cell table:formula="of:=AVERAGE([Instances.B22:Instances.B22])" office:value-type="float" office:value="300" calcext:value-type="float">
            <text:p>300</text:p>
          </table:table-cell>
          <table:table-cell table:formula="of:=SUM([Instances.C22:Instances.C22])"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/v1/poset</text:p>
          </table:table-cell>
          <table:table-cell table:formula="of:=AVERAGE([Instances.B23:Instances.B23])" office:value-type="float" office:value="300" calcext:value-type="float">
            <text:p>300</text:p>
          </table:table-cell>
          <table:table-cell table:formula="of:=SUM([Instances.C23:Instances.C23])"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/v2/aso</text:p>
          </table:table-cell>
          <table:table-cell table:formula="of:=AVERAGE([Instances.B24:Instances.B24])" office:value-type="float" office:value="9.22007" calcext:value-type="float">
            <text:p>9.22007</text:p>
          </table:table-cell>
          <table:table-cell table:formula="of:=SUM([Instances.C24:Instances.C24])" office:value-type="float" office:value="0" calcext:value-type="float">
            <text:p>0</text:p>
          </table:table-cell>
          <table:table-cell table:formula="of:=MIN([.$B24])" office:value-type="float" office:value="9.22007" calcext:value-type="float">
            <text:p>9.22007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9.22007" calcext:value-type="float">
            <text:p>9.22007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9.22007" calcext:value-type="float">
            <text:p>9.22007</text:p>
          </table:table-cell>
          <table:table-cell table:formula="of:=MAX([.$C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/v2/less_weight</text:p>
          </table:table-cell>
          <table:table-cell table:formula="of:=AVERAGE([Instances.B25:Instances.B25])" office:value-type="float" office:value="300" calcext:value-type="float">
            <text:p>300</text:p>
          </table:table-cell>
          <table:table-cell table:formula="of:=SUM([Instances.C25:Instances.C25])"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/v2/poset</text:p>
          </table:table-cell>
          <table:table-cell table:formula="of:=AVERAGE([Instances.B26:Instances.B26])" office:value-type="float" office:value="300" calcext:value-type="float">
            <text:p>300</text:p>
          </table:table-cell>
          <table:table-cell table:formula="of:=SUM([Instances.C26:Instances.C26])"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/v3/aso</text:p>
          </table:table-cell>
          <table:table-cell table:formula="of:=AVERAGE([Instances.B27:Instances.B27])" office:value-type="float" office:value="9.49116" calcext:value-type="float">
            <text:p>9.49116</text:p>
          </table:table-cell>
          <table:table-cell table:formula="of:=SUM([Instances.C27:Instances.C27])" office:value-type="float" office:value="0" calcext:value-type="float">
            <text:p>0</text:p>
          </table:table-cell>
          <table:table-cell table:formula="of:=MIN([.$B27])" office:value-type="float" office:value="9.49116" calcext:value-type="float">
            <text:p>9.49116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9.49116" calcext:value-type="float">
            <text:p>9.49116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9.49116" calcext:value-type="float">
            <text:p>9.49116</text:p>
          </table:table-cell>
          <table:table-cell table:formula="of:=MAX([.$C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/v3/less_weight</text:p>
          </table:table-cell>
          <table:table-cell table:formula="of:=AVERAGE([Instances.B28:Instances.B28])" office:value-type="float" office:value="300" calcext:value-type="float">
            <text:p>300</text:p>
          </table:table-cell>
          <table:table-cell table:formula="of:=SUM([Instances.C28:Instances.C28])"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/v3/poset</text:p>
          </table:table-cell>
          <table:table-cell table:formula="of:=AVERAGE([Instances.B29:Instances.B29])" office:value-type="float" office:value="300" calcext:value-type="float">
            <text:p>300</text:p>
          </table:table-cell>
          <table:table-cell table:formula="of:=SUM([Instances.C29:Instances.C29])"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1/aso</text:p>
          </table:table-cell>
          <table:table-cell table:formula="of:=AVERAGE([Instances.B30:Instances.B30])" office:value-type="float" office:value="300" calcext:value-type="float">
            <text:p>300</text:p>
          </table:table-cell>
          <table:table-cell table:formula="of:=SUM([Instances.C30:Instances.C30])" office:value-type="float" office:value="1" calcext:value-type="float">
            <text:p>1</text:p>
          </table:table-cell>
          <table:table-cell table:formula="of:=MIN([.$B30])" office:value-type="float" office:value="300" calcext:value-type="float">
            <text:p>300</text:p>
          </table:table-cell>
          <table:table-cell table:formula="of:=MIN([.$C30])" office:value-type="float" office:value="1" calcext:value-type="float">
            <text:p>1</text:p>
          </table:table-cell>
          <table:table-cell table:formula="of:=MEDIAN([.$B30])" office:value-type="float" office:value="300" calcext:value-type="float">
            <text:p>300</text:p>
          </table:table-cell>
          <table:table-cell table:formula="of:=MEDIAN([.$C30])" office:value-type="float" office:value="1" calcext:value-type="float">
            <text:p>1</text:p>
          </table:table-cell>
          <table:table-cell table:formula="of:=MAX([.$B30])" office:value-type="float" office:value="300" calcext:value-type="float">
            <text:p>300</text:p>
          </table:table-cell>
          <table:table-cell table:formula="of:=MAX([.$C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1/less_weight</text:p>
          </table:table-cell>
          <table:table-cell table:formula="of:=AVERAGE([Instances.B31:Instances.B31])" office:value-type="float" office:value="300" calcext:value-type="float">
            <text:p>300</text:p>
          </table:table-cell>
          <table:table-cell table:formula="of:=SUM([Instances.C31:Instances.C31])"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1/poset</text:p>
          </table:table-cell>
          <table:table-cell table:formula="of:=AVERAGE([Instances.B32:Instances.B32])" office:value-type="float" office:value="300" calcext:value-type="float">
            <text:p>300</text:p>
          </table:table-cell>
          <table:table-cell table:formula="of:=SUM([Instances.C32:Instances.C32])"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2/aso</text:p>
          </table:table-cell>
          <table:table-cell table:formula="of:=AVERAGE([Instances.B33:Instances.B33])" office:value-type="float" office:value="5.22569" calcext:value-type="float">
            <text:p>5.22569</text:p>
          </table:table-cell>
          <table:table-cell table:formula="of:=SUM([Instances.C33:Instances.C33])" office:value-type="float" office:value="0" calcext:value-type="float">
            <text:p>0</text:p>
          </table:table-cell>
          <table:table-cell table:formula="of:=MIN([.$B33])" office:value-type="float" office:value="5.22569" calcext:value-type="float">
            <text:p>5.22569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5.22569" calcext:value-type="float">
            <text:p>5.22569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5.22569" calcext:value-type="float">
            <text:p>5.22569</text:p>
          </table:table-cell>
          <table:table-cell table:formula="of:=MAX([.$C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/v2/less_weight</text:p>
          </table:table-cell>
          <table:table-cell table:formula="of:=AVERAGE([Instances.B34:Instances.B34])" office:value-type="float" office:value="300" calcext:value-type="float">
            <text:p>300</text:p>
          </table:table-cell>
          <table:table-cell table:formula="of:=SUM([Instances.C34:Instances.C34])"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2/poset</text:p>
          </table:table-cell>
          <table:table-cell table:formula="of:=AVERAGE([Instances.B35:Instances.B35])" office:value-type="float" office:value="300" calcext:value-type="float">
            <text:p>300</text:p>
          </table:table-cell>
          <table:table-cell table:formula="of:=SUM([Instances.C35:Instances.C35])"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3/aso</text:p>
          </table:table-cell>
          <table:table-cell table:formula="of:=AVERAGE([Instances.B36:Instances.B36])" office:value-type="float" office:value="14.6695" calcext:value-type="float">
            <text:p>14.6695</text:p>
          </table:table-cell>
          <table:table-cell table:formula="of:=SUM([Instances.C36:Instances.C36])" office:value-type="float" office:value="0" calcext:value-type="float">
            <text:p>0</text:p>
          </table:table-cell>
          <table:table-cell table:formula="of:=MIN([.$B36])" office:value-type="float" office:value="14.6695" calcext:value-type="float">
            <text:p>14.6695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14.6695" calcext:value-type="float">
            <text:p>14.6695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14.6695" calcext:value-type="float">
            <text:p>14.6695</text:p>
          </table:table-cell>
          <table:table-cell table:formula="of:=MAX([.$C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/v3/less_weight</text:p>
          </table:table-cell>
          <table:table-cell table:formula="of:=AVERAGE([Instances.B37:Instances.B37])" office:value-type="float" office:value="300" calcext:value-type="float">
            <text:p>300</text:p>
          </table:table-cell>
          <table:table-cell table:formula="of:=SUM([Instances.C37:Instances.C37])"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3/poset</text:p>
          </table:table-cell>
          <table:table-cell table:formula="of:=AVERAGE([Instances.B38:Instances.B38])" office:value-type="float" office:value="300" calcext:value-type="float">
            <text:p>300</text:p>
          </table:table-cell>
          <table:table-cell table:formula="of:=SUM([Instances.C38:Instances.C38])"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/v1/aso</text:p>
          </table:table-cell>
          <table:table-cell table:formula="of:=AVERAGE([Instances.B39:Instances.B39])" office:value-type="float" office:value="49.4056" calcext:value-type="float">
            <text:p>49.4056</text:p>
          </table:table-cell>
          <table:table-cell table:formula="of:=SUM([Instances.C39:Instances.C39])" office:value-type="float" office:value="0" calcext:value-type="float">
            <text:p>0</text:p>
          </table:table-cell>
          <table:table-cell table:formula="of:=MIN([.$B39])" office:value-type="float" office:value="49.4056" calcext:value-type="float">
            <text:p>49.4056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49.4056" calcext:value-type="float">
            <text:p>49.4056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49.4056" calcext:value-type="float">
            <text:p>49.4056</text:p>
          </table:table-cell>
          <table:table-cell table:formula="of:=MAX([.$C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3/v1/less_weight</text:p>
          </table:table-cell>
          <table:table-cell table:formula="of:=AVERAGE([Instances.B40:Instances.B40])" office:value-type="float" office:value="300" calcext:value-type="float">
            <text:p>300</text:p>
          </table:table-cell>
          <table:table-cell table:formula="of:=SUM([Instances.C40:Instances.C40])"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/v1/poset</text:p>
          </table:table-cell>
          <table:table-cell table:formula="of:=AVERAGE([Instances.B41:Instances.B41])" office:value-type="float" office:value="300" calcext:value-type="float">
            <text:p>300</text:p>
          </table:table-cell>
          <table:table-cell table:formula="of:=SUM([Instances.C41:Instances.C41])"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/v2/aso</text:p>
          </table:table-cell>
          <table:table-cell table:formula="of:=AVERAGE([Instances.B42:Instances.B42])" office:value-type="float" office:value="6.75501" calcext:value-type="float">
            <text:p>6.75501</text:p>
          </table:table-cell>
          <table:table-cell table:formula="of:=SUM([Instances.C42:Instances.C42])" office:value-type="float" office:value="0" calcext:value-type="float">
            <text:p>0</text:p>
          </table:table-cell>
          <table:table-cell table:formula="of:=MIN([.$B42])" office:value-type="float" office:value="6.75501" calcext:value-type="float">
            <text:p>6.75501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6.75501" calcext:value-type="float">
            <text:p>6.75501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6.75501" calcext:value-type="float">
            <text:p>6.75501</text:p>
          </table:table-cell>
          <table:table-cell table:formula="of:=MAX([.$C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3/v2/less_weight</text:p>
          </table:table-cell>
          <table:table-cell table:formula="of:=AVERAGE([Instances.B43:Instances.B43])" office:value-type="float" office:value="300" calcext:value-type="float">
            <text:p>300</text:p>
          </table:table-cell>
          <table:table-cell table:formula="of:=SUM([Instances.C43:Instances.C43])"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/v2/poset</text:p>
          </table:table-cell>
          <table:table-cell table:formula="of:=AVERAGE([Instances.B44:Instances.B44])" office:value-type="float" office:value="300" calcext:value-type="float">
            <text:p>300</text:p>
          </table:table-cell>
          <table:table-cell table:formula="of:=SUM([Instances.C44:Instances.C44])"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/v3/aso</text:p>
          </table:table-cell>
          <table:table-cell table:formula="of:=AVERAGE([Instances.B45:Instances.B45])" office:value-type="float" office:value="6.54797" calcext:value-type="float">
            <text:p>6.54797</text:p>
          </table:table-cell>
          <table:table-cell table:formula="of:=SUM([Instances.C45:Instances.C45])" office:value-type="float" office:value="0" calcext:value-type="float">
            <text:p>0</text:p>
          </table:table-cell>
          <table:table-cell table:formula="of:=MIN([.$B45])" office:value-type="float" office:value="6.54797" calcext:value-type="float">
            <text:p>6.54797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6.54797" calcext:value-type="float">
            <text:p>6.54797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6.54797" calcext:value-type="float">
            <text:p>6.54797</text:p>
          </table:table-cell>
          <table:table-cell table:formula="of:=MAX([.$C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3/v3/less_weight</text:p>
          </table:table-cell>
          <table:table-cell table:formula="of:=AVERAGE([Instances.B46:Instances.B46])" office:value-type="float" office:value="300" calcext:value-type="float">
            <text:p>300</text:p>
          </table:table-cell>
          <table:table-cell table:formula="of:=SUM([Instances.C46:Instances.C46])"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/v3/poset</text:p>
          </table:table-cell>
          <table:table-cell table:formula="of:=AVERAGE([Instances.B47:Instances.B47])" office:value-type="float" office:value="300" calcext:value-type="float">
            <text:p>300</text:p>
          </table:table-cell>
          <table:table-cell table:formula="of:=SUM([Instances.C47:Instances.C47])"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1/aso</text:p>
          </table:table-cell>
          <table:table-cell table:formula="of:=AVERAGE([Instances.B48:Instances.B48])" office:value-type="float" office:value="300" calcext:value-type="float">
            <text:p>300</text:p>
          </table:table-cell>
          <table:table-cell table:formula="of:=SUM([Instances.C48:Instances.C48])" office:value-type="float" office:value="1" calcext:value-type="float">
            <text:p>1</text:p>
          </table:table-cell>
          <table:table-cell table:formula="of:=MIN([.$B48])" office:value-type="float" office:value="300" calcext:value-type="float">
            <text:p>300</text:p>
          </table:table-cell>
          <table:table-cell table:formula="of:=MIN([.$C48])" office:value-type="float" office:value="1" calcext:value-type="float">
            <text:p>1</text:p>
          </table:table-cell>
          <table:table-cell table:formula="of:=MEDIAN([.$B48])" office:value-type="float" office:value="300" calcext:value-type="float">
            <text:p>300</text:p>
          </table:table-cell>
          <table:table-cell table:formula="of:=MEDIAN([.$C48])" office:value-type="float" office:value="1" calcext:value-type="float">
            <text:p>1</text:p>
          </table:table-cell>
          <table:table-cell table:formula="of:=MAX([.$B48])" office:value-type="float" office:value="300" calcext:value-type="float">
            <text:p>300</text:p>
          </table:table-cell>
          <table:table-cell table:formula="of:=MAX([.$C4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1/less_weight</text:p>
          </table:table-cell>
          <table:table-cell table:formula="of:=AVERAGE([Instances.B49:Instances.B49])" office:value-type="float" office:value="300" calcext:value-type="float">
            <text:p>300</text:p>
          </table:table-cell>
          <table:table-cell table:formula="of:=SUM([Instances.C49:Instances.C49])"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1/poset</text:p>
          </table:table-cell>
          <table:table-cell table:formula="of:=AVERAGE([Instances.B50:Instances.B50])" office:value-type="float" office:value="300" calcext:value-type="float">
            <text:p>300</text:p>
          </table:table-cell>
          <table:table-cell table:formula="of:=SUM([Instances.C50:Instances.C50])"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2/aso</text:p>
          </table:table-cell>
          <table:table-cell table:formula="of:=AVERAGE([Instances.B51:Instances.B51])" office:value-type="float" office:value="5.72821" calcext:value-type="float">
            <text:p>5.72821</text:p>
          </table:table-cell>
          <table:table-cell table:formula="of:=SUM([Instances.C51:Instances.C51])" office:value-type="float" office:value="0" calcext:value-type="float">
            <text:p>0</text:p>
          </table:table-cell>
          <table:table-cell table:formula="of:=MIN([.$B51])" office:value-type="float" office:value="5.72821" calcext:value-type="float">
            <text:p>5.72821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5.72821" calcext:value-type="float">
            <text:p>5.72821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5.72821" calcext:value-type="float">
            <text:p>5.72821</text:p>
          </table:table-cell>
          <table:table-cell table:formula="of:=MAX([.$C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4/v2/less_weight</text:p>
          </table:table-cell>
          <table:table-cell table:formula="of:=AVERAGE([Instances.B52:Instances.B52])" office:value-type="float" office:value="300" calcext:value-type="float">
            <text:p>300</text:p>
          </table:table-cell>
          <table:table-cell table:formula="of:=SUM([Instances.C52:Instances.C52])"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2/poset</text:p>
          </table:table-cell>
          <table:table-cell table:formula="of:=AVERAGE([Instances.B53:Instances.B53])" office:value-type="float" office:value="300" calcext:value-type="float">
            <text:p>300</text:p>
          </table:table-cell>
          <table:table-cell table:formula="of:=SUM([Instances.C53:Instances.C53])"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3/aso</text:p>
          </table:table-cell>
          <table:table-cell table:formula="of:=AVERAGE([Instances.B54:Instances.B54])" office:value-type="float" office:value="5.23956" calcext:value-type="float">
            <text:p>5.23956</text:p>
          </table:table-cell>
          <table:table-cell table:formula="of:=SUM([Instances.C54:Instances.C54])" office:value-type="float" office:value="0" calcext:value-type="float">
            <text:p>0</text:p>
          </table:table-cell>
          <table:table-cell table:formula="of:=MIN([.$B54])" office:value-type="float" office:value="5.23956" calcext:value-type="float">
            <text:p>5.23956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5.23956" calcext:value-type="float">
            <text:p>5.23956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5.23956" calcext:value-type="float">
            <text:p>5.23956</text:p>
          </table:table-cell>
          <table:table-cell table:formula="of:=MAX([.$C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4/v3/less_weight</text:p>
          </table:table-cell>
          <table:table-cell table:formula="of:=AVERAGE([Instances.B55:Instances.B55])" office:value-type="float" office:value="300" calcext:value-type="float">
            <text:p>300</text:p>
          </table:table-cell>
          <table:table-cell table:formula="of:=SUM([Instances.C55:Instances.C55])"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3/poset</text:p>
          </table:table-cell>
          <table:table-cell table:formula="of:=AVERAGE([Instances.B56:Instances.B56])" office:value-type="float" office:value="300" calcext:value-type="float">
            <text:p>300</text:p>
          </table:table-cell>
          <table:table-cell table:formula="of:=SUM([Instances.C56:Instances.C56])"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v1/aso</text:p>
          </table:table-cell>
          <table:table-cell table:formula="of:=AVERAGE([Instances.B57:Instances.B57])" office:value-type="float" office:value="46.0492" calcext:value-type="float">
            <text:p>46.0492</text:p>
          </table:table-cell>
          <table:table-cell table:formula="of:=SUM([Instances.C57:Instances.C57])" office:value-type="float" office:value="0" calcext:value-type="float">
            <text:p>0</text:p>
          </table:table-cell>
          <table:table-cell table:formula="of:=MIN([.$B57])" office:value-type="float" office:value="46.0492" calcext:value-type="float">
            <text:p>46.0492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46.0492" calcext:value-type="float">
            <text:p>46.0492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46.0492" calcext:value-type="float">
            <text:p>46.0492</text:p>
          </table:table-cell>
          <table:table-cell table:formula="of:=MAX([.$C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7/v1/less_weight</text:p>
          </table:table-cell>
          <table:table-cell table:formula="of:=AVERAGE([Instances.B58:Instances.B58])" office:value-type="float" office:value="300" calcext:value-type="float">
            <text:p>300</text:p>
          </table:table-cell>
          <table:table-cell table:formula="of:=SUM([Instances.C58:Instances.C58])"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v1/poset</text:p>
          </table:table-cell>
          <table:table-cell table:formula="of:=AVERAGE([Instances.B59:Instances.B59])" office:value-type="float" office:value="300" calcext:value-type="float">
            <text:p>300</text:p>
          </table:table-cell>
          <table:table-cell table:formula="of:=SUM([Instances.C59:Instances.C59])"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v2/aso</text:p>
          </table:table-cell>
          <table:table-cell table:formula="of:=AVERAGE([Instances.B60:Instances.B60])" office:value-type="float" office:value="8.13744" calcext:value-type="float">
            <text:p>8.13744</text:p>
          </table:table-cell>
          <table:table-cell table:formula="of:=SUM([Instances.C60:Instances.C60])" office:value-type="float" office:value="0" calcext:value-type="float">
            <text:p>0</text:p>
          </table:table-cell>
          <table:table-cell table:formula="of:=MIN([.$B60])" office:value-type="float" office:value="8.13744" calcext:value-type="float">
            <text:p>8.13744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8.13744" calcext:value-type="float">
            <text:p>8.13744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8.13744" calcext:value-type="float">
            <text:p>8.13744</text:p>
          </table:table-cell>
          <table:table-cell table:formula="of:=MAX([.$C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7/v2/less_weight</text:p>
          </table:table-cell>
          <table:table-cell table:formula="of:=AVERAGE([Instances.B61:Instances.B61])" office:value-type="float" office:value="300" calcext:value-type="float">
            <text:p>300</text:p>
          </table:table-cell>
          <table:table-cell table:formula="of:=SUM([Instances.C61:Instances.C61])"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v2/poset</text:p>
          </table:table-cell>
          <table:table-cell table:formula="of:=AVERAGE([Instances.B62:Instances.B62])" office:value-type="float" office:value="300" calcext:value-type="float">
            <text:p>300</text:p>
          </table:table-cell>
          <table:table-cell table:formula="of:=SUM([Instances.C62:Instances.C62])"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v3/aso</text:p>
          </table:table-cell>
          <table:table-cell table:formula="of:=AVERAGE([Instances.B63:Instances.B63])" office:value-type="float" office:value="3.92084" calcext:value-type="float">
            <text:p>3.92084</text:p>
          </table:table-cell>
          <table:table-cell table:formula="of:=SUM([Instances.C63:Instances.C63])" office:value-type="float" office:value="0" calcext:value-type="float">
            <text:p>0</text:p>
          </table:table-cell>
          <table:table-cell table:formula="of:=MIN([.$B63])" office:value-type="float" office:value="3.92084" calcext:value-type="float">
            <text:p>3.92084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3.92084" calcext:value-type="float">
            <text:p>3.92084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3.92084" calcext:value-type="float">
            <text:p>3.92084</text:p>
          </table:table-cell>
          <table:table-cell table:formula="of:=MAX([.$C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7/v3/less_weight</text:p>
          </table:table-cell>
          <table:table-cell table:formula="of:=AVERAGE([Instances.B64:Instances.B64])" office:value-type="float" office:value="300" calcext:value-type="float">
            <text:p>300</text:p>
          </table:table-cell>
          <table:table-cell table:formula="of:=SUM([Instances.C64:Instances.C64])"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v3/poset</text:p>
          </table:table-cell>
          <table:table-cell table:formula="of:=AVERAGE([Instances.B65:Instances.B65])" office:value-type="float" office:value="300" calcext:value-type="float">
            <text:p>300</text:p>
          </table:table-cell>
          <table:table-cell table:formula="of:=SUM([Instances.C65:Instances.C65])"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/v1/aso</text:p>
          </table:table-cell>
          <table:table-cell table:formula="of:=AVERAGE([Instances.B66:Instances.B66])" office:value-type="float" office:value="67.8457" calcext:value-type="float">
            <text:p>67.8457</text:p>
          </table:table-cell>
          <table:table-cell table:formula="of:=SUM([Instances.C66:Instances.C66])" office:value-type="float" office:value="0" calcext:value-type="float">
            <text:p>0</text:p>
          </table:table-cell>
          <table:table-cell table:formula="of:=MIN([.$B66])" office:value-type="float" office:value="67.8457" calcext:value-type="float">
            <text:p>67.8457</text:p>
          </table:table-cell>
          <table:table-cell table:formula="of:=MIN([.$C66])" office:value-type="float" office:value="0" calcext:value-type="float">
            <text:p>0</text:p>
          </table:table-cell>
          <table:table-cell table:formula="of:=MEDIAN([.$B66])" office:value-type="float" office:value="67.8457" calcext:value-type="float">
            <text:p>67.8457</text:p>
          </table:table-cell>
          <table:table-cell table:formula="of:=MEDIAN([.$C66])" office:value-type="float" office:value="0" calcext:value-type="float">
            <text:p>0</text:p>
          </table:table-cell>
          <table:table-cell table:formula="of:=MAX([.$B66])" office:value-type="float" office:value="67.8457" calcext:value-type="float">
            <text:p>67.8457</text:p>
          </table:table-cell>
          <table:table-cell table:formula="of:=MAX([.$C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9/v1/less_weight</text:p>
          </table:table-cell>
          <table:table-cell table:formula="of:=AVERAGE([Instances.B67:Instances.B67])" office:value-type="float" office:value="300" calcext:value-type="float">
            <text:p>300</text:p>
          </table:table-cell>
          <table:table-cell table:formula="of:=SUM([Instances.C67:Instances.C67])"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/v1/poset</text:p>
          </table:table-cell>
          <table:table-cell table:formula="of:=AVERAGE([Instances.B68:Instances.B68])" office:value-type="float" office:value="300" calcext:value-type="float">
            <text:p>300</text:p>
          </table:table-cell>
          <table:table-cell table:formula="of:=SUM([Instances.C68:Instances.C68])"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/v2/aso</text:p>
          </table:table-cell>
          <table:table-cell table:formula="of:=AVERAGE([Instances.B69:Instances.B69])" office:value-type="float" office:value="8.74597" calcext:value-type="float">
            <text:p>8.74597</text:p>
          </table:table-cell>
          <table:table-cell table:formula="of:=SUM([Instances.C69:Instances.C69])" office:value-type="float" office:value="0" calcext:value-type="float">
            <text:p>0</text:p>
          </table:table-cell>
          <table:table-cell table:formula="of:=MIN([.$B69])" office:value-type="float" office:value="8.74597" calcext:value-type="float">
            <text:p>8.74597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8.74597" calcext:value-type="float">
            <text:p>8.74597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8.74597" calcext:value-type="float">
            <text:p>8.74597</text:p>
          </table:table-cell>
          <table:table-cell table:formula="of:=MAX([.$C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9/v2/less_weight</text:p>
          </table:table-cell>
          <table:table-cell table:formula="of:=AVERAGE([Instances.B70:Instances.B70])" office:value-type="float" office:value="300" calcext:value-type="float">
            <text:p>300</text:p>
          </table:table-cell>
          <table:table-cell table:formula="of:=SUM([Instances.C70:Instances.C70])"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/v2/poset</text:p>
          </table:table-cell>
          <table:table-cell table:formula="of:=AVERAGE([Instances.B71:Instances.B71])" office:value-type="float" office:value="300" calcext:value-type="float">
            <text:p>300</text:p>
          </table:table-cell>
          <table:table-cell table:formula="of:=SUM([Instances.C71:Instances.C71])"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/v3/aso</text:p>
          </table:table-cell>
          <table:table-cell table:formula="of:=AVERAGE([Instances.B72:Instances.B72])" office:value-type="float" office:value="7.66167" calcext:value-type="float">
            <text:p>7.66167</text:p>
          </table:table-cell>
          <table:table-cell table:formula="of:=SUM([Instances.C72:Instances.C72])" office:value-type="float" office:value="0" calcext:value-type="float">
            <text:p>0</text:p>
          </table:table-cell>
          <table:table-cell table:formula="of:=MIN([.$B72])" office:value-type="float" office:value="7.66167" calcext:value-type="float">
            <text:p>7.66167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7.66167" calcext:value-type="float">
            <text:p>7.66167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7.66167" calcext:value-type="float">
            <text:p>7.66167</text:p>
          </table:table-cell>
          <table:table-cell table:formula="of:=MAX([.$C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9/v3/less_weight</text:p>
          </table:table-cell>
          <table:table-cell table:formula="of:=AVERAGE([Instances.B73:Instances.B73])" office:value-type="float" office:value="300" calcext:value-type="float">
            <text:p>300</text:p>
          </table:table-cell>
          <table:table-cell table:formula="of:=SUM([Instances.C73:Instances.C73])"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/v3/poset</text:p>
          </table:table-cell>
          <table:table-cell table:formula="of:=AVERAGE([Instances.B74:Instances.B74])" office:value-type="float" office:value="300" calcext:value-type="float">
            <text:p>300</text:p>
          </table:table-cell>
          <table:table-cell table:formula="of:=SUM([Instances.C74:Instances.C74])"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v1/aso</text:p>
          </table:table-cell>
          <table:table-cell table:formula="of:=AVERAGE([Instances.B75:Instances.B75])" office:value-type="float" office:value="50.6724" calcext:value-type="float">
            <text:p>50.6724</text:p>
          </table:table-cell>
          <table:table-cell table:formula="of:=SUM([Instances.C75:Instances.C75])" office:value-type="float" office:value="0" calcext:value-type="float">
            <text:p>0</text:p>
          </table:table-cell>
          <table:table-cell table:formula="of:=MIN([.$B75])" office:value-type="float" office:value="50.6724" calcext:value-type="float">
            <text:p>50.6724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50.6724" calcext:value-type="float">
            <text:p>50.6724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50.6724" calcext:value-type="float">
            <text:p>50.6724</text:p>
          </table:table-cell>
          <table:table-cell table:formula="of:=MAX([.$C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/v1/less_weight</text:p>
          </table:table-cell>
          <table:table-cell table:formula="of:=AVERAGE([Instances.B76:Instances.B76])" office:value-type="float" office:value="300" calcext:value-type="float">
            <text:p>300</text:p>
          </table:table-cell>
          <table:table-cell table:formula="of:=SUM([Instances.C76:Instances.C76])"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v1/poset</text:p>
          </table:table-cell>
          <table:table-cell table:formula="of:=AVERAGE([Instances.B77:Instances.B77])" office:value-type="float" office:value="300" calcext:value-type="float">
            <text:p>300</text:p>
          </table:table-cell>
          <table:table-cell table:formula="of:=SUM([Instances.C77:Instances.C77])"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v2/aso</text:p>
          </table:table-cell>
          <table:table-cell table:formula="of:=AVERAGE([Instances.B78:Instances.B78])" office:value-type="float" office:value="6.69198" calcext:value-type="float">
            <text:p>6.69198</text:p>
          </table:table-cell>
          <table:table-cell table:formula="of:=SUM([Instances.C78:Instances.C78])" office:value-type="float" office:value="0" calcext:value-type="float">
            <text:p>0</text:p>
          </table:table-cell>
          <table:table-cell table:formula="of:=MIN([.$B78])" office:value-type="float" office:value="6.69198" calcext:value-type="float">
            <text:p>6.69198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6.69198" calcext:value-type="float">
            <text:p>6.69198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6.69198" calcext:value-type="float">
            <text:p>6.69198</text:p>
          </table:table-cell>
          <table:table-cell table:formula="of:=MAX([.$C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/v2/less_weight</text:p>
          </table:table-cell>
          <table:table-cell table:formula="of:=AVERAGE([Instances.B79:Instances.B79])" office:value-type="float" office:value="300" calcext:value-type="float">
            <text:p>300</text:p>
          </table:table-cell>
          <table:table-cell table:formula="of:=SUM([Instances.C79:Instances.C79])"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v2/poset</text:p>
          </table:table-cell>
          <table:table-cell table:formula="of:=AVERAGE([Instances.B80:Instances.B80])" office:value-type="float" office:value="300" calcext:value-type="float">
            <text:p>300</text:p>
          </table:table-cell>
          <table:table-cell table:formula="of:=SUM([Instances.C80:Instances.C80])"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v3/aso</text:p>
          </table:table-cell>
          <table:table-cell table:formula="of:=AVERAGE([Instances.B81:Instances.B81])" office:value-type="float" office:value="12.6663" calcext:value-type="float">
            <text:p>12.6663</text:p>
          </table:table-cell>
          <table:table-cell table:formula="of:=SUM([Instances.C81:Instances.C81])" office:value-type="float" office:value="0" calcext:value-type="float">
            <text:p>0</text:p>
          </table:table-cell>
          <table:table-cell table:formula="of:=MIN([.$B81])" office:value-type="float" office:value="12.6663" calcext:value-type="float">
            <text:p>12.6663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2.6663" calcext:value-type="float">
            <text:p>12.6663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2.6663" calcext:value-type="float">
            <text:p>12.6663</text:p>
          </table:table-cell>
          <table:table-cell table:formula="of:=MAX([.$C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/v3/less_weight</text:p>
          </table:table-cell>
          <table:table-cell table:formula="of:=AVERAGE([Instances.B82:Instances.B82])" office:value-type="float" office:value="300" calcext:value-type="float">
            <text:p>300</text:p>
          </table:table-cell>
          <table:table-cell table:formula="of:=SUM([Instances.C82:Instances.C82])"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v3/poset</text:p>
          </table:table-cell>
          <table:table-cell table:formula="of:=AVERAGE([Instances.B83:Instances.B83])" office:value-type="float" office:value="300" calcext:value-type="float">
            <text:p>300</text:p>
          </table:table-cell>
          <table:table-cell table:formula="of:=SUM([Instances.C83:Instances.C83])"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0/v1/aso</text:p>
          </table:table-cell>
          <table:table-cell table:formula="of:=AVERAGE([Instances.B84:Instances.B84])" office:value-type="float" office:value="178.817" calcext:value-type="float">
            <text:p>178.817</text:p>
          </table:table-cell>
          <table:table-cell table:formula="of:=SUM([Instances.C84:Instances.C84])" office:value-type="float" office:value="0" calcext:value-type="float">
            <text:p>0</text:p>
          </table:table-cell>
          <table:table-cell table:formula="of:=MIN([.$B84])" office:value-type="float" office:value="178.817" calcext:value-type="float">
            <text:p>178.817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178.817" calcext:value-type="float">
            <text:p>178.817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178.817" calcext:value-type="float">
            <text:p>178.817</text:p>
          </table:table-cell>
          <table:table-cell table:formula="of:=MAX([.$C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0/v1/less_weight</text:p>
          </table:table-cell>
          <table:table-cell table:formula="of:=AVERAGE([Instances.B85:Instances.B85])" office:value-type="float" office:value="300" calcext:value-type="float">
            <text:p>300</text:p>
          </table:table-cell>
          <table:table-cell table:formula="of:=SUM([Instances.C85:Instances.C85])"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0/v1/poset</text:p>
          </table:table-cell>
          <table:table-cell table:formula="of:=AVERAGE([Instances.B86:Instances.B86])" office:value-type="float" office:value="300" calcext:value-type="float">
            <text:p>300</text:p>
          </table:table-cell>
          <table:table-cell table:formula="of:=SUM([Instances.C86:Instances.C86])"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0/v2/aso</text:p>
          </table:table-cell>
          <table:table-cell table:formula="of:=AVERAGE([Instances.B87:Instances.B87])" office:value-type="float" office:value="5.91952" calcext:value-type="float">
            <text:p>5.91952</text:p>
          </table:table-cell>
          <table:table-cell table:formula="of:=SUM([Instances.C87:Instances.C87])" office:value-type="float" office:value="0" calcext:value-type="float">
            <text:p>0</text:p>
          </table:table-cell>
          <table:table-cell table:formula="of:=MIN([.$B87])" office:value-type="float" office:value="5.91952" calcext:value-type="float">
            <text:p>5.91952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5.91952" calcext:value-type="float">
            <text:p>5.91952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5.91952" calcext:value-type="float">
            <text:p>5.91952</text:p>
          </table:table-cell>
          <table:table-cell table:formula="of:=MAX([.$C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0/v2/less_weight</text:p>
          </table:table-cell>
          <table:table-cell table:formula="of:=AVERAGE([Instances.B88:Instances.B88])" office:value-type="float" office:value="300" calcext:value-type="float">
            <text:p>300</text:p>
          </table:table-cell>
          <table:table-cell table:formula="of:=SUM([Instances.C88:Instances.C88])"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0/v2/poset</text:p>
          </table:table-cell>
          <table:table-cell table:formula="of:=AVERAGE([Instances.B89:Instances.B89])" office:value-type="float" office:value="300" calcext:value-type="float">
            <text:p>300</text:p>
          </table:table-cell>
          <table:table-cell table:formula="of:=SUM([Instances.C89:Instances.C89])"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0/v3/aso</text:p>
          </table:table-cell>
          <table:table-cell table:formula="of:=AVERAGE([Instances.B90:Instances.B90])" office:value-type="float" office:value="8.17052" calcext:value-type="float">
            <text:p>8.17052</text:p>
          </table:table-cell>
          <table:table-cell table:formula="of:=SUM([Instances.C90:Instances.C90])" office:value-type="float" office:value="0" calcext:value-type="float">
            <text:p>0</text:p>
          </table:table-cell>
          <table:table-cell table:formula="of:=MIN([.$B90])" office:value-type="float" office:value="8.17052" calcext:value-type="float">
            <text:p>8.17052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8.17052" calcext:value-type="float">
            <text:p>8.17052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8.17052" calcext:value-type="float">
            <text:p>8.17052</text:p>
          </table:table-cell>
          <table:table-cell table:formula="of:=MAX([.$C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0/v3/less_weight</text:p>
          </table:table-cell>
          <table:table-cell table:formula="of:=AVERAGE([Instances.B91:Instances.B91])" office:value-type="float" office:value="300" calcext:value-type="float">
            <text:p>300</text:p>
          </table:table-cell>
          <table:table-cell table:formula="of:=SUM([Instances.C91:Instances.C91])"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0/v3/poset</text:p>
          </table:table-cell>
          <table:table-cell table:formula="of:=AVERAGE([Instances.B92:Instances.B92])" office:value-type="float" office:value="300" calcext:value-type="float">
            <text:p>300</text:p>
          </table:table-cell>
          <table:table-cell table:formula="of:=SUM([Instances.C92:Instances.C92])"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1/aso</text:p>
          </table:table-cell>
          <table:table-cell table:formula="of:=AVERAGE([Instances.B93:Instances.B93])" office:value-type="float" office:value="300" calcext:value-type="float">
            <text:p>300</text:p>
          </table:table-cell>
          <table:table-cell table:formula="of:=SUM([Instances.C93:Instances.C93])" office:value-type="float" office:value="1" calcext:value-type="float">
            <text:p>1</text:p>
          </table:table-cell>
          <table:table-cell table:formula="of:=MIN([.$B93])" office:value-type="float" office:value="300" calcext:value-type="float">
            <text:p>300</text:p>
          </table:table-cell>
          <table:table-cell table:formula="of:=MIN([.$C93])" office:value-type="float" office:value="1" calcext:value-type="float">
            <text:p>1</text:p>
          </table:table-cell>
          <table:table-cell table:formula="of:=MEDIAN([.$B93])" office:value-type="float" office:value="300" calcext:value-type="float">
            <text:p>300</text:p>
          </table:table-cell>
          <table:table-cell table:formula="of:=MEDIAN([.$C93])" office:value-type="float" office:value="1" calcext:value-type="float">
            <text:p>1</text:p>
          </table:table-cell>
          <table:table-cell table:formula="of:=MAX([.$B93])" office:value-type="float" office:value="300" calcext:value-type="float">
            <text:p>300</text:p>
          </table:table-cell>
          <table:table-cell table:formula="of:=MAX([.$C9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1/less_weight</text:p>
          </table:table-cell>
          <table:table-cell table:formula="of:=AVERAGE([Instances.B94:Instances.B94])" office:value-type="float" office:value="300" calcext:value-type="float">
            <text:p>300</text:p>
          </table:table-cell>
          <table:table-cell table:formula="of:=SUM([Instances.C94:Instances.C94])"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1/poset</text:p>
          </table:table-cell>
          <table:table-cell table:formula="of:=AVERAGE([Instances.B95:Instances.B95])" office:value-type="float" office:value="300" calcext:value-type="float">
            <text:p>300</text:p>
          </table:table-cell>
          <table:table-cell table:formula="of:=SUM([Instances.C95:Instances.C95])"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2/aso</text:p>
          </table:table-cell>
          <table:table-cell table:formula="of:=AVERAGE([Instances.B96:Instances.B96])" office:value-type="float" office:value="5.84248" calcext:value-type="float">
            <text:p>5.84248</text:p>
          </table:table-cell>
          <table:table-cell table:formula="of:=SUM([Instances.C96:Instances.C96])" office:value-type="float" office:value="0" calcext:value-type="float">
            <text:p>0</text:p>
          </table:table-cell>
          <table:table-cell table:formula="of:=MIN([.$B96])" office:value-type="float" office:value="5.84248" calcext:value-type="float">
            <text:p>5.84248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5.84248" calcext:value-type="float">
            <text:p>5.84248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5.84248" calcext:value-type="float">
            <text:p>5.84248</text:p>
          </table:table-cell>
          <table:table-cell table:formula="of:=MAX([.$C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1/v2/less_weight</text:p>
          </table:table-cell>
          <table:table-cell table:formula="of:=AVERAGE([Instances.B97:Instances.B97])" office:value-type="float" office:value="300" calcext:value-type="float">
            <text:p>300</text:p>
          </table:table-cell>
          <table:table-cell table:formula="of:=SUM([Instances.C97:Instances.C97])"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2/poset</text:p>
          </table:table-cell>
          <table:table-cell table:formula="of:=AVERAGE([Instances.B98:Instances.B98])" office:value-type="float" office:value="300" calcext:value-type="float">
            <text:p>300</text:p>
          </table:table-cell>
          <table:table-cell table:formula="of:=SUM([Instances.C98:Instances.C98])"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3/aso</text:p>
          </table:table-cell>
          <table:table-cell table:formula="of:=AVERAGE([Instances.B99:Instances.B99])" office:value-type="float" office:value="6.28002" calcext:value-type="float">
            <text:p>6.28002</text:p>
          </table:table-cell>
          <table:table-cell table:formula="of:=SUM([Instances.C99:Instances.C99])" office:value-type="float" office:value="0" calcext:value-type="float">
            <text:p>0</text:p>
          </table:table-cell>
          <table:table-cell table:formula="of:=MIN([.$B99])" office:value-type="float" office:value="6.28002" calcext:value-type="float">
            <text:p>6.28002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6.28002" calcext:value-type="float">
            <text:p>6.28002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6.28002" calcext:value-type="float">
            <text:p>6.28002</text:p>
          </table:table-cell>
          <table:table-cell table:formula="of:=MAX([.$C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1/v3/less_weight</text:p>
          </table:table-cell>
          <table:table-cell table:formula="of:=AVERAGE([Instances.B100:Instances.B100])" office:value-type="float" office:value="300" calcext:value-type="float">
            <text:p>300</text:p>
          </table:table-cell>
          <table:table-cell table:formula="of:=SUM([Instances.C100:Instances.C100])"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3/poset</text:p>
          </table:table-cell>
          <table:table-cell table:formula="of:=AVERAGE([Instances.B101:Instances.B101])" office:value-type="float" office:value="300" calcext:value-type="float">
            <text:p>300</text:p>
          </table:table-cell>
          <table:table-cell table:formula="of:=SUM([Instances.C101:Instances.C101])"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1/aso</text:p>
          </table:table-cell>
          <table:table-cell table:formula="of:=AVERAGE([Instances.B102:Instances.B102])" office:value-type="float" office:value="300" calcext:value-type="float">
            <text:p>300</text:p>
          </table:table-cell>
          <table:table-cell table:formula="of:=SUM([Instances.C102:Instances.C102])" office:value-type="float" office:value="1" calcext:value-type="float">
            <text:p>1</text:p>
          </table:table-cell>
          <table:table-cell table:formula="of:=MIN([.$B102])" office:value-type="float" office:value="300" calcext:value-type="float">
            <text:p>300</text:p>
          </table:table-cell>
          <table:table-cell table:formula="of:=MIN([.$C102])" office:value-type="float" office:value="1" calcext:value-type="float">
            <text:p>1</text:p>
          </table:table-cell>
          <table:table-cell table:formula="of:=MEDIAN([.$B102])" office:value-type="float" office:value="300" calcext:value-type="float">
            <text:p>300</text:p>
          </table:table-cell>
          <table:table-cell table:formula="of:=MEDIAN([.$C102])" office:value-type="float" office:value="1" calcext:value-type="float">
            <text:p>1</text:p>
          </table:table-cell>
          <table:table-cell table:formula="of:=MAX([.$B102])" office:value-type="float" office:value="300" calcext:value-type="float">
            <text:p>300</text:p>
          </table:table-cell>
          <table:table-cell table:formula="of:=MAX([.$C10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1/less_weight</text:p>
          </table:table-cell>
          <table:table-cell table:formula="of:=AVERAGE([Instances.B103:Instances.B103])" office:value-type="float" office:value="300" calcext:value-type="float">
            <text:p>300</text:p>
          </table:table-cell>
          <table:table-cell table:formula="of:=SUM([Instances.C103:Instances.C103])"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1/poset</text:p>
          </table:table-cell>
          <table:table-cell table:formula="of:=AVERAGE([Instances.B104:Instances.B104])" office:value-type="float" office:value="300" calcext:value-type="float">
            <text:p>300</text:p>
          </table:table-cell>
          <table:table-cell table:formula="of:=SUM([Instances.C104:Instances.C104])"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2/aso</text:p>
          </table:table-cell>
          <table:table-cell table:formula="of:=AVERAGE([Instances.B105:Instances.B105])" office:value-type="float" office:value="11.0389" calcext:value-type="float">
            <text:p>11.0389</text:p>
          </table:table-cell>
          <table:table-cell table:formula="of:=SUM([Instances.C105:Instances.C105])" office:value-type="float" office:value="0" calcext:value-type="float">
            <text:p>0</text:p>
          </table:table-cell>
          <table:table-cell table:formula="of:=MIN([.$B105])" office:value-type="float" office:value="11.0389" calcext:value-type="float">
            <text:p>11.0389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11.0389" calcext:value-type="float">
            <text:p>11.0389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11.0389" calcext:value-type="float">
            <text:p>11.0389</text:p>
          </table:table-cell>
          <table:table-cell table:formula="of:=MAX([.$C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2/v2/less_weight</text:p>
          </table:table-cell>
          <table:table-cell table:formula="of:=AVERAGE([Instances.B106:Instances.B106])" office:value-type="float" office:value="300" calcext:value-type="float">
            <text:p>300</text:p>
          </table:table-cell>
          <table:table-cell table:formula="of:=SUM([Instances.C106:Instances.C106])"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2/poset</text:p>
          </table:table-cell>
          <table:table-cell table:formula="of:=AVERAGE([Instances.B107:Instances.B107])" office:value-type="float" office:value="300" calcext:value-type="float">
            <text:p>300</text:p>
          </table:table-cell>
          <table:table-cell table:formula="of:=SUM([Instances.C107:Instances.C107])"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3/aso</text:p>
          </table:table-cell>
          <table:table-cell table:formula="of:=AVERAGE([Instances.B108:Instances.B108])" office:value-type="float" office:value="6.68086" calcext:value-type="float">
            <text:p>6.68086</text:p>
          </table:table-cell>
          <table:table-cell table:formula="of:=SUM([Instances.C108:Instances.C108])" office:value-type="float" office:value="0" calcext:value-type="float">
            <text:p>0</text:p>
          </table:table-cell>
          <table:table-cell table:formula="of:=MIN([.$B108])" office:value-type="float" office:value="6.68086" calcext:value-type="float">
            <text:p>6.68086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6.68086" calcext:value-type="float">
            <text:p>6.68086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6.68086" calcext:value-type="float">
            <text:p>6.68086</text:p>
          </table:table-cell>
          <table:table-cell table:formula="of:=MAX([.$C1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2/v3/less_weight</text:p>
          </table:table-cell>
          <table:table-cell table:formula="of:=AVERAGE([Instances.B109:Instances.B109])" office:value-type="float" office:value="300" calcext:value-type="float">
            <text:p>300</text:p>
          </table:table-cell>
          <table:table-cell table:formula="of:=SUM([Instances.C109:Instances.C109])"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3/poset</text:p>
          </table:table-cell>
          <table:table-cell table:formula="of:=AVERAGE([Instances.B110:Instances.B110])" office:value-type="float" office:value="300" calcext:value-type="float">
            <text:p>300</text:p>
          </table:table-cell>
          <table:table-cell table:formula="of:=SUM([Instances.C110:Instances.C110])"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6/v1/aso</text:p>
          </table:table-cell>
          <table:table-cell table:formula="of:=AVERAGE([Instances.B111:Instances.B111])" office:value-type="float" office:value="61.8403" calcext:value-type="float">
            <text:p>61.8403</text:p>
          </table:table-cell>
          <table:table-cell table:formula="of:=SUM([Instances.C111:Instances.C111])" office:value-type="float" office:value="0" calcext:value-type="float">
            <text:p>0</text:p>
          </table:table-cell>
          <table:table-cell table:formula="of:=MIN([.$B111])" office:value-type="float" office:value="61.8403" calcext:value-type="float">
            <text:p>61.8403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61.8403" calcext:value-type="float">
            <text:p>61.8403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61.8403" calcext:value-type="float">
            <text:p>61.8403</text:p>
          </table:table-cell>
          <table:table-cell table:formula="of:=MAX([.$C1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6/v1/less_weight</text:p>
          </table:table-cell>
          <table:table-cell table:formula="of:=AVERAGE([Instances.B112:Instances.B112])" office:value-type="float" office:value="300" calcext:value-type="float">
            <text:p>300</text:p>
          </table:table-cell>
          <table:table-cell table:formula="of:=SUM([Instances.C112:Instances.C112])"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6/v1/poset</text:p>
          </table:table-cell>
          <table:table-cell table:formula="of:=AVERAGE([Instances.B113:Instances.B113])" office:value-type="float" office:value="300" calcext:value-type="float">
            <text:p>300</text:p>
          </table:table-cell>
          <table:table-cell table:formula="of:=SUM([Instances.C113:Instances.C113])"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6/v2/aso</text:p>
          </table:table-cell>
          <table:table-cell table:formula="of:=AVERAGE([Instances.B114:Instances.B114])" office:value-type="float" office:value="5.45412" calcext:value-type="float">
            <text:p>5.45412</text:p>
          </table:table-cell>
          <table:table-cell table:formula="of:=SUM([Instances.C114:Instances.C114])" office:value-type="float" office:value="0" calcext:value-type="float">
            <text:p>0</text:p>
          </table:table-cell>
          <table:table-cell table:formula="of:=MIN([.$B114])" office:value-type="float" office:value="5.45412" calcext:value-type="float">
            <text:p>5.45412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5.45412" calcext:value-type="float">
            <text:p>5.45412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5.45412" calcext:value-type="float">
            <text:p>5.45412</text:p>
          </table:table-cell>
          <table:table-cell table:formula="of:=MAX([.$C1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6/v2/less_weight</text:p>
          </table:table-cell>
          <table:table-cell table:formula="of:=AVERAGE([Instances.B115:Instances.B115])" office:value-type="float" office:value="300" calcext:value-type="float">
            <text:p>300</text:p>
          </table:table-cell>
          <table:table-cell table:formula="of:=SUM([Instances.C115:Instances.C115])"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6/v2/poset</text:p>
          </table:table-cell>
          <table:table-cell table:formula="of:=AVERAGE([Instances.B116:Instances.B116])" office:value-type="float" office:value="300" calcext:value-type="float">
            <text:p>300</text:p>
          </table:table-cell>
          <table:table-cell table:formula="of:=SUM([Instances.C116:Instances.C116])"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6/v3/aso</text:p>
          </table:table-cell>
          <table:table-cell table:formula="of:=AVERAGE([Instances.B117:Instances.B117])" office:value-type="float" office:value="7.70873" calcext:value-type="float">
            <text:p>7.70873</text:p>
          </table:table-cell>
          <table:table-cell table:formula="of:=SUM([Instances.C117:Instances.C117])" office:value-type="float" office:value="0" calcext:value-type="float">
            <text:p>0</text:p>
          </table:table-cell>
          <table:table-cell table:formula="of:=MIN([.$B117])" office:value-type="float" office:value="7.70873" calcext:value-type="float">
            <text:p>7.70873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7.70873" calcext:value-type="float">
            <text:p>7.70873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7.70873" calcext:value-type="float">
            <text:p>7.70873</text:p>
          </table:table-cell>
          <table:table-cell table:formula="of:=MAX([.$C1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6/v3/less_weight</text:p>
          </table:table-cell>
          <table:table-cell table:formula="of:=AVERAGE([Instances.B118:Instances.B118])" office:value-type="float" office:value="300" calcext:value-type="float">
            <text:p>300</text:p>
          </table:table-cell>
          <table:table-cell table:formula="of:=SUM([Instances.C118:Instances.C118])"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6/v3/poset</text:p>
          </table:table-cell>
          <table:table-cell table:formula="of:=AVERAGE([Instances.B119:Instances.B119])" office:value-type="float" office:value="300" calcext:value-type="float">
            <text:p>300</text:p>
          </table:table-cell>
          <table:table-cell table:formula="of:=SUM([Instances.C119:Instances.C119])"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7/v1/aso</text:p>
          </table:table-cell>
          <table:table-cell table:formula="of:=AVERAGE([Instances.B120:Instances.B120])" office:value-type="float" office:value="188.067" calcext:value-type="float">
            <text:p>188.067</text:p>
          </table:table-cell>
          <table:table-cell table:formula="of:=SUM([Instances.C120:Instances.C120])" office:value-type="float" office:value="0" calcext:value-type="float">
            <text:p>0</text:p>
          </table:table-cell>
          <table:table-cell table:formula="of:=MIN([.$B120])" office:value-type="float" office:value="188.067" calcext:value-type="float">
            <text:p>188.067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188.067" calcext:value-type="float">
            <text:p>188.067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188.067" calcext:value-type="float">
            <text:p>188.067</text:p>
          </table:table-cell>
          <table:table-cell table:formula="of:=MAX([.$C1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7/v1/less_weight</text:p>
          </table:table-cell>
          <table:table-cell table:formula="of:=AVERAGE([Instances.B121:Instances.B121])" office:value-type="float" office:value="300" calcext:value-type="float">
            <text:p>300</text:p>
          </table:table-cell>
          <table:table-cell table:formula="of:=SUM([Instances.C121:Instances.C121])"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7/v1/poset</text:p>
          </table:table-cell>
          <table:table-cell table:formula="of:=AVERAGE([Instances.B122:Instances.B122])" office:value-type="float" office:value="300" calcext:value-type="float">
            <text:p>300</text:p>
          </table:table-cell>
          <table:table-cell table:formula="of:=SUM([Instances.C122:Instances.C122])"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7/v2/aso</text:p>
          </table:table-cell>
          <table:table-cell table:formula="of:=AVERAGE([Instances.B123:Instances.B123])" office:value-type="float" office:value="4.91162" calcext:value-type="float">
            <text:p>4.91162</text:p>
          </table:table-cell>
          <table:table-cell table:formula="of:=SUM([Instances.C123:Instances.C123])" office:value-type="float" office:value="0" calcext:value-type="float">
            <text:p>0</text:p>
          </table:table-cell>
          <table:table-cell table:formula="of:=MIN([.$B123])" office:value-type="float" office:value="4.91162" calcext:value-type="float">
            <text:p>4.91162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4.91162" calcext:value-type="float">
            <text:p>4.91162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4.91162" calcext:value-type="float">
            <text:p>4.91162</text:p>
          </table:table-cell>
          <table:table-cell table:formula="of:=MAX([.$C1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7/v2/less_weight</text:p>
          </table:table-cell>
          <table:table-cell table:formula="of:=AVERAGE([Instances.B124:Instances.B124])" office:value-type="float" office:value="300" calcext:value-type="float">
            <text:p>300</text:p>
          </table:table-cell>
          <table:table-cell table:formula="of:=SUM([Instances.C124:Instances.C124])"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7/v2/poset</text:p>
          </table:table-cell>
          <table:table-cell table:formula="of:=AVERAGE([Instances.B125:Instances.B125])" office:value-type="float" office:value="300" calcext:value-type="float">
            <text:p>300</text:p>
          </table:table-cell>
          <table:table-cell table:formula="of:=SUM([Instances.C125:Instances.C125])"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7/v3/aso</text:p>
          </table:table-cell>
          <table:table-cell table:formula="of:=AVERAGE([Instances.B126:Instances.B126])" office:value-type="float" office:value="7.65185" calcext:value-type="float">
            <text:p>7.65185</text:p>
          </table:table-cell>
          <table:table-cell table:formula="of:=SUM([Instances.C126:Instances.C126])" office:value-type="float" office:value="0" calcext:value-type="float">
            <text:p>0</text:p>
          </table:table-cell>
          <table:table-cell table:formula="of:=MIN([.$B126])" office:value-type="float" office:value="7.65185" calcext:value-type="float">
            <text:p>7.65185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7.65185" calcext:value-type="float">
            <text:p>7.65185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7.65185" calcext:value-type="float">
            <text:p>7.65185</text:p>
          </table:table-cell>
          <table:table-cell table:formula="of:=MAX([.$C1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7/v3/less_weight</text:p>
          </table:table-cell>
          <table:table-cell table:formula="of:=AVERAGE([Instances.B127:Instances.B127])" office:value-type="float" office:value="300" calcext:value-type="float">
            <text:p>300</text:p>
          </table:table-cell>
          <table:table-cell table:formula="of:=SUM([Instances.C127:Instances.C127])"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7/v3/poset</text:p>
          </table:table-cell>
          <table:table-cell table:formula="of:=AVERAGE([Instances.B128:Instances.B128])" office:value-type="float" office:value="300" calcext:value-type="float">
            <text:p>300</text:p>
          </table:table-cell>
          <table:table-cell table:formula="of:=SUM([Instances.C128:Instances.C128])"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8/v1/aso</text:p>
          </table:table-cell>
          <table:table-cell table:formula="of:=AVERAGE([Instances.B129:Instances.B129])" office:value-type="float" office:value="207.814" calcext:value-type="float">
            <text:p>207.814</text:p>
          </table:table-cell>
          <table:table-cell table:formula="of:=SUM([Instances.C129:Instances.C129])" office:value-type="float" office:value="0" calcext:value-type="float">
            <text:p>0</text:p>
          </table:table-cell>
          <table:table-cell table:formula="of:=MIN([.$B129])" office:value-type="float" office:value="207.814" calcext:value-type="float">
            <text:p>207.814</text:p>
          </table:table-cell>
          <table:table-cell table:formula="of:=MIN([.$C129])" office:value-type="float" office:value="0" calcext:value-type="float">
            <text:p>0</text:p>
          </table:table-cell>
          <table:table-cell table:formula="of:=MEDIAN([.$B129])" office:value-type="float" office:value="207.814" calcext:value-type="float">
            <text:p>207.814</text:p>
          </table:table-cell>
          <table:table-cell table:formula="of:=MEDIAN([.$C129])" office:value-type="float" office:value="0" calcext:value-type="float">
            <text:p>0</text:p>
          </table:table-cell>
          <table:table-cell table:formula="of:=MAX([.$B129])" office:value-type="float" office:value="207.814" calcext:value-type="float">
            <text:p>207.814</text:p>
          </table:table-cell>
          <table:table-cell table:formula="of:=MAX([.$C1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8/v1/less_weight</text:p>
          </table:table-cell>
          <table:table-cell table:formula="of:=AVERAGE([Instances.B130:Instances.B130])" office:value-type="float" office:value="300" calcext:value-type="float">
            <text:p>300</text:p>
          </table:table-cell>
          <table:table-cell table:formula="of:=SUM([Instances.C130:Instances.C130])"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8/v1/poset</text:p>
          </table:table-cell>
          <table:table-cell table:formula="of:=AVERAGE([Instances.B131:Instances.B131])" office:value-type="float" office:value="300" calcext:value-type="float">
            <text:p>300</text:p>
          </table:table-cell>
          <table:table-cell table:formula="of:=SUM([Instances.C131:Instances.C131])"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8/v2/aso</text:p>
          </table:table-cell>
          <table:table-cell table:formula="of:=AVERAGE([Instances.B132:Instances.B132])" office:value-type="float" office:value="6.1585" calcext:value-type="float">
            <text:p>6.1585</text:p>
          </table:table-cell>
          <table:table-cell table:formula="of:=SUM([Instances.C132:Instances.C132])" office:value-type="float" office:value="0" calcext:value-type="float">
            <text:p>0</text:p>
          </table:table-cell>
          <table:table-cell table:formula="of:=MIN([.$B132])" office:value-type="float" office:value="6.1585" calcext:value-type="float">
            <text:p>6.1585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6.1585" calcext:value-type="float">
            <text:p>6.1585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6.1585" calcext:value-type="float">
            <text:p>6.1585</text:p>
          </table:table-cell>
          <table:table-cell table:formula="of:=MAX([.$C1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8/v2/less_weight</text:p>
          </table:table-cell>
          <table:table-cell table:formula="of:=AVERAGE([Instances.B133:Instances.B133])" office:value-type="float" office:value="300" calcext:value-type="float">
            <text:p>300</text:p>
          </table:table-cell>
          <table:table-cell table:formula="of:=SUM([Instances.C133:Instances.C133])"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8/v2/poset</text:p>
          </table:table-cell>
          <table:table-cell table:formula="of:=AVERAGE([Instances.B134:Instances.B134])" office:value-type="float" office:value="300" calcext:value-type="float">
            <text:p>300</text:p>
          </table:table-cell>
          <table:table-cell table:formula="of:=SUM([Instances.C134:Instances.C134])"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8/v3/aso</text:p>
          </table:table-cell>
          <table:table-cell table:formula="of:=AVERAGE([Instances.B135:Instances.B135])" office:value-type="float" office:value="7.40431" calcext:value-type="float">
            <text:p>7.40431</text:p>
          </table:table-cell>
          <table:table-cell table:formula="of:=SUM([Instances.C135:Instances.C135])" office:value-type="float" office:value="0" calcext:value-type="float">
            <text:p>0</text:p>
          </table:table-cell>
          <table:table-cell table:formula="of:=MIN([.$B135])" office:value-type="float" office:value="7.40431" calcext:value-type="float">
            <text:p>7.40431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7.40431" calcext:value-type="float">
            <text:p>7.40431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7.40431" calcext:value-type="float">
            <text:p>7.40431</text:p>
          </table:table-cell>
          <table:table-cell table:formula="of:=MAX([.$C1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8/v3/less_weight</text:p>
          </table:table-cell>
          <table:table-cell table:formula="of:=AVERAGE([Instances.B136:Instances.B136])" office:value-type="float" office:value="300" calcext:value-type="float">
            <text:p>300</text:p>
          </table:table-cell>
          <table:table-cell table:formula="of:=SUM([Instances.C136:Instances.C136])"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8/v3/poset</text:p>
          </table:table-cell>
          <table:table-cell table:formula="of:=AVERAGE([Instances.B137:Instances.B137])" office:value-type="float" office:value="300" calcext:value-type="float">
            <text:p>300</text:p>
          </table:table-cell>
          <table:table-cell table:formula="of:=SUM([Instances.C137:Instances.C137])"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v1/aso</text:p>
          </table:table-cell>
          <table:table-cell table:formula="of:=AVERAGE([Instances.B138:Instances.B138])" office:value-type="float" office:value="21.395" calcext:value-type="float">
            <text:p>21.395</text:p>
          </table:table-cell>
          <table:table-cell table:formula="of:=SUM([Instances.C138:Instances.C138])" office:value-type="float" office:value="0" calcext:value-type="float">
            <text:p>0</text:p>
          </table:table-cell>
          <table:table-cell table:formula="of:=MIN([.$B138])" office:value-type="float" office:value="21.395" calcext:value-type="float">
            <text:p>21.395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21.395" calcext:value-type="float">
            <text:p>21.395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21.395" calcext:value-type="float">
            <text:p>21.395</text:p>
          </table:table-cell>
          <table:table-cell table:formula="of:=MAX([.$C1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9/v1/less_weight</text:p>
          </table:table-cell>
          <table:table-cell table:formula="of:=AVERAGE([Instances.B139:Instances.B139])" office:value-type="float" office:value="300" calcext:value-type="float">
            <text:p>300</text:p>
          </table:table-cell>
          <table:table-cell table:formula="of:=SUM([Instances.C139:Instances.C139])"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v1/poset</text:p>
          </table:table-cell>
          <table:table-cell table:formula="of:=AVERAGE([Instances.B140:Instances.B140])" office:value-type="float" office:value="300" calcext:value-type="float">
            <text:p>300</text:p>
          </table:table-cell>
          <table:table-cell table:formula="of:=SUM([Instances.C140:Instances.C140])"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v2/aso</text:p>
          </table:table-cell>
          <table:table-cell table:formula="of:=AVERAGE([Instances.B141:Instances.B141])" office:value-type="float" office:value="10.3186" calcext:value-type="float">
            <text:p>10.3186</text:p>
          </table:table-cell>
          <table:table-cell table:formula="of:=SUM([Instances.C141:Instances.C141])" office:value-type="float" office:value="0" calcext:value-type="float">
            <text:p>0</text:p>
          </table:table-cell>
          <table:table-cell table:formula="of:=MIN([.$B141])" office:value-type="float" office:value="10.3186" calcext:value-type="float">
            <text:p>10.3186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10.3186" calcext:value-type="float">
            <text:p>10.3186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10.3186" calcext:value-type="float">
            <text:p>10.3186</text:p>
          </table:table-cell>
          <table:table-cell table:formula="of:=MAX([.$C1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9/v2/less_weight</text:p>
          </table:table-cell>
          <table:table-cell table:formula="of:=AVERAGE([Instances.B142:Instances.B142])" office:value-type="float" office:value="300" calcext:value-type="float">
            <text:p>300</text:p>
          </table:table-cell>
          <table:table-cell table:formula="of:=SUM([Instances.C142:Instances.C142])"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v2/poset</text:p>
          </table:table-cell>
          <table:table-cell table:formula="of:=AVERAGE([Instances.B143:Instances.B143])" office:value-type="float" office:value="300" calcext:value-type="float">
            <text:p>300</text:p>
          </table:table-cell>
          <table:table-cell table:formula="of:=SUM([Instances.C143:Instances.C143])"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v3/aso</text:p>
          </table:table-cell>
          <table:table-cell table:formula="of:=AVERAGE([Instances.B144:Instances.B144])" office:value-type="float" office:value="4.48752" calcext:value-type="float">
            <text:p>4.48752</text:p>
          </table:table-cell>
          <table:table-cell table:formula="of:=SUM([Instances.C144:Instances.C144])" office:value-type="float" office:value="0" calcext:value-type="float">
            <text:p>0</text:p>
          </table:table-cell>
          <table:table-cell table:formula="of:=MIN([.$B144])" office:value-type="float" office:value="4.48752" calcext:value-type="float">
            <text:p>4.48752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4.48752" calcext:value-type="float">
            <text:p>4.48752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4.48752" calcext:value-type="float">
            <text:p>4.48752</text:p>
          </table:table-cell>
          <table:table-cell table:formula="of:=MAX([.$C1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9/v3/less_weight</text:p>
          </table:table-cell>
          <table:table-cell table:formula="of:=AVERAGE([Instances.B145:Instances.B145])" office:value-type="float" office:value="300" calcext:value-type="float">
            <text:p>300</text:p>
          </table:table-cell>
          <table:table-cell table:formula="of:=SUM([Instances.C145:Instances.C145])"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v3/poset</text:p>
          </table:table-cell>
          <table:table-cell table:formula="of:=AVERAGE([Instances.B146:Instances.B146])" office:value-type="float" office:value="300" calcext:value-type="float">
            <text:p>300</text:p>
          </table:table-cell>
          <table:table-cell table:formula="of:=SUM([Instances.C146:Instances.C146])"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1/aso</text:p>
          </table:table-cell>
          <table:table-cell table:formula="of:=AVERAGE([Instances.B147:Instances.B147])" office:value-type="float" office:value="300" calcext:value-type="float">
            <text:p>300</text:p>
          </table:table-cell>
          <table:table-cell table:formula="of:=SUM([Instances.C147:Instances.C147])" office:value-type="float" office:value="1" calcext:value-type="float">
            <text:p>1</text:p>
          </table:table-cell>
          <table:table-cell table:formula="of:=MIN([.$B147])" office:value-type="float" office:value="300" calcext:value-type="float">
            <text:p>300</text:p>
          </table:table-cell>
          <table:table-cell table:formula="of:=MIN([.$C147])" office:value-type="float" office:value="1" calcext:value-type="float">
            <text:p>1</text:p>
          </table:table-cell>
          <table:table-cell table:formula="of:=MEDIAN([.$B147])" office:value-type="float" office:value="300" calcext:value-type="float">
            <text:p>300</text:p>
          </table:table-cell>
          <table:table-cell table:formula="of:=MEDIAN([.$C147])" office:value-type="float" office:value="1" calcext:value-type="float">
            <text:p>1</text:p>
          </table:table-cell>
          <table:table-cell table:formula="of:=MAX([.$B147])" office:value-type="float" office:value="300" calcext:value-type="float">
            <text:p>300</text:p>
          </table:table-cell>
          <table:table-cell table:formula="of:=MAX([.$C14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1/less_weight</text:p>
          </table:table-cell>
          <table:table-cell table:formula="of:=AVERAGE([Instances.B148:Instances.B148])" office:value-type="float" office:value="300" calcext:value-type="float">
            <text:p>300</text:p>
          </table:table-cell>
          <table:table-cell table:formula="of:=SUM([Instances.C148:Instances.C148])"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1/poset</text:p>
          </table:table-cell>
          <table:table-cell table:formula="of:=AVERAGE([Instances.B149:Instances.B149])" office:value-type="float" office:value="300" calcext:value-type="float">
            <text:p>300</text:p>
          </table:table-cell>
          <table:table-cell table:formula="of:=SUM([Instances.C149:Instances.C149])"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2/aso</text:p>
          </table:table-cell>
          <table:table-cell table:formula="of:=AVERAGE([Instances.B150:Instances.B150])" office:value-type="float" office:value="6.49453" calcext:value-type="float">
            <text:p>6.49453</text:p>
          </table:table-cell>
          <table:table-cell table:formula="of:=SUM([Instances.C150:Instances.C150])" office:value-type="float" office:value="0" calcext:value-type="float">
            <text:p>0</text:p>
          </table:table-cell>
          <table:table-cell table:formula="of:=MIN([.$B150])" office:value-type="float" office:value="6.49453" calcext:value-type="float">
            <text:p>6.49453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6.49453" calcext:value-type="float">
            <text:p>6.49453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6.49453" calcext:value-type="float">
            <text:p>6.49453</text:p>
          </table:table-cell>
          <table:table-cell table:formula="of:=MAX([.$C1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/v2/less_weight</text:p>
          </table:table-cell>
          <table:table-cell table:formula="of:=AVERAGE([Instances.B151:Instances.B151])" office:value-type="float" office:value="300" calcext:value-type="float">
            <text:p>300</text:p>
          </table:table-cell>
          <table:table-cell table:formula="of:=SUM([Instances.C151:Instances.C151])"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2/poset</text:p>
          </table:table-cell>
          <table:table-cell table:formula="of:=AVERAGE([Instances.B152:Instances.B152])" office:value-type="float" office:value="300" calcext:value-type="float">
            <text:p>300</text:p>
          </table:table-cell>
          <table:table-cell table:formula="of:=SUM([Instances.C152:Instances.C152])"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3/aso</text:p>
          </table:table-cell>
          <table:table-cell table:formula="of:=AVERAGE([Instances.B153:Instances.B153])" office:value-type="float" office:value="4.84286" calcext:value-type="float">
            <text:p>4.84286</text:p>
          </table:table-cell>
          <table:table-cell table:formula="of:=SUM([Instances.C153:Instances.C153])" office:value-type="float" office:value="0" calcext:value-type="float">
            <text:p>0</text:p>
          </table:table-cell>
          <table:table-cell table:formula="of:=MIN([.$B153])" office:value-type="float" office:value="4.84286" calcext:value-type="float">
            <text:p>4.84286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4.84286" calcext:value-type="float">
            <text:p>4.84286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4.84286" calcext:value-type="float">
            <text:p>4.84286</text:p>
          </table:table-cell>
          <table:table-cell table:formula="of:=MAX([.$C1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/v3/less_weight</text:p>
          </table:table-cell>
          <table:table-cell table:formula="of:=AVERAGE([Instances.B154:Instances.B154])" office:value-type="float" office:value="300" calcext:value-type="float">
            <text:p>300</text:p>
          </table:table-cell>
          <table:table-cell table:formula="of:=SUM([Instances.C154:Instances.C154])"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3/poset</text:p>
          </table:table-cell>
          <table:table-cell table:formula="of:=AVERAGE([Instances.B155:Instances.B155])" office:value-type="float" office:value="300" calcext:value-type="float">
            <text:p>300</text:p>
          </table:table-cell>
          <table:table-cell table:formula="of:=SUM([Instances.C155:Instances.C155])"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0/v1/aso</text:p>
          </table:table-cell>
          <table:table-cell table:formula="of:=AVERAGE([Instances.B156:Instances.B156])" office:value-type="float" office:value="140.673" calcext:value-type="float">
            <text:p>140.673</text:p>
          </table:table-cell>
          <table:table-cell table:formula="of:=SUM([Instances.C156:Instances.C156])" office:value-type="float" office:value="0" calcext:value-type="float">
            <text:p>0</text:p>
          </table:table-cell>
          <table:table-cell table:formula="of:=MIN([.$B156])" office:value-type="float" office:value="140.673" calcext:value-type="float">
            <text:p>140.673</text:p>
          </table:table-cell>
          <table:table-cell table:formula="of:=MIN([.$C156])" office:value-type="float" office:value="0" calcext:value-type="float">
            <text:p>0</text:p>
          </table:table-cell>
          <table:table-cell table:formula="of:=MEDIAN([.$B156])" office:value-type="float" office:value="140.673" calcext:value-type="float">
            <text:p>140.673</text:p>
          </table:table-cell>
          <table:table-cell table:formula="of:=MEDIAN([.$C156])" office:value-type="float" office:value="0" calcext:value-type="float">
            <text:p>0</text:p>
          </table:table-cell>
          <table:table-cell table:formula="of:=MAX([.$B156])" office:value-type="float" office:value="140.673" calcext:value-type="float">
            <text:p>140.673</text:p>
          </table:table-cell>
          <table:table-cell table:formula="of:=MAX([.$C1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0/v1/less_weight</text:p>
          </table:table-cell>
          <table:table-cell table:formula="of:=AVERAGE([Instances.B157:Instances.B157])" office:value-type="float" office:value="300" calcext:value-type="float">
            <text:p>300</text:p>
          </table:table-cell>
          <table:table-cell table:formula="of:=SUM([Instances.C157:Instances.C157])"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0/v1/poset</text:p>
          </table:table-cell>
          <table:table-cell table:formula="of:=AVERAGE([Instances.B158:Instances.B158])" office:value-type="float" office:value="300" calcext:value-type="float">
            <text:p>300</text:p>
          </table:table-cell>
          <table:table-cell table:formula="of:=SUM([Instances.C158:Instances.C158])"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0/v2/aso</text:p>
          </table:table-cell>
          <table:table-cell table:formula="of:=AVERAGE([Instances.B159:Instances.B159])" office:value-type="float" office:value="8.20196" calcext:value-type="float">
            <text:p>8.20196</text:p>
          </table:table-cell>
          <table:table-cell table:formula="of:=SUM([Instances.C159:Instances.C159])" office:value-type="float" office:value="0" calcext:value-type="float">
            <text:p>0</text:p>
          </table:table-cell>
          <table:table-cell table:formula="of:=MIN([.$B159])" office:value-type="float" office:value="8.20196" calcext:value-type="float">
            <text:p>8.20196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8.20196" calcext:value-type="float">
            <text:p>8.20196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8.20196" calcext:value-type="float">
            <text:p>8.20196</text:p>
          </table:table-cell>
          <table:table-cell table:formula="of:=MAX([.$C1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0/v2/less_weight</text:p>
          </table:table-cell>
          <table:table-cell table:formula="of:=AVERAGE([Instances.B160:Instances.B160])" office:value-type="float" office:value="300" calcext:value-type="float">
            <text:p>300</text:p>
          </table:table-cell>
          <table:table-cell table:formula="of:=SUM([Instances.C160:Instances.C160])"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0/v2/poset</text:p>
          </table:table-cell>
          <table:table-cell table:formula="of:=AVERAGE([Instances.B161:Instances.B161])" office:value-type="float" office:value="300" calcext:value-type="float">
            <text:p>300</text:p>
          </table:table-cell>
          <table:table-cell table:formula="of:=SUM([Instances.C161:Instances.C161])"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0/v3/aso</text:p>
          </table:table-cell>
          <table:table-cell table:formula="of:=AVERAGE([Instances.B162:Instances.B162])" office:value-type="float" office:value="4.71277" calcext:value-type="float">
            <text:p>4.71277</text:p>
          </table:table-cell>
          <table:table-cell table:formula="of:=SUM([Instances.C162:Instances.C162])" office:value-type="float" office:value="0" calcext:value-type="float">
            <text:p>0</text:p>
          </table:table-cell>
          <table:table-cell table:formula="of:=MIN([.$B162])" office:value-type="float" office:value="4.71277" calcext:value-type="float">
            <text:p>4.71277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4.71277" calcext:value-type="float">
            <text:p>4.71277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4.71277" calcext:value-type="float">
            <text:p>4.71277</text:p>
          </table:table-cell>
          <table:table-cell table:formula="of:=MAX([.$C1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0/v3/less_weight</text:p>
          </table:table-cell>
          <table:table-cell table:formula="of:=AVERAGE([Instances.B163:Instances.B163])" office:value-type="float" office:value="300" calcext:value-type="float">
            <text:p>300</text:p>
          </table:table-cell>
          <table:table-cell table:formula="of:=SUM([Instances.C163:Instances.C163])"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0/v3/poset</text:p>
          </table:table-cell>
          <table:table-cell table:formula="of:=AVERAGE([Instances.B164:Instances.B164])" office:value-type="float" office:value="300" calcext:value-type="float">
            <text:p>300</text:p>
          </table:table-cell>
          <table:table-cell table:formula="of:=SUM([Instances.C164:Instances.C164])"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1/v1/aso</text:p>
          </table:table-cell>
          <table:table-cell table:formula="of:=AVERAGE([Instances.B165:Instances.B165])" office:value-type="float" office:value="117.452" calcext:value-type="float">
            <text:p>117.452</text:p>
          </table:table-cell>
          <table:table-cell table:formula="of:=SUM([Instances.C165:Instances.C165])" office:value-type="float" office:value="0" calcext:value-type="float">
            <text:p>0</text:p>
          </table:table-cell>
          <table:table-cell table:formula="of:=MIN([.$B165])" office:value-type="float" office:value="117.452" calcext:value-type="float">
            <text:p>117.452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117.452" calcext:value-type="float">
            <text:p>117.452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117.452" calcext:value-type="float">
            <text:p>117.452</text:p>
          </table:table-cell>
          <table:table-cell table:formula="of:=MAX([.$C1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1/v1/less_weight</text:p>
          </table:table-cell>
          <table:table-cell table:formula="of:=AVERAGE([Instances.B166:Instances.B166])" office:value-type="float" office:value="300" calcext:value-type="float">
            <text:p>300</text:p>
          </table:table-cell>
          <table:table-cell table:formula="of:=SUM([Instances.C166:Instances.C166])"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1/v1/poset</text:p>
          </table:table-cell>
          <table:table-cell table:formula="of:=AVERAGE([Instances.B167:Instances.B167])" office:value-type="float" office:value="300" calcext:value-type="float">
            <text:p>300</text:p>
          </table:table-cell>
          <table:table-cell table:formula="of:=SUM([Instances.C167:Instances.C167])"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1/v2/aso</text:p>
          </table:table-cell>
          <table:table-cell table:formula="of:=AVERAGE([Instances.B168:Instances.B168])" office:value-type="float" office:value="5.51231" calcext:value-type="float">
            <text:p>5.51231</text:p>
          </table:table-cell>
          <table:table-cell table:formula="of:=SUM([Instances.C168:Instances.C168])" office:value-type="float" office:value="0" calcext:value-type="float">
            <text:p>0</text:p>
          </table:table-cell>
          <table:table-cell table:formula="of:=MIN([.$B168])" office:value-type="float" office:value="5.51231" calcext:value-type="float">
            <text:p>5.51231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5.51231" calcext:value-type="float">
            <text:p>5.51231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5.51231" calcext:value-type="float">
            <text:p>5.51231</text:p>
          </table:table-cell>
          <table:table-cell table:formula="of:=MAX([.$C1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1/v2/less_weight</text:p>
          </table:table-cell>
          <table:table-cell table:formula="of:=AVERAGE([Instances.B169:Instances.B169])" office:value-type="float" office:value="300" calcext:value-type="float">
            <text:p>300</text:p>
          </table:table-cell>
          <table:table-cell table:formula="of:=SUM([Instances.C169:Instances.C169])"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1/v2/poset</text:p>
          </table:table-cell>
          <table:table-cell table:formula="of:=AVERAGE([Instances.B170:Instances.B170])" office:value-type="float" office:value="300" calcext:value-type="float">
            <text:p>300</text:p>
          </table:table-cell>
          <table:table-cell table:formula="of:=SUM([Instances.C170:Instances.C170])"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1/v3/aso</text:p>
          </table:table-cell>
          <table:table-cell table:formula="of:=AVERAGE([Instances.B171:Instances.B171])" office:value-type="float" office:value="7.34638" calcext:value-type="float">
            <text:p>7.34638</text:p>
          </table:table-cell>
          <table:table-cell table:formula="of:=SUM([Instances.C171:Instances.C171])" office:value-type="float" office:value="0" calcext:value-type="float">
            <text:p>0</text:p>
          </table:table-cell>
          <table:table-cell table:formula="of:=MIN([.$B171])" office:value-type="float" office:value="7.34638" calcext:value-type="float">
            <text:p>7.34638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7.34638" calcext:value-type="float">
            <text:p>7.34638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7.34638" calcext:value-type="float">
            <text:p>7.34638</text:p>
          </table:table-cell>
          <table:table-cell table:formula="of:=MAX([.$C1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1/v3/less_weight</text:p>
          </table:table-cell>
          <table:table-cell table:formula="of:=AVERAGE([Instances.B172:Instances.B172])" office:value-type="float" office:value="300" calcext:value-type="float">
            <text:p>300</text:p>
          </table:table-cell>
          <table:table-cell table:formula="of:=SUM([Instances.C172:Instances.C172])"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1/v3/poset</text:p>
          </table:table-cell>
          <table:table-cell table:formula="of:=AVERAGE([Instances.B173:Instances.B173])" office:value-type="float" office:value="300" calcext:value-type="float">
            <text:p>300</text:p>
          </table:table-cell>
          <table:table-cell table:formula="of:=SUM([Instances.C173:Instances.C173])"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2/v1/aso</text:p>
          </table:table-cell>
          <table:table-cell table:formula="of:=AVERAGE([Instances.B174:Instances.B174])" office:value-type="float" office:value="105.541" calcext:value-type="float">
            <text:p>105.541</text:p>
          </table:table-cell>
          <table:table-cell table:formula="of:=SUM([Instances.C174:Instances.C174])" office:value-type="float" office:value="0" calcext:value-type="float">
            <text:p>0</text:p>
          </table:table-cell>
          <table:table-cell table:formula="of:=MIN([.$B174])" office:value-type="float" office:value="105.541" calcext:value-type="float">
            <text:p>105.541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105.541" calcext:value-type="float">
            <text:p>105.541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105.541" calcext:value-type="float">
            <text:p>105.541</text:p>
          </table:table-cell>
          <table:table-cell table:formula="of:=MAX([.$C1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2/v1/less_weight</text:p>
          </table:table-cell>
          <table:table-cell table:formula="of:=AVERAGE([Instances.B175:Instances.B175])" office:value-type="float" office:value="300" calcext:value-type="float">
            <text:p>300</text:p>
          </table:table-cell>
          <table:table-cell table:formula="of:=SUM([Instances.C175:Instances.C175])"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2/v1/poset</text:p>
          </table:table-cell>
          <table:table-cell table:formula="of:=AVERAGE([Instances.B176:Instances.B176])" office:value-type="float" office:value="300" calcext:value-type="float">
            <text:p>300</text:p>
          </table:table-cell>
          <table:table-cell table:formula="of:=SUM([Instances.C176:Instances.C176])"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2/v2/aso</text:p>
          </table:table-cell>
          <table:table-cell table:formula="of:=AVERAGE([Instances.B177:Instances.B177])" office:value-type="float" office:value="12.819" calcext:value-type="float">
            <text:p>12.819</text:p>
          </table:table-cell>
          <table:table-cell table:formula="of:=SUM([Instances.C177:Instances.C177])" office:value-type="float" office:value="0" calcext:value-type="float">
            <text:p>0</text:p>
          </table:table-cell>
          <table:table-cell table:formula="of:=MIN([.$B177])" office:value-type="float" office:value="12.819" calcext:value-type="float">
            <text:p>12.819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12.819" calcext:value-type="float">
            <text:p>12.819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12.819" calcext:value-type="float">
            <text:p>12.819</text:p>
          </table:table-cell>
          <table:table-cell table:formula="of:=MAX([.$C1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2/v2/less_weight</text:p>
          </table:table-cell>
          <table:table-cell table:formula="of:=AVERAGE([Instances.B178:Instances.B178])" office:value-type="float" office:value="300" calcext:value-type="float">
            <text:p>300</text:p>
          </table:table-cell>
          <table:table-cell table:formula="of:=SUM([Instances.C178:Instances.C178])"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2/v2/poset</text:p>
          </table:table-cell>
          <table:table-cell table:formula="of:=AVERAGE([Instances.B179:Instances.B179])" office:value-type="float" office:value="300" calcext:value-type="float">
            <text:p>300</text:p>
          </table:table-cell>
          <table:table-cell table:formula="of:=SUM([Instances.C179:Instances.C179])"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2/v3/aso</text:p>
          </table:table-cell>
          <table:table-cell table:formula="of:=AVERAGE([Instances.B180:Instances.B180])" office:value-type="float" office:value="13.9651" calcext:value-type="float">
            <text:p>13.9651</text:p>
          </table:table-cell>
          <table:table-cell table:formula="of:=SUM([Instances.C180:Instances.C180])" office:value-type="float" office:value="0" calcext:value-type="float">
            <text:p>0</text:p>
          </table:table-cell>
          <table:table-cell table:formula="of:=MIN([.$B180])" office:value-type="float" office:value="13.9651" calcext:value-type="float">
            <text:p>13.9651</text:p>
          </table:table-cell>
          <table:table-cell table:formula="of:=MIN([.$C180])" office:value-type="float" office:value="0" calcext:value-type="float">
            <text:p>0</text:p>
          </table:table-cell>
          <table:table-cell table:formula="of:=MEDIAN([.$B180])" office:value-type="float" office:value="13.9651" calcext:value-type="float">
            <text:p>13.9651</text:p>
          </table:table-cell>
          <table:table-cell table:formula="of:=MEDIAN([.$C180])" office:value-type="float" office:value="0" calcext:value-type="float">
            <text:p>0</text:p>
          </table:table-cell>
          <table:table-cell table:formula="of:=MAX([.$B180])" office:value-type="float" office:value="13.9651" calcext:value-type="float">
            <text:p>13.9651</text:p>
          </table:table-cell>
          <table:table-cell table:formula="of:=MAX([.$C1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2/v3/less_weight</text:p>
          </table:table-cell>
          <table:table-cell table:formula="of:=AVERAGE([Instances.B181:Instances.B181])" office:value-type="float" office:value="300" calcext:value-type="float">
            <text:p>300</text:p>
          </table:table-cell>
          <table:table-cell table:formula="of:=SUM([Instances.C181:Instances.C181])" office:value-type="float" office:value="1" calcext:value-type="float">
            <text:p>1</text:p>
          </table:table-cell>
          <table:table-cell table:formula="of:=MIN([.$B181])" office:value-type="float" office:value="300" calcext:value-type="float">
            <text:p>300</text:p>
          </table:table-cell>
          <table:table-cell table:formula="of:=MIN([.$C181])" office:value-type="float" office:value="1" calcext:value-type="float">
            <text:p>1</text:p>
          </table:table-cell>
          <table:table-cell table:formula="of:=MEDIAN([.$B181])" office:value-type="float" office:value="300" calcext:value-type="float">
            <text:p>300</text:p>
          </table:table-cell>
          <table:table-cell table:formula="of:=MEDIAN([.$C181])" office:value-type="float" office:value="1" calcext:value-type="float">
            <text:p>1</text:p>
          </table:table-cell>
          <table:table-cell table:formula="of:=MAX([.$B181])" office:value-type="float" office:value="300" calcext:value-type="float">
            <text:p>300</text:p>
          </table:table-cell>
          <table:table-cell table:formula="of:=MAX([.$C18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2/v3/poset</text:p>
          </table:table-cell>
          <table:table-cell table:formula="of:=AVERAGE([Instances.B182:Instances.B182])" office:value-type="float" office:value="300" calcext:value-type="float">
            <text:p>300</text:p>
          </table:table-cell>
          <table:table-cell table:formula="of:=SUM([Instances.C182:Instances.C182])" office:value-type="float" office:value="1" calcext:value-type="float">
            <text:p>1</text:p>
          </table:table-cell>
          <table:table-cell table:formula="of:=MIN([.$B182])" office:value-type="float" office:value="300" calcext:value-type="float">
            <text:p>300</text:p>
          </table:table-cell>
          <table:table-cell table:formula="of:=MIN([.$C182])" office:value-type="float" office:value="1" calcext:value-type="float">
            <text:p>1</text:p>
          </table:table-cell>
          <table:table-cell table:formula="of:=MEDIAN([.$B182])" office:value-type="float" office:value="300" calcext:value-type="float">
            <text:p>300</text:p>
          </table:table-cell>
          <table:table-cell table:formula="of:=MEDIAN([.$C182])" office:value-type="float" office:value="1" calcext:value-type="float">
            <text:p>1</text:p>
          </table:table-cell>
          <table:table-cell table:formula="of:=MAX([.$B182])" office:value-type="float" office:value="300" calcext:value-type="float">
            <text:p>300</text:p>
          </table:table-cell>
          <table:table-cell table:formula="of:=MAX([.$C18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3/v1/aso</text:p>
          </table:table-cell>
          <table:table-cell table:formula="of:=AVERAGE([Instances.B183:Instances.B183])" office:value-type="float" office:value="26.4879" calcext:value-type="float">
            <text:p>26.4879</text:p>
          </table:table-cell>
          <table:table-cell table:formula="of:=SUM([Instances.C183:Instances.C183])" office:value-type="float" office:value="0" calcext:value-type="float">
            <text:p>0</text:p>
          </table:table-cell>
          <table:table-cell table:formula="of:=MIN([.$B183])" office:value-type="float" office:value="26.4879" calcext:value-type="float">
            <text:p>26.4879</text:p>
          </table:table-cell>
          <table:table-cell table:formula="of:=MIN([.$C183])" office:value-type="float" office:value="0" calcext:value-type="float">
            <text:p>0</text:p>
          </table:table-cell>
          <table:table-cell table:formula="of:=MEDIAN([.$B183])" office:value-type="float" office:value="26.4879" calcext:value-type="float">
            <text:p>26.4879</text:p>
          </table:table-cell>
          <table:table-cell table:formula="of:=MEDIAN([.$C183])" office:value-type="float" office:value="0" calcext:value-type="float">
            <text:p>0</text:p>
          </table:table-cell>
          <table:table-cell table:formula="of:=MAX([.$B183])" office:value-type="float" office:value="26.4879" calcext:value-type="float">
            <text:p>26.4879</text:p>
          </table:table-cell>
          <table:table-cell table:formula="of:=MAX([.$C1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3/v1/less_weight</text:p>
          </table:table-cell>
          <table:table-cell table:formula="of:=AVERAGE([Instances.B184:Instances.B184])" office:value-type="float" office:value="300" calcext:value-type="float">
            <text:p>300</text:p>
          </table:table-cell>
          <table:table-cell table:formula="of:=SUM([Instances.C184:Instances.C184])" office:value-type="float" office:value="1" calcext:value-type="float">
            <text:p>1</text:p>
          </table:table-cell>
          <table:table-cell table:formula="of:=MIN([.$B184])" office:value-type="float" office:value="300" calcext:value-type="float">
            <text:p>300</text:p>
          </table:table-cell>
          <table:table-cell table:formula="of:=MIN([.$C184])" office:value-type="float" office:value="1" calcext:value-type="float">
            <text:p>1</text:p>
          </table:table-cell>
          <table:table-cell table:formula="of:=MEDIAN([.$B184])" office:value-type="float" office:value="300" calcext:value-type="float">
            <text:p>300</text:p>
          </table:table-cell>
          <table:table-cell table:formula="of:=MEDIAN([.$C184])" office:value-type="float" office:value="1" calcext:value-type="float">
            <text:p>1</text:p>
          </table:table-cell>
          <table:table-cell table:formula="of:=MAX([.$B184])" office:value-type="float" office:value="300" calcext:value-type="float">
            <text:p>300</text:p>
          </table:table-cell>
          <table:table-cell table:formula="of:=MAX([.$C18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3/v1/poset</text:p>
          </table:table-cell>
          <table:table-cell table:formula="of:=AVERAGE([Instances.B185:Instances.B185])" office:value-type="float" office:value="300" calcext:value-type="float">
            <text:p>300</text:p>
          </table:table-cell>
          <table:table-cell table:formula="of:=SUM([Instances.C185:Instances.C185])" office:value-type="float" office:value="1" calcext:value-type="float">
            <text:p>1</text:p>
          </table:table-cell>
          <table:table-cell table:formula="of:=MIN([.$B185])" office:value-type="float" office:value="300" calcext:value-type="float">
            <text:p>300</text:p>
          </table:table-cell>
          <table:table-cell table:formula="of:=MIN([.$C185])" office:value-type="float" office:value="1" calcext:value-type="float">
            <text:p>1</text:p>
          </table:table-cell>
          <table:table-cell table:formula="of:=MEDIAN([.$B185])" office:value-type="float" office:value="300" calcext:value-type="float">
            <text:p>300</text:p>
          </table:table-cell>
          <table:table-cell table:formula="of:=MEDIAN([.$C185])" office:value-type="float" office:value="1" calcext:value-type="float">
            <text:p>1</text:p>
          </table:table-cell>
          <table:table-cell table:formula="of:=MAX([.$B185])" office:value-type="float" office:value="300" calcext:value-type="float">
            <text:p>300</text:p>
          </table:table-cell>
          <table:table-cell table:formula="of:=MAX([.$C18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3/v2/aso</text:p>
          </table:table-cell>
          <table:table-cell table:formula="of:=AVERAGE([Instances.B186:Instances.B186])" office:value-type="float" office:value="4.56405" calcext:value-type="float">
            <text:p>4.56405</text:p>
          </table:table-cell>
          <table:table-cell table:formula="of:=SUM([Instances.C186:Instances.C186])" office:value-type="float" office:value="0" calcext:value-type="float">
            <text:p>0</text:p>
          </table:table-cell>
          <table:table-cell table:formula="of:=MIN([.$B186])" office:value-type="float" office:value="4.56405" calcext:value-type="float">
            <text:p>4.56405</text:p>
          </table:table-cell>
          <table:table-cell table:formula="of:=MIN([.$C186])" office:value-type="float" office:value="0" calcext:value-type="float">
            <text:p>0</text:p>
          </table:table-cell>
          <table:table-cell table:formula="of:=MEDIAN([.$B186])" office:value-type="float" office:value="4.56405" calcext:value-type="float">
            <text:p>4.56405</text:p>
          </table:table-cell>
          <table:table-cell table:formula="of:=MEDIAN([.$C186])" office:value-type="float" office:value="0" calcext:value-type="float">
            <text:p>0</text:p>
          </table:table-cell>
          <table:table-cell table:formula="of:=MAX([.$B186])" office:value-type="float" office:value="4.56405" calcext:value-type="float">
            <text:p>4.56405</text:p>
          </table:table-cell>
          <table:table-cell table:formula="of:=MAX([.$C1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3/v2/less_weight</text:p>
          </table:table-cell>
          <table:table-cell table:formula="of:=AVERAGE([Instances.B187:Instances.B187])" office:value-type="float" office:value="300" calcext:value-type="float">
            <text:p>300</text:p>
          </table:table-cell>
          <table:table-cell table:formula="of:=SUM([Instances.C187:Instances.C187])" office:value-type="float" office:value="1" calcext:value-type="float">
            <text:p>1</text:p>
          </table:table-cell>
          <table:table-cell table:formula="of:=MIN([.$B187])" office:value-type="float" office:value="300" calcext:value-type="float">
            <text:p>300</text:p>
          </table:table-cell>
          <table:table-cell table:formula="of:=MIN([.$C187])" office:value-type="float" office:value="1" calcext:value-type="float">
            <text:p>1</text:p>
          </table:table-cell>
          <table:table-cell table:formula="of:=MEDIAN([.$B187])" office:value-type="float" office:value="300" calcext:value-type="float">
            <text:p>300</text:p>
          </table:table-cell>
          <table:table-cell table:formula="of:=MEDIAN([.$C187])" office:value-type="float" office:value="1" calcext:value-type="float">
            <text:p>1</text:p>
          </table:table-cell>
          <table:table-cell table:formula="of:=MAX([.$B187])" office:value-type="float" office:value="300" calcext:value-type="float">
            <text:p>300</text:p>
          </table:table-cell>
          <table:table-cell table:formula="of:=MAX([.$C18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3/v2/poset</text:p>
          </table:table-cell>
          <table:table-cell table:formula="of:=AVERAGE([Instances.B188:Instances.B188])" office:value-type="float" office:value="300" calcext:value-type="float">
            <text:p>300</text:p>
          </table:table-cell>
          <table:table-cell table:formula="of:=SUM([Instances.C188:Instances.C188])" office:value-type="float" office:value="1" calcext:value-type="float">
            <text:p>1</text:p>
          </table:table-cell>
          <table:table-cell table:formula="of:=MIN([.$B188])" office:value-type="float" office:value="300" calcext:value-type="float">
            <text:p>300</text:p>
          </table:table-cell>
          <table:table-cell table:formula="of:=MIN([.$C188])" office:value-type="float" office:value="1" calcext:value-type="float">
            <text:p>1</text:p>
          </table:table-cell>
          <table:table-cell table:formula="of:=MEDIAN([.$B188])" office:value-type="float" office:value="300" calcext:value-type="float">
            <text:p>300</text:p>
          </table:table-cell>
          <table:table-cell table:formula="of:=MEDIAN([.$C188])" office:value-type="float" office:value="1" calcext:value-type="float">
            <text:p>1</text:p>
          </table:table-cell>
          <table:table-cell table:formula="of:=MAX([.$B188])" office:value-type="float" office:value="300" calcext:value-type="float">
            <text:p>300</text:p>
          </table:table-cell>
          <table:table-cell table:formula="of:=MAX([.$C18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3/v3/aso</text:p>
          </table:table-cell>
          <table:table-cell table:formula="of:=AVERAGE([Instances.B189:Instances.B189])" office:value-type="float" office:value="6.89442" calcext:value-type="float">
            <text:p>6.89442</text:p>
          </table:table-cell>
          <table:table-cell table:formula="of:=SUM([Instances.C189:Instances.C189])" office:value-type="float" office:value="0" calcext:value-type="float">
            <text:p>0</text:p>
          </table:table-cell>
          <table:table-cell table:formula="of:=MIN([.$B189])" office:value-type="float" office:value="6.89442" calcext:value-type="float">
            <text:p>6.89442</text:p>
          </table:table-cell>
          <table:table-cell table:formula="of:=MIN([.$C189])" office:value-type="float" office:value="0" calcext:value-type="float">
            <text:p>0</text:p>
          </table:table-cell>
          <table:table-cell table:formula="of:=MEDIAN([.$B189])" office:value-type="float" office:value="6.89442" calcext:value-type="float">
            <text:p>6.89442</text:p>
          </table:table-cell>
          <table:table-cell table:formula="of:=MEDIAN([.$C189])" office:value-type="float" office:value="0" calcext:value-type="float">
            <text:p>0</text:p>
          </table:table-cell>
          <table:table-cell table:formula="of:=MAX([.$B189])" office:value-type="float" office:value="6.89442" calcext:value-type="float">
            <text:p>6.89442</text:p>
          </table:table-cell>
          <table:table-cell table:formula="of:=MAX([.$C1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3/v3/less_weight</text:p>
          </table:table-cell>
          <table:table-cell table:formula="of:=AVERAGE([Instances.B190:Instances.B190])" office:value-type="float" office:value="300" calcext:value-type="float">
            <text:p>300</text:p>
          </table:table-cell>
          <table:table-cell table:formula="of:=SUM([Instances.C190:Instances.C190])" office:value-type="float" office:value="1" calcext:value-type="float">
            <text:p>1</text:p>
          </table:table-cell>
          <table:table-cell table:formula="of:=MIN([.$B190])" office:value-type="float" office:value="300" calcext:value-type="float">
            <text:p>300</text:p>
          </table:table-cell>
          <table:table-cell table:formula="of:=MIN([.$C190])" office:value-type="float" office:value="1" calcext:value-type="float">
            <text:p>1</text:p>
          </table:table-cell>
          <table:table-cell table:formula="of:=MEDIAN([.$B190])" office:value-type="float" office:value="300" calcext:value-type="float">
            <text:p>300</text:p>
          </table:table-cell>
          <table:table-cell table:formula="of:=MEDIAN([.$C190])" office:value-type="float" office:value="1" calcext:value-type="float">
            <text:p>1</text:p>
          </table:table-cell>
          <table:table-cell table:formula="of:=MAX([.$B190])" office:value-type="float" office:value="300" calcext:value-type="float">
            <text:p>300</text:p>
          </table:table-cell>
          <table:table-cell table:formula="of:=MAX([.$C19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3/v3/poset</text:p>
          </table:table-cell>
          <table:table-cell table:formula="of:=AVERAGE([Instances.B191:Instances.B191])" office:value-type="float" office:value="300" calcext:value-type="float">
            <text:p>300</text:p>
          </table:table-cell>
          <table:table-cell table:formula="of:=SUM([Instances.C191:Instances.C191])" office:value-type="float" office:value="1" calcext:value-type="float">
            <text:p>1</text:p>
          </table:table-cell>
          <table:table-cell table:formula="of:=MIN([.$B191])" office:value-type="float" office:value="300" calcext:value-type="float">
            <text:p>300</text:p>
          </table:table-cell>
          <table:table-cell table:formula="of:=MIN([.$C191])" office:value-type="float" office:value="1" calcext:value-type="float">
            <text:p>1</text:p>
          </table:table-cell>
          <table:table-cell table:formula="of:=MEDIAN([.$B191])" office:value-type="float" office:value="300" calcext:value-type="float">
            <text:p>300</text:p>
          </table:table-cell>
          <table:table-cell table:formula="of:=MEDIAN([.$C191])" office:value-type="float" office:value="1" calcext:value-type="float">
            <text:p>1</text:p>
          </table:table-cell>
          <table:table-cell table:formula="of:=MAX([.$B191])" office:value-type="float" office:value="300" calcext:value-type="float">
            <text:p>300</text:p>
          </table:table-cell>
          <table:table-cell table:formula="of:=MAX([.$C19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v1/aso</text:p>
          </table:table-cell>
          <table:table-cell table:formula="of:=AVERAGE([Instances.B192:Instances.B192])" office:value-type="float" office:value="11.8946" calcext:value-type="float">
            <text:p>11.8946</text:p>
          </table:table-cell>
          <table:table-cell table:formula="of:=SUM([Instances.C192:Instances.C192])" office:value-type="float" office:value="0" calcext:value-type="float">
            <text:p>0</text:p>
          </table:table-cell>
          <table:table-cell table:formula="of:=MIN([.$B192])" office:value-type="float" office:value="11.8946" calcext:value-type="float">
            <text:p>11.8946</text:p>
          </table:table-cell>
          <table:table-cell table:formula="of:=MIN([.$C192])" office:value-type="float" office:value="0" calcext:value-type="float">
            <text:p>0</text:p>
          </table:table-cell>
          <table:table-cell table:formula="of:=MEDIAN([.$B192])" office:value-type="float" office:value="11.8946" calcext:value-type="float">
            <text:p>11.8946</text:p>
          </table:table-cell>
          <table:table-cell table:formula="of:=MEDIAN([.$C192])" office:value-type="float" office:value="0" calcext:value-type="float">
            <text:p>0</text:p>
          </table:table-cell>
          <table:table-cell table:formula="of:=MAX([.$B192])" office:value-type="float" office:value="11.8946" calcext:value-type="float">
            <text:p>11.8946</text:p>
          </table:table-cell>
          <table:table-cell table:formula="of:=MAX([.$C1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4/v1/less_weight</text:p>
          </table:table-cell>
          <table:table-cell table:formula="of:=AVERAGE([Instances.B193:Instances.B193])" office:value-type="float" office:value="300" calcext:value-type="float">
            <text:p>300</text:p>
          </table:table-cell>
          <table:table-cell table:formula="of:=SUM([Instances.C193:Instances.C193])" office:value-type="float" office:value="1" calcext:value-type="float">
            <text:p>1</text:p>
          </table:table-cell>
          <table:table-cell table:formula="of:=MIN([.$B193])" office:value-type="float" office:value="300" calcext:value-type="float">
            <text:p>300</text:p>
          </table:table-cell>
          <table:table-cell table:formula="of:=MIN([.$C193])" office:value-type="float" office:value="1" calcext:value-type="float">
            <text:p>1</text:p>
          </table:table-cell>
          <table:table-cell table:formula="of:=MEDIAN([.$B193])" office:value-type="float" office:value="300" calcext:value-type="float">
            <text:p>300</text:p>
          </table:table-cell>
          <table:table-cell table:formula="of:=MEDIAN([.$C193])" office:value-type="float" office:value="1" calcext:value-type="float">
            <text:p>1</text:p>
          </table:table-cell>
          <table:table-cell table:formula="of:=MAX([.$B193])" office:value-type="float" office:value="300" calcext:value-type="float">
            <text:p>300</text:p>
          </table:table-cell>
          <table:table-cell table:formula="of:=MAX([.$C19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v1/poset</text:p>
          </table:table-cell>
          <table:table-cell table:formula="of:=AVERAGE([Instances.B194:Instances.B194])" office:value-type="float" office:value="300" calcext:value-type="float">
            <text:p>300</text:p>
          </table:table-cell>
          <table:table-cell table:formula="of:=SUM([Instances.C194:Instances.C194])" office:value-type="float" office:value="1" calcext:value-type="float">
            <text:p>1</text:p>
          </table:table-cell>
          <table:table-cell table:formula="of:=MIN([.$B194])" office:value-type="float" office:value="300" calcext:value-type="float">
            <text:p>300</text:p>
          </table:table-cell>
          <table:table-cell table:formula="of:=MIN([.$C194])" office:value-type="float" office:value="1" calcext:value-type="float">
            <text:p>1</text:p>
          </table:table-cell>
          <table:table-cell table:formula="of:=MEDIAN([.$B194])" office:value-type="float" office:value="300" calcext:value-type="float">
            <text:p>300</text:p>
          </table:table-cell>
          <table:table-cell table:formula="of:=MEDIAN([.$C194])" office:value-type="float" office:value="1" calcext:value-type="float">
            <text:p>1</text:p>
          </table:table-cell>
          <table:table-cell table:formula="of:=MAX([.$B194])" office:value-type="float" office:value="300" calcext:value-type="float">
            <text:p>300</text:p>
          </table:table-cell>
          <table:table-cell table:formula="of:=MAX([.$C19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v2/aso</text:p>
          </table:table-cell>
          <table:table-cell table:formula="of:=AVERAGE([Instances.B195:Instances.B195])" office:value-type="float" office:value="14.5837" calcext:value-type="float">
            <text:p>14.5837</text:p>
          </table:table-cell>
          <table:table-cell table:formula="of:=SUM([Instances.C195:Instances.C195])" office:value-type="float" office:value="0" calcext:value-type="float">
            <text:p>0</text:p>
          </table:table-cell>
          <table:table-cell table:formula="of:=MIN([.$B195])" office:value-type="float" office:value="14.5837" calcext:value-type="float">
            <text:p>14.5837</text:p>
          </table:table-cell>
          <table:table-cell table:formula="of:=MIN([.$C195])" office:value-type="float" office:value="0" calcext:value-type="float">
            <text:p>0</text:p>
          </table:table-cell>
          <table:table-cell table:formula="of:=MEDIAN([.$B195])" office:value-type="float" office:value="14.5837" calcext:value-type="float">
            <text:p>14.5837</text:p>
          </table:table-cell>
          <table:table-cell table:formula="of:=MEDIAN([.$C195])" office:value-type="float" office:value="0" calcext:value-type="float">
            <text:p>0</text:p>
          </table:table-cell>
          <table:table-cell table:formula="of:=MAX([.$B195])" office:value-type="float" office:value="14.5837" calcext:value-type="float">
            <text:p>14.5837</text:p>
          </table:table-cell>
          <table:table-cell table:formula="of:=MAX([.$C1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4/v2/less_weight</text:p>
          </table:table-cell>
          <table:table-cell table:formula="of:=AVERAGE([Instances.B196:Instances.B196])" office:value-type="float" office:value="300" calcext:value-type="float">
            <text:p>300</text:p>
          </table:table-cell>
          <table:table-cell table:formula="of:=SUM([Instances.C196:Instances.C196])" office:value-type="float" office:value="1" calcext:value-type="float">
            <text:p>1</text:p>
          </table:table-cell>
          <table:table-cell table:formula="of:=MIN([.$B196])" office:value-type="float" office:value="300" calcext:value-type="float">
            <text:p>300</text:p>
          </table:table-cell>
          <table:table-cell table:formula="of:=MIN([.$C196])" office:value-type="float" office:value="1" calcext:value-type="float">
            <text:p>1</text:p>
          </table:table-cell>
          <table:table-cell table:formula="of:=MEDIAN([.$B196])" office:value-type="float" office:value="300" calcext:value-type="float">
            <text:p>300</text:p>
          </table:table-cell>
          <table:table-cell table:formula="of:=MEDIAN([.$C196])" office:value-type="float" office:value="1" calcext:value-type="float">
            <text:p>1</text:p>
          </table:table-cell>
          <table:table-cell table:formula="of:=MAX([.$B196])" office:value-type="float" office:value="300" calcext:value-type="float">
            <text:p>300</text:p>
          </table:table-cell>
          <table:table-cell table:formula="of:=MAX([.$C19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v2/poset</text:p>
          </table:table-cell>
          <table:table-cell table:formula="of:=AVERAGE([Instances.B197:Instances.B197])" office:value-type="float" office:value="300" calcext:value-type="float">
            <text:p>300</text:p>
          </table:table-cell>
          <table:table-cell table:formula="of:=SUM([Instances.C197:Instances.C197])" office:value-type="float" office:value="1" calcext:value-type="float">
            <text:p>1</text:p>
          </table:table-cell>
          <table:table-cell table:formula="of:=MIN([.$B197])" office:value-type="float" office:value="300" calcext:value-type="float">
            <text:p>300</text:p>
          </table:table-cell>
          <table:table-cell table:formula="of:=MIN([.$C197])" office:value-type="float" office:value="1" calcext:value-type="float">
            <text:p>1</text:p>
          </table:table-cell>
          <table:table-cell table:formula="of:=MEDIAN([.$B197])" office:value-type="float" office:value="300" calcext:value-type="float">
            <text:p>300</text:p>
          </table:table-cell>
          <table:table-cell table:formula="of:=MEDIAN([.$C197])" office:value-type="float" office:value="1" calcext:value-type="float">
            <text:p>1</text:p>
          </table:table-cell>
          <table:table-cell table:formula="of:=MAX([.$B197])" office:value-type="float" office:value="300" calcext:value-type="float">
            <text:p>300</text:p>
          </table:table-cell>
          <table:table-cell table:formula="of:=MAX([.$C19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v3/aso</text:p>
          </table:table-cell>
          <table:table-cell table:formula="of:=AVERAGE([Instances.B198:Instances.B198])" office:value-type="float" office:value="7.26208" calcext:value-type="float">
            <text:p>7.26208</text:p>
          </table:table-cell>
          <table:table-cell table:formula="of:=SUM([Instances.C198:Instances.C198])" office:value-type="float" office:value="0" calcext:value-type="float">
            <text:p>0</text:p>
          </table:table-cell>
          <table:table-cell table:formula="of:=MIN([.$B198])" office:value-type="float" office:value="7.26208" calcext:value-type="float">
            <text:p>7.26208</text:p>
          </table:table-cell>
          <table:table-cell table:formula="of:=MIN([.$C198])" office:value-type="float" office:value="0" calcext:value-type="float">
            <text:p>0</text:p>
          </table:table-cell>
          <table:table-cell table:formula="of:=MEDIAN([.$B198])" office:value-type="float" office:value="7.26208" calcext:value-type="float">
            <text:p>7.26208</text:p>
          </table:table-cell>
          <table:table-cell table:formula="of:=MEDIAN([.$C198])" office:value-type="float" office:value="0" calcext:value-type="float">
            <text:p>0</text:p>
          </table:table-cell>
          <table:table-cell table:formula="of:=MAX([.$B198])" office:value-type="float" office:value="7.26208" calcext:value-type="float">
            <text:p>7.26208</text:p>
          </table:table-cell>
          <table:table-cell table:formula="of:=MAX([.$C1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4/v3/less_weight</text:p>
          </table:table-cell>
          <table:table-cell table:formula="of:=AVERAGE([Instances.B199:Instances.B199])" office:value-type="float" office:value="300" calcext:value-type="float">
            <text:p>300</text:p>
          </table:table-cell>
          <table:table-cell table:formula="of:=SUM([Instances.C199:Instances.C199])" office:value-type="float" office:value="1" calcext:value-type="float">
            <text:p>1</text:p>
          </table:table-cell>
          <table:table-cell table:formula="of:=MIN([.$B199])" office:value-type="float" office:value="300" calcext:value-type="float">
            <text:p>300</text:p>
          </table:table-cell>
          <table:table-cell table:formula="of:=MIN([.$C199])" office:value-type="float" office:value="1" calcext:value-type="float">
            <text:p>1</text:p>
          </table:table-cell>
          <table:table-cell table:formula="of:=MEDIAN([.$B199])" office:value-type="float" office:value="300" calcext:value-type="float">
            <text:p>300</text:p>
          </table:table-cell>
          <table:table-cell table:formula="of:=MEDIAN([.$C199])" office:value-type="float" office:value="1" calcext:value-type="float">
            <text:p>1</text:p>
          </table:table-cell>
          <table:table-cell table:formula="of:=MAX([.$B199])" office:value-type="float" office:value="300" calcext:value-type="float">
            <text:p>300</text:p>
          </table:table-cell>
          <table:table-cell table:formula="of:=MAX([.$C19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v3/poset</text:p>
          </table:table-cell>
          <table:table-cell table:formula="of:=AVERAGE([Instances.B200:Instances.B200])" office:value-type="float" office:value="300" calcext:value-type="float">
            <text:p>300</text:p>
          </table:table-cell>
          <table:table-cell table:formula="of:=SUM([Instances.C200:Instances.C200])" office:value-type="float" office:value="1" calcext:value-type="float">
            <text:p>1</text:p>
          </table:table-cell>
          <table:table-cell table:formula="of:=MIN([.$B200])" office:value-type="float" office:value="300" calcext:value-type="float">
            <text:p>300</text:p>
          </table:table-cell>
          <table:table-cell table:formula="of:=MIN([.$C200])" office:value-type="float" office:value="1" calcext:value-type="float">
            <text:p>1</text:p>
          </table:table-cell>
          <table:table-cell table:formula="of:=MEDIAN([.$B200])" office:value-type="float" office:value="300" calcext:value-type="float">
            <text:p>300</text:p>
          </table:table-cell>
          <table:table-cell table:formula="of:=MEDIAN([.$C200])" office:value-type="float" office:value="1" calcext:value-type="float">
            <text:p>1</text:p>
          </table:table-cell>
          <table:table-cell table:formula="of:=MAX([.$B200])" office:value-type="float" office:value="300" calcext:value-type="float">
            <text:p>300</text:p>
          </table:table-cell>
          <table:table-cell table:formula="of:=MAX([.$C20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1/aso</text:p>
          </table:table-cell>
          <table:table-cell table:formula="of:=AVERAGE([Instances.B201:Instances.B201])" office:value-type="float" office:value="84.3032" calcext:value-type="float">
            <text:p>84.3032</text:p>
          </table:table-cell>
          <table:table-cell table:formula="of:=SUM([Instances.C201:Instances.C201])" office:value-type="float" office:value="0" calcext:value-type="float">
            <text:p>0</text:p>
          </table:table-cell>
          <table:table-cell table:formula="of:=MIN([.$B201])" office:value-type="float" office:value="84.3032" calcext:value-type="float">
            <text:p>84.3032</text:p>
          </table:table-cell>
          <table:table-cell table:formula="of:=MIN([.$C201])" office:value-type="float" office:value="0" calcext:value-type="float">
            <text:p>0</text:p>
          </table:table-cell>
          <table:table-cell table:formula="of:=MEDIAN([.$B201])" office:value-type="float" office:value="84.3032" calcext:value-type="float">
            <text:p>84.3032</text:p>
          </table:table-cell>
          <table:table-cell table:formula="of:=MEDIAN([.$C201])" office:value-type="float" office:value="0" calcext:value-type="float">
            <text:p>0</text:p>
          </table:table-cell>
          <table:table-cell table:formula="of:=MAX([.$B201])" office:value-type="float" office:value="84.3032" calcext:value-type="float">
            <text:p>84.3032</text:p>
          </table:table-cell>
          <table:table-cell table:formula="of:=MAX([.$C2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5/v1/less_weight</text:p>
          </table:table-cell>
          <table:table-cell table:formula="of:=AVERAGE([Instances.B202:Instances.B202])" office:value-type="float" office:value="300" calcext:value-type="float">
            <text:p>300</text:p>
          </table:table-cell>
          <table:table-cell table:formula="of:=SUM([Instances.C202:Instances.C202])" office:value-type="float" office:value="1" calcext:value-type="float">
            <text:p>1</text:p>
          </table:table-cell>
          <table:table-cell table:formula="of:=MIN([.$B202])" office:value-type="float" office:value="300" calcext:value-type="float">
            <text:p>300</text:p>
          </table:table-cell>
          <table:table-cell table:formula="of:=MIN([.$C202])" office:value-type="float" office:value="1" calcext:value-type="float">
            <text:p>1</text:p>
          </table:table-cell>
          <table:table-cell table:formula="of:=MEDIAN([.$B202])" office:value-type="float" office:value="300" calcext:value-type="float">
            <text:p>300</text:p>
          </table:table-cell>
          <table:table-cell table:formula="of:=MEDIAN([.$C202])" office:value-type="float" office:value="1" calcext:value-type="float">
            <text:p>1</text:p>
          </table:table-cell>
          <table:table-cell table:formula="of:=MAX([.$B202])" office:value-type="float" office:value="300" calcext:value-type="float">
            <text:p>300</text:p>
          </table:table-cell>
          <table:table-cell table:formula="of:=MAX([.$C20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1/poset</text:p>
          </table:table-cell>
          <table:table-cell table:formula="of:=AVERAGE([Instances.B203:Instances.B203])" office:value-type="float" office:value="300" calcext:value-type="float">
            <text:p>300</text:p>
          </table:table-cell>
          <table:table-cell table:formula="of:=SUM([Instances.C203:Instances.C203])" office:value-type="float" office:value="1" calcext:value-type="float">
            <text:p>1</text:p>
          </table:table-cell>
          <table:table-cell table:formula="of:=MIN([.$B203])" office:value-type="float" office:value="300" calcext:value-type="float">
            <text:p>300</text:p>
          </table:table-cell>
          <table:table-cell table:formula="of:=MIN([.$C203])" office:value-type="float" office:value="1" calcext:value-type="float">
            <text:p>1</text:p>
          </table:table-cell>
          <table:table-cell table:formula="of:=MEDIAN([.$B203])" office:value-type="float" office:value="300" calcext:value-type="float">
            <text:p>300</text:p>
          </table:table-cell>
          <table:table-cell table:formula="of:=MEDIAN([.$C203])" office:value-type="float" office:value="1" calcext:value-type="float">
            <text:p>1</text:p>
          </table:table-cell>
          <table:table-cell table:formula="of:=MAX([.$B203])" office:value-type="float" office:value="300" calcext:value-type="float">
            <text:p>300</text:p>
          </table:table-cell>
          <table:table-cell table:formula="of:=MAX([.$C20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2/aso</text:p>
          </table:table-cell>
          <table:table-cell table:formula="of:=AVERAGE([Instances.B204:Instances.B204])" office:value-type="float" office:value="6.03714" calcext:value-type="float">
            <text:p>6.03714</text:p>
          </table:table-cell>
          <table:table-cell table:formula="of:=SUM([Instances.C204:Instances.C204])" office:value-type="float" office:value="0" calcext:value-type="float">
            <text:p>0</text:p>
          </table:table-cell>
          <table:table-cell table:formula="of:=MIN([.$B204])" office:value-type="float" office:value="6.03714" calcext:value-type="float">
            <text:p>6.03714</text:p>
          </table:table-cell>
          <table:table-cell table:formula="of:=MIN([.$C204])" office:value-type="float" office:value="0" calcext:value-type="float">
            <text:p>0</text:p>
          </table:table-cell>
          <table:table-cell table:formula="of:=MEDIAN([.$B204])" office:value-type="float" office:value="6.03714" calcext:value-type="float">
            <text:p>6.03714</text:p>
          </table:table-cell>
          <table:table-cell table:formula="of:=MEDIAN([.$C204])" office:value-type="float" office:value="0" calcext:value-type="float">
            <text:p>0</text:p>
          </table:table-cell>
          <table:table-cell table:formula="of:=MAX([.$B204])" office:value-type="float" office:value="6.03714" calcext:value-type="float">
            <text:p>6.03714</text:p>
          </table:table-cell>
          <table:table-cell table:formula="of:=MAX([.$C2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5/v2/less_weight</text:p>
          </table:table-cell>
          <table:table-cell table:formula="of:=AVERAGE([Instances.B205:Instances.B205])" office:value-type="float" office:value="300" calcext:value-type="float">
            <text:p>300</text:p>
          </table:table-cell>
          <table:table-cell table:formula="of:=SUM([Instances.C205:Instances.C205])" office:value-type="float" office:value="1" calcext:value-type="float">
            <text:p>1</text:p>
          </table:table-cell>
          <table:table-cell table:formula="of:=MIN([.$B205])" office:value-type="float" office:value="300" calcext:value-type="float">
            <text:p>300</text:p>
          </table:table-cell>
          <table:table-cell table:formula="of:=MIN([.$C205])" office:value-type="float" office:value="1" calcext:value-type="float">
            <text:p>1</text:p>
          </table:table-cell>
          <table:table-cell table:formula="of:=MEDIAN([.$B205])" office:value-type="float" office:value="300" calcext:value-type="float">
            <text:p>300</text:p>
          </table:table-cell>
          <table:table-cell table:formula="of:=MEDIAN([.$C205])" office:value-type="float" office:value="1" calcext:value-type="float">
            <text:p>1</text:p>
          </table:table-cell>
          <table:table-cell table:formula="of:=MAX([.$B205])" office:value-type="float" office:value="300" calcext:value-type="float">
            <text:p>300</text:p>
          </table:table-cell>
          <table:table-cell table:formula="of:=MAX([.$C20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2/poset</text:p>
          </table:table-cell>
          <table:table-cell table:formula="of:=AVERAGE([Instances.B206:Instances.B206])" office:value-type="float" office:value="300" calcext:value-type="float">
            <text:p>300</text:p>
          </table:table-cell>
          <table:table-cell table:formula="of:=SUM([Instances.C206:Instances.C206])" office:value-type="float" office:value="1" calcext:value-type="float">
            <text:p>1</text:p>
          </table:table-cell>
          <table:table-cell table:formula="of:=MIN([.$B206])" office:value-type="float" office:value="300" calcext:value-type="float">
            <text:p>300</text:p>
          </table:table-cell>
          <table:table-cell table:formula="of:=MIN([.$C206])" office:value-type="float" office:value="1" calcext:value-type="float">
            <text:p>1</text:p>
          </table:table-cell>
          <table:table-cell table:formula="of:=MEDIAN([.$B206])" office:value-type="float" office:value="300" calcext:value-type="float">
            <text:p>300</text:p>
          </table:table-cell>
          <table:table-cell table:formula="of:=MEDIAN([.$C206])" office:value-type="float" office:value="1" calcext:value-type="float">
            <text:p>1</text:p>
          </table:table-cell>
          <table:table-cell table:formula="of:=MAX([.$B206])" office:value-type="float" office:value="300" calcext:value-type="float">
            <text:p>300</text:p>
          </table:table-cell>
          <table:table-cell table:formula="of:=MAX([.$C20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3/aso</text:p>
          </table:table-cell>
          <table:table-cell table:formula="of:=AVERAGE([Instances.B207:Instances.B207])" office:value-type="float" office:value="10.6326" calcext:value-type="float">
            <text:p>10.6326</text:p>
          </table:table-cell>
          <table:table-cell table:formula="of:=SUM([Instances.C207:Instances.C207])" office:value-type="float" office:value="0" calcext:value-type="float">
            <text:p>0</text:p>
          </table:table-cell>
          <table:table-cell table:formula="of:=MIN([.$B207])" office:value-type="float" office:value="10.6326" calcext:value-type="float">
            <text:p>10.6326</text:p>
          </table:table-cell>
          <table:table-cell table:formula="of:=MIN([.$C207])" office:value-type="float" office:value="0" calcext:value-type="float">
            <text:p>0</text:p>
          </table:table-cell>
          <table:table-cell table:formula="of:=MEDIAN([.$B207])" office:value-type="float" office:value="10.6326" calcext:value-type="float">
            <text:p>10.6326</text:p>
          </table:table-cell>
          <table:table-cell table:formula="of:=MEDIAN([.$C207])" office:value-type="float" office:value="0" calcext:value-type="float">
            <text:p>0</text:p>
          </table:table-cell>
          <table:table-cell table:formula="of:=MAX([.$B207])" office:value-type="float" office:value="10.6326" calcext:value-type="float">
            <text:p>10.6326</text:p>
          </table:table-cell>
          <table:table-cell table:formula="of:=MAX([.$C2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5/v3/less_weight</text:p>
          </table:table-cell>
          <table:table-cell table:formula="of:=AVERAGE([Instances.B208:Instances.B208])" office:value-type="float" office:value="300" calcext:value-type="float">
            <text:p>300</text:p>
          </table:table-cell>
          <table:table-cell table:formula="of:=SUM([Instances.C208:Instances.C208])" office:value-type="float" office:value="1" calcext:value-type="float">
            <text:p>1</text:p>
          </table:table-cell>
          <table:table-cell table:formula="of:=MIN([.$B208])" office:value-type="float" office:value="300" calcext:value-type="float">
            <text:p>300</text:p>
          </table:table-cell>
          <table:table-cell table:formula="of:=MIN([.$C208])" office:value-type="float" office:value="1" calcext:value-type="float">
            <text:p>1</text:p>
          </table:table-cell>
          <table:table-cell table:formula="of:=MEDIAN([.$B208])" office:value-type="float" office:value="300" calcext:value-type="float">
            <text:p>300</text:p>
          </table:table-cell>
          <table:table-cell table:formula="of:=MEDIAN([.$C208])" office:value-type="float" office:value="1" calcext:value-type="float">
            <text:p>1</text:p>
          </table:table-cell>
          <table:table-cell table:formula="of:=MAX([.$B208])" office:value-type="float" office:value="300" calcext:value-type="float">
            <text:p>300</text:p>
          </table:table-cell>
          <table:table-cell table:formula="of:=MAX([.$C20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3/poset</text:p>
          </table:table-cell>
          <table:table-cell table:formula="of:=AVERAGE([Instances.B209:Instances.B209])" office:value-type="float" office:value="300" calcext:value-type="float">
            <text:p>300</text:p>
          </table:table-cell>
          <table:table-cell table:formula="of:=SUM([Instances.C209:Instances.C209])" office:value-type="float" office:value="1" calcext:value-type="float">
            <text:p>1</text:p>
          </table:table-cell>
          <table:table-cell table:formula="of:=MIN([.$B209])" office:value-type="float" office:value="300" calcext:value-type="float">
            <text:p>300</text:p>
          </table:table-cell>
          <table:table-cell table:formula="of:=MIN([.$C209])" office:value-type="float" office:value="1" calcext:value-type="float">
            <text:p>1</text:p>
          </table:table-cell>
          <table:table-cell table:formula="of:=MEDIAN([.$B209])" office:value-type="float" office:value="300" calcext:value-type="float">
            <text:p>300</text:p>
          </table:table-cell>
          <table:table-cell table:formula="of:=MEDIAN([.$C209])" office:value-type="float" office:value="1" calcext:value-type="float">
            <text:p>1</text:p>
          </table:table-cell>
          <table:table-cell table:formula="of:=MAX([.$B209])" office:value-type="float" office:value="300" calcext:value-type="float">
            <text:p>300</text:p>
          </table:table-cell>
          <table:table-cell table:formula="of:=MAX([.$C20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6/v1/aso</text:p>
          </table:table-cell>
          <table:table-cell table:formula="of:=AVERAGE([Instances.B210:Instances.B210])" office:value-type="float" office:value="23.0132" calcext:value-type="float">
            <text:p>23.0132</text:p>
          </table:table-cell>
          <table:table-cell table:formula="of:=SUM([Instances.C210:Instances.C210])" office:value-type="float" office:value="0" calcext:value-type="float">
            <text:p>0</text:p>
          </table:table-cell>
          <table:table-cell table:formula="of:=MIN([.$B210])" office:value-type="float" office:value="23.0132" calcext:value-type="float">
            <text:p>23.0132</text:p>
          </table:table-cell>
          <table:table-cell table:formula="of:=MIN([.$C210])" office:value-type="float" office:value="0" calcext:value-type="float">
            <text:p>0</text:p>
          </table:table-cell>
          <table:table-cell table:formula="of:=MEDIAN([.$B210])" office:value-type="float" office:value="23.0132" calcext:value-type="float">
            <text:p>23.0132</text:p>
          </table:table-cell>
          <table:table-cell table:formula="of:=MEDIAN([.$C210])" office:value-type="float" office:value="0" calcext:value-type="float">
            <text:p>0</text:p>
          </table:table-cell>
          <table:table-cell table:formula="of:=MAX([.$B210])" office:value-type="float" office:value="23.0132" calcext:value-type="float">
            <text:p>23.0132</text:p>
          </table:table-cell>
          <table:table-cell table:formula="of:=MAX([.$C2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6/v1/less_weight</text:p>
          </table:table-cell>
          <table:table-cell table:formula="of:=AVERAGE([Instances.B211:Instances.B211])" office:value-type="float" office:value="300" calcext:value-type="float">
            <text:p>300</text:p>
          </table:table-cell>
          <table:table-cell table:formula="of:=SUM([Instances.C211:Instances.C211])" office:value-type="float" office:value="1" calcext:value-type="float">
            <text:p>1</text:p>
          </table:table-cell>
          <table:table-cell table:formula="of:=MIN([.$B211])" office:value-type="float" office:value="300" calcext:value-type="float">
            <text:p>300</text:p>
          </table:table-cell>
          <table:table-cell table:formula="of:=MIN([.$C211])" office:value-type="float" office:value="1" calcext:value-type="float">
            <text:p>1</text:p>
          </table:table-cell>
          <table:table-cell table:formula="of:=MEDIAN([.$B211])" office:value-type="float" office:value="300" calcext:value-type="float">
            <text:p>300</text:p>
          </table:table-cell>
          <table:table-cell table:formula="of:=MEDIAN([.$C211])" office:value-type="float" office:value="1" calcext:value-type="float">
            <text:p>1</text:p>
          </table:table-cell>
          <table:table-cell table:formula="of:=MAX([.$B211])" office:value-type="float" office:value="300" calcext:value-type="float">
            <text:p>300</text:p>
          </table:table-cell>
          <table:table-cell table:formula="of:=MAX([.$C2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6/v1/poset</text:p>
          </table:table-cell>
          <table:table-cell table:formula="of:=AVERAGE([Instances.B212:Instances.B212])" office:value-type="float" office:value="300" calcext:value-type="float">
            <text:p>300</text:p>
          </table:table-cell>
          <table:table-cell table:formula="of:=SUM([Instances.C212:Instances.C212])" office:value-type="float" office:value="1" calcext:value-type="float">
            <text:p>1</text:p>
          </table:table-cell>
          <table:table-cell table:formula="of:=MIN([.$B212])" office:value-type="float" office:value="300" calcext:value-type="float">
            <text:p>300</text:p>
          </table:table-cell>
          <table:table-cell table:formula="of:=MIN([.$C212])" office:value-type="float" office:value="1" calcext:value-type="float">
            <text:p>1</text:p>
          </table:table-cell>
          <table:table-cell table:formula="of:=MEDIAN([.$B212])" office:value-type="float" office:value="300" calcext:value-type="float">
            <text:p>300</text:p>
          </table:table-cell>
          <table:table-cell table:formula="of:=MEDIAN([.$C212])" office:value-type="float" office:value="1" calcext:value-type="float">
            <text:p>1</text:p>
          </table:table-cell>
          <table:table-cell table:formula="of:=MAX([.$B212])" office:value-type="float" office:value="300" calcext:value-type="float">
            <text:p>300</text:p>
          </table:table-cell>
          <table:table-cell table:formula="of:=MAX([.$C2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6/v2/aso</text:p>
          </table:table-cell>
          <table:table-cell table:formula="of:=AVERAGE([Instances.B213:Instances.B213])" office:value-type="float" office:value="4.58105" calcext:value-type="float">
            <text:p>4.58105</text:p>
          </table:table-cell>
          <table:table-cell table:formula="of:=SUM([Instances.C213:Instances.C213])" office:value-type="float" office:value="0" calcext:value-type="float">
            <text:p>0</text:p>
          </table:table-cell>
          <table:table-cell table:formula="of:=MIN([.$B213])" office:value-type="float" office:value="4.58105" calcext:value-type="float">
            <text:p>4.58105</text:p>
          </table:table-cell>
          <table:table-cell table:formula="of:=MIN([.$C213])" office:value-type="float" office:value="0" calcext:value-type="float">
            <text:p>0</text:p>
          </table:table-cell>
          <table:table-cell table:formula="of:=MEDIAN([.$B213])" office:value-type="float" office:value="4.58105" calcext:value-type="float">
            <text:p>4.58105</text:p>
          </table:table-cell>
          <table:table-cell table:formula="of:=MEDIAN([.$C213])" office:value-type="float" office:value="0" calcext:value-type="float">
            <text:p>0</text:p>
          </table:table-cell>
          <table:table-cell table:formula="of:=MAX([.$B213])" office:value-type="float" office:value="4.58105" calcext:value-type="float">
            <text:p>4.58105</text:p>
          </table:table-cell>
          <table:table-cell table:formula="of:=MAX([.$C2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6/v2/less_weight</text:p>
          </table:table-cell>
          <table:table-cell table:formula="of:=AVERAGE([Instances.B214:Instances.B214])" office:value-type="float" office:value="300" calcext:value-type="float">
            <text:p>300</text:p>
          </table:table-cell>
          <table:table-cell table:formula="of:=SUM([Instances.C214:Instances.C214])" office:value-type="float" office:value="1" calcext:value-type="float">
            <text:p>1</text:p>
          </table:table-cell>
          <table:table-cell table:formula="of:=MIN([.$B214])" office:value-type="float" office:value="300" calcext:value-type="float">
            <text:p>300</text:p>
          </table:table-cell>
          <table:table-cell table:formula="of:=MIN([.$C214])" office:value-type="float" office:value="1" calcext:value-type="float">
            <text:p>1</text:p>
          </table:table-cell>
          <table:table-cell table:formula="of:=MEDIAN([.$B214])" office:value-type="float" office:value="300" calcext:value-type="float">
            <text:p>300</text:p>
          </table:table-cell>
          <table:table-cell table:formula="of:=MEDIAN([.$C214])" office:value-type="float" office:value="1" calcext:value-type="float">
            <text:p>1</text:p>
          </table:table-cell>
          <table:table-cell table:formula="of:=MAX([.$B214])" office:value-type="float" office:value="300" calcext:value-type="float">
            <text:p>300</text:p>
          </table:table-cell>
          <table:table-cell table:formula="of:=MAX([.$C2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6/v2/poset</text:p>
          </table:table-cell>
          <table:table-cell table:formula="of:=AVERAGE([Instances.B215:Instances.B215])" office:value-type="float" office:value="300" calcext:value-type="float">
            <text:p>300</text:p>
          </table:table-cell>
          <table:table-cell table:formula="of:=SUM([Instances.C215:Instances.C215])" office:value-type="float" office:value="1" calcext:value-type="float">
            <text:p>1</text:p>
          </table:table-cell>
          <table:table-cell table:formula="of:=MIN([.$B215])" office:value-type="float" office:value="300" calcext:value-type="float">
            <text:p>300</text:p>
          </table:table-cell>
          <table:table-cell table:formula="of:=MIN([.$C215])" office:value-type="float" office:value="1" calcext:value-type="float">
            <text:p>1</text:p>
          </table:table-cell>
          <table:table-cell table:formula="of:=MEDIAN([.$B215])" office:value-type="float" office:value="300" calcext:value-type="float">
            <text:p>300</text:p>
          </table:table-cell>
          <table:table-cell table:formula="of:=MEDIAN([.$C215])" office:value-type="float" office:value="1" calcext:value-type="float">
            <text:p>1</text:p>
          </table:table-cell>
          <table:table-cell table:formula="of:=MAX([.$B215])" office:value-type="float" office:value="300" calcext:value-type="float">
            <text:p>300</text:p>
          </table:table-cell>
          <table:table-cell table:formula="of:=MAX([.$C2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6/v3/aso</text:p>
          </table:table-cell>
          <table:table-cell table:formula="of:=AVERAGE([Instances.B216:Instances.B216])" office:value-type="float" office:value="5.20377" calcext:value-type="float">
            <text:p>5.20377</text:p>
          </table:table-cell>
          <table:table-cell table:formula="of:=SUM([Instances.C216:Instances.C216])" office:value-type="float" office:value="0" calcext:value-type="float">
            <text:p>0</text:p>
          </table:table-cell>
          <table:table-cell table:formula="of:=MIN([.$B216])" office:value-type="float" office:value="5.20377" calcext:value-type="float">
            <text:p>5.20377</text:p>
          </table:table-cell>
          <table:table-cell table:formula="of:=MIN([.$C216])" office:value-type="float" office:value="0" calcext:value-type="float">
            <text:p>0</text:p>
          </table:table-cell>
          <table:table-cell table:formula="of:=MEDIAN([.$B216])" office:value-type="float" office:value="5.20377" calcext:value-type="float">
            <text:p>5.20377</text:p>
          </table:table-cell>
          <table:table-cell table:formula="of:=MEDIAN([.$C216])" office:value-type="float" office:value="0" calcext:value-type="float">
            <text:p>0</text:p>
          </table:table-cell>
          <table:table-cell table:formula="of:=MAX([.$B216])" office:value-type="float" office:value="5.20377" calcext:value-type="float">
            <text:p>5.20377</text:p>
          </table:table-cell>
          <table:table-cell table:formula="of:=MAX([.$C2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6/v3/less_weight</text:p>
          </table:table-cell>
          <table:table-cell table:formula="of:=AVERAGE([Instances.B217:Instances.B217])" office:value-type="float" office:value="300" calcext:value-type="float">
            <text:p>300</text:p>
          </table:table-cell>
          <table:table-cell table:formula="of:=SUM([Instances.C217:Instances.C217])" office:value-type="float" office:value="1" calcext:value-type="float">
            <text:p>1</text:p>
          </table:table-cell>
          <table:table-cell table:formula="of:=MIN([.$B217])" office:value-type="float" office:value="300" calcext:value-type="float">
            <text:p>300</text:p>
          </table:table-cell>
          <table:table-cell table:formula="of:=MIN([.$C217])" office:value-type="float" office:value="1" calcext:value-type="float">
            <text:p>1</text:p>
          </table:table-cell>
          <table:table-cell table:formula="of:=MEDIAN([.$B217])" office:value-type="float" office:value="300" calcext:value-type="float">
            <text:p>300</text:p>
          </table:table-cell>
          <table:table-cell table:formula="of:=MEDIAN([.$C217])" office:value-type="float" office:value="1" calcext:value-type="float">
            <text:p>1</text:p>
          </table:table-cell>
          <table:table-cell table:formula="of:=MAX([.$B217])" office:value-type="float" office:value="300" calcext:value-type="float">
            <text:p>300</text:p>
          </table:table-cell>
          <table:table-cell table:formula="of:=MAX([.$C2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6/v3/poset</text:p>
          </table:table-cell>
          <table:table-cell table:formula="of:=AVERAGE([Instances.B218:Instances.B218])" office:value-type="float" office:value="300" calcext:value-type="float">
            <text:p>300</text:p>
          </table:table-cell>
          <table:table-cell table:formula="of:=SUM([Instances.C218:Instances.C218])" office:value-type="float" office:value="1" calcext:value-type="float">
            <text:p>1</text:p>
          </table:table-cell>
          <table:table-cell table:formula="of:=MIN([.$B218])" office:value-type="float" office:value="300" calcext:value-type="float">
            <text:p>300</text:p>
          </table:table-cell>
          <table:table-cell table:formula="of:=MIN([.$C218])" office:value-type="float" office:value="1" calcext:value-type="float">
            <text:p>1</text:p>
          </table:table-cell>
          <table:table-cell table:formula="of:=MEDIAN([.$B218])" office:value-type="float" office:value="300" calcext:value-type="float">
            <text:p>300</text:p>
          </table:table-cell>
          <table:table-cell table:formula="of:=MEDIAN([.$C218])" office:value-type="float" office:value="1" calcext:value-type="float">
            <text:p>1</text:p>
          </table:table-cell>
          <table:table-cell table:formula="of:=MAX([.$B218])" office:value-type="float" office:value="300" calcext:value-type="float">
            <text:p>300</text:p>
          </table:table-cell>
          <table:table-cell table:formula="of:=MAX([.$C2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1/aso</text:p>
          </table:table-cell>
          <table:table-cell table:formula="of:=AVERAGE([Instances.B219:Instances.B219])" office:value-type="float" office:value="300" calcext:value-type="float">
            <text:p>300</text:p>
          </table:table-cell>
          <table:table-cell table:formula="of:=SUM([Instances.C219:Instances.C219])" office:value-type="float" office:value="1" calcext:value-type="float">
            <text:p>1</text:p>
          </table:table-cell>
          <table:table-cell table:formula="of:=MIN([.$B219])" office:value-type="float" office:value="300" calcext:value-type="float">
            <text:p>300</text:p>
          </table:table-cell>
          <table:table-cell table:formula="of:=MIN([.$C219])" office:value-type="float" office:value="1" calcext:value-type="float">
            <text:p>1</text:p>
          </table:table-cell>
          <table:table-cell table:formula="of:=MEDIAN([.$B219])" office:value-type="float" office:value="300" calcext:value-type="float">
            <text:p>300</text:p>
          </table:table-cell>
          <table:table-cell table:formula="of:=MEDIAN([.$C219])" office:value-type="float" office:value="1" calcext:value-type="float">
            <text:p>1</text:p>
          </table:table-cell>
          <table:table-cell table:formula="of:=MAX([.$B219])" office:value-type="float" office:value="300" calcext:value-type="float">
            <text:p>300</text:p>
          </table:table-cell>
          <table:table-cell table:formula="of:=MAX([.$C2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1/less_weight</text:p>
          </table:table-cell>
          <table:table-cell table:formula="of:=AVERAGE([Instances.B220:Instances.B220])" office:value-type="float" office:value="300" calcext:value-type="float">
            <text:p>300</text:p>
          </table:table-cell>
          <table:table-cell table:formula="of:=SUM([Instances.C220:Instances.C220])" office:value-type="float" office:value="1" calcext:value-type="float">
            <text:p>1</text:p>
          </table:table-cell>
          <table:table-cell table:formula="of:=MIN([.$B220])" office:value-type="float" office:value="300" calcext:value-type="float">
            <text:p>300</text:p>
          </table:table-cell>
          <table:table-cell table:formula="of:=MIN([.$C220])" office:value-type="float" office:value="1" calcext:value-type="float">
            <text:p>1</text:p>
          </table:table-cell>
          <table:table-cell table:formula="of:=MEDIAN([.$B220])" office:value-type="float" office:value="300" calcext:value-type="float">
            <text:p>300</text:p>
          </table:table-cell>
          <table:table-cell table:formula="of:=MEDIAN([.$C220])" office:value-type="float" office:value="1" calcext:value-type="float">
            <text:p>1</text:p>
          </table:table-cell>
          <table:table-cell table:formula="of:=MAX([.$B220])" office:value-type="float" office:value="300" calcext:value-type="float">
            <text:p>300</text:p>
          </table:table-cell>
          <table:table-cell table:formula="of:=MAX([.$C2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1/poset</text:p>
          </table:table-cell>
          <table:table-cell table:formula="of:=AVERAGE([Instances.B221:Instances.B221])" office:value-type="float" office:value="300" calcext:value-type="float">
            <text:p>300</text:p>
          </table:table-cell>
          <table:table-cell table:formula="of:=SUM([Instances.C221:Instances.C221])" office:value-type="float" office:value="1" calcext:value-type="float">
            <text:p>1</text:p>
          </table:table-cell>
          <table:table-cell table:formula="of:=MIN([.$B221])" office:value-type="float" office:value="300" calcext:value-type="float">
            <text:p>300</text:p>
          </table:table-cell>
          <table:table-cell table:formula="of:=MIN([.$C221])" office:value-type="float" office:value="1" calcext:value-type="float">
            <text:p>1</text:p>
          </table:table-cell>
          <table:table-cell table:formula="of:=MEDIAN([.$B221])" office:value-type="float" office:value="300" calcext:value-type="float">
            <text:p>300</text:p>
          </table:table-cell>
          <table:table-cell table:formula="of:=MEDIAN([.$C221])" office:value-type="float" office:value="1" calcext:value-type="float">
            <text:p>1</text:p>
          </table:table-cell>
          <table:table-cell table:formula="of:=MAX([.$B221])" office:value-type="float" office:value="300" calcext:value-type="float">
            <text:p>300</text:p>
          </table:table-cell>
          <table:table-cell table:formula="of:=MAX([.$C2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2/aso</text:p>
          </table:table-cell>
          <table:table-cell table:formula="of:=AVERAGE([Instances.B222:Instances.B222])" office:value-type="float" office:value="4.10971" calcext:value-type="float">
            <text:p>4.10971</text:p>
          </table:table-cell>
          <table:table-cell table:formula="of:=SUM([Instances.C222:Instances.C222])" office:value-type="float" office:value="0" calcext:value-type="float">
            <text:p>0</text:p>
          </table:table-cell>
          <table:table-cell table:formula="of:=MIN([.$B222])" office:value-type="float" office:value="4.10971" calcext:value-type="float">
            <text:p>4.10971</text:p>
          </table:table-cell>
          <table:table-cell table:formula="of:=MIN([.$C222])" office:value-type="float" office:value="0" calcext:value-type="float">
            <text:p>0</text:p>
          </table:table-cell>
          <table:table-cell table:formula="of:=MEDIAN([.$B222])" office:value-type="float" office:value="4.10971" calcext:value-type="float">
            <text:p>4.10971</text:p>
          </table:table-cell>
          <table:table-cell table:formula="of:=MEDIAN([.$C222])" office:value-type="float" office:value="0" calcext:value-type="float">
            <text:p>0</text:p>
          </table:table-cell>
          <table:table-cell table:formula="of:=MAX([.$B222])" office:value-type="float" office:value="4.10971" calcext:value-type="float">
            <text:p>4.10971</text:p>
          </table:table-cell>
          <table:table-cell table:formula="of:=MAX([.$C2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7/v2/less_weight</text:p>
          </table:table-cell>
          <table:table-cell table:formula="of:=AVERAGE([Instances.B223:Instances.B223])" office:value-type="float" office:value="300" calcext:value-type="float">
            <text:p>300</text:p>
          </table:table-cell>
          <table:table-cell table:formula="of:=SUM([Instances.C223:Instances.C223])" office:value-type="float" office:value="1" calcext:value-type="float">
            <text:p>1</text:p>
          </table:table-cell>
          <table:table-cell table:formula="of:=MIN([.$B223])" office:value-type="float" office:value="300" calcext:value-type="float">
            <text:p>300</text:p>
          </table:table-cell>
          <table:table-cell table:formula="of:=MIN([.$C223])" office:value-type="float" office:value="1" calcext:value-type="float">
            <text:p>1</text:p>
          </table:table-cell>
          <table:table-cell table:formula="of:=MEDIAN([.$B223])" office:value-type="float" office:value="300" calcext:value-type="float">
            <text:p>300</text:p>
          </table:table-cell>
          <table:table-cell table:formula="of:=MEDIAN([.$C223])" office:value-type="float" office:value="1" calcext:value-type="float">
            <text:p>1</text:p>
          </table:table-cell>
          <table:table-cell table:formula="of:=MAX([.$B223])" office:value-type="float" office:value="300" calcext:value-type="float">
            <text:p>300</text:p>
          </table:table-cell>
          <table:table-cell table:formula="of:=MAX([.$C22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2/poset</text:p>
          </table:table-cell>
          <table:table-cell table:formula="of:=AVERAGE([Instances.B224:Instances.B224])" office:value-type="float" office:value="300" calcext:value-type="float">
            <text:p>300</text:p>
          </table:table-cell>
          <table:table-cell table:formula="of:=SUM([Instances.C224:Instances.C224])" office:value-type="float" office:value="1" calcext:value-type="float">
            <text:p>1</text:p>
          </table:table-cell>
          <table:table-cell table:formula="of:=MIN([.$B224])" office:value-type="float" office:value="300" calcext:value-type="float">
            <text:p>300</text:p>
          </table:table-cell>
          <table:table-cell table:formula="of:=MIN([.$C224])" office:value-type="float" office:value="1" calcext:value-type="float">
            <text:p>1</text:p>
          </table:table-cell>
          <table:table-cell table:formula="of:=MEDIAN([.$B224])" office:value-type="float" office:value="300" calcext:value-type="float">
            <text:p>300</text:p>
          </table:table-cell>
          <table:table-cell table:formula="of:=MEDIAN([.$C224])" office:value-type="float" office:value="1" calcext:value-type="float">
            <text:p>1</text:p>
          </table:table-cell>
          <table:table-cell table:formula="of:=MAX([.$B224])" office:value-type="float" office:value="300" calcext:value-type="float">
            <text:p>300</text:p>
          </table:table-cell>
          <table:table-cell table:formula="of:=MAX([.$C22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3/aso</text:p>
          </table:table-cell>
          <table:table-cell table:formula="of:=AVERAGE([Instances.B225:Instances.B225])" office:value-type="float" office:value="9.66652" calcext:value-type="float">
            <text:p>9.66652</text:p>
          </table:table-cell>
          <table:table-cell table:formula="of:=SUM([Instances.C225:Instances.C225])" office:value-type="float" office:value="0" calcext:value-type="float">
            <text:p>0</text:p>
          </table:table-cell>
          <table:table-cell table:formula="of:=MIN([.$B225])" office:value-type="float" office:value="9.66652" calcext:value-type="float">
            <text:p>9.66652</text:p>
          </table:table-cell>
          <table:table-cell table:formula="of:=MIN([.$C225])" office:value-type="float" office:value="0" calcext:value-type="float">
            <text:p>0</text:p>
          </table:table-cell>
          <table:table-cell table:formula="of:=MEDIAN([.$B225])" office:value-type="float" office:value="9.66652" calcext:value-type="float">
            <text:p>9.66652</text:p>
          </table:table-cell>
          <table:table-cell table:formula="of:=MEDIAN([.$C225])" office:value-type="float" office:value="0" calcext:value-type="float">
            <text:p>0</text:p>
          </table:table-cell>
          <table:table-cell table:formula="of:=MAX([.$B225])" office:value-type="float" office:value="9.66652" calcext:value-type="float">
            <text:p>9.66652</text:p>
          </table:table-cell>
          <table:table-cell table:formula="of:=MAX([.$C2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7/v3/less_weight</text:p>
          </table:table-cell>
          <table:table-cell table:formula="of:=AVERAGE([Instances.B226:Instances.B226])" office:value-type="float" office:value="300" calcext:value-type="float">
            <text:p>300</text:p>
          </table:table-cell>
          <table:table-cell table:formula="of:=SUM([Instances.C226:Instances.C226])" office:value-type="float" office:value="1" calcext:value-type="float">
            <text:p>1</text:p>
          </table:table-cell>
          <table:table-cell table:formula="of:=MIN([.$B226])" office:value-type="float" office:value="300" calcext:value-type="float">
            <text:p>300</text:p>
          </table:table-cell>
          <table:table-cell table:formula="of:=MIN([.$C226])" office:value-type="float" office:value="1" calcext:value-type="float">
            <text:p>1</text:p>
          </table:table-cell>
          <table:table-cell table:formula="of:=MEDIAN([.$B226])" office:value-type="float" office:value="300" calcext:value-type="float">
            <text:p>300</text:p>
          </table:table-cell>
          <table:table-cell table:formula="of:=MEDIAN([.$C226])" office:value-type="float" office:value="1" calcext:value-type="float">
            <text:p>1</text:p>
          </table:table-cell>
          <table:table-cell table:formula="of:=MAX([.$B226])" office:value-type="float" office:value="300" calcext:value-type="float">
            <text:p>300</text:p>
          </table:table-cell>
          <table:table-cell table:formula="of:=MAX([.$C2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3/poset</text:p>
          </table:table-cell>
          <table:table-cell table:formula="of:=AVERAGE([Instances.B227:Instances.B227])" office:value-type="float" office:value="300" calcext:value-type="float">
            <text:p>300</text:p>
          </table:table-cell>
          <table:table-cell table:formula="of:=SUM([Instances.C227:Instances.C227])" office:value-type="float" office:value="1" calcext:value-type="float">
            <text:p>1</text:p>
          </table:table-cell>
          <table:table-cell table:formula="of:=MIN([.$B227])" office:value-type="float" office:value="300" calcext:value-type="float">
            <text:p>300</text:p>
          </table:table-cell>
          <table:table-cell table:formula="of:=MIN([.$C227])" office:value-type="float" office:value="1" calcext:value-type="float">
            <text:p>1</text:p>
          </table:table-cell>
          <table:table-cell table:formula="of:=MEDIAN([.$B227])" office:value-type="float" office:value="300" calcext:value-type="float">
            <text:p>300</text:p>
          </table:table-cell>
          <table:table-cell table:formula="of:=MEDIAN([.$C227])" office:value-type="float" office:value="1" calcext:value-type="float">
            <text:p>1</text:p>
          </table:table-cell>
          <table:table-cell table:formula="of:=MAX([.$B227])" office:value-type="float" office:value="300" calcext:value-type="float">
            <text:p>300</text:p>
          </table:table-cell>
          <table:table-cell table:formula="of:=MAX([.$C2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8/v1/aso</text:p>
          </table:table-cell>
          <table:table-cell table:formula="of:=AVERAGE([Instances.B228:Instances.B228])" office:value-type="float" office:value="220.884" calcext:value-type="float">
            <text:p>220.884</text:p>
          </table:table-cell>
          <table:table-cell table:formula="of:=SUM([Instances.C228:Instances.C228])" office:value-type="float" office:value="0" calcext:value-type="float">
            <text:p>0</text:p>
          </table:table-cell>
          <table:table-cell table:formula="of:=MIN([.$B228])" office:value-type="float" office:value="220.884" calcext:value-type="float">
            <text:p>220.884</text:p>
          </table:table-cell>
          <table:table-cell table:formula="of:=MIN([.$C228])" office:value-type="float" office:value="0" calcext:value-type="float">
            <text:p>0</text:p>
          </table:table-cell>
          <table:table-cell table:formula="of:=MEDIAN([.$B228])" office:value-type="float" office:value="220.884" calcext:value-type="float">
            <text:p>220.884</text:p>
          </table:table-cell>
          <table:table-cell table:formula="of:=MEDIAN([.$C228])" office:value-type="float" office:value="0" calcext:value-type="float">
            <text:p>0</text:p>
          </table:table-cell>
          <table:table-cell table:formula="of:=MAX([.$B228])" office:value-type="float" office:value="220.884" calcext:value-type="float">
            <text:p>220.884</text:p>
          </table:table-cell>
          <table:table-cell table:formula="of:=MAX([.$C2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8/v1/less_weight</text:p>
          </table:table-cell>
          <table:table-cell table:formula="of:=AVERAGE([Instances.B229:Instances.B229])" office:value-type="float" office:value="300" calcext:value-type="float">
            <text:p>300</text:p>
          </table:table-cell>
          <table:table-cell table:formula="of:=SUM([Instances.C229:Instances.C229])" office:value-type="float" office:value="1" calcext:value-type="float">
            <text:p>1</text:p>
          </table:table-cell>
          <table:table-cell table:formula="of:=MIN([.$B229])" office:value-type="float" office:value="300" calcext:value-type="float">
            <text:p>300</text:p>
          </table:table-cell>
          <table:table-cell table:formula="of:=MIN([.$C229])" office:value-type="float" office:value="1" calcext:value-type="float">
            <text:p>1</text:p>
          </table:table-cell>
          <table:table-cell table:formula="of:=MEDIAN([.$B229])" office:value-type="float" office:value="300" calcext:value-type="float">
            <text:p>300</text:p>
          </table:table-cell>
          <table:table-cell table:formula="of:=MEDIAN([.$C229])" office:value-type="float" office:value="1" calcext:value-type="float">
            <text:p>1</text:p>
          </table:table-cell>
          <table:table-cell table:formula="of:=MAX([.$B229])" office:value-type="float" office:value="300" calcext:value-type="float">
            <text:p>300</text:p>
          </table:table-cell>
          <table:table-cell table:formula="of:=MAX([.$C2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8/v1/poset</text:p>
          </table:table-cell>
          <table:table-cell table:formula="of:=AVERAGE([Instances.B230:Instances.B230])" office:value-type="float" office:value="300" calcext:value-type="float">
            <text:p>300</text:p>
          </table:table-cell>
          <table:table-cell table:formula="of:=SUM([Instances.C230:Instances.C230])" office:value-type="float" office:value="1" calcext:value-type="float">
            <text:p>1</text:p>
          </table:table-cell>
          <table:table-cell table:formula="of:=MIN([.$B230])" office:value-type="float" office:value="300" calcext:value-type="float">
            <text:p>300</text:p>
          </table:table-cell>
          <table:table-cell table:formula="of:=MIN([.$C230])" office:value-type="float" office:value="1" calcext:value-type="float">
            <text:p>1</text:p>
          </table:table-cell>
          <table:table-cell table:formula="of:=MEDIAN([.$B230])" office:value-type="float" office:value="300" calcext:value-type="float">
            <text:p>300</text:p>
          </table:table-cell>
          <table:table-cell table:formula="of:=MEDIAN([.$C230])" office:value-type="float" office:value="1" calcext:value-type="float">
            <text:p>1</text:p>
          </table:table-cell>
          <table:table-cell table:formula="of:=MAX([.$B230])" office:value-type="float" office:value="300" calcext:value-type="float">
            <text:p>300</text:p>
          </table:table-cell>
          <table:table-cell table:formula="of:=MAX([.$C2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8/v2/aso</text:p>
          </table:table-cell>
          <table:table-cell table:formula="of:=AVERAGE([Instances.B231:Instances.B231])" office:value-type="float" office:value="9.65011" calcext:value-type="float">
            <text:p>9.65011</text:p>
          </table:table-cell>
          <table:table-cell table:formula="of:=SUM([Instances.C231:Instances.C231])" office:value-type="float" office:value="0" calcext:value-type="float">
            <text:p>0</text:p>
          </table:table-cell>
          <table:table-cell table:formula="of:=MIN([.$B231])" office:value-type="float" office:value="9.65011" calcext:value-type="float">
            <text:p>9.65011</text:p>
          </table:table-cell>
          <table:table-cell table:formula="of:=MIN([.$C231])" office:value-type="float" office:value="0" calcext:value-type="float">
            <text:p>0</text:p>
          </table:table-cell>
          <table:table-cell table:formula="of:=MEDIAN([.$B231])" office:value-type="float" office:value="9.65011" calcext:value-type="float">
            <text:p>9.65011</text:p>
          </table:table-cell>
          <table:table-cell table:formula="of:=MEDIAN([.$C231])" office:value-type="float" office:value="0" calcext:value-type="float">
            <text:p>0</text:p>
          </table:table-cell>
          <table:table-cell table:formula="of:=MAX([.$B231])" office:value-type="float" office:value="9.65011" calcext:value-type="float">
            <text:p>9.65011</text:p>
          </table:table-cell>
          <table:table-cell table:formula="of:=MAX([.$C2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8/v2/less_weight</text:p>
          </table:table-cell>
          <table:table-cell table:formula="of:=AVERAGE([Instances.B232:Instances.B232])" office:value-type="float" office:value="300" calcext:value-type="float">
            <text:p>300</text:p>
          </table:table-cell>
          <table:table-cell table:formula="of:=SUM([Instances.C232:Instances.C232])" office:value-type="float" office:value="1" calcext:value-type="float">
            <text:p>1</text:p>
          </table:table-cell>
          <table:table-cell table:formula="of:=MIN([.$B232])" office:value-type="float" office:value="300" calcext:value-type="float">
            <text:p>300</text:p>
          </table:table-cell>
          <table:table-cell table:formula="of:=MIN([.$C232])" office:value-type="float" office:value="1" calcext:value-type="float">
            <text:p>1</text:p>
          </table:table-cell>
          <table:table-cell table:formula="of:=MEDIAN([.$B232])" office:value-type="float" office:value="300" calcext:value-type="float">
            <text:p>300</text:p>
          </table:table-cell>
          <table:table-cell table:formula="of:=MEDIAN([.$C232])" office:value-type="float" office:value="1" calcext:value-type="float">
            <text:p>1</text:p>
          </table:table-cell>
          <table:table-cell table:formula="of:=MAX([.$B232])" office:value-type="float" office:value="300" calcext:value-type="float">
            <text:p>300</text:p>
          </table:table-cell>
          <table:table-cell table:formula="of:=MAX([.$C23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8/v2/poset</text:p>
          </table:table-cell>
          <table:table-cell table:formula="of:=AVERAGE([Instances.B233:Instances.B233])" office:value-type="float" office:value="300" calcext:value-type="float">
            <text:p>300</text:p>
          </table:table-cell>
          <table:table-cell table:formula="of:=SUM([Instances.C233:Instances.C233])" office:value-type="float" office:value="1" calcext:value-type="float">
            <text:p>1</text:p>
          </table:table-cell>
          <table:table-cell table:formula="of:=MIN([.$B233])" office:value-type="float" office:value="300" calcext:value-type="float">
            <text:p>300</text:p>
          </table:table-cell>
          <table:table-cell table:formula="of:=MIN([.$C233])" office:value-type="float" office:value="1" calcext:value-type="float">
            <text:p>1</text:p>
          </table:table-cell>
          <table:table-cell table:formula="of:=MEDIAN([.$B233])" office:value-type="float" office:value="300" calcext:value-type="float">
            <text:p>300</text:p>
          </table:table-cell>
          <table:table-cell table:formula="of:=MEDIAN([.$C233])" office:value-type="float" office:value="1" calcext:value-type="float">
            <text:p>1</text:p>
          </table:table-cell>
          <table:table-cell table:formula="of:=MAX([.$B233])" office:value-type="float" office:value="300" calcext:value-type="float">
            <text:p>300</text:p>
          </table:table-cell>
          <table:table-cell table:formula="of:=MAX([.$C23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8/v3/aso</text:p>
          </table:table-cell>
          <table:table-cell table:formula="of:=AVERAGE([Instances.B234:Instances.B234])" office:value-type="float" office:value="6.54855" calcext:value-type="float">
            <text:p>6.54855</text:p>
          </table:table-cell>
          <table:table-cell table:formula="of:=SUM([Instances.C234:Instances.C234])" office:value-type="float" office:value="0" calcext:value-type="float">
            <text:p>0</text:p>
          </table:table-cell>
          <table:table-cell table:formula="of:=MIN([.$B234])" office:value-type="float" office:value="6.54855" calcext:value-type="float">
            <text:p>6.54855</text:p>
          </table:table-cell>
          <table:table-cell table:formula="of:=MIN([.$C234])" office:value-type="float" office:value="0" calcext:value-type="float">
            <text:p>0</text:p>
          </table:table-cell>
          <table:table-cell table:formula="of:=MEDIAN([.$B234])" office:value-type="float" office:value="6.54855" calcext:value-type="float">
            <text:p>6.54855</text:p>
          </table:table-cell>
          <table:table-cell table:formula="of:=MEDIAN([.$C234])" office:value-type="float" office:value="0" calcext:value-type="float">
            <text:p>0</text:p>
          </table:table-cell>
          <table:table-cell table:formula="of:=MAX([.$B234])" office:value-type="float" office:value="6.54855" calcext:value-type="float">
            <text:p>6.54855</text:p>
          </table:table-cell>
          <table:table-cell table:formula="of:=MAX([.$C2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8/v3/less_weight</text:p>
          </table:table-cell>
          <table:table-cell table:formula="of:=AVERAGE([Instances.B235:Instances.B235])" office:value-type="float" office:value="300" calcext:value-type="float">
            <text:p>300</text:p>
          </table:table-cell>
          <table:table-cell table:formula="of:=SUM([Instances.C235:Instances.C235])" office:value-type="float" office:value="1" calcext:value-type="float">
            <text:p>1</text:p>
          </table:table-cell>
          <table:table-cell table:formula="of:=MIN([.$B235])" office:value-type="float" office:value="300" calcext:value-type="float">
            <text:p>300</text:p>
          </table:table-cell>
          <table:table-cell table:formula="of:=MIN([.$C235])" office:value-type="float" office:value="1" calcext:value-type="float">
            <text:p>1</text:p>
          </table:table-cell>
          <table:table-cell table:formula="of:=MEDIAN([.$B235])" office:value-type="float" office:value="300" calcext:value-type="float">
            <text:p>300</text:p>
          </table:table-cell>
          <table:table-cell table:formula="of:=MEDIAN([.$C235])" office:value-type="float" office:value="1" calcext:value-type="float">
            <text:p>1</text:p>
          </table:table-cell>
          <table:table-cell table:formula="of:=MAX([.$B235])" office:value-type="float" office:value="300" calcext:value-type="float">
            <text:p>300</text:p>
          </table:table-cell>
          <table:table-cell table:formula="of:=MAX([.$C23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8/v3/poset</text:p>
          </table:table-cell>
          <table:table-cell table:formula="of:=AVERAGE([Instances.B236:Instances.B236])" office:value-type="float" office:value="300" calcext:value-type="float">
            <text:p>300</text:p>
          </table:table-cell>
          <table:table-cell table:formula="of:=SUM([Instances.C236:Instances.C236])" office:value-type="float" office:value="1" calcext:value-type="float">
            <text:p>1</text:p>
          </table:table-cell>
          <table:table-cell table:formula="of:=MIN([.$B236])" office:value-type="float" office:value="300" calcext:value-type="float">
            <text:p>300</text:p>
          </table:table-cell>
          <table:table-cell table:formula="of:=MIN([.$C236])" office:value-type="float" office:value="1" calcext:value-type="float">
            <text:p>1</text:p>
          </table:table-cell>
          <table:table-cell table:formula="of:=MEDIAN([.$B236])" office:value-type="float" office:value="300" calcext:value-type="float">
            <text:p>300</text:p>
          </table:table-cell>
          <table:table-cell table:formula="of:=MEDIAN([.$C236])" office:value-type="float" office:value="1" calcext:value-type="float">
            <text:p>1</text:p>
          </table:table-cell>
          <table:table-cell table:formula="of:=MAX([.$B236])" office:value-type="float" office:value="300" calcext:value-type="float">
            <text:p>300</text:p>
          </table:table-cell>
          <table:table-cell table:formula="of:=MAX([.$C23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v1/aso</text:p>
          </table:table-cell>
          <table:table-cell table:formula="of:=AVERAGE([Instances.B237:Instances.B237])" office:value-type="float" office:value="137.34" calcext:value-type="float">
            <text:p>137.34</text:p>
          </table:table-cell>
          <table:table-cell table:formula="of:=SUM([Instances.C237:Instances.C237])" office:value-type="float" office:value="0" calcext:value-type="float">
            <text:p>0</text:p>
          </table:table-cell>
          <table:table-cell table:formula="of:=MIN([.$B237])" office:value-type="float" office:value="137.34" calcext:value-type="float">
            <text:p>137.34</text:p>
          </table:table-cell>
          <table:table-cell table:formula="of:=MIN([.$C237])" office:value-type="float" office:value="0" calcext:value-type="float">
            <text:p>0</text:p>
          </table:table-cell>
          <table:table-cell table:formula="of:=MEDIAN([.$B237])" office:value-type="float" office:value="137.34" calcext:value-type="float">
            <text:p>137.34</text:p>
          </table:table-cell>
          <table:table-cell table:formula="of:=MEDIAN([.$C237])" office:value-type="float" office:value="0" calcext:value-type="float">
            <text:p>0</text:p>
          </table:table-cell>
          <table:table-cell table:formula="of:=MAX([.$B237])" office:value-type="float" office:value="137.34" calcext:value-type="float">
            <text:p>137.34</text:p>
          </table:table-cell>
          <table:table-cell table:formula="of:=MAX([.$C2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/v1/less_weight</text:p>
          </table:table-cell>
          <table:table-cell table:formula="of:=AVERAGE([Instances.B238:Instances.B238])" office:value-type="float" office:value="300" calcext:value-type="float">
            <text:p>300</text:p>
          </table:table-cell>
          <table:table-cell table:formula="of:=SUM([Instances.C238:Instances.C238])" office:value-type="float" office:value="1" calcext:value-type="float">
            <text:p>1</text:p>
          </table:table-cell>
          <table:table-cell table:formula="of:=MIN([.$B238])" office:value-type="float" office:value="300" calcext:value-type="float">
            <text:p>300</text:p>
          </table:table-cell>
          <table:table-cell table:formula="of:=MIN([.$C238])" office:value-type="float" office:value="1" calcext:value-type="float">
            <text:p>1</text:p>
          </table:table-cell>
          <table:table-cell table:formula="of:=MEDIAN([.$B238])" office:value-type="float" office:value="300" calcext:value-type="float">
            <text:p>300</text:p>
          </table:table-cell>
          <table:table-cell table:formula="of:=MEDIAN([.$C238])" office:value-type="float" office:value="1" calcext:value-type="float">
            <text:p>1</text:p>
          </table:table-cell>
          <table:table-cell table:formula="of:=MAX([.$B238])" office:value-type="float" office:value="300" calcext:value-type="float">
            <text:p>300</text:p>
          </table:table-cell>
          <table:table-cell table:formula="of:=MAX([.$C23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v1/poset</text:p>
          </table:table-cell>
          <table:table-cell table:formula="of:=AVERAGE([Instances.B239:Instances.B239])" office:value-type="float" office:value="300" calcext:value-type="float">
            <text:p>300</text:p>
          </table:table-cell>
          <table:table-cell table:formula="of:=SUM([Instances.C239:Instances.C239])" office:value-type="float" office:value="1" calcext:value-type="float">
            <text:p>1</text:p>
          </table:table-cell>
          <table:table-cell table:formula="of:=MIN([.$B239])" office:value-type="float" office:value="300" calcext:value-type="float">
            <text:p>300</text:p>
          </table:table-cell>
          <table:table-cell table:formula="of:=MIN([.$C239])" office:value-type="float" office:value="1" calcext:value-type="float">
            <text:p>1</text:p>
          </table:table-cell>
          <table:table-cell table:formula="of:=MEDIAN([.$B239])" office:value-type="float" office:value="300" calcext:value-type="float">
            <text:p>300</text:p>
          </table:table-cell>
          <table:table-cell table:formula="of:=MEDIAN([.$C239])" office:value-type="float" office:value="1" calcext:value-type="float">
            <text:p>1</text:p>
          </table:table-cell>
          <table:table-cell table:formula="of:=MAX([.$B239])" office:value-type="float" office:value="300" calcext:value-type="float">
            <text:p>300</text:p>
          </table:table-cell>
          <table:table-cell table:formula="of:=MAX([.$C23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v2/aso</text:p>
          </table:table-cell>
          <table:table-cell table:formula="of:=AVERAGE([Instances.B240:Instances.B240])" office:value-type="float" office:value="29.4274" calcext:value-type="float">
            <text:p>29.4274</text:p>
          </table:table-cell>
          <table:table-cell table:formula="of:=SUM([Instances.C240:Instances.C240])" office:value-type="float" office:value="0" calcext:value-type="float">
            <text:p>0</text:p>
          </table:table-cell>
          <table:table-cell table:formula="of:=MIN([.$B240])" office:value-type="float" office:value="29.4274" calcext:value-type="float">
            <text:p>29.4274</text:p>
          </table:table-cell>
          <table:table-cell table:formula="of:=MIN([.$C240])" office:value-type="float" office:value="0" calcext:value-type="float">
            <text:p>0</text:p>
          </table:table-cell>
          <table:table-cell table:formula="of:=MEDIAN([.$B240])" office:value-type="float" office:value="29.4274" calcext:value-type="float">
            <text:p>29.4274</text:p>
          </table:table-cell>
          <table:table-cell table:formula="of:=MEDIAN([.$C240])" office:value-type="float" office:value="0" calcext:value-type="float">
            <text:p>0</text:p>
          </table:table-cell>
          <table:table-cell table:formula="of:=MAX([.$B240])" office:value-type="float" office:value="29.4274" calcext:value-type="float">
            <text:p>29.4274</text:p>
          </table:table-cell>
          <table:table-cell table:formula="of:=MAX([.$C2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/v2/less_weight</text:p>
          </table:table-cell>
          <table:table-cell table:formula="of:=AVERAGE([Instances.B241:Instances.B241])" office:value-type="float" office:value="300" calcext:value-type="float">
            <text:p>300</text:p>
          </table:table-cell>
          <table:table-cell table:formula="of:=SUM([Instances.C241:Instances.C241])" office:value-type="float" office:value="1" calcext:value-type="float">
            <text:p>1</text:p>
          </table:table-cell>
          <table:table-cell table:formula="of:=MIN([.$B241])" office:value-type="float" office:value="300" calcext:value-type="float">
            <text:p>300</text:p>
          </table:table-cell>
          <table:table-cell table:formula="of:=MIN([.$C241])" office:value-type="float" office:value="1" calcext:value-type="float">
            <text:p>1</text:p>
          </table:table-cell>
          <table:table-cell table:formula="of:=MEDIAN([.$B241])" office:value-type="float" office:value="300" calcext:value-type="float">
            <text:p>300</text:p>
          </table:table-cell>
          <table:table-cell table:formula="of:=MEDIAN([.$C241])" office:value-type="float" office:value="1" calcext:value-type="float">
            <text:p>1</text:p>
          </table:table-cell>
          <table:table-cell table:formula="of:=MAX([.$B241])" office:value-type="float" office:value="300" calcext:value-type="float">
            <text:p>300</text:p>
          </table:table-cell>
          <table:table-cell table:formula="of:=MAX([.$C2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v2/poset</text:p>
          </table:table-cell>
          <table:table-cell table:formula="of:=AVERAGE([Instances.B242:Instances.B242])" office:value-type="float" office:value="300" calcext:value-type="float">
            <text:p>300</text:p>
          </table:table-cell>
          <table:table-cell table:formula="of:=SUM([Instances.C242:Instances.C242])" office:value-type="float" office:value="1" calcext:value-type="float">
            <text:p>1</text:p>
          </table:table-cell>
          <table:table-cell table:formula="of:=MIN([.$B242])" office:value-type="float" office:value="300" calcext:value-type="float">
            <text:p>300</text:p>
          </table:table-cell>
          <table:table-cell table:formula="of:=MIN([.$C242])" office:value-type="float" office:value="1" calcext:value-type="float">
            <text:p>1</text:p>
          </table:table-cell>
          <table:table-cell table:formula="of:=MEDIAN([.$B242])" office:value-type="float" office:value="300" calcext:value-type="float">
            <text:p>300</text:p>
          </table:table-cell>
          <table:table-cell table:formula="of:=MEDIAN([.$C242])" office:value-type="float" office:value="1" calcext:value-type="float">
            <text:p>1</text:p>
          </table:table-cell>
          <table:table-cell table:formula="of:=MAX([.$B242])" office:value-type="float" office:value="300" calcext:value-type="float">
            <text:p>300</text:p>
          </table:table-cell>
          <table:table-cell table:formula="of:=MAX([.$C24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v3/aso</text:p>
          </table:table-cell>
          <table:table-cell table:formula="of:=AVERAGE([Instances.B243:Instances.B243])" office:value-type="float" office:value="8.08522" calcext:value-type="float">
            <text:p>8.08522</text:p>
          </table:table-cell>
          <table:table-cell table:formula="of:=SUM([Instances.C243:Instances.C243])" office:value-type="float" office:value="0" calcext:value-type="float">
            <text:p>0</text:p>
          </table:table-cell>
          <table:table-cell table:formula="of:=MIN([.$B243])" office:value-type="float" office:value="8.08522" calcext:value-type="float">
            <text:p>8.08522</text:p>
          </table:table-cell>
          <table:table-cell table:formula="of:=MIN([.$C243])" office:value-type="float" office:value="0" calcext:value-type="float">
            <text:p>0</text:p>
          </table:table-cell>
          <table:table-cell table:formula="of:=MEDIAN([.$B243])" office:value-type="float" office:value="8.08522" calcext:value-type="float">
            <text:p>8.08522</text:p>
          </table:table-cell>
          <table:table-cell table:formula="of:=MEDIAN([.$C243])" office:value-type="float" office:value="0" calcext:value-type="float">
            <text:p>0</text:p>
          </table:table-cell>
          <table:table-cell table:formula="of:=MAX([.$B243])" office:value-type="float" office:value="8.08522" calcext:value-type="float">
            <text:p>8.08522</text:p>
          </table:table-cell>
          <table:table-cell table:formula="of:=MAX([.$C2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/v3/less_weight</text:p>
          </table:table-cell>
          <table:table-cell table:formula="of:=AVERAGE([Instances.B244:Instances.B244])" office:value-type="float" office:value="300" calcext:value-type="float">
            <text:p>300</text:p>
          </table:table-cell>
          <table:table-cell table:formula="of:=SUM([Instances.C244:Instances.C244])" office:value-type="float" office:value="1" calcext:value-type="float">
            <text:p>1</text:p>
          </table:table-cell>
          <table:table-cell table:formula="of:=MIN([.$B244])" office:value-type="float" office:value="300" calcext:value-type="float">
            <text:p>300</text:p>
          </table:table-cell>
          <table:table-cell table:formula="of:=MIN([.$C244])" office:value-type="float" office:value="1" calcext:value-type="float">
            <text:p>1</text:p>
          </table:table-cell>
          <table:table-cell table:formula="of:=MEDIAN([.$B244])" office:value-type="float" office:value="300" calcext:value-type="float">
            <text:p>300</text:p>
          </table:table-cell>
          <table:table-cell table:formula="of:=MEDIAN([.$C244])" office:value-type="float" office:value="1" calcext:value-type="float">
            <text:p>1</text:p>
          </table:table-cell>
          <table:table-cell table:formula="of:=MAX([.$B244])" office:value-type="float" office:value="300" calcext:value-type="float">
            <text:p>300</text:p>
          </table:table-cell>
          <table:table-cell table:formula="of:=MAX([.$C24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v3/poset</text:p>
          </table:table-cell>
          <table:table-cell table:formula="of:=AVERAGE([Instances.B245:Instances.B245])" office:value-type="float" office:value="300" calcext:value-type="float">
            <text:p>300</text:p>
          </table:table-cell>
          <table:table-cell table:formula="of:=SUM([Instances.C245:Instances.C245])" office:value-type="float" office:value="1" calcext:value-type="float">
            <text:p>1</text:p>
          </table:table-cell>
          <table:table-cell table:formula="of:=MIN([.$B245])" office:value-type="float" office:value="300" calcext:value-type="float">
            <text:p>300</text:p>
          </table:table-cell>
          <table:table-cell table:formula="of:=MIN([.$C245])" office:value-type="float" office:value="1" calcext:value-type="float">
            <text:p>1</text:p>
          </table:table-cell>
          <table:table-cell table:formula="of:=MEDIAN([.$B245])" office:value-type="float" office:value="300" calcext:value-type="float">
            <text:p>300</text:p>
          </table:table-cell>
          <table:table-cell table:formula="of:=MEDIAN([.$C245])" office:value-type="float" office:value="1" calcext:value-type="float">
            <text:p>1</text:p>
          </table:table-cell>
          <table:table-cell table:formula="of:=MAX([.$B245])" office:value-type="float" office:value="300" calcext:value-type="float">
            <text:p>300</text:p>
          </table:table-cell>
          <table:table-cell table:formula="of:=MAX([.$C24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0/v1/aso</text:p>
          </table:table-cell>
          <table:table-cell table:formula="of:=AVERAGE([Instances.B246:Instances.B246])" office:value-type="float" office:value="26.6852" calcext:value-type="float">
            <text:p>26.6852</text:p>
          </table:table-cell>
          <table:table-cell table:formula="of:=SUM([Instances.C246:Instances.C246])" office:value-type="float" office:value="0" calcext:value-type="float">
            <text:p>0</text:p>
          </table:table-cell>
          <table:table-cell table:formula="of:=MIN([.$B246])" office:value-type="float" office:value="26.6852" calcext:value-type="float">
            <text:p>26.6852</text:p>
          </table:table-cell>
          <table:table-cell table:formula="of:=MIN([.$C246])" office:value-type="float" office:value="0" calcext:value-type="float">
            <text:p>0</text:p>
          </table:table-cell>
          <table:table-cell table:formula="of:=MEDIAN([.$B246])" office:value-type="float" office:value="26.6852" calcext:value-type="float">
            <text:p>26.6852</text:p>
          </table:table-cell>
          <table:table-cell table:formula="of:=MEDIAN([.$C246])" office:value-type="float" office:value="0" calcext:value-type="float">
            <text:p>0</text:p>
          </table:table-cell>
          <table:table-cell table:formula="of:=MAX([.$B246])" office:value-type="float" office:value="26.6852" calcext:value-type="float">
            <text:p>26.6852</text:p>
          </table:table-cell>
          <table:table-cell table:formula="of:=MAX([.$C2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0/v1/less_weight</text:p>
          </table:table-cell>
          <table:table-cell table:formula="of:=AVERAGE([Instances.B247:Instances.B247])" office:value-type="float" office:value="300" calcext:value-type="float">
            <text:p>300</text:p>
          </table:table-cell>
          <table:table-cell table:formula="of:=SUM([Instances.C247:Instances.C247])" office:value-type="float" office:value="1" calcext:value-type="float">
            <text:p>1</text:p>
          </table:table-cell>
          <table:table-cell table:formula="of:=MIN([.$B247])" office:value-type="float" office:value="300" calcext:value-type="float">
            <text:p>300</text:p>
          </table:table-cell>
          <table:table-cell table:formula="of:=MIN([.$C247])" office:value-type="float" office:value="1" calcext:value-type="float">
            <text:p>1</text:p>
          </table:table-cell>
          <table:table-cell table:formula="of:=MEDIAN([.$B247])" office:value-type="float" office:value="300" calcext:value-type="float">
            <text:p>300</text:p>
          </table:table-cell>
          <table:table-cell table:formula="of:=MEDIAN([.$C247])" office:value-type="float" office:value="1" calcext:value-type="float">
            <text:p>1</text:p>
          </table:table-cell>
          <table:table-cell table:formula="of:=MAX([.$B247])" office:value-type="float" office:value="300" calcext:value-type="float">
            <text:p>300</text:p>
          </table:table-cell>
          <table:table-cell table:formula="of:=MAX([.$C24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0/v1/poset</text:p>
          </table:table-cell>
          <table:table-cell table:formula="of:=AVERAGE([Instances.B248:Instances.B248])" office:value-type="float" office:value="300" calcext:value-type="float">
            <text:p>300</text:p>
          </table:table-cell>
          <table:table-cell table:formula="of:=SUM([Instances.C248:Instances.C248])" office:value-type="float" office:value="1" calcext:value-type="float">
            <text:p>1</text:p>
          </table:table-cell>
          <table:table-cell table:formula="of:=MIN([.$B248])" office:value-type="float" office:value="300" calcext:value-type="float">
            <text:p>300</text:p>
          </table:table-cell>
          <table:table-cell table:formula="of:=MIN([.$C248])" office:value-type="float" office:value="1" calcext:value-type="float">
            <text:p>1</text:p>
          </table:table-cell>
          <table:table-cell table:formula="of:=MEDIAN([.$B248])" office:value-type="float" office:value="300" calcext:value-type="float">
            <text:p>300</text:p>
          </table:table-cell>
          <table:table-cell table:formula="of:=MEDIAN([.$C248])" office:value-type="float" office:value="1" calcext:value-type="float">
            <text:p>1</text:p>
          </table:table-cell>
          <table:table-cell table:formula="of:=MAX([.$B248])" office:value-type="float" office:value="300" calcext:value-type="float">
            <text:p>300</text:p>
          </table:table-cell>
          <table:table-cell table:formula="of:=MAX([.$C24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0/v2/aso</text:p>
          </table:table-cell>
          <table:table-cell table:formula="of:=AVERAGE([Instances.B249:Instances.B249])" office:value-type="float" office:value="6.73245" calcext:value-type="float">
            <text:p>6.73245</text:p>
          </table:table-cell>
          <table:table-cell table:formula="of:=SUM([Instances.C249:Instances.C249])" office:value-type="float" office:value="0" calcext:value-type="float">
            <text:p>0</text:p>
          </table:table-cell>
          <table:table-cell table:formula="of:=MIN([.$B249])" office:value-type="float" office:value="6.73245" calcext:value-type="float">
            <text:p>6.73245</text:p>
          </table:table-cell>
          <table:table-cell table:formula="of:=MIN([.$C249])" office:value-type="float" office:value="0" calcext:value-type="float">
            <text:p>0</text:p>
          </table:table-cell>
          <table:table-cell table:formula="of:=MEDIAN([.$B249])" office:value-type="float" office:value="6.73245" calcext:value-type="float">
            <text:p>6.73245</text:p>
          </table:table-cell>
          <table:table-cell table:formula="of:=MEDIAN([.$C249])" office:value-type="float" office:value="0" calcext:value-type="float">
            <text:p>0</text:p>
          </table:table-cell>
          <table:table-cell table:formula="of:=MAX([.$B249])" office:value-type="float" office:value="6.73245" calcext:value-type="float">
            <text:p>6.73245</text:p>
          </table:table-cell>
          <table:table-cell table:formula="of:=MAX([.$C2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0/v2/less_weight</text:p>
          </table:table-cell>
          <table:table-cell table:formula="of:=AVERAGE([Instances.B250:Instances.B250])" office:value-type="float" office:value="300" calcext:value-type="float">
            <text:p>300</text:p>
          </table:table-cell>
          <table:table-cell table:formula="of:=SUM([Instances.C250:Instances.C250])" office:value-type="float" office:value="1" calcext:value-type="float">
            <text:p>1</text:p>
          </table:table-cell>
          <table:table-cell table:formula="of:=MIN([.$B250])" office:value-type="float" office:value="300" calcext:value-type="float">
            <text:p>300</text:p>
          </table:table-cell>
          <table:table-cell table:formula="of:=MIN([.$C250])" office:value-type="float" office:value="1" calcext:value-type="float">
            <text:p>1</text:p>
          </table:table-cell>
          <table:table-cell table:formula="of:=MEDIAN([.$B250])" office:value-type="float" office:value="300" calcext:value-type="float">
            <text:p>300</text:p>
          </table:table-cell>
          <table:table-cell table:formula="of:=MEDIAN([.$C250])" office:value-type="float" office:value="1" calcext:value-type="float">
            <text:p>1</text:p>
          </table:table-cell>
          <table:table-cell table:formula="of:=MAX([.$B250])" office:value-type="float" office:value="300" calcext:value-type="float">
            <text:p>300</text:p>
          </table:table-cell>
          <table:table-cell table:formula="of:=MAX([.$C25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0/v2/poset</text:p>
          </table:table-cell>
          <table:table-cell table:formula="of:=AVERAGE([Instances.B251:Instances.B251])" office:value-type="float" office:value="300" calcext:value-type="float">
            <text:p>300</text:p>
          </table:table-cell>
          <table:table-cell table:formula="of:=SUM([Instances.C251:Instances.C251])" office:value-type="float" office:value="1" calcext:value-type="float">
            <text:p>1</text:p>
          </table:table-cell>
          <table:table-cell table:formula="of:=MIN([.$B251])" office:value-type="float" office:value="300" calcext:value-type="float">
            <text:p>300</text:p>
          </table:table-cell>
          <table:table-cell table:formula="of:=MIN([.$C251])" office:value-type="float" office:value="1" calcext:value-type="float">
            <text:p>1</text:p>
          </table:table-cell>
          <table:table-cell table:formula="of:=MEDIAN([.$B251])" office:value-type="float" office:value="300" calcext:value-type="float">
            <text:p>300</text:p>
          </table:table-cell>
          <table:table-cell table:formula="of:=MEDIAN([.$C251])" office:value-type="float" office:value="1" calcext:value-type="float">
            <text:p>1</text:p>
          </table:table-cell>
          <table:table-cell table:formula="of:=MAX([.$B251])" office:value-type="float" office:value="300" calcext:value-type="float">
            <text:p>300</text:p>
          </table:table-cell>
          <table:table-cell table:formula="of:=MAX([.$C2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0/v3/aso</text:p>
          </table:table-cell>
          <table:table-cell table:formula="of:=AVERAGE([Instances.B252:Instances.B252])" office:value-type="float" office:value="7.86188" calcext:value-type="float">
            <text:p>7.86188</text:p>
          </table:table-cell>
          <table:table-cell table:formula="of:=SUM([Instances.C252:Instances.C252])" office:value-type="float" office:value="0" calcext:value-type="float">
            <text:p>0</text:p>
          </table:table-cell>
          <table:table-cell table:formula="of:=MIN([.$B252])" office:value-type="float" office:value="7.86188" calcext:value-type="float">
            <text:p>7.86188</text:p>
          </table:table-cell>
          <table:table-cell table:formula="of:=MIN([.$C252])" office:value-type="float" office:value="0" calcext:value-type="float">
            <text:p>0</text:p>
          </table:table-cell>
          <table:table-cell table:formula="of:=MEDIAN([.$B252])" office:value-type="float" office:value="7.86188" calcext:value-type="float">
            <text:p>7.86188</text:p>
          </table:table-cell>
          <table:table-cell table:formula="of:=MEDIAN([.$C252])" office:value-type="float" office:value="0" calcext:value-type="float">
            <text:p>0</text:p>
          </table:table-cell>
          <table:table-cell table:formula="of:=MAX([.$B252])" office:value-type="float" office:value="7.86188" calcext:value-type="float">
            <text:p>7.86188</text:p>
          </table:table-cell>
          <table:table-cell table:formula="of:=MAX([.$C2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0/v3/less_weight</text:p>
          </table:table-cell>
          <table:table-cell table:formula="of:=AVERAGE([Instances.B253:Instances.B253])" office:value-type="float" office:value="300" calcext:value-type="float">
            <text:p>300</text:p>
          </table:table-cell>
          <table:table-cell table:formula="of:=SUM([Instances.C253:Instances.C253])" office:value-type="float" office:value="1" calcext:value-type="float">
            <text:p>1</text:p>
          </table:table-cell>
          <table:table-cell table:formula="of:=MIN([.$B253])" office:value-type="float" office:value="300" calcext:value-type="float">
            <text:p>300</text:p>
          </table:table-cell>
          <table:table-cell table:formula="of:=MIN([.$C253])" office:value-type="float" office:value="1" calcext:value-type="float">
            <text:p>1</text:p>
          </table:table-cell>
          <table:table-cell table:formula="of:=MEDIAN([.$B253])" office:value-type="float" office:value="300" calcext:value-type="float">
            <text:p>300</text:p>
          </table:table-cell>
          <table:table-cell table:formula="of:=MEDIAN([.$C253])" office:value-type="float" office:value="1" calcext:value-type="float">
            <text:p>1</text:p>
          </table:table-cell>
          <table:table-cell table:formula="of:=MAX([.$B253])" office:value-type="float" office:value="300" calcext:value-type="float">
            <text:p>300</text:p>
          </table:table-cell>
          <table:table-cell table:formula="of:=MAX([.$C25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0/v3/poset</text:p>
          </table:table-cell>
          <table:table-cell table:formula="of:=AVERAGE([Instances.B254:Instances.B254])" office:value-type="float" office:value="300" calcext:value-type="float">
            <text:p>300</text:p>
          </table:table-cell>
          <table:table-cell table:formula="of:=SUM([Instances.C254:Instances.C254])" office:value-type="float" office:value="1" calcext:value-type="float">
            <text:p>1</text:p>
          </table:table-cell>
          <table:table-cell table:formula="of:=MIN([.$B254])" office:value-type="float" office:value="300" calcext:value-type="float">
            <text:p>300</text:p>
          </table:table-cell>
          <table:table-cell table:formula="of:=MIN([.$C254])" office:value-type="float" office:value="1" calcext:value-type="float">
            <text:p>1</text:p>
          </table:table-cell>
          <table:table-cell table:formula="of:=MEDIAN([.$B254])" office:value-type="float" office:value="300" calcext:value-type="float">
            <text:p>300</text:p>
          </table:table-cell>
          <table:table-cell table:formula="of:=MEDIAN([.$C254])" office:value-type="float" office:value="1" calcext:value-type="float">
            <text:p>1</text:p>
          </table:table-cell>
          <table:table-cell table:formula="of:=MAX([.$B254])" office:value-type="float" office:value="300" calcext:value-type="float">
            <text:p>300</text:p>
          </table:table-cell>
          <table:table-cell table:formula="of:=MAX([.$C25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1/aso</text:p>
          </table:table-cell>
          <table:table-cell table:formula="of:=AVERAGE([Instances.B255:Instances.B255])" office:value-type="float" office:value="300" calcext:value-type="float">
            <text:p>300</text:p>
          </table:table-cell>
          <table:table-cell table:formula="of:=SUM([Instances.C255:Instances.C255])" office:value-type="float" office:value="1" calcext:value-type="float">
            <text:p>1</text:p>
          </table:table-cell>
          <table:table-cell table:formula="of:=MIN([.$B255])" office:value-type="float" office:value="300" calcext:value-type="float">
            <text:p>300</text:p>
          </table:table-cell>
          <table:table-cell table:formula="of:=MIN([.$C255])" office:value-type="float" office:value="1" calcext:value-type="float">
            <text:p>1</text:p>
          </table:table-cell>
          <table:table-cell table:formula="of:=MEDIAN([.$B255])" office:value-type="float" office:value="300" calcext:value-type="float">
            <text:p>300</text:p>
          </table:table-cell>
          <table:table-cell table:formula="of:=MEDIAN([.$C255])" office:value-type="float" office:value="1" calcext:value-type="float">
            <text:p>1</text:p>
          </table:table-cell>
          <table:table-cell table:formula="of:=MAX([.$B255])" office:value-type="float" office:value="300" calcext:value-type="float">
            <text:p>300</text:p>
          </table:table-cell>
          <table:table-cell table:formula="of:=MAX([.$C2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1/less_weight</text:p>
          </table:table-cell>
          <table:table-cell table:formula="of:=AVERAGE([Instances.B256:Instances.B256])" office:value-type="float" office:value="300" calcext:value-type="float">
            <text:p>300</text:p>
          </table:table-cell>
          <table:table-cell table:formula="of:=SUM([Instances.C256:Instances.C256])" office:value-type="float" office:value="1" calcext:value-type="float">
            <text:p>1</text:p>
          </table:table-cell>
          <table:table-cell table:formula="of:=MIN([.$B256])" office:value-type="float" office:value="300" calcext:value-type="float">
            <text:p>300</text:p>
          </table:table-cell>
          <table:table-cell table:formula="of:=MIN([.$C256])" office:value-type="float" office:value="1" calcext:value-type="float">
            <text:p>1</text:p>
          </table:table-cell>
          <table:table-cell table:formula="of:=MEDIAN([.$B256])" office:value-type="float" office:value="300" calcext:value-type="float">
            <text:p>300</text:p>
          </table:table-cell>
          <table:table-cell table:formula="of:=MEDIAN([.$C256])" office:value-type="float" office:value="1" calcext:value-type="float">
            <text:p>1</text:p>
          </table:table-cell>
          <table:table-cell table:formula="of:=MAX([.$B256])" office:value-type="float" office:value="300" calcext:value-type="float">
            <text:p>300</text:p>
          </table:table-cell>
          <table:table-cell table:formula="of:=MAX([.$C25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1/poset</text:p>
          </table:table-cell>
          <table:table-cell table:formula="of:=AVERAGE([Instances.B257:Instances.B257])" office:value-type="float" office:value="300" calcext:value-type="float">
            <text:p>300</text:p>
          </table:table-cell>
          <table:table-cell table:formula="of:=SUM([Instances.C257:Instances.C257])" office:value-type="float" office:value="1" calcext:value-type="float">
            <text:p>1</text:p>
          </table:table-cell>
          <table:table-cell table:formula="of:=MIN([.$B257])" office:value-type="float" office:value="300" calcext:value-type="float">
            <text:p>300</text:p>
          </table:table-cell>
          <table:table-cell table:formula="of:=MIN([.$C257])" office:value-type="float" office:value="1" calcext:value-type="float">
            <text:p>1</text:p>
          </table:table-cell>
          <table:table-cell table:formula="of:=MEDIAN([.$B257])" office:value-type="float" office:value="300" calcext:value-type="float">
            <text:p>300</text:p>
          </table:table-cell>
          <table:table-cell table:formula="of:=MEDIAN([.$C257])" office:value-type="float" office:value="1" calcext:value-type="float">
            <text:p>1</text:p>
          </table:table-cell>
          <table:table-cell table:formula="of:=MAX([.$B257])" office:value-type="float" office:value="300" calcext:value-type="float">
            <text:p>300</text:p>
          </table:table-cell>
          <table:table-cell table:formula="of:=MAX([.$C25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2/aso</text:p>
          </table:table-cell>
          <table:table-cell table:formula="of:=AVERAGE([Instances.B258:Instances.B258])" office:value-type="float" office:value="6.59269" calcext:value-type="float">
            <text:p>6.59269</text:p>
          </table:table-cell>
          <table:table-cell table:formula="of:=SUM([Instances.C258:Instances.C258])" office:value-type="float" office:value="0" calcext:value-type="float">
            <text:p>0</text:p>
          </table:table-cell>
          <table:table-cell table:formula="of:=MIN([.$B258])" office:value-type="float" office:value="6.59269" calcext:value-type="float">
            <text:p>6.59269</text:p>
          </table:table-cell>
          <table:table-cell table:formula="of:=MIN([.$C258])" office:value-type="float" office:value="0" calcext:value-type="float">
            <text:p>0</text:p>
          </table:table-cell>
          <table:table-cell table:formula="of:=MEDIAN([.$B258])" office:value-type="float" office:value="6.59269" calcext:value-type="float">
            <text:p>6.59269</text:p>
          </table:table-cell>
          <table:table-cell table:formula="of:=MEDIAN([.$C258])" office:value-type="float" office:value="0" calcext:value-type="float">
            <text:p>0</text:p>
          </table:table-cell>
          <table:table-cell table:formula="of:=MAX([.$B258])" office:value-type="float" office:value="6.59269" calcext:value-type="float">
            <text:p>6.59269</text:p>
          </table:table-cell>
          <table:table-cell table:formula="of:=MAX([.$C2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1/v2/less_weight</text:p>
          </table:table-cell>
          <table:table-cell table:formula="of:=AVERAGE([Instances.B259:Instances.B259])" office:value-type="float" office:value="300" calcext:value-type="float">
            <text:p>300</text:p>
          </table:table-cell>
          <table:table-cell table:formula="of:=SUM([Instances.C259:Instances.C259])" office:value-type="float" office:value="1" calcext:value-type="float">
            <text:p>1</text:p>
          </table:table-cell>
          <table:table-cell table:formula="of:=MIN([.$B259])" office:value-type="float" office:value="300" calcext:value-type="float">
            <text:p>300</text:p>
          </table:table-cell>
          <table:table-cell table:formula="of:=MIN([.$C259])" office:value-type="float" office:value="1" calcext:value-type="float">
            <text:p>1</text:p>
          </table:table-cell>
          <table:table-cell table:formula="of:=MEDIAN([.$B259])" office:value-type="float" office:value="300" calcext:value-type="float">
            <text:p>300</text:p>
          </table:table-cell>
          <table:table-cell table:formula="of:=MEDIAN([.$C259])" office:value-type="float" office:value="1" calcext:value-type="float">
            <text:p>1</text:p>
          </table:table-cell>
          <table:table-cell table:formula="of:=MAX([.$B259])" office:value-type="float" office:value="300" calcext:value-type="float">
            <text:p>300</text:p>
          </table:table-cell>
          <table:table-cell table:formula="of:=MAX([.$C25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2/poset</text:p>
          </table:table-cell>
          <table:table-cell table:formula="of:=AVERAGE([Instances.B260:Instances.B260])" office:value-type="float" office:value="300" calcext:value-type="float">
            <text:p>300</text:p>
          </table:table-cell>
          <table:table-cell table:formula="of:=SUM([Instances.C260:Instances.C260])" office:value-type="float" office:value="1" calcext:value-type="float">
            <text:p>1</text:p>
          </table:table-cell>
          <table:table-cell table:formula="of:=MIN([.$B260])" office:value-type="float" office:value="300" calcext:value-type="float">
            <text:p>300</text:p>
          </table:table-cell>
          <table:table-cell table:formula="of:=MIN([.$C260])" office:value-type="float" office:value="1" calcext:value-type="float">
            <text:p>1</text:p>
          </table:table-cell>
          <table:table-cell table:formula="of:=MEDIAN([.$B260])" office:value-type="float" office:value="300" calcext:value-type="float">
            <text:p>300</text:p>
          </table:table-cell>
          <table:table-cell table:formula="of:=MEDIAN([.$C260])" office:value-type="float" office:value="1" calcext:value-type="float">
            <text:p>1</text:p>
          </table:table-cell>
          <table:table-cell table:formula="of:=MAX([.$B260])" office:value-type="float" office:value="300" calcext:value-type="float">
            <text:p>300</text:p>
          </table:table-cell>
          <table:table-cell table:formula="of:=MAX([.$C26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3/aso</text:p>
          </table:table-cell>
          <table:table-cell table:formula="of:=AVERAGE([Instances.B261:Instances.B261])" office:value-type="float" office:value="17.3918" calcext:value-type="float">
            <text:p>17.3918</text:p>
          </table:table-cell>
          <table:table-cell table:formula="of:=SUM([Instances.C261:Instances.C261])" office:value-type="float" office:value="0" calcext:value-type="float">
            <text:p>0</text:p>
          </table:table-cell>
          <table:table-cell table:formula="of:=MIN([.$B261])" office:value-type="float" office:value="17.3918" calcext:value-type="float">
            <text:p>17.3918</text:p>
          </table:table-cell>
          <table:table-cell table:formula="of:=MIN([.$C261])" office:value-type="float" office:value="0" calcext:value-type="float">
            <text:p>0</text:p>
          </table:table-cell>
          <table:table-cell table:formula="of:=MEDIAN([.$B261])" office:value-type="float" office:value="17.3918" calcext:value-type="float">
            <text:p>17.3918</text:p>
          </table:table-cell>
          <table:table-cell table:formula="of:=MEDIAN([.$C261])" office:value-type="float" office:value="0" calcext:value-type="float">
            <text:p>0</text:p>
          </table:table-cell>
          <table:table-cell table:formula="of:=MAX([.$B261])" office:value-type="float" office:value="17.3918" calcext:value-type="float">
            <text:p>17.3918</text:p>
          </table:table-cell>
          <table:table-cell table:formula="of:=MAX([.$C2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1/v3/less_weight</text:p>
          </table:table-cell>
          <table:table-cell table:formula="of:=AVERAGE([Instances.B262:Instances.B262])" office:value-type="float" office:value="300" calcext:value-type="float">
            <text:p>300</text:p>
          </table:table-cell>
          <table:table-cell table:formula="of:=SUM([Instances.C262:Instances.C262])" office:value-type="float" office:value="1" calcext:value-type="float">
            <text:p>1</text:p>
          </table:table-cell>
          <table:table-cell table:formula="of:=MIN([.$B262])" office:value-type="float" office:value="300" calcext:value-type="float">
            <text:p>300</text:p>
          </table:table-cell>
          <table:table-cell table:formula="of:=MIN([.$C262])" office:value-type="float" office:value="1" calcext:value-type="float">
            <text:p>1</text:p>
          </table:table-cell>
          <table:table-cell table:formula="of:=MEDIAN([.$B262])" office:value-type="float" office:value="300" calcext:value-type="float">
            <text:p>300</text:p>
          </table:table-cell>
          <table:table-cell table:formula="of:=MEDIAN([.$C262])" office:value-type="float" office:value="1" calcext:value-type="float">
            <text:p>1</text:p>
          </table:table-cell>
          <table:table-cell table:formula="of:=MAX([.$B262])" office:value-type="float" office:value="300" calcext:value-type="float">
            <text:p>300</text:p>
          </table:table-cell>
          <table:table-cell table:formula="of:=MAX([.$C26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3/poset</text:p>
          </table:table-cell>
          <table:table-cell table:formula="of:=AVERAGE([Instances.B263:Instances.B263])" office:value-type="float" office:value="300" calcext:value-type="float">
            <text:p>300</text:p>
          </table:table-cell>
          <table:table-cell table:formula="of:=SUM([Instances.C263:Instances.C263])" office:value-type="float" office:value="1" calcext:value-type="float">
            <text:p>1</text:p>
          </table:table-cell>
          <table:table-cell table:formula="of:=MIN([.$B263])" office:value-type="float" office:value="300" calcext:value-type="float">
            <text:p>300</text:p>
          </table:table-cell>
          <table:table-cell table:formula="of:=MIN([.$C263])" office:value-type="float" office:value="1" calcext:value-type="float">
            <text:p>1</text:p>
          </table:table-cell>
          <table:table-cell table:formula="of:=MEDIAN([.$B263])" office:value-type="float" office:value="300" calcext:value-type="float">
            <text:p>300</text:p>
          </table:table-cell>
          <table:table-cell table:formula="of:=MEDIAN([.$C263])" office:value-type="float" office:value="1" calcext:value-type="float">
            <text:p>1</text:p>
          </table:table-cell>
          <table:table-cell table:formula="of:=MAX([.$B263])" office:value-type="float" office:value="300" calcext:value-type="float">
            <text:p>300</text:p>
          </table:table-cell>
          <table:table-cell table:formula="of:=MAX([.$C26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3/v1/aso</text:p>
          </table:table-cell>
          <table:table-cell table:formula="of:=AVERAGE([Instances.B264:Instances.B264])" office:value-type="float" office:value="156.418" calcext:value-type="float">
            <text:p>156.418</text:p>
          </table:table-cell>
          <table:table-cell table:formula="of:=SUM([Instances.C264:Instances.C264])" office:value-type="float" office:value="0" calcext:value-type="float">
            <text:p>0</text:p>
          </table:table-cell>
          <table:table-cell table:formula="of:=MIN([.$B264])" office:value-type="float" office:value="156.418" calcext:value-type="float">
            <text:p>156.418</text:p>
          </table:table-cell>
          <table:table-cell table:formula="of:=MIN([.$C264])" office:value-type="float" office:value="0" calcext:value-type="float">
            <text:p>0</text:p>
          </table:table-cell>
          <table:table-cell table:formula="of:=MEDIAN([.$B264])" office:value-type="float" office:value="156.418" calcext:value-type="float">
            <text:p>156.418</text:p>
          </table:table-cell>
          <table:table-cell table:formula="of:=MEDIAN([.$C264])" office:value-type="float" office:value="0" calcext:value-type="float">
            <text:p>0</text:p>
          </table:table-cell>
          <table:table-cell table:formula="of:=MAX([.$B264])" office:value-type="float" office:value="156.418" calcext:value-type="float">
            <text:p>156.418</text:p>
          </table:table-cell>
          <table:table-cell table:formula="of:=MAX([.$C2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3/v1/less_weight</text:p>
          </table:table-cell>
          <table:table-cell table:formula="of:=AVERAGE([Instances.B265:Instances.B265])" office:value-type="float" office:value="300" calcext:value-type="float">
            <text:p>300</text:p>
          </table:table-cell>
          <table:table-cell table:formula="of:=SUM([Instances.C265:Instances.C265])" office:value-type="float" office:value="1" calcext:value-type="float">
            <text:p>1</text:p>
          </table:table-cell>
          <table:table-cell table:formula="of:=MIN([.$B265])" office:value-type="float" office:value="300" calcext:value-type="float">
            <text:p>300</text:p>
          </table:table-cell>
          <table:table-cell table:formula="of:=MIN([.$C265])" office:value-type="float" office:value="1" calcext:value-type="float">
            <text:p>1</text:p>
          </table:table-cell>
          <table:table-cell table:formula="of:=MEDIAN([.$B265])" office:value-type="float" office:value="300" calcext:value-type="float">
            <text:p>300</text:p>
          </table:table-cell>
          <table:table-cell table:formula="of:=MEDIAN([.$C265])" office:value-type="float" office:value="1" calcext:value-type="float">
            <text:p>1</text:p>
          </table:table-cell>
          <table:table-cell table:formula="of:=MAX([.$B265])" office:value-type="float" office:value="300" calcext:value-type="float">
            <text:p>300</text:p>
          </table:table-cell>
          <table:table-cell table:formula="of:=MAX([.$C26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3/v1/poset</text:p>
          </table:table-cell>
          <table:table-cell table:formula="of:=AVERAGE([Instances.B266:Instances.B266])" office:value-type="float" office:value="300" calcext:value-type="float">
            <text:p>300</text:p>
          </table:table-cell>
          <table:table-cell table:formula="of:=SUM([Instances.C266:Instances.C266])" office:value-type="float" office:value="1" calcext:value-type="float">
            <text:p>1</text:p>
          </table:table-cell>
          <table:table-cell table:formula="of:=MIN([.$B266])" office:value-type="float" office:value="300" calcext:value-type="float">
            <text:p>300</text:p>
          </table:table-cell>
          <table:table-cell table:formula="of:=MIN([.$C266])" office:value-type="float" office:value="1" calcext:value-type="float">
            <text:p>1</text:p>
          </table:table-cell>
          <table:table-cell table:formula="of:=MEDIAN([.$B266])" office:value-type="float" office:value="300" calcext:value-type="float">
            <text:p>300</text:p>
          </table:table-cell>
          <table:table-cell table:formula="of:=MEDIAN([.$C266])" office:value-type="float" office:value="1" calcext:value-type="float">
            <text:p>1</text:p>
          </table:table-cell>
          <table:table-cell table:formula="of:=MAX([.$B266])" office:value-type="float" office:value="300" calcext:value-type="float">
            <text:p>300</text:p>
          </table:table-cell>
          <table:table-cell table:formula="of:=MAX([.$C26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3/v2/aso</text:p>
          </table:table-cell>
          <table:table-cell table:formula="of:=AVERAGE([Instances.B267:Instances.B267])" office:value-type="float" office:value="12.3546" calcext:value-type="float">
            <text:p>12.3546</text:p>
          </table:table-cell>
          <table:table-cell table:formula="of:=SUM([Instances.C267:Instances.C267])" office:value-type="float" office:value="0" calcext:value-type="float">
            <text:p>0</text:p>
          </table:table-cell>
          <table:table-cell table:formula="of:=MIN([.$B267])" office:value-type="float" office:value="12.3546" calcext:value-type="float">
            <text:p>12.3546</text:p>
          </table:table-cell>
          <table:table-cell table:formula="of:=MIN([.$C267])" office:value-type="float" office:value="0" calcext:value-type="float">
            <text:p>0</text:p>
          </table:table-cell>
          <table:table-cell table:formula="of:=MEDIAN([.$B267])" office:value-type="float" office:value="12.3546" calcext:value-type="float">
            <text:p>12.3546</text:p>
          </table:table-cell>
          <table:table-cell table:formula="of:=MEDIAN([.$C267])" office:value-type="float" office:value="0" calcext:value-type="float">
            <text:p>0</text:p>
          </table:table-cell>
          <table:table-cell table:formula="of:=MAX([.$B267])" office:value-type="float" office:value="12.3546" calcext:value-type="float">
            <text:p>12.3546</text:p>
          </table:table-cell>
          <table:table-cell table:formula="of:=MAX([.$C2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3/v2/less_weight</text:p>
          </table:table-cell>
          <table:table-cell table:formula="of:=AVERAGE([Instances.B268:Instances.B268])" office:value-type="float" office:value="300" calcext:value-type="float">
            <text:p>300</text:p>
          </table:table-cell>
          <table:table-cell table:formula="of:=SUM([Instances.C268:Instances.C268])" office:value-type="float" office:value="1" calcext:value-type="float">
            <text:p>1</text:p>
          </table:table-cell>
          <table:table-cell table:formula="of:=MIN([.$B268])" office:value-type="float" office:value="300" calcext:value-type="float">
            <text:p>300</text:p>
          </table:table-cell>
          <table:table-cell table:formula="of:=MIN([.$C268])" office:value-type="float" office:value="1" calcext:value-type="float">
            <text:p>1</text:p>
          </table:table-cell>
          <table:table-cell table:formula="of:=MEDIAN([.$B268])" office:value-type="float" office:value="300" calcext:value-type="float">
            <text:p>300</text:p>
          </table:table-cell>
          <table:table-cell table:formula="of:=MEDIAN([.$C268])" office:value-type="float" office:value="1" calcext:value-type="float">
            <text:p>1</text:p>
          </table:table-cell>
          <table:table-cell table:formula="of:=MAX([.$B268])" office:value-type="float" office:value="300" calcext:value-type="float">
            <text:p>300</text:p>
          </table:table-cell>
          <table:table-cell table:formula="of:=MAX([.$C26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3/v2/poset</text:p>
          </table:table-cell>
          <table:table-cell table:formula="of:=AVERAGE([Instances.B269:Instances.B269])" office:value-type="float" office:value="300" calcext:value-type="float">
            <text:p>300</text:p>
          </table:table-cell>
          <table:table-cell table:formula="of:=SUM([Instances.C269:Instances.C269])" office:value-type="float" office:value="1" calcext:value-type="float">
            <text:p>1</text:p>
          </table:table-cell>
          <table:table-cell table:formula="of:=MIN([.$B269])" office:value-type="float" office:value="300" calcext:value-type="float">
            <text:p>300</text:p>
          </table:table-cell>
          <table:table-cell table:formula="of:=MIN([.$C269])" office:value-type="float" office:value="1" calcext:value-type="float">
            <text:p>1</text:p>
          </table:table-cell>
          <table:table-cell table:formula="of:=MEDIAN([.$B269])" office:value-type="float" office:value="300" calcext:value-type="float">
            <text:p>300</text:p>
          </table:table-cell>
          <table:table-cell table:formula="of:=MEDIAN([.$C269])" office:value-type="float" office:value="1" calcext:value-type="float">
            <text:p>1</text:p>
          </table:table-cell>
          <table:table-cell table:formula="of:=MAX([.$B269])" office:value-type="float" office:value="300" calcext:value-type="float">
            <text:p>300</text:p>
          </table:table-cell>
          <table:table-cell table:formula="of:=MAX([.$C26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3/v3/aso</text:p>
          </table:table-cell>
          <table:table-cell table:formula="of:=AVERAGE([Instances.B270:Instances.B270])" office:value-type="float" office:value="4.68897" calcext:value-type="float">
            <text:p>4.68897</text:p>
          </table:table-cell>
          <table:table-cell table:formula="of:=SUM([Instances.C270:Instances.C270])" office:value-type="float" office:value="0" calcext:value-type="float">
            <text:p>0</text:p>
          </table:table-cell>
          <table:table-cell table:formula="of:=MIN([.$B270])" office:value-type="float" office:value="4.68897" calcext:value-type="float">
            <text:p>4.68897</text:p>
          </table:table-cell>
          <table:table-cell table:formula="of:=MIN([.$C270])" office:value-type="float" office:value="0" calcext:value-type="float">
            <text:p>0</text:p>
          </table:table-cell>
          <table:table-cell table:formula="of:=MEDIAN([.$B270])" office:value-type="float" office:value="4.68897" calcext:value-type="float">
            <text:p>4.68897</text:p>
          </table:table-cell>
          <table:table-cell table:formula="of:=MEDIAN([.$C270])" office:value-type="float" office:value="0" calcext:value-type="float">
            <text:p>0</text:p>
          </table:table-cell>
          <table:table-cell table:formula="of:=MAX([.$B270])" office:value-type="float" office:value="4.68897" calcext:value-type="float">
            <text:p>4.68897</text:p>
          </table:table-cell>
          <table:table-cell table:formula="of:=MAX([.$C2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3/v3/less_weight</text:p>
          </table:table-cell>
          <table:table-cell table:formula="of:=AVERAGE([Instances.B271:Instances.B271])" office:value-type="float" office:value="300" calcext:value-type="float">
            <text:p>300</text:p>
          </table:table-cell>
          <table:table-cell table:formula="of:=SUM([Instances.C271:Instances.C271])" office:value-type="float" office:value="1" calcext:value-type="float">
            <text:p>1</text:p>
          </table:table-cell>
          <table:table-cell table:formula="of:=MIN([.$B271])" office:value-type="float" office:value="300" calcext:value-type="float">
            <text:p>300</text:p>
          </table:table-cell>
          <table:table-cell table:formula="of:=MIN([.$C271])" office:value-type="float" office:value="1" calcext:value-type="float">
            <text:p>1</text:p>
          </table:table-cell>
          <table:table-cell table:formula="of:=MEDIAN([.$B271])" office:value-type="float" office:value="300" calcext:value-type="float">
            <text:p>300</text:p>
          </table:table-cell>
          <table:table-cell table:formula="of:=MEDIAN([.$C271])" office:value-type="float" office:value="1" calcext:value-type="float">
            <text:p>1</text:p>
          </table:table-cell>
          <table:table-cell table:formula="of:=MAX([.$B271])" office:value-type="float" office:value="300" calcext:value-type="float">
            <text:p>300</text:p>
          </table:table-cell>
          <table:table-cell table:formula="of:=MAX([.$C27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3/v3/poset</text:p>
          </table:table-cell>
          <table:table-cell table:formula="of:=AVERAGE([Instances.B272:Instances.B272])" office:value-type="float" office:value="300" calcext:value-type="float">
            <text:p>300</text:p>
          </table:table-cell>
          <table:table-cell table:formula="of:=SUM([Instances.C272:Instances.C272])" office:value-type="float" office:value="1" calcext:value-type="float">
            <text:p>1</text:p>
          </table:table-cell>
          <table:table-cell table:formula="of:=MIN([.$B272])" office:value-type="float" office:value="300" calcext:value-type="float">
            <text:p>300</text:p>
          </table:table-cell>
          <table:table-cell table:formula="of:=MIN([.$C272])" office:value-type="float" office:value="1" calcext:value-type="float">
            <text:p>1</text:p>
          </table:table-cell>
          <table:table-cell table:formula="of:=MEDIAN([.$B272])" office:value-type="float" office:value="300" calcext:value-type="float">
            <text:p>300</text:p>
          </table:table-cell>
          <table:table-cell table:formula="of:=MEDIAN([.$C272])" office:value-type="float" office:value="1" calcext:value-type="float">
            <text:p>1</text:p>
          </table:table-cell>
          <table:table-cell table:formula="of:=MAX([.$B272])" office:value-type="float" office:value="300" calcext:value-type="float">
            <text:p>300</text:p>
          </table:table-cell>
          <table:table-cell table:formula="of:=MAX([.$C27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v1/aso</text:p>
          </table:table-cell>
          <table:table-cell table:formula="of:=AVERAGE([Instances.B273:Instances.B273])" office:value-type="float" office:value="299.067" calcext:value-type="float">
            <text:p>299.067</text:p>
          </table:table-cell>
          <table:table-cell table:formula="of:=SUM([Instances.C273:Instances.C273])" office:value-type="float" office:value="0" calcext:value-type="float">
            <text:p>0</text:p>
          </table:table-cell>
          <table:table-cell table:formula="of:=MIN([.$B273])" office:value-type="float" office:value="299.067" calcext:value-type="float">
            <text:p>299.067</text:p>
          </table:table-cell>
          <table:table-cell table:formula="of:=MIN([.$C273])" office:value-type="float" office:value="0" calcext:value-type="float">
            <text:p>0</text:p>
          </table:table-cell>
          <table:table-cell table:formula="of:=MEDIAN([.$B273])" office:value-type="float" office:value="299.067" calcext:value-type="float">
            <text:p>299.067</text:p>
          </table:table-cell>
          <table:table-cell table:formula="of:=MEDIAN([.$C273])" office:value-type="float" office:value="0" calcext:value-type="float">
            <text:p>0</text:p>
          </table:table-cell>
          <table:table-cell table:formula="of:=MAX([.$B273])" office:value-type="float" office:value="299.067" calcext:value-type="float">
            <text:p>299.067</text:p>
          </table:table-cell>
          <table:table-cell table:formula="of:=MAX([.$C2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4/v1/less_weight</text:p>
          </table:table-cell>
          <table:table-cell table:formula="of:=AVERAGE([Instances.B274:Instances.B274])" office:value-type="float" office:value="300" calcext:value-type="float">
            <text:p>300</text:p>
          </table:table-cell>
          <table:table-cell table:formula="of:=SUM([Instances.C274:Instances.C274])" office:value-type="float" office:value="1" calcext:value-type="float">
            <text:p>1</text:p>
          </table:table-cell>
          <table:table-cell table:formula="of:=MIN([.$B274])" office:value-type="float" office:value="300" calcext:value-type="float">
            <text:p>300</text:p>
          </table:table-cell>
          <table:table-cell table:formula="of:=MIN([.$C274])" office:value-type="float" office:value="1" calcext:value-type="float">
            <text:p>1</text:p>
          </table:table-cell>
          <table:table-cell table:formula="of:=MEDIAN([.$B274])" office:value-type="float" office:value="300" calcext:value-type="float">
            <text:p>300</text:p>
          </table:table-cell>
          <table:table-cell table:formula="of:=MEDIAN([.$C274])" office:value-type="float" office:value="1" calcext:value-type="float">
            <text:p>1</text:p>
          </table:table-cell>
          <table:table-cell table:formula="of:=MAX([.$B274])" office:value-type="float" office:value="300" calcext:value-type="float">
            <text:p>300</text:p>
          </table:table-cell>
          <table:table-cell table:formula="of:=MAX([.$C27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v1/poset</text:p>
          </table:table-cell>
          <table:table-cell table:formula="of:=AVERAGE([Instances.B275:Instances.B275])" office:value-type="float" office:value="300" calcext:value-type="float">
            <text:p>300</text:p>
          </table:table-cell>
          <table:table-cell table:formula="of:=SUM([Instances.C275:Instances.C275])" office:value-type="float" office:value="1" calcext:value-type="float">
            <text:p>1</text:p>
          </table:table-cell>
          <table:table-cell table:formula="of:=MIN([.$B275])" office:value-type="float" office:value="300" calcext:value-type="float">
            <text:p>300</text:p>
          </table:table-cell>
          <table:table-cell table:formula="of:=MIN([.$C275])" office:value-type="float" office:value="1" calcext:value-type="float">
            <text:p>1</text:p>
          </table:table-cell>
          <table:table-cell table:formula="of:=MEDIAN([.$B275])" office:value-type="float" office:value="300" calcext:value-type="float">
            <text:p>300</text:p>
          </table:table-cell>
          <table:table-cell table:formula="of:=MEDIAN([.$C275])" office:value-type="float" office:value="1" calcext:value-type="float">
            <text:p>1</text:p>
          </table:table-cell>
          <table:table-cell table:formula="of:=MAX([.$B275])" office:value-type="float" office:value="300" calcext:value-type="float">
            <text:p>300</text:p>
          </table:table-cell>
          <table:table-cell table:formula="of:=MAX([.$C2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v2/aso</text:p>
          </table:table-cell>
          <table:table-cell table:formula="of:=AVERAGE([Instances.B276:Instances.B276])" office:value-type="float" office:value="37.5954" calcext:value-type="float">
            <text:p>37.5954</text:p>
          </table:table-cell>
          <table:table-cell table:formula="of:=SUM([Instances.C276:Instances.C276])" office:value-type="float" office:value="0" calcext:value-type="float">
            <text:p>0</text:p>
          </table:table-cell>
          <table:table-cell table:formula="of:=MIN([.$B276])" office:value-type="float" office:value="37.5954" calcext:value-type="float">
            <text:p>37.5954</text:p>
          </table:table-cell>
          <table:table-cell table:formula="of:=MIN([.$C276])" office:value-type="float" office:value="0" calcext:value-type="float">
            <text:p>0</text:p>
          </table:table-cell>
          <table:table-cell table:formula="of:=MEDIAN([.$B276])" office:value-type="float" office:value="37.5954" calcext:value-type="float">
            <text:p>37.5954</text:p>
          </table:table-cell>
          <table:table-cell table:formula="of:=MEDIAN([.$C276])" office:value-type="float" office:value="0" calcext:value-type="float">
            <text:p>0</text:p>
          </table:table-cell>
          <table:table-cell table:formula="of:=MAX([.$B276])" office:value-type="float" office:value="37.5954" calcext:value-type="float">
            <text:p>37.5954</text:p>
          </table:table-cell>
          <table:table-cell table:formula="of:=MAX([.$C2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4/v2/less_weight</text:p>
          </table:table-cell>
          <table:table-cell table:formula="of:=AVERAGE([Instances.B277:Instances.B277])" office:value-type="float" office:value="300" calcext:value-type="float">
            <text:p>300</text:p>
          </table:table-cell>
          <table:table-cell table:formula="of:=SUM([Instances.C277:Instances.C277])" office:value-type="float" office:value="1" calcext:value-type="float">
            <text:p>1</text:p>
          </table:table-cell>
          <table:table-cell table:formula="of:=MIN([.$B277])" office:value-type="float" office:value="300" calcext:value-type="float">
            <text:p>300</text:p>
          </table:table-cell>
          <table:table-cell table:formula="of:=MIN([.$C277])" office:value-type="float" office:value="1" calcext:value-type="float">
            <text:p>1</text:p>
          </table:table-cell>
          <table:table-cell table:formula="of:=MEDIAN([.$B277])" office:value-type="float" office:value="300" calcext:value-type="float">
            <text:p>300</text:p>
          </table:table-cell>
          <table:table-cell table:formula="of:=MEDIAN([.$C277])" office:value-type="float" office:value="1" calcext:value-type="float">
            <text:p>1</text:p>
          </table:table-cell>
          <table:table-cell table:formula="of:=MAX([.$B277])" office:value-type="float" office:value="300" calcext:value-type="float">
            <text:p>300</text:p>
          </table:table-cell>
          <table:table-cell table:formula="of:=MAX([.$C27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v2/poset</text:p>
          </table:table-cell>
          <table:table-cell table:formula="of:=AVERAGE([Instances.B278:Instances.B278])" office:value-type="float" office:value="300" calcext:value-type="float">
            <text:p>300</text:p>
          </table:table-cell>
          <table:table-cell table:formula="of:=SUM([Instances.C278:Instances.C278])" office:value-type="float" office:value="1" calcext:value-type="float">
            <text:p>1</text:p>
          </table:table-cell>
          <table:table-cell table:formula="of:=MIN([.$B278])" office:value-type="float" office:value="300" calcext:value-type="float">
            <text:p>300</text:p>
          </table:table-cell>
          <table:table-cell table:formula="of:=MIN([.$C278])" office:value-type="float" office:value="1" calcext:value-type="float">
            <text:p>1</text:p>
          </table:table-cell>
          <table:table-cell table:formula="of:=MEDIAN([.$B278])" office:value-type="float" office:value="300" calcext:value-type="float">
            <text:p>300</text:p>
          </table:table-cell>
          <table:table-cell table:formula="of:=MEDIAN([.$C278])" office:value-type="float" office:value="1" calcext:value-type="float">
            <text:p>1</text:p>
          </table:table-cell>
          <table:table-cell table:formula="of:=MAX([.$B278])" office:value-type="float" office:value="300" calcext:value-type="float">
            <text:p>300</text:p>
          </table:table-cell>
          <table:table-cell table:formula="of:=MAX([.$C27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v3/aso</text:p>
          </table:table-cell>
          <table:table-cell table:formula="of:=AVERAGE([Instances.B279:Instances.B279])" office:value-type="float" office:value="6.49339" calcext:value-type="float">
            <text:p>6.49339</text:p>
          </table:table-cell>
          <table:table-cell table:formula="of:=SUM([Instances.C279:Instances.C279])" office:value-type="float" office:value="0" calcext:value-type="float">
            <text:p>0</text:p>
          </table:table-cell>
          <table:table-cell table:formula="of:=MIN([.$B279])" office:value-type="float" office:value="6.49339" calcext:value-type="float">
            <text:p>6.49339</text:p>
          </table:table-cell>
          <table:table-cell table:formula="of:=MIN([.$C279])" office:value-type="float" office:value="0" calcext:value-type="float">
            <text:p>0</text:p>
          </table:table-cell>
          <table:table-cell table:formula="of:=MEDIAN([.$B279])" office:value-type="float" office:value="6.49339" calcext:value-type="float">
            <text:p>6.49339</text:p>
          </table:table-cell>
          <table:table-cell table:formula="of:=MEDIAN([.$C279])" office:value-type="float" office:value="0" calcext:value-type="float">
            <text:p>0</text:p>
          </table:table-cell>
          <table:table-cell table:formula="of:=MAX([.$B279])" office:value-type="float" office:value="6.49339" calcext:value-type="float">
            <text:p>6.49339</text:p>
          </table:table-cell>
          <table:table-cell table:formula="of:=MAX([.$C2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4/v3/less_weight</text:p>
          </table:table-cell>
          <table:table-cell table:formula="of:=AVERAGE([Instances.B280:Instances.B280])" office:value-type="float" office:value="300" calcext:value-type="float">
            <text:p>300</text:p>
          </table:table-cell>
          <table:table-cell table:formula="of:=SUM([Instances.C280:Instances.C280])" office:value-type="float" office:value="1" calcext:value-type="float">
            <text:p>1</text:p>
          </table:table-cell>
          <table:table-cell table:formula="of:=MIN([.$B280])" office:value-type="float" office:value="300" calcext:value-type="float">
            <text:p>300</text:p>
          </table:table-cell>
          <table:table-cell table:formula="of:=MIN([.$C280])" office:value-type="float" office:value="1" calcext:value-type="float">
            <text:p>1</text:p>
          </table:table-cell>
          <table:table-cell table:formula="of:=MEDIAN([.$B280])" office:value-type="float" office:value="300" calcext:value-type="float">
            <text:p>300</text:p>
          </table:table-cell>
          <table:table-cell table:formula="of:=MEDIAN([.$C280])" office:value-type="float" office:value="1" calcext:value-type="float">
            <text:p>1</text:p>
          </table:table-cell>
          <table:table-cell table:formula="of:=MAX([.$B280])" office:value-type="float" office:value="300" calcext:value-type="float">
            <text:p>300</text:p>
          </table:table-cell>
          <table:table-cell table:formula="of:=MAX([.$C28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v3/poset</text:p>
          </table:table-cell>
          <table:table-cell table:formula="of:=AVERAGE([Instances.B281:Instances.B281])" office:value-type="float" office:value="300" calcext:value-type="float">
            <text:p>300</text:p>
          </table:table-cell>
          <table:table-cell table:formula="of:=SUM([Instances.C281:Instances.C281])" office:value-type="float" office:value="1" calcext:value-type="float">
            <text:p>1</text:p>
          </table:table-cell>
          <table:table-cell table:formula="of:=MIN([.$B281])" office:value-type="float" office:value="300" calcext:value-type="float">
            <text:p>300</text:p>
          </table:table-cell>
          <table:table-cell table:formula="of:=MIN([.$C281])" office:value-type="float" office:value="1" calcext:value-type="float">
            <text:p>1</text:p>
          </table:table-cell>
          <table:table-cell table:formula="of:=MEDIAN([.$B281])" office:value-type="float" office:value="300" calcext:value-type="float">
            <text:p>300</text:p>
          </table:table-cell>
          <table:table-cell table:formula="of:=MEDIAN([.$C281])" office:value-type="float" office:value="1" calcext:value-type="float">
            <text:p>1</text:p>
          </table:table-cell>
          <table:table-cell table:formula="of:=MAX([.$B281])" office:value-type="float" office:value="300" calcext:value-type="float">
            <text:p>300</text:p>
          </table:table-cell>
          <table:table-cell table:formula="of:=MAX([.$C28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5/v1/aso</text:p>
          </table:table-cell>
          <table:table-cell table:formula="of:=AVERAGE([Instances.B282:Instances.B282])" office:value-type="float" office:value="77.2843" calcext:value-type="float">
            <text:p>77.2843</text:p>
          </table:table-cell>
          <table:table-cell table:formula="of:=SUM([Instances.C282:Instances.C282])" office:value-type="float" office:value="0" calcext:value-type="float">
            <text:p>0</text:p>
          </table:table-cell>
          <table:table-cell table:formula="of:=MIN([.$B282])" office:value-type="float" office:value="77.2843" calcext:value-type="float">
            <text:p>77.2843</text:p>
          </table:table-cell>
          <table:table-cell table:formula="of:=MIN([.$C282])" office:value-type="float" office:value="0" calcext:value-type="float">
            <text:p>0</text:p>
          </table:table-cell>
          <table:table-cell table:formula="of:=MEDIAN([.$B282])" office:value-type="float" office:value="77.2843" calcext:value-type="float">
            <text:p>77.2843</text:p>
          </table:table-cell>
          <table:table-cell table:formula="of:=MEDIAN([.$C282])" office:value-type="float" office:value="0" calcext:value-type="float">
            <text:p>0</text:p>
          </table:table-cell>
          <table:table-cell table:formula="of:=MAX([.$B282])" office:value-type="float" office:value="77.2843" calcext:value-type="float">
            <text:p>77.2843</text:p>
          </table:table-cell>
          <table:table-cell table:formula="of:=MAX([.$C2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5/v1/less_weight</text:p>
          </table:table-cell>
          <table:table-cell table:formula="of:=AVERAGE([Instances.B283:Instances.B283])" office:value-type="float" office:value="300" calcext:value-type="float">
            <text:p>300</text:p>
          </table:table-cell>
          <table:table-cell table:formula="of:=SUM([Instances.C283:Instances.C283])" office:value-type="float" office:value="1" calcext:value-type="float">
            <text:p>1</text:p>
          </table:table-cell>
          <table:table-cell table:formula="of:=MIN([.$B283])" office:value-type="float" office:value="300" calcext:value-type="float">
            <text:p>300</text:p>
          </table:table-cell>
          <table:table-cell table:formula="of:=MIN([.$C283])" office:value-type="float" office:value="1" calcext:value-type="float">
            <text:p>1</text:p>
          </table:table-cell>
          <table:table-cell table:formula="of:=MEDIAN([.$B283])" office:value-type="float" office:value="300" calcext:value-type="float">
            <text:p>300</text:p>
          </table:table-cell>
          <table:table-cell table:formula="of:=MEDIAN([.$C283])" office:value-type="float" office:value="1" calcext:value-type="float">
            <text:p>1</text:p>
          </table:table-cell>
          <table:table-cell table:formula="of:=MAX([.$B283])" office:value-type="float" office:value="300" calcext:value-type="float">
            <text:p>300</text:p>
          </table:table-cell>
          <table:table-cell table:formula="of:=MAX([.$C28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5/v1/poset</text:p>
          </table:table-cell>
          <table:table-cell table:formula="of:=AVERAGE([Instances.B284:Instances.B284])" office:value-type="float" office:value="300" calcext:value-type="float">
            <text:p>300</text:p>
          </table:table-cell>
          <table:table-cell table:formula="of:=SUM([Instances.C284:Instances.C284])" office:value-type="float" office:value="1" calcext:value-type="float">
            <text:p>1</text:p>
          </table:table-cell>
          <table:table-cell table:formula="of:=MIN([.$B284])" office:value-type="float" office:value="300" calcext:value-type="float">
            <text:p>300</text:p>
          </table:table-cell>
          <table:table-cell table:formula="of:=MIN([.$C284])" office:value-type="float" office:value="1" calcext:value-type="float">
            <text:p>1</text:p>
          </table:table-cell>
          <table:table-cell table:formula="of:=MEDIAN([.$B284])" office:value-type="float" office:value="300" calcext:value-type="float">
            <text:p>300</text:p>
          </table:table-cell>
          <table:table-cell table:formula="of:=MEDIAN([.$C284])" office:value-type="float" office:value="1" calcext:value-type="float">
            <text:p>1</text:p>
          </table:table-cell>
          <table:table-cell table:formula="of:=MAX([.$B284])" office:value-type="float" office:value="300" calcext:value-type="float">
            <text:p>300</text:p>
          </table:table-cell>
          <table:table-cell table:formula="of:=MAX([.$C28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5/v2/aso</text:p>
          </table:table-cell>
          <table:table-cell table:formula="of:=AVERAGE([Instances.B285:Instances.B285])" office:value-type="float" office:value="5.62075" calcext:value-type="float">
            <text:p>5.62075</text:p>
          </table:table-cell>
          <table:table-cell table:formula="of:=SUM([Instances.C285:Instances.C285])" office:value-type="float" office:value="0" calcext:value-type="float">
            <text:p>0</text:p>
          </table:table-cell>
          <table:table-cell table:formula="of:=MIN([.$B285])" office:value-type="float" office:value="5.62075" calcext:value-type="float">
            <text:p>5.62075</text:p>
          </table:table-cell>
          <table:table-cell table:formula="of:=MIN([.$C285])" office:value-type="float" office:value="0" calcext:value-type="float">
            <text:p>0</text:p>
          </table:table-cell>
          <table:table-cell table:formula="of:=MEDIAN([.$B285])" office:value-type="float" office:value="5.62075" calcext:value-type="float">
            <text:p>5.62075</text:p>
          </table:table-cell>
          <table:table-cell table:formula="of:=MEDIAN([.$C285])" office:value-type="float" office:value="0" calcext:value-type="float">
            <text:p>0</text:p>
          </table:table-cell>
          <table:table-cell table:formula="of:=MAX([.$B285])" office:value-type="float" office:value="5.62075" calcext:value-type="float">
            <text:p>5.62075</text:p>
          </table:table-cell>
          <table:table-cell table:formula="of:=MAX([.$C2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5/v2/less_weight</text:p>
          </table:table-cell>
          <table:table-cell table:formula="of:=AVERAGE([Instances.B286:Instances.B286])" office:value-type="float" office:value="300" calcext:value-type="float">
            <text:p>300</text:p>
          </table:table-cell>
          <table:table-cell table:formula="of:=SUM([Instances.C286:Instances.C286])" office:value-type="float" office:value="1" calcext:value-type="float">
            <text:p>1</text:p>
          </table:table-cell>
          <table:table-cell table:formula="of:=MIN([.$B286])" office:value-type="float" office:value="300" calcext:value-type="float">
            <text:p>300</text:p>
          </table:table-cell>
          <table:table-cell table:formula="of:=MIN([.$C286])" office:value-type="float" office:value="1" calcext:value-type="float">
            <text:p>1</text:p>
          </table:table-cell>
          <table:table-cell table:formula="of:=MEDIAN([.$B286])" office:value-type="float" office:value="300" calcext:value-type="float">
            <text:p>300</text:p>
          </table:table-cell>
          <table:table-cell table:formula="of:=MEDIAN([.$C286])" office:value-type="float" office:value="1" calcext:value-type="float">
            <text:p>1</text:p>
          </table:table-cell>
          <table:table-cell table:formula="of:=MAX([.$B286])" office:value-type="float" office:value="300" calcext:value-type="float">
            <text:p>300</text:p>
          </table:table-cell>
          <table:table-cell table:formula="of:=MAX([.$C28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5/v2/poset</text:p>
          </table:table-cell>
          <table:table-cell table:formula="of:=AVERAGE([Instances.B287:Instances.B287])" office:value-type="float" office:value="300" calcext:value-type="float">
            <text:p>300</text:p>
          </table:table-cell>
          <table:table-cell table:formula="of:=SUM([Instances.C287:Instances.C287])" office:value-type="float" office:value="1" calcext:value-type="float">
            <text:p>1</text:p>
          </table:table-cell>
          <table:table-cell table:formula="of:=MIN([.$B287])" office:value-type="float" office:value="300" calcext:value-type="float">
            <text:p>300</text:p>
          </table:table-cell>
          <table:table-cell table:formula="of:=MIN([.$C287])" office:value-type="float" office:value="1" calcext:value-type="float">
            <text:p>1</text:p>
          </table:table-cell>
          <table:table-cell table:formula="of:=MEDIAN([.$B287])" office:value-type="float" office:value="300" calcext:value-type="float">
            <text:p>300</text:p>
          </table:table-cell>
          <table:table-cell table:formula="of:=MEDIAN([.$C287])" office:value-type="float" office:value="1" calcext:value-type="float">
            <text:p>1</text:p>
          </table:table-cell>
          <table:table-cell table:formula="of:=MAX([.$B287])" office:value-type="float" office:value="300" calcext:value-type="float">
            <text:p>300</text:p>
          </table:table-cell>
          <table:table-cell table:formula="of:=MAX([.$C28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5/v3/aso</text:p>
          </table:table-cell>
          <table:table-cell table:formula="of:=AVERAGE([Instances.B288:Instances.B288])" office:value-type="float" office:value="5.64965" calcext:value-type="float">
            <text:p>5.64965</text:p>
          </table:table-cell>
          <table:table-cell table:formula="of:=SUM([Instances.C288:Instances.C288])" office:value-type="float" office:value="0" calcext:value-type="float">
            <text:p>0</text:p>
          </table:table-cell>
          <table:table-cell table:formula="of:=MIN([.$B288])" office:value-type="float" office:value="5.64965" calcext:value-type="float">
            <text:p>5.64965</text:p>
          </table:table-cell>
          <table:table-cell table:formula="of:=MIN([.$C288])" office:value-type="float" office:value="0" calcext:value-type="float">
            <text:p>0</text:p>
          </table:table-cell>
          <table:table-cell table:formula="of:=MEDIAN([.$B288])" office:value-type="float" office:value="5.64965" calcext:value-type="float">
            <text:p>5.64965</text:p>
          </table:table-cell>
          <table:table-cell table:formula="of:=MEDIAN([.$C288])" office:value-type="float" office:value="0" calcext:value-type="float">
            <text:p>0</text:p>
          </table:table-cell>
          <table:table-cell table:formula="of:=MAX([.$B288])" office:value-type="float" office:value="5.64965" calcext:value-type="float">
            <text:p>5.64965</text:p>
          </table:table-cell>
          <table:table-cell table:formula="of:=MAX([.$C2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5/v3/less_weight</text:p>
          </table:table-cell>
          <table:table-cell table:formula="of:=AVERAGE([Instances.B289:Instances.B289])" office:value-type="float" office:value="300" calcext:value-type="float">
            <text:p>300</text:p>
          </table:table-cell>
          <table:table-cell table:formula="of:=SUM([Instances.C289:Instances.C289])" office:value-type="float" office:value="1" calcext:value-type="float">
            <text:p>1</text:p>
          </table:table-cell>
          <table:table-cell table:formula="of:=MIN([.$B289])" office:value-type="float" office:value="300" calcext:value-type="float">
            <text:p>300</text:p>
          </table:table-cell>
          <table:table-cell table:formula="of:=MIN([.$C289])" office:value-type="float" office:value="1" calcext:value-type="float">
            <text:p>1</text:p>
          </table:table-cell>
          <table:table-cell table:formula="of:=MEDIAN([.$B289])" office:value-type="float" office:value="300" calcext:value-type="float">
            <text:p>300</text:p>
          </table:table-cell>
          <table:table-cell table:formula="of:=MEDIAN([.$C289])" office:value-type="float" office:value="1" calcext:value-type="float">
            <text:p>1</text:p>
          </table:table-cell>
          <table:table-cell table:formula="of:=MAX([.$B289])" office:value-type="float" office:value="300" calcext:value-type="float">
            <text:p>300</text:p>
          </table:table-cell>
          <table:table-cell table:formula="of:=MAX([.$C28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5/v3/poset</text:p>
          </table:table-cell>
          <table:table-cell table:formula="of:=AVERAGE([Instances.B290:Instances.B290])" office:value-type="float" office:value="300" calcext:value-type="float">
            <text:p>300</text:p>
          </table:table-cell>
          <table:table-cell table:formula="of:=SUM([Instances.C290:Instances.C290])" office:value-type="float" office:value="1" calcext:value-type="float">
            <text:p>1</text:p>
          </table:table-cell>
          <table:table-cell table:formula="of:=MIN([.$B290])" office:value-type="float" office:value="300" calcext:value-type="float">
            <text:p>300</text:p>
          </table:table-cell>
          <table:table-cell table:formula="of:=MIN([.$C290])" office:value-type="float" office:value="1" calcext:value-type="float">
            <text:p>1</text:p>
          </table:table-cell>
          <table:table-cell table:formula="of:=MEDIAN([.$B290])" office:value-type="float" office:value="300" calcext:value-type="float">
            <text:p>300</text:p>
          </table:table-cell>
          <table:table-cell table:formula="of:=MEDIAN([.$C290])" office:value-type="float" office:value="1" calcext:value-type="float">
            <text:p>1</text:p>
          </table:table-cell>
          <table:table-cell table:formula="of:=MAX([.$B290])" office:value-type="float" office:value="300" calcext:value-type="float">
            <text:p>300</text:p>
          </table:table-cell>
          <table:table-cell table:formula="of:=MAX([.$C29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v1/aso</text:p>
          </table:table-cell>
          <table:table-cell table:formula="of:=AVERAGE([Instances.B291:Instances.B291])" office:value-type="float" office:value="60.8281" calcext:value-type="float">
            <text:p>60.8281</text:p>
          </table:table-cell>
          <table:table-cell table:formula="of:=SUM([Instances.C291:Instances.C291])" office:value-type="float" office:value="0" calcext:value-type="float">
            <text:p>0</text:p>
          </table:table-cell>
          <table:table-cell table:formula="of:=MIN([.$B291])" office:value-type="float" office:value="60.8281" calcext:value-type="float">
            <text:p>60.8281</text:p>
          </table:table-cell>
          <table:table-cell table:formula="of:=MIN([.$C291])" office:value-type="float" office:value="0" calcext:value-type="float">
            <text:p>0</text:p>
          </table:table-cell>
          <table:table-cell table:formula="of:=MEDIAN([.$B291])" office:value-type="float" office:value="60.8281" calcext:value-type="float">
            <text:p>60.8281</text:p>
          </table:table-cell>
          <table:table-cell table:formula="of:=MEDIAN([.$C291])" office:value-type="float" office:value="0" calcext:value-type="float">
            <text:p>0</text:p>
          </table:table-cell>
          <table:table-cell table:formula="of:=MAX([.$B291])" office:value-type="float" office:value="60.8281" calcext:value-type="float">
            <text:p>60.8281</text:p>
          </table:table-cell>
          <table:table-cell table:formula="of:=MAX([.$C2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6/v1/less_weight</text:p>
          </table:table-cell>
          <table:table-cell table:formula="of:=AVERAGE([Instances.B292:Instances.B292])" office:value-type="float" office:value="300" calcext:value-type="float">
            <text:p>300</text:p>
          </table:table-cell>
          <table:table-cell table:formula="of:=SUM([Instances.C292:Instances.C292])" office:value-type="float" office:value="1" calcext:value-type="float">
            <text:p>1</text:p>
          </table:table-cell>
          <table:table-cell table:formula="of:=MIN([.$B292])" office:value-type="float" office:value="300" calcext:value-type="float">
            <text:p>300</text:p>
          </table:table-cell>
          <table:table-cell table:formula="of:=MIN([.$C292])" office:value-type="float" office:value="1" calcext:value-type="float">
            <text:p>1</text:p>
          </table:table-cell>
          <table:table-cell table:formula="of:=MEDIAN([.$B292])" office:value-type="float" office:value="300" calcext:value-type="float">
            <text:p>300</text:p>
          </table:table-cell>
          <table:table-cell table:formula="of:=MEDIAN([.$C292])" office:value-type="float" office:value="1" calcext:value-type="float">
            <text:p>1</text:p>
          </table:table-cell>
          <table:table-cell table:formula="of:=MAX([.$B292])" office:value-type="float" office:value="300" calcext:value-type="float">
            <text:p>300</text:p>
          </table:table-cell>
          <table:table-cell table:formula="of:=MAX([.$C29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v1/poset</text:p>
          </table:table-cell>
          <table:table-cell table:formula="of:=AVERAGE([Instances.B293:Instances.B293])" office:value-type="float" office:value="300" calcext:value-type="float">
            <text:p>300</text:p>
          </table:table-cell>
          <table:table-cell table:formula="of:=SUM([Instances.C293:Instances.C293])" office:value-type="float" office:value="1" calcext:value-type="float">
            <text:p>1</text:p>
          </table:table-cell>
          <table:table-cell table:formula="of:=MIN([.$B293])" office:value-type="float" office:value="300" calcext:value-type="float">
            <text:p>300</text:p>
          </table:table-cell>
          <table:table-cell table:formula="of:=MIN([.$C293])" office:value-type="float" office:value="1" calcext:value-type="float">
            <text:p>1</text:p>
          </table:table-cell>
          <table:table-cell table:formula="of:=MEDIAN([.$B293])" office:value-type="float" office:value="300" calcext:value-type="float">
            <text:p>300</text:p>
          </table:table-cell>
          <table:table-cell table:formula="of:=MEDIAN([.$C293])" office:value-type="float" office:value="1" calcext:value-type="float">
            <text:p>1</text:p>
          </table:table-cell>
          <table:table-cell table:formula="of:=MAX([.$B293])" office:value-type="float" office:value="300" calcext:value-type="float">
            <text:p>300</text:p>
          </table:table-cell>
          <table:table-cell table:formula="of:=MAX([.$C29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v2/aso</text:p>
          </table:table-cell>
          <table:table-cell table:formula="of:=AVERAGE([Instances.B294:Instances.B294])" office:value-type="float" office:value="4.38923" calcext:value-type="float">
            <text:p>4.38923</text:p>
          </table:table-cell>
          <table:table-cell table:formula="of:=SUM([Instances.C294:Instances.C294])" office:value-type="float" office:value="0" calcext:value-type="float">
            <text:p>0</text:p>
          </table:table-cell>
          <table:table-cell table:formula="of:=MIN([.$B294])" office:value-type="float" office:value="4.38923" calcext:value-type="float">
            <text:p>4.38923</text:p>
          </table:table-cell>
          <table:table-cell table:formula="of:=MIN([.$C294])" office:value-type="float" office:value="0" calcext:value-type="float">
            <text:p>0</text:p>
          </table:table-cell>
          <table:table-cell table:formula="of:=MEDIAN([.$B294])" office:value-type="float" office:value="4.38923" calcext:value-type="float">
            <text:p>4.38923</text:p>
          </table:table-cell>
          <table:table-cell table:formula="of:=MEDIAN([.$C294])" office:value-type="float" office:value="0" calcext:value-type="float">
            <text:p>0</text:p>
          </table:table-cell>
          <table:table-cell table:formula="of:=MAX([.$B294])" office:value-type="float" office:value="4.38923" calcext:value-type="float">
            <text:p>4.38923</text:p>
          </table:table-cell>
          <table:table-cell table:formula="of:=MAX([.$C2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6/v2/less_weight</text:p>
          </table:table-cell>
          <table:table-cell table:formula="of:=AVERAGE([Instances.B295:Instances.B295])" office:value-type="float" office:value="300" calcext:value-type="float">
            <text:p>300</text:p>
          </table:table-cell>
          <table:table-cell table:formula="of:=SUM([Instances.C295:Instances.C295])" office:value-type="float" office:value="1" calcext:value-type="float">
            <text:p>1</text:p>
          </table:table-cell>
          <table:table-cell table:formula="of:=MIN([.$B295])" office:value-type="float" office:value="300" calcext:value-type="float">
            <text:p>300</text:p>
          </table:table-cell>
          <table:table-cell table:formula="of:=MIN([.$C295])" office:value-type="float" office:value="1" calcext:value-type="float">
            <text:p>1</text:p>
          </table:table-cell>
          <table:table-cell table:formula="of:=MEDIAN([.$B295])" office:value-type="float" office:value="300" calcext:value-type="float">
            <text:p>300</text:p>
          </table:table-cell>
          <table:table-cell table:formula="of:=MEDIAN([.$C295])" office:value-type="float" office:value="1" calcext:value-type="float">
            <text:p>1</text:p>
          </table:table-cell>
          <table:table-cell table:formula="of:=MAX([.$B295])" office:value-type="float" office:value="300" calcext:value-type="float">
            <text:p>300</text:p>
          </table:table-cell>
          <table:table-cell table:formula="of:=MAX([.$C29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v2/poset</text:p>
          </table:table-cell>
          <table:table-cell table:formula="of:=AVERAGE([Instances.B296:Instances.B296])" office:value-type="float" office:value="300" calcext:value-type="float">
            <text:p>300</text:p>
          </table:table-cell>
          <table:table-cell table:formula="of:=SUM([Instances.C296:Instances.C296])" office:value-type="float" office:value="1" calcext:value-type="float">
            <text:p>1</text:p>
          </table:table-cell>
          <table:table-cell table:formula="of:=MIN([.$B296])" office:value-type="float" office:value="300" calcext:value-type="float">
            <text:p>300</text:p>
          </table:table-cell>
          <table:table-cell table:formula="of:=MIN([.$C296])" office:value-type="float" office:value="1" calcext:value-type="float">
            <text:p>1</text:p>
          </table:table-cell>
          <table:table-cell table:formula="of:=MEDIAN([.$B296])" office:value-type="float" office:value="300" calcext:value-type="float">
            <text:p>300</text:p>
          </table:table-cell>
          <table:table-cell table:formula="of:=MEDIAN([.$C296])" office:value-type="float" office:value="1" calcext:value-type="float">
            <text:p>1</text:p>
          </table:table-cell>
          <table:table-cell table:formula="of:=MAX([.$B296])" office:value-type="float" office:value="300" calcext:value-type="float">
            <text:p>300</text:p>
          </table:table-cell>
          <table:table-cell table:formula="of:=MAX([.$C29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v3/aso</text:p>
          </table:table-cell>
          <table:table-cell table:formula="of:=AVERAGE([Instances.B297:Instances.B297])" office:value-type="float" office:value="9.78017" calcext:value-type="float">
            <text:p>9.78017</text:p>
          </table:table-cell>
          <table:table-cell table:formula="of:=SUM([Instances.C297:Instances.C297])" office:value-type="float" office:value="0" calcext:value-type="float">
            <text:p>0</text:p>
          </table:table-cell>
          <table:table-cell table:formula="of:=MIN([.$B297])" office:value-type="float" office:value="9.78017" calcext:value-type="float">
            <text:p>9.78017</text:p>
          </table:table-cell>
          <table:table-cell table:formula="of:=MIN([.$C297])" office:value-type="float" office:value="0" calcext:value-type="float">
            <text:p>0</text:p>
          </table:table-cell>
          <table:table-cell table:formula="of:=MEDIAN([.$B297])" office:value-type="float" office:value="9.78017" calcext:value-type="float">
            <text:p>9.78017</text:p>
          </table:table-cell>
          <table:table-cell table:formula="of:=MEDIAN([.$C297])" office:value-type="float" office:value="0" calcext:value-type="float">
            <text:p>0</text:p>
          </table:table-cell>
          <table:table-cell table:formula="of:=MAX([.$B297])" office:value-type="float" office:value="9.78017" calcext:value-type="float">
            <text:p>9.78017</text:p>
          </table:table-cell>
          <table:table-cell table:formula="of:=MAX([.$C2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6/v3/less_weight</text:p>
          </table:table-cell>
          <table:table-cell table:formula="of:=AVERAGE([Instances.B298:Instances.B298])" office:value-type="float" office:value="300" calcext:value-type="float">
            <text:p>300</text:p>
          </table:table-cell>
          <table:table-cell table:formula="of:=SUM([Instances.C298:Instances.C298])" office:value-type="float" office:value="1" calcext:value-type="float">
            <text:p>1</text:p>
          </table:table-cell>
          <table:table-cell table:formula="of:=MIN([.$B298])" office:value-type="float" office:value="300" calcext:value-type="float">
            <text:p>300</text:p>
          </table:table-cell>
          <table:table-cell table:formula="of:=MIN([.$C298])" office:value-type="float" office:value="1" calcext:value-type="float">
            <text:p>1</text:p>
          </table:table-cell>
          <table:table-cell table:formula="of:=MEDIAN([.$B298])" office:value-type="float" office:value="300" calcext:value-type="float">
            <text:p>300</text:p>
          </table:table-cell>
          <table:table-cell table:formula="of:=MEDIAN([.$C298])" office:value-type="float" office:value="1" calcext:value-type="float">
            <text:p>1</text:p>
          </table:table-cell>
          <table:table-cell table:formula="of:=MAX([.$B298])" office:value-type="float" office:value="300" calcext:value-type="float">
            <text:p>300</text:p>
          </table:table-cell>
          <table:table-cell table:formula="of:=MAX([.$C29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v3/poset</text:p>
          </table:table-cell>
          <table:table-cell table:formula="of:=AVERAGE([Instances.B299:Instances.B299])" office:value-type="float" office:value="300" calcext:value-type="float">
            <text:p>300</text:p>
          </table:table-cell>
          <table:table-cell table:formula="of:=SUM([Instances.C299:Instances.C299])" office:value-type="float" office:value="1" calcext:value-type="float">
            <text:p>1</text:p>
          </table:table-cell>
          <table:table-cell table:formula="of:=MIN([.$B299])" office:value-type="float" office:value="300" calcext:value-type="float">
            <text:p>300</text:p>
          </table:table-cell>
          <table:table-cell table:formula="of:=MIN([.$C299])" office:value-type="float" office:value="1" calcext:value-type="float">
            <text:p>1</text:p>
          </table:table-cell>
          <table:table-cell table:formula="of:=MEDIAN([.$B299])" office:value-type="float" office:value="300" calcext:value-type="float">
            <text:p>300</text:p>
          </table:table-cell>
          <table:table-cell table:formula="of:=MEDIAN([.$C299])" office:value-type="float" office:value="1" calcext:value-type="float">
            <text:p>1</text:p>
          </table:table-cell>
          <table:table-cell table:formula="of:=MAX([.$B299])" office:value-type="float" office:value="300" calcext:value-type="float">
            <text:p>300</text:p>
          </table:table-cell>
          <table:table-cell table:formula="of:=MAX([.$C29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7/v1/aso</text:p>
          </table:table-cell>
          <table:table-cell table:formula="of:=AVERAGE([Instances.B300:Instances.B300])" office:value-type="float" office:value="36.7854" calcext:value-type="float">
            <text:p>36.7854</text:p>
          </table:table-cell>
          <table:table-cell table:formula="of:=SUM([Instances.C300:Instances.C300])" office:value-type="float" office:value="0" calcext:value-type="float">
            <text:p>0</text:p>
          </table:table-cell>
          <table:table-cell table:formula="of:=MIN([.$B300])" office:value-type="float" office:value="36.7854" calcext:value-type="float">
            <text:p>36.7854</text:p>
          </table:table-cell>
          <table:table-cell table:formula="of:=MIN([.$C300])" office:value-type="float" office:value="0" calcext:value-type="float">
            <text:p>0</text:p>
          </table:table-cell>
          <table:table-cell table:formula="of:=MEDIAN([.$B300])" office:value-type="float" office:value="36.7854" calcext:value-type="float">
            <text:p>36.7854</text:p>
          </table:table-cell>
          <table:table-cell table:formula="of:=MEDIAN([.$C300])" office:value-type="float" office:value="0" calcext:value-type="float">
            <text:p>0</text:p>
          </table:table-cell>
          <table:table-cell table:formula="of:=MAX([.$B300])" office:value-type="float" office:value="36.7854" calcext:value-type="float">
            <text:p>36.7854</text:p>
          </table:table-cell>
          <table:table-cell table:formula="of:=MAX([.$C3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7/v1/less_weight</text:p>
          </table:table-cell>
          <table:table-cell table:formula="of:=AVERAGE([Instances.B301:Instances.B301])" office:value-type="float" office:value="300" calcext:value-type="float">
            <text:p>300</text:p>
          </table:table-cell>
          <table:table-cell table:formula="of:=SUM([Instances.C301:Instances.C301])" office:value-type="float" office:value="1" calcext:value-type="float">
            <text:p>1</text:p>
          </table:table-cell>
          <table:table-cell table:formula="of:=MIN([.$B301])" office:value-type="float" office:value="300" calcext:value-type="float">
            <text:p>300</text:p>
          </table:table-cell>
          <table:table-cell table:formula="of:=MIN([.$C301])" office:value-type="float" office:value="1" calcext:value-type="float">
            <text:p>1</text:p>
          </table:table-cell>
          <table:table-cell table:formula="of:=MEDIAN([.$B301])" office:value-type="float" office:value="300" calcext:value-type="float">
            <text:p>300</text:p>
          </table:table-cell>
          <table:table-cell table:formula="of:=MEDIAN([.$C301])" office:value-type="float" office:value="1" calcext:value-type="float">
            <text:p>1</text:p>
          </table:table-cell>
          <table:table-cell table:formula="of:=MAX([.$B301])" office:value-type="float" office:value="300" calcext:value-type="float">
            <text:p>300</text:p>
          </table:table-cell>
          <table:table-cell table:formula="of:=MAX([.$C30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7/v1/poset</text:p>
          </table:table-cell>
          <table:table-cell table:formula="of:=AVERAGE([Instances.B302:Instances.B302])" office:value-type="float" office:value="300" calcext:value-type="float">
            <text:p>300</text:p>
          </table:table-cell>
          <table:table-cell table:formula="of:=SUM([Instances.C302:Instances.C302])" office:value-type="float" office:value="1" calcext:value-type="float">
            <text:p>1</text:p>
          </table:table-cell>
          <table:table-cell table:formula="of:=MIN([.$B302])" office:value-type="float" office:value="300" calcext:value-type="float">
            <text:p>300</text:p>
          </table:table-cell>
          <table:table-cell table:formula="of:=MIN([.$C302])" office:value-type="float" office:value="1" calcext:value-type="float">
            <text:p>1</text:p>
          </table:table-cell>
          <table:table-cell table:formula="of:=MEDIAN([.$B302])" office:value-type="float" office:value="300" calcext:value-type="float">
            <text:p>300</text:p>
          </table:table-cell>
          <table:table-cell table:formula="of:=MEDIAN([.$C302])" office:value-type="float" office:value="1" calcext:value-type="float">
            <text:p>1</text:p>
          </table:table-cell>
          <table:table-cell table:formula="of:=MAX([.$B302])" office:value-type="float" office:value="300" calcext:value-type="float">
            <text:p>300</text:p>
          </table:table-cell>
          <table:table-cell table:formula="of:=MAX([.$C30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7/v2/aso</text:p>
          </table:table-cell>
          <table:table-cell table:formula="of:=AVERAGE([Instances.B303:Instances.B303])" office:value-type="float" office:value="3.98659" calcext:value-type="float">
            <text:p>3.98659</text:p>
          </table:table-cell>
          <table:table-cell table:formula="of:=SUM([Instances.C303:Instances.C303])" office:value-type="float" office:value="0" calcext:value-type="float">
            <text:p>0</text:p>
          </table:table-cell>
          <table:table-cell table:formula="of:=MIN([.$B303])" office:value-type="float" office:value="3.98659" calcext:value-type="float">
            <text:p>3.98659</text:p>
          </table:table-cell>
          <table:table-cell table:formula="of:=MIN([.$C303])" office:value-type="float" office:value="0" calcext:value-type="float">
            <text:p>0</text:p>
          </table:table-cell>
          <table:table-cell table:formula="of:=MEDIAN([.$B303])" office:value-type="float" office:value="3.98659" calcext:value-type="float">
            <text:p>3.98659</text:p>
          </table:table-cell>
          <table:table-cell table:formula="of:=MEDIAN([.$C303])" office:value-type="float" office:value="0" calcext:value-type="float">
            <text:p>0</text:p>
          </table:table-cell>
          <table:table-cell table:formula="of:=MAX([.$B303])" office:value-type="float" office:value="3.98659" calcext:value-type="float">
            <text:p>3.98659</text:p>
          </table:table-cell>
          <table:table-cell table:formula="of:=MAX([.$C3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7/v2/less_weight</text:p>
          </table:table-cell>
          <table:table-cell table:formula="of:=AVERAGE([Instances.B304:Instances.B304])" office:value-type="float" office:value="300" calcext:value-type="float">
            <text:p>300</text:p>
          </table:table-cell>
          <table:table-cell table:formula="of:=SUM([Instances.C304:Instances.C304])" office:value-type="float" office:value="1" calcext:value-type="float">
            <text:p>1</text:p>
          </table:table-cell>
          <table:table-cell table:formula="of:=MIN([.$B304])" office:value-type="float" office:value="300" calcext:value-type="float">
            <text:p>300</text:p>
          </table:table-cell>
          <table:table-cell table:formula="of:=MIN([.$C304])" office:value-type="float" office:value="1" calcext:value-type="float">
            <text:p>1</text:p>
          </table:table-cell>
          <table:table-cell table:formula="of:=MEDIAN([.$B304])" office:value-type="float" office:value="300" calcext:value-type="float">
            <text:p>300</text:p>
          </table:table-cell>
          <table:table-cell table:formula="of:=MEDIAN([.$C304])" office:value-type="float" office:value="1" calcext:value-type="float">
            <text:p>1</text:p>
          </table:table-cell>
          <table:table-cell table:formula="of:=MAX([.$B304])" office:value-type="float" office:value="300" calcext:value-type="float">
            <text:p>300</text:p>
          </table:table-cell>
          <table:table-cell table:formula="of:=MAX([.$C30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7/v2/poset</text:p>
          </table:table-cell>
          <table:table-cell table:formula="of:=AVERAGE([Instances.B305:Instances.B305])" office:value-type="float" office:value="300" calcext:value-type="float">
            <text:p>300</text:p>
          </table:table-cell>
          <table:table-cell table:formula="of:=SUM([Instances.C305:Instances.C305])" office:value-type="float" office:value="1" calcext:value-type="float">
            <text:p>1</text:p>
          </table:table-cell>
          <table:table-cell table:formula="of:=MIN([.$B305])" office:value-type="float" office:value="300" calcext:value-type="float">
            <text:p>300</text:p>
          </table:table-cell>
          <table:table-cell table:formula="of:=MIN([.$C305])" office:value-type="float" office:value="1" calcext:value-type="float">
            <text:p>1</text:p>
          </table:table-cell>
          <table:table-cell table:formula="of:=MEDIAN([.$B305])" office:value-type="float" office:value="300" calcext:value-type="float">
            <text:p>300</text:p>
          </table:table-cell>
          <table:table-cell table:formula="of:=MEDIAN([.$C305])" office:value-type="float" office:value="1" calcext:value-type="float">
            <text:p>1</text:p>
          </table:table-cell>
          <table:table-cell table:formula="of:=MAX([.$B305])" office:value-type="float" office:value="300" calcext:value-type="float">
            <text:p>300</text:p>
          </table:table-cell>
          <table:table-cell table:formula="of:=MAX([.$C30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7/v3/aso</text:p>
          </table:table-cell>
          <table:table-cell table:formula="of:=AVERAGE([Instances.B306:Instances.B306])" office:value-type="float" office:value="5.78678" calcext:value-type="float">
            <text:p>5.78678</text:p>
          </table:table-cell>
          <table:table-cell table:formula="of:=SUM([Instances.C306:Instances.C306])" office:value-type="float" office:value="0" calcext:value-type="float">
            <text:p>0</text:p>
          </table:table-cell>
          <table:table-cell table:formula="of:=MIN([.$B306])" office:value-type="float" office:value="5.78678" calcext:value-type="float">
            <text:p>5.78678</text:p>
          </table:table-cell>
          <table:table-cell table:formula="of:=MIN([.$C306])" office:value-type="float" office:value="0" calcext:value-type="float">
            <text:p>0</text:p>
          </table:table-cell>
          <table:table-cell table:formula="of:=MEDIAN([.$B306])" office:value-type="float" office:value="5.78678" calcext:value-type="float">
            <text:p>5.78678</text:p>
          </table:table-cell>
          <table:table-cell table:formula="of:=MEDIAN([.$C306])" office:value-type="float" office:value="0" calcext:value-type="float">
            <text:p>0</text:p>
          </table:table-cell>
          <table:table-cell table:formula="of:=MAX([.$B306])" office:value-type="float" office:value="5.78678" calcext:value-type="float">
            <text:p>5.78678</text:p>
          </table:table-cell>
          <table:table-cell table:formula="of:=MAX([.$C3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7/v3/less_weight</text:p>
          </table:table-cell>
          <table:table-cell table:formula="of:=AVERAGE([Instances.B307:Instances.B307])" office:value-type="float" office:value="300" calcext:value-type="float">
            <text:p>300</text:p>
          </table:table-cell>
          <table:table-cell table:formula="of:=SUM([Instances.C307:Instances.C307])" office:value-type="float" office:value="1" calcext:value-type="float">
            <text:p>1</text:p>
          </table:table-cell>
          <table:table-cell table:formula="of:=MIN([.$B307])" office:value-type="float" office:value="300" calcext:value-type="float">
            <text:p>300</text:p>
          </table:table-cell>
          <table:table-cell table:formula="of:=MIN([.$C307])" office:value-type="float" office:value="1" calcext:value-type="float">
            <text:p>1</text:p>
          </table:table-cell>
          <table:table-cell table:formula="of:=MEDIAN([.$B307])" office:value-type="float" office:value="300" calcext:value-type="float">
            <text:p>300</text:p>
          </table:table-cell>
          <table:table-cell table:formula="of:=MEDIAN([.$C307])" office:value-type="float" office:value="1" calcext:value-type="float">
            <text:p>1</text:p>
          </table:table-cell>
          <table:table-cell table:formula="of:=MAX([.$B307])" office:value-type="float" office:value="300" calcext:value-type="float">
            <text:p>300</text:p>
          </table:table-cell>
          <table:table-cell table:formula="of:=MAX([.$C30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7/v3/poset</text:p>
          </table:table-cell>
          <table:table-cell table:formula="of:=AVERAGE([Instances.B308:Instances.B308])" office:value-type="float" office:value="300" calcext:value-type="float">
            <text:p>300</text:p>
          </table:table-cell>
          <table:table-cell table:formula="of:=SUM([Instances.C308:Instances.C308])" office:value-type="float" office:value="1" calcext:value-type="float">
            <text:p>1</text:p>
          </table:table-cell>
          <table:table-cell table:formula="of:=MIN([.$B308])" office:value-type="float" office:value="300" calcext:value-type="float">
            <text:p>300</text:p>
          </table:table-cell>
          <table:table-cell table:formula="of:=MIN([.$C308])" office:value-type="float" office:value="1" calcext:value-type="float">
            <text:p>1</text:p>
          </table:table-cell>
          <table:table-cell table:formula="of:=MEDIAN([.$B308])" office:value-type="float" office:value="300" calcext:value-type="float">
            <text:p>300</text:p>
          </table:table-cell>
          <table:table-cell table:formula="of:=MEDIAN([.$C308])" office:value-type="float" office:value="1" calcext:value-type="float">
            <text:p>1</text:p>
          </table:table-cell>
          <table:table-cell table:formula="of:=MAX([.$B308])" office:value-type="float" office:value="300" calcext:value-type="float">
            <text:p>300</text:p>
          </table:table-cell>
          <table:table-cell table:formula="of:=MAX([.$C30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8/v1/aso</text:p>
          </table:table-cell>
          <table:table-cell table:formula="of:=AVERAGE([Instances.B309:Instances.B309])" office:value-type="float" office:value="122.872" calcext:value-type="float">
            <text:p>122.872</text:p>
          </table:table-cell>
          <table:table-cell table:formula="of:=SUM([Instances.C309:Instances.C309])" office:value-type="float" office:value="0" calcext:value-type="float">
            <text:p>0</text:p>
          </table:table-cell>
          <table:table-cell table:formula="of:=MIN([.$B309])" office:value-type="float" office:value="122.872" calcext:value-type="float">
            <text:p>122.872</text:p>
          </table:table-cell>
          <table:table-cell table:formula="of:=MIN([.$C309])" office:value-type="float" office:value="0" calcext:value-type="float">
            <text:p>0</text:p>
          </table:table-cell>
          <table:table-cell table:formula="of:=MEDIAN([.$B309])" office:value-type="float" office:value="122.872" calcext:value-type="float">
            <text:p>122.872</text:p>
          </table:table-cell>
          <table:table-cell table:formula="of:=MEDIAN([.$C309])" office:value-type="float" office:value="0" calcext:value-type="float">
            <text:p>0</text:p>
          </table:table-cell>
          <table:table-cell table:formula="of:=MAX([.$B309])" office:value-type="float" office:value="122.872" calcext:value-type="float">
            <text:p>122.872</text:p>
          </table:table-cell>
          <table:table-cell table:formula="of:=MAX([.$C3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8/v1/less_weight</text:p>
          </table:table-cell>
          <table:table-cell table:formula="of:=AVERAGE([Instances.B310:Instances.B310])" office:value-type="float" office:value="300" calcext:value-type="float">
            <text:p>300</text:p>
          </table:table-cell>
          <table:table-cell table:formula="of:=SUM([Instances.C310:Instances.C310])" office:value-type="float" office:value="1" calcext:value-type="float">
            <text:p>1</text:p>
          </table:table-cell>
          <table:table-cell table:formula="of:=MIN([.$B310])" office:value-type="float" office:value="300" calcext:value-type="float">
            <text:p>300</text:p>
          </table:table-cell>
          <table:table-cell table:formula="of:=MIN([.$C310])" office:value-type="float" office:value="1" calcext:value-type="float">
            <text:p>1</text:p>
          </table:table-cell>
          <table:table-cell table:formula="of:=MEDIAN([.$B310])" office:value-type="float" office:value="300" calcext:value-type="float">
            <text:p>300</text:p>
          </table:table-cell>
          <table:table-cell table:formula="of:=MEDIAN([.$C310])" office:value-type="float" office:value="1" calcext:value-type="float">
            <text:p>1</text:p>
          </table:table-cell>
          <table:table-cell table:formula="of:=MAX([.$B310])" office:value-type="float" office:value="300" calcext:value-type="float">
            <text:p>300</text:p>
          </table:table-cell>
          <table:table-cell table:formula="of:=MAX([.$C3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8/v1/poset</text:p>
          </table:table-cell>
          <table:table-cell table:formula="of:=AVERAGE([Instances.B311:Instances.B311])" office:value-type="float" office:value="300" calcext:value-type="float">
            <text:p>300</text:p>
          </table:table-cell>
          <table:table-cell table:formula="of:=SUM([Instances.C311:Instances.C311])" office:value-type="float" office:value="1" calcext:value-type="float">
            <text:p>1</text:p>
          </table:table-cell>
          <table:table-cell table:formula="of:=MIN([.$B311])" office:value-type="float" office:value="300" calcext:value-type="float">
            <text:p>300</text:p>
          </table:table-cell>
          <table:table-cell table:formula="of:=MIN([.$C311])" office:value-type="float" office:value="1" calcext:value-type="float">
            <text:p>1</text:p>
          </table:table-cell>
          <table:table-cell table:formula="of:=MEDIAN([.$B311])" office:value-type="float" office:value="300" calcext:value-type="float">
            <text:p>300</text:p>
          </table:table-cell>
          <table:table-cell table:formula="of:=MEDIAN([.$C311])" office:value-type="float" office:value="1" calcext:value-type="float">
            <text:p>1</text:p>
          </table:table-cell>
          <table:table-cell table:formula="of:=MAX([.$B311])" office:value-type="float" office:value="300" calcext:value-type="float">
            <text:p>300</text:p>
          </table:table-cell>
          <table:table-cell table:formula="of:=MAX([.$C3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8/v2/aso</text:p>
          </table:table-cell>
          <table:table-cell table:formula="of:=AVERAGE([Instances.B312:Instances.B312])" office:value-type="float" office:value="7.06114" calcext:value-type="float">
            <text:p>7.06114</text:p>
          </table:table-cell>
          <table:table-cell table:formula="of:=SUM([Instances.C312:Instances.C312])" office:value-type="float" office:value="0" calcext:value-type="float">
            <text:p>0</text:p>
          </table:table-cell>
          <table:table-cell table:formula="of:=MIN([.$B312])" office:value-type="float" office:value="7.06114" calcext:value-type="float">
            <text:p>7.06114</text:p>
          </table:table-cell>
          <table:table-cell table:formula="of:=MIN([.$C312])" office:value-type="float" office:value="0" calcext:value-type="float">
            <text:p>0</text:p>
          </table:table-cell>
          <table:table-cell table:formula="of:=MEDIAN([.$B312])" office:value-type="float" office:value="7.06114" calcext:value-type="float">
            <text:p>7.06114</text:p>
          </table:table-cell>
          <table:table-cell table:formula="of:=MEDIAN([.$C312])" office:value-type="float" office:value="0" calcext:value-type="float">
            <text:p>0</text:p>
          </table:table-cell>
          <table:table-cell table:formula="of:=MAX([.$B312])" office:value-type="float" office:value="7.06114" calcext:value-type="float">
            <text:p>7.06114</text:p>
          </table:table-cell>
          <table:table-cell table:formula="of:=MAX([.$C3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8/v2/less_weight</text:p>
          </table:table-cell>
          <table:table-cell table:formula="of:=AVERAGE([Instances.B313:Instances.B313])" office:value-type="float" office:value="300" calcext:value-type="float">
            <text:p>300</text:p>
          </table:table-cell>
          <table:table-cell table:formula="of:=SUM([Instances.C313:Instances.C313])" office:value-type="float" office:value="1" calcext:value-type="float">
            <text:p>1</text:p>
          </table:table-cell>
          <table:table-cell table:formula="of:=MIN([.$B313])" office:value-type="float" office:value="300" calcext:value-type="float">
            <text:p>300</text:p>
          </table:table-cell>
          <table:table-cell table:formula="of:=MIN([.$C313])" office:value-type="float" office:value="1" calcext:value-type="float">
            <text:p>1</text:p>
          </table:table-cell>
          <table:table-cell table:formula="of:=MEDIAN([.$B313])" office:value-type="float" office:value="300" calcext:value-type="float">
            <text:p>300</text:p>
          </table:table-cell>
          <table:table-cell table:formula="of:=MEDIAN([.$C313])" office:value-type="float" office:value="1" calcext:value-type="float">
            <text:p>1</text:p>
          </table:table-cell>
          <table:table-cell table:formula="of:=MAX([.$B313])" office:value-type="float" office:value="300" calcext:value-type="float">
            <text:p>300</text:p>
          </table:table-cell>
          <table:table-cell table:formula="of:=MAX([.$C3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8/v2/poset</text:p>
          </table:table-cell>
          <table:table-cell table:formula="of:=AVERAGE([Instances.B314:Instances.B314])" office:value-type="float" office:value="300" calcext:value-type="float">
            <text:p>300</text:p>
          </table:table-cell>
          <table:table-cell table:formula="of:=SUM([Instances.C314:Instances.C314])" office:value-type="float" office:value="1" calcext:value-type="float">
            <text:p>1</text:p>
          </table:table-cell>
          <table:table-cell table:formula="of:=MIN([.$B314])" office:value-type="float" office:value="300" calcext:value-type="float">
            <text:p>300</text:p>
          </table:table-cell>
          <table:table-cell table:formula="of:=MIN([.$C314])" office:value-type="float" office:value="1" calcext:value-type="float">
            <text:p>1</text:p>
          </table:table-cell>
          <table:table-cell table:formula="of:=MEDIAN([.$B314])" office:value-type="float" office:value="300" calcext:value-type="float">
            <text:p>300</text:p>
          </table:table-cell>
          <table:table-cell table:formula="of:=MEDIAN([.$C314])" office:value-type="float" office:value="1" calcext:value-type="float">
            <text:p>1</text:p>
          </table:table-cell>
          <table:table-cell table:formula="of:=MAX([.$B314])" office:value-type="float" office:value="300" calcext:value-type="float">
            <text:p>300</text:p>
          </table:table-cell>
          <table:table-cell table:formula="of:=MAX([.$C3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8/v3/aso</text:p>
          </table:table-cell>
          <table:table-cell table:formula="of:=AVERAGE([Instances.B315:Instances.B315])" office:value-type="float" office:value="4.10112" calcext:value-type="float">
            <text:p>4.10112</text:p>
          </table:table-cell>
          <table:table-cell table:formula="of:=SUM([Instances.C315:Instances.C315])" office:value-type="float" office:value="0" calcext:value-type="float">
            <text:p>0</text:p>
          </table:table-cell>
          <table:table-cell table:formula="of:=MIN([.$B315])" office:value-type="float" office:value="4.10112" calcext:value-type="float">
            <text:p>4.10112</text:p>
          </table:table-cell>
          <table:table-cell table:formula="of:=MIN([.$C315])" office:value-type="float" office:value="0" calcext:value-type="float">
            <text:p>0</text:p>
          </table:table-cell>
          <table:table-cell table:formula="of:=MEDIAN([.$B315])" office:value-type="float" office:value="4.10112" calcext:value-type="float">
            <text:p>4.10112</text:p>
          </table:table-cell>
          <table:table-cell table:formula="of:=MEDIAN([.$C315])" office:value-type="float" office:value="0" calcext:value-type="float">
            <text:p>0</text:p>
          </table:table-cell>
          <table:table-cell table:formula="of:=MAX([.$B315])" office:value-type="float" office:value="4.10112" calcext:value-type="float">
            <text:p>4.10112</text:p>
          </table:table-cell>
          <table:table-cell table:formula="of:=MAX([.$C3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8/v3/less_weight</text:p>
          </table:table-cell>
          <table:table-cell table:formula="of:=AVERAGE([Instances.B316:Instances.B316])" office:value-type="float" office:value="300" calcext:value-type="float">
            <text:p>300</text:p>
          </table:table-cell>
          <table:table-cell table:formula="of:=SUM([Instances.C316:Instances.C316])" office:value-type="float" office:value="1" calcext:value-type="float">
            <text:p>1</text:p>
          </table:table-cell>
          <table:table-cell table:formula="of:=MIN([.$B316])" office:value-type="float" office:value="300" calcext:value-type="float">
            <text:p>300</text:p>
          </table:table-cell>
          <table:table-cell table:formula="of:=MIN([.$C316])" office:value-type="float" office:value="1" calcext:value-type="float">
            <text:p>1</text:p>
          </table:table-cell>
          <table:table-cell table:formula="of:=MEDIAN([.$B316])" office:value-type="float" office:value="300" calcext:value-type="float">
            <text:p>300</text:p>
          </table:table-cell>
          <table:table-cell table:formula="of:=MEDIAN([.$C316])" office:value-type="float" office:value="1" calcext:value-type="float">
            <text:p>1</text:p>
          </table:table-cell>
          <table:table-cell table:formula="of:=MAX([.$B316])" office:value-type="float" office:value="300" calcext:value-type="float">
            <text:p>300</text:p>
          </table:table-cell>
          <table:table-cell table:formula="of:=MAX([.$C3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8/v3/poset</text:p>
          </table:table-cell>
          <table:table-cell table:formula="of:=AVERAGE([Instances.B317:Instances.B317])" office:value-type="float" office:value="300" calcext:value-type="float">
            <text:p>300</text:p>
          </table:table-cell>
          <table:table-cell table:formula="of:=SUM([Instances.C317:Instances.C317])" office:value-type="float" office:value="1" calcext:value-type="float">
            <text:p>1</text:p>
          </table:table-cell>
          <table:table-cell table:formula="of:=MIN([.$B317])" office:value-type="float" office:value="300" calcext:value-type="float">
            <text:p>300</text:p>
          </table:table-cell>
          <table:table-cell table:formula="of:=MIN([.$C317])" office:value-type="float" office:value="1" calcext:value-type="float">
            <text:p>1</text:p>
          </table:table-cell>
          <table:table-cell table:formula="of:=MEDIAN([.$B317])" office:value-type="float" office:value="300" calcext:value-type="float">
            <text:p>300</text:p>
          </table:table-cell>
          <table:table-cell table:formula="of:=MEDIAN([.$C317])" office:value-type="float" office:value="1" calcext:value-type="float">
            <text:p>1</text:p>
          </table:table-cell>
          <table:table-cell table:formula="of:=MAX([.$B317])" office:value-type="float" office:value="300" calcext:value-type="float">
            <text:p>300</text:p>
          </table:table-cell>
          <table:table-cell table:formula="of:=MAX([.$C3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2/v1/aso</text:p>
          </table:table-cell>
          <table:table-cell table:formula="of:=AVERAGE([Instances.B318:Instances.B318])" office:value-type="float" office:value="131.017" calcext:value-type="float">
            <text:p>131.017</text:p>
          </table:table-cell>
          <table:table-cell table:formula="of:=SUM([Instances.C318:Instances.C318])" office:value-type="float" office:value="0" calcext:value-type="float">
            <text:p>0</text:p>
          </table:table-cell>
          <table:table-cell table:formula="of:=MIN([.$B318])" office:value-type="float" office:value="131.017" calcext:value-type="float">
            <text:p>131.017</text:p>
          </table:table-cell>
          <table:table-cell table:formula="of:=MIN([.$C318])" office:value-type="float" office:value="0" calcext:value-type="float">
            <text:p>0</text:p>
          </table:table-cell>
          <table:table-cell table:formula="of:=MEDIAN([.$B318])" office:value-type="float" office:value="131.017" calcext:value-type="float">
            <text:p>131.017</text:p>
          </table:table-cell>
          <table:table-cell table:formula="of:=MEDIAN([.$C318])" office:value-type="float" office:value="0" calcext:value-type="float">
            <text:p>0</text:p>
          </table:table-cell>
          <table:table-cell table:formula="of:=MAX([.$B318])" office:value-type="float" office:value="131.017" calcext:value-type="float">
            <text:p>131.017</text:p>
          </table:table-cell>
          <table:table-cell table:formula="of:=MAX([.$C3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52/v1/less_weight</text:p>
          </table:table-cell>
          <table:table-cell table:formula="of:=AVERAGE([Instances.B319:Instances.B319])" office:value-type="float" office:value="300" calcext:value-type="float">
            <text:p>300</text:p>
          </table:table-cell>
          <table:table-cell table:formula="of:=SUM([Instances.C319:Instances.C319])" office:value-type="float" office:value="1" calcext:value-type="float">
            <text:p>1</text:p>
          </table:table-cell>
          <table:table-cell table:formula="of:=MIN([.$B319])" office:value-type="float" office:value="300" calcext:value-type="float">
            <text:p>300</text:p>
          </table:table-cell>
          <table:table-cell table:formula="of:=MIN([.$C319])" office:value-type="float" office:value="1" calcext:value-type="float">
            <text:p>1</text:p>
          </table:table-cell>
          <table:table-cell table:formula="of:=MEDIAN([.$B319])" office:value-type="float" office:value="300" calcext:value-type="float">
            <text:p>300</text:p>
          </table:table-cell>
          <table:table-cell table:formula="of:=MEDIAN([.$C319])" office:value-type="float" office:value="1" calcext:value-type="float">
            <text:p>1</text:p>
          </table:table-cell>
          <table:table-cell table:formula="of:=MAX([.$B319])" office:value-type="float" office:value="300" calcext:value-type="float">
            <text:p>300</text:p>
          </table:table-cell>
          <table:table-cell table:formula="of:=MAX([.$C3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2/v1/poset</text:p>
          </table:table-cell>
          <table:table-cell table:formula="of:=AVERAGE([Instances.B320:Instances.B320])" office:value-type="float" office:value="300" calcext:value-type="float">
            <text:p>300</text:p>
          </table:table-cell>
          <table:table-cell table:formula="of:=SUM([Instances.C320:Instances.C320])" office:value-type="float" office:value="1" calcext:value-type="float">
            <text:p>1</text:p>
          </table:table-cell>
          <table:table-cell table:formula="of:=MIN([.$B320])" office:value-type="float" office:value="300" calcext:value-type="float">
            <text:p>300</text:p>
          </table:table-cell>
          <table:table-cell table:formula="of:=MIN([.$C320])" office:value-type="float" office:value="1" calcext:value-type="float">
            <text:p>1</text:p>
          </table:table-cell>
          <table:table-cell table:formula="of:=MEDIAN([.$B320])" office:value-type="float" office:value="300" calcext:value-type="float">
            <text:p>300</text:p>
          </table:table-cell>
          <table:table-cell table:formula="of:=MEDIAN([.$C320])" office:value-type="float" office:value="1" calcext:value-type="float">
            <text:p>1</text:p>
          </table:table-cell>
          <table:table-cell table:formula="of:=MAX([.$B320])" office:value-type="float" office:value="300" calcext:value-type="float">
            <text:p>300</text:p>
          </table:table-cell>
          <table:table-cell table:formula="of:=MAX([.$C3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2/v2/aso</text:p>
          </table:table-cell>
          <table:table-cell table:formula="of:=AVERAGE([Instances.B321:Instances.B321])" office:value-type="float" office:value="6.17241" calcext:value-type="float">
            <text:p>6.17241</text:p>
          </table:table-cell>
          <table:table-cell table:formula="of:=SUM([Instances.C321:Instances.C321])" office:value-type="float" office:value="0" calcext:value-type="float">
            <text:p>0</text:p>
          </table:table-cell>
          <table:table-cell table:formula="of:=MIN([.$B321])" office:value-type="float" office:value="6.17241" calcext:value-type="float">
            <text:p>6.17241</text:p>
          </table:table-cell>
          <table:table-cell table:formula="of:=MIN([.$C321])" office:value-type="float" office:value="0" calcext:value-type="float">
            <text:p>0</text:p>
          </table:table-cell>
          <table:table-cell table:formula="of:=MEDIAN([.$B321])" office:value-type="float" office:value="6.17241" calcext:value-type="float">
            <text:p>6.17241</text:p>
          </table:table-cell>
          <table:table-cell table:formula="of:=MEDIAN([.$C321])" office:value-type="float" office:value="0" calcext:value-type="float">
            <text:p>0</text:p>
          </table:table-cell>
          <table:table-cell table:formula="of:=MAX([.$B321])" office:value-type="float" office:value="6.17241" calcext:value-type="float">
            <text:p>6.17241</text:p>
          </table:table-cell>
          <table:table-cell table:formula="of:=MAX([.$C3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52/v2/less_weight</text:p>
          </table:table-cell>
          <table:table-cell table:formula="of:=AVERAGE([Instances.B322:Instances.B322])" office:value-type="float" office:value="300" calcext:value-type="float">
            <text:p>300</text:p>
          </table:table-cell>
          <table:table-cell table:formula="of:=SUM([Instances.C322:Instances.C322])" office:value-type="float" office:value="1" calcext:value-type="float">
            <text:p>1</text:p>
          </table:table-cell>
          <table:table-cell table:formula="of:=MIN([.$B322])" office:value-type="float" office:value="300" calcext:value-type="float">
            <text:p>300</text:p>
          </table:table-cell>
          <table:table-cell table:formula="of:=MIN([.$C322])" office:value-type="float" office:value="1" calcext:value-type="float">
            <text:p>1</text:p>
          </table:table-cell>
          <table:table-cell table:formula="of:=MEDIAN([.$B322])" office:value-type="float" office:value="300" calcext:value-type="float">
            <text:p>300</text:p>
          </table:table-cell>
          <table:table-cell table:formula="of:=MEDIAN([.$C322])" office:value-type="float" office:value="1" calcext:value-type="float">
            <text:p>1</text:p>
          </table:table-cell>
          <table:table-cell table:formula="of:=MAX([.$B322])" office:value-type="float" office:value="300" calcext:value-type="float">
            <text:p>300</text:p>
          </table:table-cell>
          <table:table-cell table:formula="of:=MAX([.$C3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2/v2/poset</text:p>
          </table:table-cell>
          <table:table-cell table:formula="of:=AVERAGE([Instances.B323:Instances.B323])" office:value-type="float" office:value="300" calcext:value-type="float">
            <text:p>300</text:p>
          </table:table-cell>
          <table:table-cell table:formula="of:=SUM([Instances.C323:Instances.C323])" office:value-type="float" office:value="1" calcext:value-type="float">
            <text:p>1</text:p>
          </table:table-cell>
          <table:table-cell table:formula="of:=MIN([.$B323])" office:value-type="float" office:value="300" calcext:value-type="float">
            <text:p>300</text:p>
          </table:table-cell>
          <table:table-cell table:formula="of:=MIN([.$C323])" office:value-type="float" office:value="1" calcext:value-type="float">
            <text:p>1</text:p>
          </table:table-cell>
          <table:table-cell table:formula="of:=MEDIAN([.$B323])" office:value-type="float" office:value="300" calcext:value-type="float">
            <text:p>300</text:p>
          </table:table-cell>
          <table:table-cell table:formula="of:=MEDIAN([.$C323])" office:value-type="float" office:value="1" calcext:value-type="float">
            <text:p>1</text:p>
          </table:table-cell>
          <table:table-cell table:formula="of:=MAX([.$B323])" office:value-type="float" office:value="300" calcext:value-type="float">
            <text:p>300</text:p>
          </table:table-cell>
          <table:table-cell table:formula="of:=MAX([.$C32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2/v3/aso</text:p>
          </table:table-cell>
          <table:table-cell table:formula="of:=AVERAGE([Instances.B324:Instances.B324])" office:value-type="float" office:value="5.0174" calcext:value-type="float">
            <text:p>5.0174</text:p>
          </table:table-cell>
          <table:table-cell table:formula="of:=SUM([Instances.C324:Instances.C324])" office:value-type="float" office:value="0" calcext:value-type="float">
            <text:p>0</text:p>
          </table:table-cell>
          <table:table-cell table:formula="of:=MIN([.$B324])" office:value-type="float" office:value="5.0174" calcext:value-type="float">
            <text:p>5.0174</text:p>
          </table:table-cell>
          <table:table-cell table:formula="of:=MIN([.$C324])" office:value-type="float" office:value="0" calcext:value-type="float">
            <text:p>0</text:p>
          </table:table-cell>
          <table:table-cell table:formula="of:=MEDIAN([.$B324])" office:value-type="float" office:value="5.0174" calcext:value-type="float">
            <text:p>5.0174</text:p>
          </table:table-cell>
          <table:table-cell table:formula="of:=MEDIAN([.$C324])" office:value-type="float" office:value="0" calcext:value-type="float">
            <text:p>0</text:p>
          </table:table-cell>
          <table:table-cell table:formula="of:=MAX([.$B324])" office:value-type="float" office:value="5.0174" calcext:value-type="float">
            <text:p>5.0174</text:p>
          </table:table-cell>
          <table:table-cell table:formula="of:=MAX([.$C3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52/v3/less_weight</text:p>
          </table:table-cell>
          <table:table-cell table:formula="of:=AVERAGE([Instances.B325:Instances.B325])" office:value-type="float" office:value="300" calcext:value-type="float">
            <text:p>300</text:p>
          </table:table-cell>
          <table:table-cell table:formula="of:=SUM([Instances.C325:Instances.C325])" office:value-type="float" office:value="1" calcext:value-type="float">
            <text:p>1</text:p>
          </table:table-cell>
          <table:table-cell table:formula="of:=MIN([.$B325])" office:value-type="float" office:value="300" calcext:value-type="float">
            <text:p>300</text:p>
          </table:table-cell>
          <table:table-cell table:formula="of:=MIN([.$C325])" office:value-type="float" office:value="1" calcext:value-type="float">
            <text:p>1</text:p>
          </table:table-cell>
          <table:table-cell table:formula="of:=MEDIAN([.$B325])" office:value-type="float" office:value="300" calcext:value-type="float">
            <text:p>300</text:p>
          </table:table-cell>
          <table:table-cell table:formula="of:=MEDIAN([.$C325])" office:value-type="float" office:value="1" calcext:value-type="float">
            <text:p>1</text:p>
          </table:table-cell>
          <table:table-cell table:formula="of:=MAX([.$B325])" office:value-type="float" office:value="300" calcext:value-type="float">
            <text:p>300</text:p>
          </table:table-cell>
          <table:table-cell table:formula="of:=MAX([.$C3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2/v3/poset</text:p>
          </table:table-cell>
          <table:table-cell table:formula="of:=AVERAGE([Instances.B326:Instances.B326])" office:value-type="float" office:value="300" calcext:value-type="float">
            <text:p>300</text:p>
          </table:table-cell>
          <table:table-cell table:formula="of:=SUM([Instances.C326:Instances.C326])" office:value-type="float" office:value="1" calcext:value-type="float">
            <text:p>1</text:p>
          </table:table-cell>
          <table:table-cell table:formula="of:=MIN([.$B326])" office:value-type="float" office:value="300" calcext:value-type="float">
            <text:p>300</text:p>
          </table:table-cell>
          <table:table-cell table:formula="of:=MIN([.$C326])" office:value-type="float" office:value="1" calcext:value-type="float">
            <text:p>1</text:p>
          </table:table-cell>
          <table:table-cell table:formula="of:=MEDIAN([.$B326])" office:value-type="float" office:value="300" calcext:value-type="float">
            <text:p>300</text:p>
          </table:table-cell>
          <table:table-cell table:formula="of:=MEDIAN([.$C326])" office:value-type="float" office:value="1" calcext:value-type="float">
            <text:p>1</text:p>
          </table:table-cell>
          <table:table-cell table:formula="of:=MAX([.$B326])" office:value-type="float" office:value="300" calcext:value-type="float">
            <text:p>300</text:p>
          </table:table-cell>
          <table:table-cell table:formula="of:=MAX([.$C3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1/aso</text:p>
          </table:table-cell>
          <table:table-cell table:formula="of:=AVERAGE([Instances.B327:Instances.B327])" office:value-type="float" office:value="300" calcext:value-type="float">
            <text:p>300</text:p>
          </table:table-cell>
          <table:table-cell table:formula="of:=SUM([Instances.C327:Instances.C327])" office:value-type="float" office:value="1" calcext:value-type="float">
            <text:p>1</text:p>
          </table:table-cell>
          <table:table-cell table:formula="of:=MIN([.$B327])" office:value-type="float" office:value="300" calcext:value-type="float">
            <text:p>300</text:p>
          </table:table-cell>
          <table:table-cell table:formula="of:=MIN([.$C327])" office:value-type="float" office:value="1" calcext:value-type="float">
            <text:p>1</text:p>
          </table:table-cell>
          <table:table-cell table:formula="of:=MEDIAN([.$B327])" office:value-type="float" office:value="300" calcext:value-type="float">
            <text:p>300</text:p>
          </table:table-cell>
          <table:table-cell table:formula="of:=MEDIAN([.$C327])" office:value-type="float" office:value="1" calcext:value-type="float">
            <text:p>1</text:p>
          </table:table-cell>
          <table:table-cell table:formula="of:=MAX([.$B327])" office:value-type="float" office:value="300" calcext:value-type="float">
            <text:p>300</text:p>
          </table:table-cell>
          <table:table-cell table:formula="of:=MAX([.$C3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1/less_weight</text:p>
          </table:table-cell>
          <table:table-cell table:formula="of:=AVERAGE([Instances.B328:Instances.B328])" office:value-type="float" office:value="300" calcext:value-type="float">
            <text:p>300</text:p>
          </table:table-cell>
          <table:table-cell table:formula="of:=SUM([Instances.C328:Instances.C328])" office:value-type="float" office:value="1" calcext:value-type="float">
            <text:p>1</text:p>
          </table:table-cell>
          <table:table-cell table:formula="of:=MIN([.$B328])" office:value-type="float" office:value="300" calcext:value-type="float">
            <text:p>300</text:p>
          </table:table-cell>
          <table:table-cell table:formula="of:=MIN([.$C328])" office:value-type="float" office:value="1" calcext:value-type="float">
            <text:p>1</text:p>
          </table:table-cell>
          <table:table-cell table:formula="of:=MEDIAN([.$B328])" office:value-type="float" office:value="300" calcext:value-type="float">
            <text:p>300</text:p>
          </table:table-cell>
          <table:table-cell table:formula="of:=MEDIAN([.$C328])" office:value-type="float" office:value="1" calcext:value-type="float">
            <text:p>1</text:p>
          </table:table-cell>
          <table:table-cell table:formula="of:=MAX([.$B328])" office:value-type="float" office:value="300" calcext:value-type="float">
            <text:p>300</text:p>
          </table:table-cell>
          <table:table-cell table:formula="of:=MAX([.$C3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1/poset</text:p>
          </table:table-cell>
          <table:table-cell table:formula="of:=AVERAGE([Instances.B329:Instances.B329])" office:value-type="float" office:value="300" calcext:value-type="float">
            <text:p>300</text:p>
          </table:table-cell>
          <table:table-cell table:formula="of:=SUM([Instances.C329:Instances.C329])" office:value-type="float" office:value="1" calcext:value-type="float">
            <text:p>1</text:p>
          </table:table-cell>
          <table:table-cell table:formula="of:=MIN([.$B329])" office:value-type="float" office:value="300" calcext:value-type="float">
            <text:p>300</text:p>
          </table:table-cell>
          <table:table-cell table:formula="of:=MIN([.$C329])" office:value-type="float" office:value="1" calcext:value-type="float">
            <text:p>1</text:p>
          </table:table-cell>
          <table:table-cell table:formula="of:=MEDIAN([.$B329])" office:value-type="float" office:value="300" calcext:value-type="float">
            <text:p>300</text:p>
          </table:table-cell>
          <table:table-cell table:formula="of:=MEDIAN([.$C329])" office:value-type="float" office:value="1" calcext:value-type="float">
            <text:p>1</text:p>
          </table:table-cell>
          <table:table-cell table:formula="of:=MAX([.$B329])" office:value-type="float" office:value="300" calcext:value-type="float">
            <text:p>300</text:p>
          </table:table-cell>
          <table:table-cell table:formula="of:=MAX([.$C3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2/aso</text:p>
          </table:table-cell>
          <table:table-cell table:formula="of:=AVERAGE([Instances.B330:Instances.B330])" office:value-type="float" office:value="5.21296" calcext:value-type="float">
            <text:p>5.21296</text:p>
          </table:table-cell>
          <table:table-cell table:formula="of:=SUM([Instances.C330:Instances.C330])" office:value-type="float" office:value="0" calcext:value-type="float">
            <text:p>0</text:p>
          </table:table-cell>
          <table:table-cell table:formula="of:=MIN([.$B330])" office:value-type="float" office:value="5.21296" calcext:value-type="float">
            <text:p>5.21296</text:p>
          </table:table-cell>
          <table:table-cell table:formula="of:=MIN([.$C330])" office:value-type="float" office:value="0" calcext:value-type="float">
            <text:p>0</text:p>
          </table:table-cell>
          <table:table-cell table:formula="of:=MEDIAN([.$B330])" office:value-type="float" office:value="5.21296" calcext:value-type="float">
            <text:p>5.21296</text:p>
          </table:table-cell>
          <table:table-cell table:formula="of:=MEDIAN([.$C330])" office:value-type="float" office:value="0" calcext:value-type="float">
            <text:p>0</text:p>
          </table:table-cell>
          <table:table-cell table:formula="of:=MAX([.$B330])" office:value-type="float" office:value="5.21296" calcext:value-type="float">
            <text:p>5.21296</text:p>
          </table:table-cell>
          <table:table-cell table:formula="of:=MAX([.$C3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53/v2/less_weight</text:p>
          </table:table-cell>
          <table:table-cell table:formula="of:=AVERAGE([Instances.B331:Instances.B331])" office:value-type="float" office:value="300" calcext:value-type="float">
            <text:p>300</text:p>
          </table:table-cell>
          <table:table-cell table:formula="of:=SUM([Instances.C331:Instances.C331])" office:value-type="float" office:value="1" calcext:value-type="float">
            <text:p>1</text:p>
          </table:table-cell>
          <table:table-cell table:formula="of:=MIN([.$B331])" office:value-type="float" office:value="300" calcext:value-type="float">
            <text:p>300</text:p>
          </table:table-cell>
          <table:table-cell table:formula="of:=MIN([.$C331])" office:value-type="float" office:value="1" calcext:value-type="float">
            <text:p>1</text:p>
          </table:table-cell>
          <table:table-cell table:formula="of:=MEDIAN([.$B331])" office:value-type="float" office:value="300" calcext:value-type="float">
            <text:p>300</text:p>
          </table:table-cell>
          <table:table-cell table:formula="of:=MEDIAN([.$C331])" office:value-type="float" office:value="1" calcext:value-type="float">
            <text:p>1</text:p>
          </table:table-cell>
          <table:table-cell table:formula="of:=MAX([.$B331])" office:value-type="float" office:value="300" calcext:value-type="float">
            <text:p>300</text:p>
          </table:table-cell>
          <table:table-cell table:formula="of:=MAX([.$C3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2/poset</text:p>
          </table:table-cell>
          <table:table-cell table:formula="of:=AVERAGE([Instances.B332:Instances.B332])" office:value-type="float" office:value="300" calcext:value-type="float">
            <text:p>300</text:p>
          </table:table-cell>
          <table:table-cell table:formula="of:=SUM([Instances.C332:Instances.C332])" office:value-type="float" office:value="1" calcext:value-type="float">
            <text:p>1</text:p>
          </table:table-cell>
          <table:table-cell table:formula="of:=MIN([.$B332])" office:value-type="float" office:value="300" calcext:value-type="float">
            <text:p>300</text:p>
          </table:table-cell>
          <table:table-cell table:formula="of:=MIN([.$C332])" office:value-type="float" office:value="1" calcext:value-type="float">
            <text:p>1</text:p>
          </table:table-cell>
          <table:table-cell table:formula="of:=MEDIAN([.$B332])" office:value-type="float" office:value="300" calcext:value-type="float">
            <text:p>300</text:p>
          </table:table-cell>
          <table:table-cell table:formula="of:=MEDIAN([.$C332])" office:value-type="float" office:value="1" calcext:value-type="float">
            <text:p>1</text:p>
          </table:table-cell>
          <table:table-cell table:formula="of:=MAX([.$B332])" office:value-type="float" office:value="300" calcext:value-type="float">
            <text:p>300</text:p>
          </table:table-cell>
          <table:table-cell table:formula="of:=MAX([.$C33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3/aso</text:p>
          </table:table-cell>
          <table:table-cell table:formula="of:=AVERAGE([Instances.B333:Instances.B333])" office:value-type="float" office:value="6.50205" calcext:value-type="float">
            <text:p>6.50205</text:p>
          </table:table-cell>
          <table:table-cell table:formula="of:=SUM([Instances.C333:Instances.C333])" office:value-type="float" office:value="0" calcext:value-type="float">
            <text:p>0</text:p>
          </table:table-cell>
          <table:table-cell table:formula="of:=MIN([.$B333])" office:value-type="float" office:value="6.50205" calcext:value-type="float">
            <text:p>6.50205</text:p>
          </table:table-cell>
          <table:table-cell table:formula="of:=MIN([.$C333])" office:value-type="float" office:value="0" calcext:value-type="float">
            <text:p>0</text:p>
          </table:table-cell>
          <table:table-cell table:formula="of:=MEDIAN([.$B333])" office:value-type="float" office:value="6.50205" calcext:value-type="float">
            <text:p>6.50205</text:p>
          </table:table-cell>
          <table:table-cell table:formula="of:=MEDIAN([.$C333])" office:value-type="float" office:value="0" calcext:value-type="float">
            <text:p>0</text:p>
          </table:table-cell>
          <table:table-cell table:formula="of:=MAX([.$B333])" office:value-type="float" office:value="6.50205" calcext:value-type="float">
            <text:p>6.50205</text:p>
          </table:table-cell>
          <table:table-cell table:formula="of:=MAX([.$C3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53/v3/less_weight</text:p>
          </table:table-cell>
          <table:table-cell table:formula="of:=AVERAGE([Instances.B334:Instances.B334])" office:value-type="float" office:value="300" calcext:value-type="float">
            <text:p>300</text:p>
          </table:table-cell>
          <table:table-cell table:formula="of:=SUM([Instances.C334:Instances.C334])" office:value-type="float" office:value="1" calcext:value-type="float">
            <text:p>1</text:p>
          </table:table-cell>
          <table:table-cell table:formula="of:=MIN([.$B334])" office:value-type="float" office:value="300" calcext:value-type="float">
            <text:p>300</text:p>
          </table:table-cell>
          <table:table-cell table:formula="of:=MIN([.$C334])" office:value-type="float" office:value="1" calcext:value-type="float">
            <text:p>1</text:p>
          </table:table-cell>
          <table:table-cell table:formula="of:=MEDIAN([.$B334])" office:value-type="float" office:value="300" calcext:value-type="float">
            <text:p>300</text:p>
          </table:table-cell>
          <table:table-cell table:formula="of:=MEDIAN([.$C334])" office:value-type="float" office:value="1" calcext:value-type="float">
            <text:p>1</text:p>
          </table:table-cell>
          <table:table-cell table:formula="of:=MAX([.$B334])" office:value-type="float" office:value="300" calcext:value-type="float">
            <text:p>300</text:p>
          </table:table-cell>
          <table:table-cell table:formula="of:=MAX([.$C33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3/poset</text:p>
          </table:table-cell>
          <table:table-cell table:formula="of:=AVERAGE([Instances.B335:Instances.B335])" office:value-type="float" office:value="300" calcext:value-type="float">
            <text:p>300</text:p>
          </table:table-cell>
          <table:table-cell table:formula="of:=SUM([Instances.C335:Instances.C335])" office:value-type="float" office:value="1" calcext:value-type="float">
            <text:p>1</text:p>
          </table:table-cell>
          <table:table-cell table:formula="of:=MIN([.$B335])" office:value-type="float" office:value="300" calcext:value-type="float">
            <text:p>300</text:p>
          </table:table-cell>
          <table:table-cell table:formula="of:=MIN([.$C335])" office:value-type="float" office:value="1" calcext:value-type="float">
            <text:p>1</text:p>
          </table:table-cell>
          <table:table-cell table:formula="of:=MEDIAN([.$B335])" office:value-type="float" office:value="300" calcext:value-type="float">
            <text:p>300</text:p>
          </table:table-cell>
          <table:table-cell table:formula="of:=MEDIAN([.$C335])" office:value-type="float" office:value="1" calcext:value-type="float">
            <text:p>1</text:p>
          </table:table-cell>
          <table:table-cell table:formula="of:=MAX([.$B335])" office:value-type="float" office:value="300" calcext:value-type="float">
            <text:p>300</text:p>
          </table:table-cell>
          <table:table-cell table:formula="of:=MAX([.$C33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v1/aso</text:p>
          </table:table-cell>
          <table:table-cell table:formula="of:=AVERAGE([Instances.B336:Instances.B336])" office:value-type="float" office:value="198.53" calcext:value-type="float">
            <text:p>198.53</text:p>
          </table:table-cell>
          <table:table-cell table:formula="of:=SUM([Instances.C336:Instances.C336])" office:value-type="float" office:value="0" calcext:value-type="float">
            <text:p>0</text:p>
          </table:table-cell>
          <table:table-cell table:formula="of:=MIN([.$B336])" office:value-type="float" office:value="198.53" calcext:value-type="float">
            <text:p>198.53</text:p>
          </table:table-cell>
          <table:table-cell table:formula="of:=MIN([.$C336])" office:value-type="float" office:value="0" calcext:value-type="float">
            <text:p>0</text:p>
          </table:table-cell>
          <table:table-cell table:formula="of:=MEDIAN([.$B336])" office:value-type="float" office:value="198.53" calcext:value-type="float">
            <text:p>198.53</text:p>
          </table:table-cell>
          <table:table-cell table:formula="of:=MEDIAN([.$C336])" office:value-type="float" office:value="0" calcext:value-type="float">
            <text:p>0</text:p>
          </table:table-cell>
          <table:table-cell table:formula="of:=MAX([.$B336])" office:value-type="float" office:value="198.53" calcext:value-type="float">
            <text:p>198.53</text:p>
          </table:table-cell>
          <table:table-cell table:formula="of:=MAX([.$C3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6/v1/less_weight</text:p>
          </table:table-cell>
          <table:table-cell table:formula="of:=AVERAGE([Instances.B337:Instances.B337])" office:value-type="float" office:value="300" calcext:value-type="float">
            <text:p>300</text:p>
          </table:table-cell>
          <table:table-cell table:formula="of:=SUM([Instances.C337:Instances.C337])" office:value-type="float" office:value="1" calcext:value-type="float">
            <text:p>1</text:p>
          </table:table-cell>
          <table:table-cell table:formula="of:=MIN([.$B337])" office:value-type="float" office:value="300" calcext:value-type="float">
            <text:p>300</text:p>
          </table:table-cell>
          <table:table-cell table:formula="of:=MIN([.$C337])" office:value-type="float" office:value="1" calcext:value-type="float">
            <text:p>1</text:p>
          </table:table-cell>
          <table:table-cell table:formula="of:=MEDIAN([.$B337])" office:value-type="float" office:value="300" calcext:value-type="float">
            <text:p>300</text:p>
          </table:table-cell>
          <table:table-cell table:formula="of:=MEDIAN([.$C337])" office:value-type="float" office:value="1" calcext:value-type="float">
            <text:p>1</text:p>
          </table:table-cell>
          <table:table-cell table:formula="of:=MAX([.$B337])" office:value-type="float" office:value="300" calcext:value-type="float">
            <text:p>300</text:p>
          </table:table-cell>
          <table:table-cell table:formula="of:=MAX([.$C3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v1/poset</text:p>
          </table:table-cell>
          <table:table-cell table:formula="of:=AVERAGE([Instances.B338:Instances.B338])" office:value-type="float" office:value="300" calcext:value-type="float">
            <text:p>300</text:p>
          </table:table-cell>
          <table:table-cell table:formula="of:=SUM([Instances.C338:Instances.C338])" office:value-type="float" office:value="1" calcext:value-type="float">
            <text:p>1</text:p>
          </table:table-cell>
          <table:table-cell table:formula="of:=MIN([.$B338])" office:value-type="float" office:value="300" calcext:value-type="float">
            <text:p>300</text:p>
          </table:table-cell>
          <table:table-cell table:formula="of:=MIN([.$C338])" office:value-type="float" office:value="1" calcext:value-type="float">
            <text:p>1</text:p>
          </table:table-cell>
          <table:table-cell table:formula="of:=MEDIAN([.$B338])" office:value-type="float" office:value="300" calcext:value-type="float">
            <text:p>300</text:p>
          </table:table-cell>
          <table:table-cell table:formula="of:=MEDIAN([.$C338])" office:value-type="float" office:value="1" calcext:value-type="float">
            <text:p>1</text:p>
          </table:table-cell>
          <table:table-cell table:formula="of:=MAX([.$B338])" office:value-type="float" office:value="300" calcext:value-type="float">
            <text:p>300</text:p>
          </table:table-cell>
          <table:table-cell table:formula="of:=MAX([.$C33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v2/aso</text:p>
          </table:table-cell>
          <table:table-cell table:formula="of:=AVERAGE([Instances.B339:Instances.B339])" office:value-type="float" office:value="8.41391" calcext:value-type="float">
            <text:p>8.41391</text:p>
          </table:table-cell>
          <table:table-cell table:formula="of:=SUM([Instances.C339:Instances.C339])" office:value-type="float" office:value="0" calcext:value-type="float">
            <text:p>0</text:p>
          </table:table-cell>
          <table:table-cell table:formula="of:=MIN([.$B339])" office:value-type="float" office:value="8.41391" calcext:value-type="float">
            <text:p>8.41391</text:p>
          </table:table-cell>
          <table:table-cell table:formula="of:=MIN([.$C339])" office:value-type="float" office:value="0" calcext:value-type="float">
            <text:p>0</text:p>
          </table:table-cell>
          <table:table-cell table:formula="of:=MEDIAN([.$B339])" office:value-type="float" office:value="8.41391" calcext:value-type="float">
            <text:p>8.41391</text:p>
          </table:table-cell>
          <table:table-cell table:formula="of:=MEDIAN([.$C339])" office:value-type="float" office:value="0" calcext:value-type="float">
            <text:p>0</text:p>
          </table:table-cell>
          <table:table-cell table:formula="of:=MAX([.$B339])" office:value-type="float" office:value="8.41391" calcext:value-type="float">
            <text:p>8.41391</text:p>
          </table:table-cell>
          <table:table-cell table:formula="of:=MAX([.$C3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6/v2/less_weight</text:p>
          </table:table-cell>
          <table:table-cell table:formula="of:=AVERAGE([Instances.B340:Instances.B340])" office:value-type="float" office:value="300" calcext:value-type="float">
            <text:p>300</text:p>
          </table:table-cell>
          <table:table-cell table:formula="of:=SUM([Instances.C340:Instances.C340])" office:value-type="float" office:value="1" calcext:value-type="float">
            <text:p>1</text:p>
          </table:table-cell>
          <table:table-cell table:formula="of:=MIN([.$B340])" office:value-type="float" office:value="300" calcext:value-type="float">
            <text:p>300</text:p>
          </table:table-cell>
          <table:table-cell table:formula="of:=MIN([.$C340])" office:value-type="float" office:value="1" calcext:value-type="float">
            <text:p>1</text:p>
          </table:table-cell>
          <table:table-cell table:formula="of:=MEDIAN([.$B340])" office:value-type="float" office:value="300" calcext:value-type="float">
            <text:p>300</text:p>
          </table:table-cell>
          <table:table-cell table:formula="of:=MEDIAN([.$C340])" office:value-type="float" office:value="1" calcext:value-type="float">
            <text:p>1</text:p>
          </table:table-cell>
          <table:table-cell table:formula="of:=MAX([.$B340])" office:value-type="float" office:value="300" calcext:value-type="float">
            <text:p>300</text:p>
          </table:table-cell>
          <table:table-cell table:formula="of:=MAX([.$C34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v2/poset</text:p>
          </table:table-cell>
          <table:table-cell table:formula="of:=AVERAGE([Instances.B341:Instances.B341])" office:value-type="float" office:value="300" calcext:value-type="float">
            <text:p>300</text:p>
          </table:table-cell>
          <table:table-cell table:formula="of:=SUM([Instances.C341:Instances.C341])" office:value-type="float" office:value="1" calcext:value-type="float">
            <text:p>1</text:p>
          </table:table-cell>
          <table:table-cell table:formula="of:=MIN([.$B341])" office:value-type="float" office:value="300" calcext:value-type="float">
            <text:p>300</text:p>
          </table:table-cell>
          <table:table-cell table:formula="of:=MIN([.$C341])" office:value-type="float" office:value="1" calcext:value-type="float">
            <text:p>1</text:p>
          </table:table-cell>
          <table:table-cell table:formula="of:=MEDIAN([.$B341])" office:value-type="float" office:value="300" calcext:value-type="float">
            <text:p>300</text:p>
          </table:table-cell>
          <table:table-cell table:formula="of:=MEDIAN([.$C341])" office:value-type="float" office:value="1" calcext:value-type="float">
            <text:p>1</text:p>
          </table:table-cell>
          <table:table-cell table:formula="of:=MAX([.$B341])" office:value-type="float" office:value="300" calcext:value-type="float">
            <text:p>300</text:p>
          </table:table-cell>
          <table:table-cell table:formula="of:=MAX([.$C3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v3/aso</text:p>
          </table:table-cell>
          <table:table-cell table:formula="of:=AVERAGE([Instances.B342:Instances.B342])" office:value-type="float" office:value="6.0608" calcext:value-type="float">
            <text:p>6.0608</text:p>
          </table:table-cell>
          <table:table-cell table:formula="of:=SUM([Instances.C342:Instances.C342])" office:value-type="float" office:value="0" calcext:value-type="float">
            <text:p>0</text:p>
          </table:table-cell>
          <table:table-cell table:formula="of:=MIN([.$B342])" office:value-type="float" office:value="6.0608" calcext:value-type="float">
            <text:p>6.0608</text:p>
          </table:table-cell>
          <table:table-cell table:formula="of:=MIN([.$C342])" office:value-type="float" office:value="0" calcext:value-type="float">
            <text:p>0</text:p>
          </table:table-cell>
          <table:table-cell table:formula="of:=MEDIAN([.$B342])" office:value-type="float" office:value="6.0608" calcext:value-type="float">
            <text:p>6.0608</text:p>
          </table:table-cell>
          <table:table-cell table:formula="of:=MEDIAN([.$C342])" office:value-type="float" office:value="0" calcext:value-type="float">
            <text:p>0</text:p>
          </table:table-cell>
          <table:table-cell table:formula="of:=MAX([.$B342])" office:value-type="float" office:value="6.0608" calcext:value-type="float">
            <text:p>6.0608</text:p>
          </table:table-cell>
          <table:table-cell table:formula="of:=MAX([.$C3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6/v3/less_weight</text:p>
          </table:table-cell>
          <table:table-cell table:formula="of:=AVERAGE([Instances.B343:Instances.B343])" office:value-type="float" office:value="300" calcext:value-type="float">
            <text:p>300</text:p>
          </table:table-cell>
          <table:table-cell table:formula="of:=SUM([Instances.C343:Instances.C343])" office:value-type="float" office:value="1" calcext:value-type="float">
            <text:p>1</text:p>
          </table:table-cell>
          <table:table-cell table:formula="of:=MIN([.$B343])" office:value-type="float" office:value="300" calcext:value-type="float">
            <text:p>300</text:p>
          </table:table-cell>
          <table:table-cell table:formula="of:=MIN([.$C343])" office:value-type="float" office:value="1" calcext:value-type="float">
            <text:p>1</text:p>
          </table:table-cell>
          <table:table-cell table:formula="of:=MEDIAN([.$B343])" office:value-type="float" office:value="300" calcext:value-type="float">
            <text:p>300</text:p>
          </table:table-cell>
          <table:table-cell table:formula="of:=MEDIAN([.$C343])" office:value-type="float" office:value="1" calcext:value-type="float">
            <text:p>1</text:p>
          </table:table-cell>
          <table:table-cell table:formula="of:=MAX([.$B343])" office:value-type="float" office:value="300" calcext:value-type="float">
            <text:p>300</text:p>
          </table:table-cell>
          <table:table-cell table:formula="of:=MAX([.$C34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v3/poset</text:p>
          </table:table-cell>
          <table:table-cell table:formula="of:=AVERAGE([Instances.B344:Instances.B344])" office:value-type="float" office:value="300" calcext:value-type="float">
            <text:p>300</text:p>
          </table:table-cell>
          <table:table-cell table:formula="of:=SUM([Instances.C344:Instances.C344])" office:value-type="float" office:value="1" calcext:value-type="float">
            <text:p>1</text:p>
          </table:table-cell>
          <table:table-cell table:formula="of:=MIN([.$B344])" office:value-type="float" office:value="300" calcext:value-type="float">
            <text:p>300</text:p>
          </table:table-cell>
          <table:table-cell table:formula="of:=MIN([.$C344])" office:value-type="float" office:value="1" calcext:value-type="float">
            <text:p>1</text:p>
          </table:table-cell>
          <table:table-cell table:formula="of:=MEDIAN([.$B344])" office:value-type="float" office:value="300" calcext:value-type="float">
            <text:p>300</text:p>
          </table:table-cell>
          <table:table-cell table:formula="of:=MEDIAN([.$C344])" office:value-type="float" office:value="1" calcext:value-type="float">
            <text:p>1</text:p>
          </table:table-cell>
          <table:table-cell table:formula="of:=MAX([.$B344])" office:value-type="float" office:value="300" calcext:value-type="float">
            <text:p>300</text:p>
          </table:table-cell>
          <table:table-cell table:formula="of:=MAX([.$C34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/v1/aso</text:p>
          </table:table-cell>
          <table:table-cell table:formula="of:=AVERAGE([Instances.B345:Instances.B345])" office:value-type="float" office:value="97.8705" calcext:value-type="float">
            <text:p>97.8705</text:p>
          </table:table-cell>
          <table:table-cell table:formula="of:=SUM([Instances.C345:Instances.C345])" office:value-type="float" office:value="0" calcext:value-type="float">
            <text:p>0</text:p>
          </table:table-cell>
          <table:table-cell table:formula="of:=MIN([.$B345])" office:value-type="float" office:value="97.8705" calcext:value-type="float">
            <text:p>97.8705</text:p>
          </table:table-cell>
          <table:table-cell table:formula="of:=MIN([.$C345])" office:value-type="float" office:value="0" calcext:value-type="float">
            <text:p>0</text:p>
          </table:table-cell>
          <table:table-cell table:formula="of:=MEDIAN([.$B345])" office:value-type="float" office:value="97.8705" calcext:value-type="float">
            <text:p>97.8705</text:p>
          </table:table-cell>
          <table:table-cell table:formula="of:=MEDIAN([.$C345])" office:value-type="float" office:value="0" calcext:value-type="float">
            <text:p>0</text:p>
          </table:table-cell>
          <table:table-cell table:formula="of:=MAX([.$B345])" office:value-type="float" office:value="97.8705" calcext:value-type="float">
            <text:p>97.8705</text:p>
          </table:table-cell>
          <table:table-cell table:formula="of:=MAX([.$C3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7/v1/less_weight</text:p>
          </table:table-cell>
          <table:table-cell table:formula="of:=AVERAGE([Instances.B346:Instances.B346])" office:value-type="float" office:value="300" calcext:value-type="float">
            <text:p>300</text:p>
          </table:table-cell>
          <table:table-cell table:formula="of:=SUM([Instances.C346:Instances.C346])" office:value-type="float" office:value="1" calcext:value-type="float">
            <text:p>1</text:p>
          </table:table-cell>
          <table:table-cell table:formula="of:=MIN([.$B346])" office:value-type="float" office:value="300" calcext:value-type="float">
            <text:p>300</text:p>
          </table:table-cell>
          <table:table-cell table:formula="of:=MIN([.$C346])" office:value-type="float" office:value="1" calcext:value-type="float">
            <text:p>1</text:p>
          </table:table-cell>
          <table:table-cell table:formula="of:=MEDIAN([.$B346])" office:value-type="float" office:value="300" calcext:value-type="float">
            <text:p>300</text:p>
          </table:table-cell>
          <table:table-cell table:formula="of:=MEDIAN([.$C346])" office:value-type="float" office:value="1" calcext:value-type="float">
            <text:p>1</text:p>
          </table:table-cell>
          <table:table-cell table:formula="of:=MAX([.$B346])" office:value-type="float" office:value="300" calcext:value-type="float">
            <text:p>300</text:p>
          </table:table-cell>
          <table:table-cell table:formula="of:=MAX([.$C34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/v1/poset</text:p>
          </table:table-cell>
          <table:table-cell table:formula="of:=AVERAGE([Instances.B347:Instances.B347])" office:value-type="float" office:value="300" calcext:value-type="float">
            <text:p>300</text:p>
          </table:table-cell>
          <table:table-cell table:formula="of:=SUM([Instances.C347:Instances.C347])" office:value-type="float" office:value="1" calcext:value-type="float">
            <text:p>1</text:p>
          </table:table-cell>
          <table:table-cell table:formula="of:=MIN([.$B347])" office:value-type="float" office:value="300" calcext:value-type="float">
            <text:p>300</text:p>
          </table:table-cell>
          <table:table-cell table:formula="of:=MIN([.$C347])" office:value-type="float" office:value="1" calcext:value-type="float">
            <text:p>1</text:p>
          </table:table-cell>
          <table:table-cell table:formula="of:=MEDIAN([.$B347])" office:value-type="float" office:value="300" calcext:value-type="float">
            <text:p>300</text:p>
          </table:table-cell>
          <table:table-cell table:formula="of:=MEDIAN([.$C347])" office:value-type="float" office:value="1" calcext:value-type="float">
            <text:p>1</text:p>
          </table:table-cell>
          <table:table-cell table:formula="of:=MAX([.$B347])" office:value-type="float" office:value="300" calcext:value-type="float">
            <text:p>300</text:p>
          </table:table-cell>
          <table:table-cell table:formula="of:=MAX([.$C34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/v2/aso</text:p>
          </table:table-cell>
          <table:table-cell table:formula="of:=AVERAGE([Instances.B348:Instances.B348])" office:value-type="float" office:value="7.11433" calcext:value-type="float">
            <text:p>7.11433</text:p>
          </table:table-cell>
          <table:table-cell table:formula="of:=SUM([Instances.C348:Instances.C348])" office:value-type="float" office:value="0" calcext:value-type="float">
            <text:p>0</text:p>
          </table:table-cell>
          <table:table-cell table:formula="of:=MIN([.$B348])" office:value-type="float" office:value="7.11433" calcext:value-type="float">
            <text:p>7.11433</text:p>
          </table:table-cell>
          <table:table-cell table:formula="of:=MIN([.$C348])" office:value-type="float" office:value="0" calcext:value-type="float">
            <text:p>0</text:p>
          </table:table-cell>
          <table:table-cell table:formula="of:=MEDIAN([.$B348])" office:value-type="float" office:value="7.11433" calcext:value-type="float">
            <text:p>7.11433</text:p>
          </table:table-cell>
          <table:table-cell table:formula="of:=MEDIAN([.$C348])" office:value-type="float" office:value="0" calcext:value-type="float">
            <text:p>0</text:p>
          </table:table-cell>
          <table:table-cell table:formula="of:=MAX([.$B348])" office:value-type="float" office:value="7.11433" calcext:value-type="float">
            <text:p>7.11433</text:p>
          </table:table-cell>
          <table:table-cell table:formula="of:=MAX([.$C3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7/v2/less_weight</text:p>
          </table:table-cell>
          <table:table-cell table:formula="of:=AVERAGE([Instances.B349:Instances.B349])" office:value-type="float" office:value="300" calcext:value-type="float">
            <text:p>300</text:p>
          </table:table-cell>
          <table:table-cell table:formula="of:=SUM([Instances.C349:Instances.C349])" office:value-type="float" office:value="1" calcext:value-type="float">
            <text:p>1</text:p>
          </table:table-cell>
          <table:table-cell table:formula="of:=MIN([.$B349])" office:value-type="float" office:value="300" calcext:value-type="float">
            <text:p>300</text:p>
          </table:table-cell>
          <table:table-cell table:formula="of:=MIN([.$C349])" office:value-type="float" office:value="1" calcext:value-type="float">
            <text:p>1</text:p>
          </table:table-cell>
          <table:table-cell table:formula="of:=MEDIAN([.$B349])" office:value-type="float" office:value="300" calcext:value-type="float">
            <text:p>300</text:p>
          </table:table-cell>
          <table:table-cell table:formula="of:=MEDIAN([.$C349])" office:value-type="float" office:value="1" calcext:value-type="float">
            <text:p>1</text:p>
          </table:table-cell>
          <table:table-cell table:formula="of:=MAX([.$B349])" office:value-type="float" office:value="300" calcext:value-type="float">
            <text:p>300</text:p>
          </table:table-cell>
          <table:table-cell table:formula="of:=MAX([.$C34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/v2/poset</text:p>
          </table:table-cell>
          <table:table-cell table:formula="of:=AVERAGE([Instances.B350:Instances.B350])" office:value-type="float" office:value="300" calcext:value-type="float">
            <text:p>300</text:p>
          </table:table-cell>
          <table:table-cell table:formula="of:=SUM([Instances.C350:Instances.C350])" office:value-type="float" office:value="1" calcext:value-type="float">
            <text:p>1</text:p>
          </table:table-cell>
          <table:table-cell table:formula="of:=MIN([.$B350])" office:value-type="float" office:value="300" calcext:value-type="float">
            <text:p>300</text:p>
          </table:table-cell>
          <table:table-cell table:formula="of:=MIN([.$C350])" office:value-type="float" office:value="1" calcext:value-type="float">
            <text:p>1</text:p>
          </table:table-cell>
          <table:table-cell table:formula="of:=MEDIAN([.$B350])" office:value-type="float" office:value="300" calcext:value-type="float">
            <text:p>300</text:p>
          </table:table-cell>
          <table:table-cell table:formula="of:=MEDIAN([.$C350])" office:value-type="float" office:value="1" calcext:value-type="float">
            <text:p>1</text:p>
          </table:table-cell>
          <table:table-cell table:formula="of:=MAX([.$B350])" office:value-type="float" office:value="300" calcext:value-type="float">
            <text:p>300</text:p>
          </table:table-cell>
          <table:table-cell table:formula="of:=MAX([.$C35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/v3/aso</text:p>
          </table:table-cell>
          <table:table-cell table:formula="of:=AVERAGE([Instances.B351:Instances.B351])" office:value-type="float" office:value="6.78118" calcext:value-type="float">
            <text:p>6.78118</text:p>
          </table:table-cell>
          <table:table-cell table:formula="of:=SUM([Instances.C351:Instances.C351])" office:value-type="float" office:value="0" calcext:value-type="float">
            <text:p>0</text:p>
          </table:table-cell>
          <table:table-cell table:formula="of:=MIN([.$B351])" office:value-type="float" office:value="6.78118" calcext:value-type="float">
            <text:p>6.78118</text:p>
          </table:table-cell>
          <table:table-cell table:formula="of:=MIN([.$C351])" office:value-type="float" office:value="0" calcext:value-type="float">
            <text:p>0</text:p>
          </table:table-cell>
          <table:table-cell table:formula="of:=MEDIAN([.$B351])" office:value-type="float" office:value="6.78118" calcext:value-type="float">
            <text:p>6.78118</text:p>
          </table:table-cell>
          <table:table-cell table:formula="of:=MEDIAN([.$C351])" office:value-type="float" office:value="0" calcext:value-type="float">
            <text:p>0</text:p>
          </table:table-cell>
          <table:table-cell table:formula="of:=MAX([.$B351])" office:value-type="float" office:value="6.78118" calcext:value-type="float">
            <text:p>6.78118</text:p>
          </table:table-cell>
          <table:table-cell table:formula="of:=MAX([.$C3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7/v3/less_weight</text:p>
          </table:table-cell>
          <table:table-cell table:formula="of:=AVERAGE([Instances.B352:Instances.B352])" office:value-type="float" office:value="300" calcext:value-type="float">
            <text:p>300</text:p>
          </table:table-cell>
          <table:table-cell table:formula="of:=SUM([Instances.C352:Instances.C352])" office:value-type="float" office:value="1" calcext:value-type="float">
            <text:p>1</text:p>
          </table:table-cell>
          <table:table-cell table:formula="of:=MIN([.$B352])" office:value-type="float" office:value="300" calcext:value-type="float">
            <text:p>300</text:p>
          </table:table-cell>
          <table:table-cell table:formula="of:=MIN([.$C352])" office:value-type="float" office:value="1" calcext:value-type="float">
            <text:p>1</text:p>
          </table:table-cell>
          <table:table-cell table:formula="of:=MEDIAN([.$B352])" office:value-type="float" office:value="300" calcext:value-type="float">
            <text:p>300</text:p>
          </table:table-cell>
          <table:table-cell table:formula="of:=MEDIAN([.$C352])" office:value-type="float" office:value="1" calcext:value-type="float">
            <text:p>1</text:p>
          </table:table-cell>
          <table:table-cell table:formula="of:=MAX([.$B352])" office:value-type="float" office:value="300" calcext:value-type="float">
            <text:p>300</text:p>
          </table:table-cell>
          <table:table-cell table:formula="of:=MAX([.$C35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/v3/poset</text:p>
          </table:table-cell>
          <table:table-cell table:formula="of:=AVERAGE([Instances.B353:Instances.B353])" office:value-type="float" office:value="300" calcext:value-type="float">
            <text:p>300</text:p>
          </table:table-cell>
          <table:table-cell table:formula="of:=SUM([Instances.C353:Instances.C353])" office:value-type="float" office:value="1" calcext:value-type="float">
            <text:p>1</text:p>
          </table:table-cell>
          <table:table-cell table:formula="of:=MIN([.$B353])" office:value-type="float" office:value="300" calcext:value-type="float">
            <text:p>300</text:p>
          </table:table-cell>
          <table:table-cell table:formula="of:=MIN([.$C353])" office:value-type="float" office:value="1" calcext:value-type="float">
            <text:p>1</text:p>
          </table:table-cell>
          <table:table-cell table:formula="of:=MEDIAN([.$B353])" office:value-type="float" office:value="300" calcext:value-type="float">
            <text:p>300</text:p>
          </table:table-cell>
          <table:table-cell table:formula="of:=MEDIAN([.$C353])" office:value-type="float" office:value="1" calcext:value-type="float">
            <text:p>1</text:p>
          </table:table-cell>
          <table:table-cell table:formula="of:=MAX([.$B353])" office:value-type="float" office:value="300" calcext:value-type="float">
            <text:p>300</text:p>
          </table:table-cell>
          <table:table-cell table:formula="of:=MAX([.$C35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v1/aso</text:p>
          </table:table-cell>
          <table:table-cell table:formula="of:=AVERAGE([Instances.B354:Instances.B354])" office:value-type="float" office:value="8.24019" calcext:value-type="float">
            <text:p>8.24019</text:p>
          </table:table-cell>
          <table:table-cell table:formula="of:=SUM([Instances.C354:Instances.C354])" office:value-type="float" office:value="0" calcext:value-type="float">
            <text:p>0</text:p>
          </table:table-cell>
          <table:table-cell table:formula="of:=MIN([.$B354])" office:value-type="float" office:value="8.24019" calcext:value-type="float">
            <text:p>8.24019</text:p>
          </table:table-cell>
          <table:table-cell table:formula="of:=MIN([.$C354])" office:value-type="float" office:value="0" calcext:value-type="float">
            <text:p>0</text:p>
          </table:table-cell>
          <table:table-cell table:formula="of:=MEDIAN([.$B354])" office:value-type="float" office:value="8.24019" calcext:value-type="float">
            <text:p>8.24019</text:p>
          </table:table-cell>
          <table:table-cell table:formula="of:=MEDIAN([.$C354])" office:value-type="float" office:value="0" calcext:value-type="float">
            <text:p>0</text:p>
          </table:table-cell>
          <table:table-cell table:formula="of:=MAX([.$B354])" office:value-type="float" office:value="8.24019" calcext:value-type="float">
            <text:p>8.24019</text:p>
          </table:table-cell>
          <table:table-cell table:formula="of:=MAX([.$C3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8/v1/less_weight</text:p>
          </table:table-cell>
          <table:table-cell table:formula="of:=AVERAGE([Instances.B355:Instances.B355])" office:value-type="float" office:value="300" calcext:value-type="float">
            <text:p>300</text:p>
          </table:table-cell>
          <table:table-cell table:formula="of:=SUM([Instances.C355:Instances.C355])" office:value-type="float" office:value="1" calcext:value-type="float">
            <text:p>1</text:p>
          </table:table-cell>
          <table:table-cell table:formula="of:=MIN([.$B355])" office:value-type="float" office:value="300" calcext:value-type="float">
            <text:p>300</text:p>
          </table:table-cell>
          <table:table-cell table:formula="of:=MIN([.$C355])" office:value-type="float" office:value="1" calcext:value-type="float">
            <text:p>1</text:p>
          </table:table-cell>
          <table:table-cell table:formula="of:=MEDIAN([.$B355])" office:value-type="float" office:value="300" calcext:value-type="float">
            <text:p>300</text:p>
          </table:table-cell>
          <table:table-cell table:formula="of:=MEDIAN([.$C355])" office:value-type="float" office:value="1" calcext:value-type="float">
            <text:p>1</text:p>
          </table:table-cell>
          <table:table-cell table:formula="of:=MAX([.$B355])" office:value-type="float" office:value="300" calcext:value-type="float">
            <text:p>300</text:p>
          </table:table-cell>
          <table:table-cell table:formula="of:=MAX([.$C3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v1/poset</text:p>
          </table:table-cell>
          <table:table-cell table:formula="of:=AVERAGE([Instances.B356:Instances.B356])" office:value-type="float" office:value="300" calcext:value-type="float">
            <text:p>300</text:p>
          </table:table-cell>
          <table:table-cell table:formula="of:=SUM([Instances.C356:Instances.C356])" office:value-type="float" office:value="1" calcext:value-type="float">
            <text:p>1</text:p>
          </table:table-cell>
          <table:table-cell table:formula="of:=MIN([.$B356])" office:value-type="float" office:value="300" calcext:value-type="float">
            <text:p>300</text:p>
          </table:table-cell>
          <table:table-cell table:formula="of:=MIN([.$C356])" office:value-type="float" office:value="1" calcext:value-type="float">
            <text:p>1</text:p>
          </table:table-cell>
          <table:table-cell table:formula="of:=MEDIAN([.$B356])" office:value-type="float" office:value="300" calcext:value-type="float">
            <text:p>300</text:p>
          </table:table-cell>
          <table:table-cell table:formula="of:=MEDIAN([.$C356])" office:value-type="float" office:value="1" calcext:value-type="float">
            <text:p>1</text:p>
          </table:table-cell>
          <table:table-cell table:formula="of:=MAX([.$B356])" office:value-type="float" office:value="300" calcext:value-type="float">
            <text:p>300</text:p>
          </table:table-cell>
          <table:table-cell table:formula="of:=MAX([.$C35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v2/aso</text:p>
          </table:table-cell>
          <table:table-cell table:formula="of:=AVERAGE([Instances.B357:Instances.B357])" office:value-type="float" office:value="6.13702" calcext:value-type="float">
            <text:p>6.13702</text:p>
          </table:table-cell>
          <table:table-cell table:formula="of:=SUM([Instances.C357:Instances.C357])" office:value-type="float" office:value="0" calcext:value-type="float">
            <text:p>0</text:p>
          </table:table-cell>
          <table:table-cell table:formula="of:=MIN([.$B357])" office:value-type="float" office:value="6.13702" calcext:value-type="float">
            <text:p>6.13702</text:p>
          </table:table-cell>
          <table:table-cell table:formula="of:=MIN([.$C357])" office:value-type="float" office:value="0" calcext:value-type="float">
            <text:p>0</text:p>
          </table:table-cell>
          <table:table-cell table:formula="of:=MEDIAN([.$B357])" office:value-type="float" office:value="6.13702" calcext:value-type="float">
            <text:p>6.13702</text:p>
          </table:table-cell>
          <table:table-cell table:formula="of:=MEDIAN([.$C357])" office:value-type="float" office:value="0" calcext:value-type="float">
            <text:p>0</text:p>
          </table:table-cell>
          <table:table-cell table:formula="of:=MAX([.$B357])" office:value-type="float" office:value="6.13702" calcext:value-type="float">
            <text:p>6.13702</text:p>
          </table:table-cell>
          <table:table-cell table:formula="of:=MAX([.$C3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8/v2/less_weight</text:p>
          </table:table-cell>
          <table:table-cell table:formula="of:=AVERAGE([Instances.B358:Instances.B358])" office:value-type="float" office:value="300" calcext:value-type="float">
            <text:p>300</text:p>
          </table:table-cell>
          <table:table-cell table:formula="of:=SUM([Instances.C358:Instances.C358])" office:value-type="float" office:value="1" calcext:value-type="float">
            <text:p>1</text:p>
          </table:table-cell>
          <table:table-cell table:formula="of:=MIN([.$B358])" office:value-type="float" office:value="300" calcext:value-type="float">
            <text:p>300</text:p>
          </table:table-cell>
          <table:table-cell table:formula="of:=MIN([.$C358])" office:value-type="float" office:value="1" calcext:value-type="float">
            <text:p>1</text:p>
          </table:table-cell>
          <table:table-cell table:formula="of:=MEDIAN([.$B358])" office:value-type="float" office:value="300" calcext:value-type="float">
            <text:p>300</text:p>
          </table:table-cell>
          <table:table-cell table:formula="of:=MEDIAN([.$C358])" office:value-type="float" office:value="1" calcext:value-type="float">
            <text:p>1</text:p>
          </table:table-cell>
          <table:table-cell table:formula="of:=MAX([.$B358])" office:value-type="float" office:value="300" calcext:value-type="float">
            <text:p>300</text:p>
          </table:table-cell>
          <table:table-cell table:formula="of:=MAX([.$C35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v2/poset</text:p>
          </table:table-cell>
          <table:table-cell table:formula="of:=AVERAGE([Instances.B359:Instances.B359])" office:value-type="float" office:value="300" calcext:value-type="float">
            <text:p>300</text:p>
          </table:table-cell>
          <table:table-cell table:formula="of:=SUM([Instances.C359:Instances.C359])" office:value-type="float" office:value="1" calcext:value-type="float">
            <text:p>1</text:p>
          </table:table-cell>
          <table:table-cell table:formula="of:=MIN([.$B359])" office:value-type="float" office:value="300" calcext:value-type="float">
            <text:p>300</text:p>
          </table:table-cell>
          <table:table-cell table:formula="of:=MIN([.$C359])" office:value-type="float" office:value="1" calcext:value-type="float">
            <text:p>1</text:p>
          </table:table-cell>
          <table:table-cell table:formula="of:=MEDIAN([.$B359])" office:value-type="float" office:value="300" calcext:value-type="float">
            <text:p>300</text:p>
          </table:table-cell>
          <table:table-cell table:formula="of:=MEDIAN([.$C359])" office:value-type="float" office:value="1" calcext:value-type="float">
            <text:p>1</text:p>
          </table:table-cell>
          <table:table-cell table:formula="of:=MAX([.$B359])" office:value-type="float" office:value="300" calcext:value-type="float">
            <text:p>300</text:p>
          </table:table-cell>
          <table:table-cell table:formula="of:=MAX([.$C35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v3/aso</text:p>
          </table:table-cell>
          <table:table-cell table:formula="of:=AVERAGE([Instances.B360:Instances.B360])" office:value-type="float" office:value="4.08585" calcext:value-type="float">
            <text:p>4.08585</text:p>
          </table:table-cell>
          <table:table-cell table:formula="of:=SUM([Instances.C360:Instances.C360])" office:value-type="float" office:value="0" calcext:value-type="float">
            <text:p>0</text:p>
          </table:table-cell>
          <table:table-cell table:formula="of:=MIN([.$B360])" office:value-type="float" office:value="4.08585" calcext:value-type="float">
            <text:p>4.08585</text:p>
          </table:table-cell>
          <table:table-cell table:formula="of:=MIN([.$C360])" office:value-type="float" office:value="0" calcext:value-type="float">
            <text:p>0</text:p>
          </table:table-cell>
          <table:table-cell table:formula="of:=MEDIAN([.$B360])" office:value-type="float" office:value="4.08585" calcext:value-type="float">
            <text:p>4.08585</text:p>
          </table:table-cell>
          <table:table-cell table:formula="of:=MEDIAN([.$C360])" office:value-type="float" office:value="0" calcext:value-type="float">
            <text:p>0</text:p>
          </table:table-cell>
          <table:table-cell table:formula="of:=MAX([.$B360])" office:value-type="float" office:value="4.08585" calcext:value-type="float">
            <text:p>4.08585</text:p>
          </table:table-cell>
          <table:table-cell table:formula="of:=MAX([.$C3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8/v3/less_weight</text:p>
          </table:table-cell>
          <table:table-cell table:formula="of:=AVERAGE([Instances.B361:Instances.B361])" office:value-type="float" office:value="300" calcext:value-type="float">
            <text:p>300</text:p>
          </table:table-cell>
          <table:table-cell table:formula="of:=SUM([Instances.C361:Instances.C361])" office:value-type="float" office:value="1" calcext:value-type="float">
            <text:p>1</text:p>
          </table:table-cell>
          <table:table-cell table:formula="of:=MIN([.$B361])" office:value-type="float" office:value="300" calcext:value-type="float">
            <text:p>300</text:p>
          </table:table-cell>
          <table:table-cell table:formula="of:=MIN([.$C361])" office:value-type="float" office:value="1" calcext:value-type="float">
            <text:p>1</text:p>
          </table:table-cell>
          <table:table-cell table:formula="of:=MEDIAN([.$B361])" office:value-type="float" office:value="300" calcext:value-type="float">
            <text:p>300</text:p>
          </table:table-cell>
          <table:table-cell table:formula="of:=MEDIAN([.$C361])" office:value-type="float" office:value="1" calcext:value-type="float">
            <text:p>1</text:p>
          </table:table-cell>
          <table:table-cell table:formula="of:=MAX([.$B361])" office:value-type="float" office:value="300" calcext:value-type="float">
            <text:p>300</text:p>
          </table:table-cell>
          <table:table-cell table:formula="of:=MAX([.$C36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v3/poset</text:p>
          </table:table-cell>
          <table:table-cell table:formula="of:=AVERAGE([Instances.B362:Instances.B362])" office:value-type="float" office:value="300" calcext:value-type="float">
            <text:p>300</text:p>
          </table:table-cell>
          <table:table-cell table:formula="of:=SUM([Instances.C362:Instances.C362])" office:value-type="float" office:value="1" calcext:value-type="float">
            <text:p>1</text:p>
          </table:table-cell>
          <table:table-cell table:formula="of:=MIN([.$B362])" office:value-type="float" office:value="300" calcext:value-type="float">
            <text:p>300</text:p>
          </table:table-cell>
          <table:table-cell table:formula="of:=MIN([.$C362])" office:value-type="float" office:value="1" calcext:value-type="float">
            <text:p>1</text:p>
          </table:table-cell>
          <table:table-cell table:formula="of:=MEDIAN([.$B362])" office:value-type="float" office:value="300" calcext:value-type="float">
            <text:p>300</text:p>
          </table:table-cell>
          <table:table-cell table:formula="of:=MEDIAN([.$C362])" office:value-type="float" office:value="1" calcext:value-type="float">
            <text:p>1</text:p>
          </table:table-cell>
          <table:table-cell table:formula="of:=MAX([.$B362])" office:value-type="float" office:value="300" calcext:value-type="float">
            <text:p>300</text:p>
          </table:table-cell>
          <table:table-cell table:formula="of:=MAX([.$C36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v1/aso</text:p>
          </table:table-cell>
          <table:table-cell table:formula="of:=AVERAGE([Instances.B363:Instances.B363])" office:value-type="float" office:value="19.92" calcext:value-type="float">
            <text:p>19.92</text:p>
          </table:table-cell>
          <table:table-cell table:formula="of:=SUM([Instances.C363:Instances.C363])" office:value-type="float" office:value="0" calcext:value-type="float">
            <text:p>0</text:p>
          </table:table-cell>
          <table:table-cell table:formula="of:=MIN([.$B363])" office:value-type="float" office:value="19.92" calcext:value-type="float">
            <text:p>19.92</text:p>
          </table:table-cell>
          <table:table-cell table:formula="of:=MIN([.$C363])" office:value-type="float" office:value="0" calcext:value-type="float">
            <text:p>0</text:p>
          </table:table-cell>
          <table:table-cell table:formula="of:=MEDIAN([.$B363])" office:value-type="float" office:value="19.92" calcext:value-type="float">
            <text:p>19.92</text:p>
          </table:table-cell>
          <table:table-cell table:formula="of:=MEDIAN([.$C363])" office:value-type="float" office:value="0" calcext:value-type="float">
            <text:p>0</text:p>
          </table:table-cell>
          <table:table-cell table:formula="of:=MAX([.$B363])" office:value-type="float" office:value="19.92" calcext:value-type="float">
            <text:p>19.92</text:p>
          </table:table-cell>
          <table:table-cell table:formula="of:=MAX([.$C3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/v1/less_weight</text:p>
          </table:table-cell>
          <table:table-cell table:formula="of:=AVERAGE([Instances.B364:Instances.B364])" office:value-type="float" office:value="300" calcext:value-type="float">
            <text:p>300</text:p>
          </table:table-cell>
          <table:table-cell table:formula="of:=SUM([Instances.C364:Instances.C364])" office:value-type="float" office:value="1" calcext:value-type="float">
            <text:p>1</text:p>
          </table:table-cell>
          <table:table-cell table:formula="of:=MIN([.$B364])" office:value-type="float" office:value="300" calcext:value-type="float">
            <text:p>300</text:p>
          </table:table-cell>
          <table:table-cell table:formula="of:=MIN([.$C364])" office:value-type="float" office:value="1" calcext:value-type="float">
            <text:p>1</text:p>
          </table:table-cell>
          <table:table-cell table:formula="of:=MEDIAN([.$B364])" office:value-type="float" office:value="300" calcext:value-type="float">
            <text:p>300</text:p>
          </table:table-cell>
          <table:table-cell table:formula="of:=MEDIAN([.$C364])" office:value-type="float" office:value="1" calcext:value-type="float">
            <text:p>1</text:p>
          </table:table-cell>
          <table:table-cell table:formula="of:=MAX([.$B364])" office:value-type="float" office:value="300" calcext:value-type="float">
            <text:p>300</text:p>
          </table:table-cell>
          <table:table-cell table:formula="of:=MAX([.$C36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v1/poset</text:p>
          </table:table-cell>
          <table:table-cell table:formula="of:=AVERAGE([Instances.B365:Instances.B365])" office:value-type="float" office:value="300" calcext:value-type="float">
            <text:p>300</text:p>
          </table:table-cell>
          <table:table-cell table:formula="of:=SUM([Instances.C365:Instances.C365])" office:value-type="float" office:value="1" calcext:value-type="float">
            <text:p>1</text:p>
          </table:table-cell>
          <table:table-cell table:formula="of:=MIN([.$B365])" office:value-type="float" office:value="300" calcext:value-type="float">
            <text:p>300</text:p>
          </table:table-cell>
          <table:table-cell table:formula="of:=MIN([.$C365])" office:value-type="float" office:value="1" calcext:value-type="float">
            <text:p>1</text:p>
          </table:table-cell>
          <table:table-cell table:formula="of:=MEDIAN([.$B365])" office:value-type="float" office:value="300" calcext:value-type="float">
            <text:p>300</text:p>
          </table:table-cell>
          <table:table-cell table:formula="of:=MEDIAN([.$C365])" office:value-type="float" office:value="1" calcext:value-type="float">
            <text:p>1</text:p>
          </table:table-cell>
          <table:table-cell table:formula="of:=MAX([.$B365])" office:value-type="float" office:value="300" calcext:value-type="float">
            <text:p>300</text:p>
          </table:table-cell>
          <table:table-cell table:formula="of:=MAX([.$C36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v2/aso</text:p>
          </table:table-cell>
          <table:table-cell table:formula="of:=AVERAGE([Instances.B366:Instances.B366])" office:value-type="float" office:value="7.96868" calcext:value-type="float">
            <text:p>7.96868</text:p>
          </table:table-cell>
          <table:table-cell table:formula="of:=SUM([Instances.C366:Instances.C366])" office:value-type="float" office:value="0" calcext:value-type="float">
            <text:p>0</text:p>
          </table:table-cell>
          <table:table-cell table:formula="of:=MIN([.$B366])" office:value-type="float" office:value="7.96868" calcext:value-type="float">
            <text:p>7.96868</text:p>
          </table:table-cell>
          <table:table-cell table:formula="of:=MIN([.$C366])" office:value-type="float" office:value="0" calcext:value-type="float">
            <text:p>0</text:p>
          </table:table-cell>
          <table:table-cell table:formula="of:=MEDIAN([.$B366])" office:value-type="float" office:value="7.96868" calcext:value-type="float">
            <text:p>7.96868</text:p>
          </table:table-cell>
          <table:table-cell table:formula="of:=MEDIAN([.$C366])" office:value-type="float" office:value="0" calcext:value-type="float">
            <text:p>0</text:p>
          </table:table-cell>
          <table:table-cell table:formula="of:=MAX([.$B366])" office:value-type="float" office:value="7.96868" calcext:value-type="float">
            <text:p>7.96868</text:p>
          </table:table-cell>
          <table:table-cell table:formula="of:=MAX([.$C3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/v2/less_weight</text:p>
          </table:table-cell>
          <table:table-cell table:formula="of:=AVERAGE([Instances.B367:Instances.B367])" office:value-type="float" office:value="300" calcext:value-type="float">
            <text:p>300</text:p>
          </table:table-cell>
          <table:table-cell table:formula="of:=SUM([Instances.C367:Instances.C367])" office:value-type="float" office:value="1" calcext:value-type="float">
            <text:p>1</text:p>
          </table:table-cell>
          <table:table-cell table:formula="of:=MIN([.$B367])" office:value-type="float" office:value="300" calcext:value-type="float">
            <text:p>300</text:p>
          </table:table-cell>
          <table:table-cell table:formula="of:=MIN([.$C367])" office:value-type="float" office:value="1" calcext:value-type="float">
            <text:p>1</text:p>
          </table:table-cell>
          <table:table-cell table:formula="of:=MEDIAN([.$B367])" office:value-type="float" office:value="300" calcext:value-type="float">
            <text:p>300</text:p>
          </table:table-cell>
          <table:table-cell table:formula="of:=MEDIAN([.$C367])" office:value-type="float" office:value="1" calcext:value-type="float">
            <text:p>1</text:p>
          </table:table-cell>
          <table:table-cell table:formula="of:=MAX([.$B367])" office:value-type="float" office:value="300" calcext:value-type="float">
            <text:p>300</text:p>
          </table:table-cell>
          <table:table-cell table:formula="of:=MAX([.$C36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v2/poset</text:p>
          </table:table-cell>
          <table:table-cell table:formula="of:=AVERAGE([Instances.B368:Instances.B368])" office:value-type="float" office:value="300" calcext:value-type="float">
            <text:p>300</text:p>
          </table:table-cell>
          <table:table-cell table:formula="of:=SUM([Instances.C368:Instances.C368])" office:value-type="float" office:value="1" calcext:value-type="float">
            <text:p>1</text:p>
          </table:table-cell>
          <table:table-cell table:formula="of:=MIN([.$B368])" office:value-type="float" office:value="300" calcext:value-type="float">
            <text:p>300</text:p>
          </table:table-cell>
          <table:table-cell table:formula="of:=MIN([.$C368])" office:value-type="float" office:value="1" calcext:value-type="float">
            <text:p>1</text:p>
          </table:table-cell>
          <table:table-cell table:formula="of:=MEDIAN([.$B368])" office:value-type="float" office:value="300" calcext:value-type="float">
            <text:p>300</text:p>
          </table:table-cell>
          <table:table-cell table:formula="of:=MEDIAN([.$C368])" office:value-type="float" office:value="1" calcext:value-type="float">
            <text:p>1</text:p>
          </table:table-cell>
          <table:table-cell table:formula="of:=MAX([.$B368])" office:value-type="float" office:value="300" calcext:value-type="float">
            <text:p>300</text:p>
          </table:table-cell>
          <table:table-cell table:formula="of:=MAX([.$C36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v3/aso</text:p>
          </table:table-cell>
          <table:table-cell table:formula="of:=AVERAGE([Instances.B369:Instances.B369])" office:value-type="float" office:value="10.5405" calcext:value-type="float">
            <text:p>10.5405</text:p>
          </table:table-cell>
          <table:table-cell table:formula="of:=SUM([Instances.C369:Instances.C369])" office:value-type="float" office:value="0" calcext:value-type="float">
            <text:p>0</text:p>
          </table:table-cell>
          <table:table-cell table:formula="of:=MIN([.$B369])" office:value-type="float" office:value="10.5405" calcext:value-type="float">
            <text:p>10.5405</text:p>
          </table:table-cell>
          <table:table-cell table:formula="of:=MIN([.$C369])" office:value-type="float" office:value="0" calcext:value-type="float">
            <text:p>0</text:p>
          </table:table-cell>
          <table:table-cell table:formula="of:=MEDIAN([.$B369])" office:value-type="float" office:value="10.5405" calcext:value-type="float">
            <text:p>10.5405</text:p>
          </table:table-cell>
          <table:table-cell table:formula="of:=MEDIAN([.$C369])" office:value-type="float" office:value="0" calcext:value-type="float">
            <text:p>0</text:p>
          </table:table-cell>
          <table:table-cell table:formula="of:=MAX([.$B369])" office:value-type="float" office:value="10.5405" calcext:value-type="float">
            <text:p>10.5405</text:p>
          </table:table-cell>
          <table:table-cell table:formula="of:=MAX([.$C3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/v3/less_weight</text:p>
          </table:table-cell>
          <table:table-cell table:formula="of:=AVERAGE([Instances.B370:Instances.B370])" office:value-type="float" office:value="300" calcext:value-type="float">
            <text:p>300</text:p>
          </table:table-cell>
          <table:table-cell table:formula="of:=SUM([Instances.C370:Instances.C370])" office:value-type="float" office:value="1" calcext:value-type="float">
            <text:p>1</text:p>
          </table:table-cell>
          <table:table-cell table:formula="of:=MIN([.$B370])" office:value-type="float" office:value="300" calcext:value-type="float">
            <text:p>300</text:p>
          </table:table-cell>
          <table:table-cell table:formula="of:=MIN([.$C370])" office:value-type="float" office:value="1" calcext:value-type="float">
            <text:p>1</text:p>
          </table:table-cell>
          <table:table-cell table:formula="of:=MEDIAN([.$B370])" office:value-type="float" office:value="300" calcext:value-type="float">
            <text:p>300</text:p>
          </table:table-cell>
          <table:table-cell table:formula="of:=MEDIAN([.$C370])" office:value-type="float" office:value="1" calcext:value-type="float">
            <text:p>1</text:p>
          </table:table-cell>
          <table:table-cell table:formula="of:=MAX([.$B370])" office:value-type="float" office:value="300" calcext:value-type="float">
            <text:p>300</text:p>
          </table:table-cell>
          <table:table-cell table:formula="of:=MAX([.$C37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v3/poset</text:p>
          </table:table-cell>
          <table:table-cell table:formula="of:=AVERAGE([Instances.B371:Instances.B371])" office:value-type="float" office:value="300" calcext:value-type="float">
            <text:p>300</text:p>
          </table:table-cell>
          <table:table-cell table:formula="of:=SUM([Instances.C371:Instances.C371])" office:value-type="float" office:value="1" calcext:value-type="float">
            <text:p>1</text:p>
          </table:table-cell>
          <table:table-cell table:formula="of:=MIN([.$B371])" office:value-type="float" office:value="300" calcext:value-type="float">
            <text:p>300</text:p>
          </table:table-cell>
          <table:table-cell table:formula="of:=MIN([.$C371])" office:value-type="float" office:value="1" calcext:value-type="float">
            <text:p>1</text:p>
          </table:table-cell>
          <table:table-cell table:formula="of:=MEDIAN([.$B371])" office:value-type="float" office:value="300" calcext:value-type="float">
            <text:p>300</text:p>
          </table:table-cell>
          <table:table-cell table:formula="of:=MEDIAN([.$C371])" office:value-type="float" office:value="1" calcext:value-type="float">
            <text:p>1</text:p>
          </table:table-cell>
          <table:table-cell table:formula="of:=MAX([.$B371])" office:value-type="float" office:value="300" calcext:value-type="float">
            <text:p>300</text:p>
          </table:table-cell>
          <table:table-cell table:formula="of:=MAX([.$C37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371])" office:value-type="float" office:value="80251.26016" calcext:value-type="float">
            <text:p>80251.26016</text:p>
          </table:table-cell>
          <table:table-cell table:formula="of:=SUM([.C3:.C371])" office:value-type="float" office:value="255" calcext:value-type="float">
            <text:p>255</text:p>
          </table:table-cell>
          <table:table-cell table:formula="of:=SUM([.D3:.D371])" office:value-type="float" office:value="80251.26016" calcext:value-type="float">
            <text:p>80251.26016</text:p>
          </table:table-cell>
          <table:table-cell table:formula="of:=SUM([.E3:.E371])" office:value-type="float" office:value="255" calcext:value-type="float">
            <text:p>255</text:p>
          </table:table-cell>
          <table:table-cell table:formula="of:=SUM([.F3:.F371])" office:value-type="float" office:value="80251.26016" calcext:value-type="float">
            <text:p>80251.26016</text:p>
          </table:table-cell>
          <table:table-cell table:formula="of:=SUM([.G3:.G371])" office:value-type="float" office:value="255" calcext:value-type="float">
            <text:p>255</text:p>
          </table:table-cell>
          <table:table-cell table:formula="of:=SUM([.H3:.H371])" office:value-type="float" office:value="80251.26016" calcext:value-type="float">
            <text:p>80251.26016</text:p>
          </table:table-cell>
          <table:table-cell table:formula="of:=SUM([.I3:.I371]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371])" office:value-type="float" office:value="217.483089864499" calcext:value-type="float">
            <text:p>217.483089864499</text:p>
          </table:table-cell>
          <table:table-cell table:formula="of:=AVERAGE([.C3:.C371])" office:value-type="float" office:value="0.691056910569106" calcext:value-type="float">
            <text:p>0.691056910569106</text:p>
          </table:table-cell>
          <table:table-cell table:formula="of:=AVERAGE([.D3:.D371])" office:value-type="float" office:value="217.483089864499" calcext:value-type="float">
            <text:p>217.483089864499</text:p>
          </table:table-cell>
          <table:table-cell table:formula="of:=AVERAGE([.E3:.E371])" office:value-type="float" office:value="0.691056910569106" calcext:value-type="float">
            <text:p>0.691056910569106</text:p>
          </table:table-cell>
          <table:table-cell table:formula="of:=AVERAGE([.F3:.F371])" office:value-type="float" office:value="217.483089864499" calcext:value-type="float">
            <text:p>217.483089864499</text:p>
          </table:table-cell>
          <table:table-cell table:formula="of:=AVERAGE([.G3:.G371])" office:value-type="float" office:value="0.691056910569106" calcext:value-type="float">
            <text:p>0.691056910569106</text:p>
          </table:table-cell>
          <table:table-cell table:formula="of:=AVERAGE([.H3:.H371])" office:value-type="float" office:value="217.483089864499" calcext:value-type="float">
            <text:p>217.483089864499</text:p>
          </table:table-cell>
          <table:table-cell table:formula="of:=AVERAGE([.I3:.I371])" office:value-type="float" office:value="0.691056910569106" calcext:value-type="float">
            <text:p>0.691056910569106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371])" office:value-type="float" office:value="127.320677602774" calcext:value-type="float">
            <text:p>127.320677602774</text:p>
          </table:table-cell>
          <table:table-cell table:formula="of:=STDEV([.C3:.C371])" office:value-type="float" office:value="0.462685003553449" calcext:value-type="float">
            <text:p>0.462685003553449</text:p>
          </table:table-cell>
          <table:table-cell table:formula="of:=STDEV([.D3:.D371])" office:value-type="float" office:value="127.320677602774" calcext:value-type="float">
            <text:p>127.320677602774</text:p>
          </table:table-cell>
          <table:table-cell table:formula="of:=STDEV([.E3:.E371])" office:value-type="float" office:value="0.462685003553449" calcext:value-type="float">
            <text:p>0.462685003553449</text:p>
          </table:table-cell>
          <table:table-cell table:formula="of:=STDEV([.F3:.F371])" office:value-type="float" office:value="127.320677602774" calcext:value-type="float">
            <text:p>127.320677602774</text:p>
          </table:table-cell>
          <table:table-cell table:formula="of:=STDEV([.G3:.G371])" office:value-type="float" office:value="0.462685003553449" calcext:value-type="float">
            <text:p>0.462685003553449</text:p>
          </table:table-cell>
          <table:table-cell table:formula="of:=STDEV([.H3:.H371])" office:value-type="float" office:value="127.320677602774" calcext:value-type="float">
            <text:p>127.320677602774</text:p>
          </table:table-cell>
          <table:table-cell table:formula="of:=STDEV([.I3:.I371])" office:value-type="float" office:value="0.462685003553449" calcext:value-type="float">
            <text:p>0.462685003553449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371]-[.$D3:.$D371])^2)^0.5" office:value-type="float" office:value="0" calcext:value-type="float">
            <text:p>0</text:p>
          </table:table-cell>
          <table:table-cell table:number-matrix-columns-spanned="1" table:number-matrix-rows-spanned="1" table:formula="of:=SUM(([.C3:.C371]-[.$E3:.$E371])^2)^0.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371]=[.$D3:.$D371])" office:value-type="float" office:value="369" calcext:value-type="float">
            <text:p>369</text:p>
          </table:table-cell>
          <table:table-cell table:number-matrix-columns-spanned="1" table:number-matrix-rows-spanned="1" table:formula="of:=SUM([.C3:.C371]=[.$E3:.$E371])"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371]&lt;[.$F3:.$F371])" office:value-type="float" office:value="0" calcext:value-type="float">
            <text:p>0</text:p>
          </table:table-cell>
          <table:table-cell table:number-matrix-columns-spanned="1" table:number-matrix-rows-spanned="1" table:formula="of:=SUM([.C3:.C371]&lt;[.$G3:.$G37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371]&gt;[.$F3:.$F371])" office:value-type="float" office:value="0" calcext:value-type="float">
            <text:p>0</text:p>
          </table:table-cell>
          <table:table-cell table:number-matrix-columns-spanned="1" table:number-matrix-rows-spanned="1" table:formula="of:=SUM([.C3:.C371]&gt;[.$G3:.$G37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371]=[.$H3:.$H371])" office:value-type="float" office:value="369" calcext:value-type="float">
            <text:p>369</text:p>
          </table:table-cell>
          <table:table-cell table:number-matrix-columns-spanned="1" table:number-matrix-rows-spanned="1" table:formula="of:=SUM([.C3:.C371]=[.$I3:.$I371])" office:value-type="float" office:value="369" calcext:value-type="float">
            <text:p>36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3T00:18:25.398723053</dc:date>
    <meta:editing-duration>PT3H17M7S</meta:editing-duration>
    <meta:editing-cycles>2</meta:editing-cycles>
    <meta:generator>LibreOffice/7.3.7.2$Linux_X86_64 LibreOffice_project/30$Build-2</meta:generator>
    <meta:document-statistic meta:table-count="2" meta:cell-count="7500" meta:object-count="0"/>
  </office:meta>
</office:document-meta>
</file>